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7%" fo:text-indent="0in" style:auto-text-indent="false" style:writing-mode="lr-tb"/>
      <style:text-properties officeooo:rsid="0011852f" officeooo:paragraph-rsid="0028022d"/>
    </style:style>
    <style:style style:name="P2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3" style:family="paragraph" style:parent-style-name="Standard">
      <style:paragraph-properties fo:margin-left="0in" fo:margin-right="0in" fo:line-height="107%" fo:text-indent="0in" style:auto-text-indent="false" style:writing-mode="lr-tb"/>
      <style:text-properties officeooo:rsid="0011852f" officeooo:paragraph-rsid="002802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roject_1}</text:p>
      <text:p text:style-name="P2">${project_2}</text:p>
      <text:p text:style-name="P2">${project_3}</text:p>
      <text:p text:style-name="P2">${project_4}</text:p>
      <text:p text:style-name="P2">${project_5}</text:p>
      <text:p text:style-name="P2">${project_6}</text:p>
      <text:p text:style-name="P2">${project_7}</text:p>
      <text:p text:style-name="P2">${project_8}</text:p>
      <text:p text:style-name="P2">${project_9}</text:p>
      <text:p text:style-name="P2">${project_10}</text:p>
      <text:p text:style-name="P2">${project_11}</text:p>
      <text:p text:style-name="P2">${project_12}</text:p>
      <text:p text:style-name="P2">${project_13}</text:p>
      <text:p text:style-name="P2">${project_14}</text:p>
      <text:p text:style-name="P2">${project_15}</text:p>
      <text:p text:style-name="P2">${project_16}</text:p>
      <text:p text:style-name="P2">${project_17}</text:p>
      <text:p text:style-name="P2">${project_18}</text:p>
      <text:p text:style-name="P2">${project_19}</text:p>
      <text:p text:style-name="P2">${project_20}</text:p>
      <text:p text:style-name="P2">${project_21}</text:p>
      <text:p text:style-name="P2">${project_22}</text:p>
      <text:p text:style-name="P2">${project_23}</text:p>
      <text:p text:style-name="P2">${project_24}</text:p>
      <text:p text:style-name="P2">${project_25}</text:p>
      <text:p text:style-name="P2">${project_26}</text:p>
      <text:p text:style-name="P2">${project_27}</text:p>
      <text:p text:style-name="P2">${project_28}</text:p>
      <text:p text:style-name="P2">${project_29}</text:p>
      <text:p text:style-name="P2">${project_30}</text:p>
      <text:p text:style-name="P2">${project_31}</text:p>
      <text:p text:style-name="P2">${project_32}</text:p>
      <text:p text:style-name="P2">${project_33}</text:p>
      <text:p text:style-name="P2">${project_34}</text:p>
      <text:p text:style-name="P2">${project_35}</text:p>
      <text:p text:style-name="P2">${project_36}</text:p>
      <text:p text:style-name="P2">${project_37}</text:p>
      <text:p text:style-name="P2">${project_38}</text:p>
      <text:p text:style-name="P2">${project_39}</text:p>
      <text:p text:style-name="P2">${project_40}</text:p>
      <text:p text:style-name="P2">${project_41}</text:p>
      <text:p text:style-name="P2">${project_42}</text:p>
      <text:p text:style-name="P2">${project_43}</text:p>
      <text:p text:style-name="P2">${project_44}</text:p>
      <text:p text:style-name="P2">${project_45}</text:p>
      <text:p text:style-name="P2">${project_46}</text:p>
      <text:p text:style-name="P2"><text:soft-page-break/>${project_47}</text:p>
      <text:p text:style-name="P2">${project_48}</text:p>
      <text:p text:style-name="P2">${project_49}</text:p>
      <text:p text:style-name="P2">${project_50}</text:p>
      <text:p text:style-name="P2">${project_51}</text:p>
      <text:p text:style-name="P2">${project_52}</text:p>
      <text:p text:style-name="P2">${project_53}</text:p>
      <text:p text:style-name="P2">${project_54}</text:p>
      <text:p text:style-name="P2">${project_55}</text:p>
      <text:p text:style-name="P2">${project_56}</text:p>
      <text:p text:style-name="P2">${project_57}</text:p>
      <text:p text:style-name="P2">${project_58}</text:p>
      <text:p text:style-name="P2">${project_59}</text:p>
      <text:p text:style-name="P2">${project_60}</text:p>
      <text:p text:style-name="P2">${project_61}</text:p>
      <text:p text:style-name="P2">${project_62}</text:p>
      <text:p text:style-name="P2">${project_63}</text:p>
      <text:p text:style-name="P2">${project_64}</text:p>
      <text:p text:style-name="P2">${project_65}</text:p>
      <text:p text:style-name="P2">${project_66}</text:p>
      <text:p text:style-name="P2">${project_67}</text:p>
      <text:p text:style-name="P2">${project_68}</text:p>
      <text:p text:style-name="P2">${project_69}</text:p>
      <text:p text:style-name="P2">${project_70}</text:p>
      <text:p text:style-name="P2">${project_71}</text:p>
      <text:p text:style-name="P2">${project_72}</text:p>
      <text:p text:style-name="P2">${project_73}</text:p>
      <text:p text:style-name="P2">${project_74}</text:p>
      <text:p text:style-name="P2">${project_75}</text:p>
      <text:p text:style-name="P2">${project_76}</text:p>
      <text:p text:style-name="P2">${project_77}</text:p>
      <text:p text:style-name="P2">${project_78}</text:p>
      <text:p text:style-name="P2">${project_79}</text:p>
      <text:p text:style-name="P2">${project_80}</text:p>
      <text:p text:style-name="P2">${project_81}</text:p>
      <text:p text:style-name="P2">${project_82}</text:p>
      <text:p text:style-name="P2">${project_83}</text:p>
      <text:p text:style-name="P2">${project_84}</text:p>
      <text:p text:style-name="P2">${project_85}</text:p>
      <text:p text:style-name="P2">${project_86}</text:p>
      <text:p text:style-name="P2">${project_87}</text:p>
      <text:p text:style-name="P2">${project_88}</text:p>
      <text:p text:style-name="P2">${project_89}</text:p>
      <text:p text:style-name="P2">${project_90}</text:p>
      <text:p text:style-name="P2">${project_91}</text:p>
      <text:p text:style-name="P2">${project_92}</text:p>
      <text:p text:style-name="P2"><text:soft-page-break/>${project_93}</text:p>
      <text:p text:style-name="P2">${project_94}</text:p>
      <text:p text:style-name="P2">${project_95}</text:p>
      <text:p text:style-name="P2">${project_96}</text:p>
      <text:p text:style-name="P2">${project_97}</text:p>
      <text:p text:style-name="P2">${project_98}</text:p>
      <text:p text:style-name="P2">${project_99}</text:p>
      <text:p text:style-name="P2">${project_100}</text:p>
      <text:p text:style-name="P2">${project_101}</text:p>
      <text:p text:style-name="P2">${project_102}</text:p>
      <text:p text:style-name="P2">${project_103}</text:p>
      <text:p text:style-name="P2">${project_104}</text:p>
      <text:p text:style-name="P2">${project_105}</text:p>
      <text:p text:style-name="P2">${project_106}</text:p>
      <text:p text:style-name="P2">${project_107}</text:p>
      <text:p text:style-name="P2">${project_108}</text:p>
      <text:p text:style-name="P2">${project_109}</text:p>
      <text:p text:style-name="P2">${project_110}</text:p>
      <text:p text:style-name="P2">${project_111}</text:p>
      <text:p text:style-name="P2">${project_112}</text:p>
      <text:p text:style-name="P2">${project_113}</text:p>
      <text:p text:style-name="P2">${project_114}</text:p>
      <text:p text:style-name="P2">${project_115}</text:p>
      <text:p text:style-name="P2">${project_116}</text:p>
      <text:p text:style-name="P2">${project_117}</text:p>
      <text:p text:style-name="P2">${project_118}</text:p>
      <text:p text:style-name="P2">${project_119}</text:p>
      <text:p text:style-name="P2">${project_120}</text:p>
      <text:p text:style-name="P2">${project_121}</text:p>
      <text:p text:style-name="P2">${project_122}</text:p>
      <text:p text:style-name="P2">${project_123}</text:p>
      <text:p text:style-name="P2">${project_124}</text:p>
      <text:p text:style-name="P2">${project_125}</text:p>
      <text:p text:style-name="P2">${project_126}</text:p>
      <text:p text:style-name="P2">${project_127}</text:p>
      <text:p text:style-name="P2">${project_128}</text:p>
      <text:p text:style-name="P2">${project_129}</text:p>
      <text:p text:style-name="P2">${project_130}</text:p>
      <text:p text:style-name="P2">${project_131}</text:p>
      <text:p text:style-name="P2">${project_132}</text:p>
      <text:p text:style-name="P2">${project_133}</text:p>
      <text:p text:style-name="P2">${project_134}</text:p>
      <text:p text:style-name="P2">${project_135}</text:p>
      <text:p text:style-name="P2">${project_136}</text:p>
      <text:p text:style-name="P2">${project_137}</text:p>
      <text:p text:style-name="P2">${project_138}</text:p>
      <text:p text:style-name="P2"><text:soft-page-break/>${project_139}</text:p>
      <text:p text:style-name="P2">${project_140}</text:p>
      <text:p text:style-name="P2">${project_141}</text:p>
      <text:p text:style-name="P2">${project_142}</text:p>
      <text:p text:style-name="P2">${project_143}</text:p>
      <text:p text:style-name="P2">${project_144}</text:p>
      <text:p text:style-name="P2">${project_145}</text:p>
      <text:p text:style-name="P2">${project_146}</text:p>
      <text:p text:style-name="P2">${project_147}</text:p>
      <text:p text:style-name="P2">${project_148}</text:p>
      <text:p text:style-name="P2">${project_149}</text:p>
      <text:p text:style-name="P2">${project_150}</text:p>
      <text:p text:style-name="P2">${project_151}</text:p>
      <text:p text:style-name="P2">${project_152}</text:p>
      <text:p text:style-name="P2">${project_153}</text:p>
      <text:p text:style-name="P2">${project_154}</text:p>
      <text:p text:style-name="P2">${project_155}</text:p>
      <text:p text:style-name="P2">${project_156}</text:p>
      <text:p text:style-name="P2">${project_157}</text:p>
      <text:p text:style-name="P2">${project_158}</text:p>
      <text:p text:style-name="P2">${project_159}</text:p>
      <text:p text:style-name="P2">${project_160}</text:p>
      <text:p text:style-name="P2">${project_161}</text:p>
      <text:p text:style-name="P2">${project_162}</text:p>
      <text:p text:style-name="P2">${project_163}</text:p>
      <text:p text:style-name="P2">${project_164}</text:p>
      <text:p text:style-name="P2">${project_165}</text:p>
      <text:p text:style-name="P2">${project_166}</text:p>
      <text:p text:style-name="P2">${project_167}</text:p>
      <text:p text:style-name="P2">${project_168}</text:p>
      <text:p text:style-name="P2">${project_169}</text:p>
      <text:p text:style-name="P2">${project_170}</text:p>
      <text:p text:style-name="P2">${project_171}</text:p>
      <text:p text:style-name="P2">${project_172}</text:p>
      <text:p text:style-name="P2">${project_173}</text:p>
      <text:p text:style-name="P2">${project_174}</text:p>
      <text:p text:style-name="P2">${project_175}</text:p>
      <text:p text:style-name="P2">${project_176}</text:p>
      <text:p text:style-name="P2">${project_177}</text:p>
      <text:p text:style-name="P2">${project_178}</text:p>
      <text:p text:style-name="P2">${project_179}</text:p>
      <text:p text:style-name="P2">${project_180}</text:p>
      <text:p text:style-name="P2">${project_181}</text:p>
      <text:p text:style-name="P2">${project_182}</text:p>
      <text:p text:style-name="P2">${project_183}</text:p>
      <text:p text:style-name="P2">${project_184}</text:p>
      <text:p text:style-name="P2"><text:soft-page-break/>${project_185}</text:p>
      <text:p text:style-name="P2">${project_186}</text:p>
      <text:p text:style-name="P2">${project_187}</text:p>
      <text:p text:style-name="P2">${project_188}</text:p>
      <text:p text:style-name="P2">${project_189}</text:p>
      <text:p text:style-name="P2">${project_190}</text:p>
      <text:p text:style-name="P2">${project_191}</text:p>
      <text:p text:style-name="P2">${project_192}</text:p>
      <text:p text:style-name="P2">${project_193}</text:p>
      <text:p text:style-name="P2">${project_194}</text:p>
      <text:p text:style-name="P2">${project_195}</text:p>
      <text:p text:style-name="P2">${project_196}</text:p>
      <text:p text:style-name="P2">${project_197}</text:p>
      <text:p text:style-name="P2">${project_198}</text:p>
      <text:p text:style-name="P2">${project_199}</text:p>
      <text:p text:style-name="P2">${project_200}</text:p>
      <text:p text:style-name="P2">${project_201}</text:p>
      <text:p text:style-name="P2">${project_202}</text:p>
      <text:p text:style-name="P2">${project_203}</text:p>
      <text:p text:style-name="P2">${project_204}</text:p>
      <text:p text:style-name="P2">${project_205}</text:p>
      <text:p text:style-name="P2">${project_206}</text:p>
      <text:p text:style-name="P2">${project_207}</text:p>
      <text:p text:style-name="P2">${project_208}</text:p>
      <text:p text:style-name="P2">${project_209}</text:p>
      <text:p text:style-name="P2">${project_210}</text:p>
      <text:p text:style-name="P2">${project_211}</text:p>
      <text:p text:style-name="P2">${project_212}</text:p>
      <text:p text:style-name="P2">${project_213}</text:p>
      <text:p text:style-name="P2">${project_214}</text:p>
      <text:p text:style-name="P2">${project_215}</text:p>
      <text:p text:style-name="P2">${project_216}</text:p>
      <text:p text:style-name="P2">${project_217}</text:p>
      <text:p text:style-name="P2">${project_218}</text:p>
      <text:p text:style-name="P2">${project_219}</text:p>
      <text:p text:style-name="P2">${project_220}</text:p>
      <text:p text:style-name="P2">${project_221}</text:p>
      <text:p text:style-name="P2">${project_222}</text:p>
      <text:p text:style-name="P2">${project_223}</text:p>
      <text:p text:style-name="P2">${project_224}</text:p>
      <text:p text:style-name="P2">${project_225}</text:p>
      <text:p text:style-name="P2">${project_226}</text:p>
      <text:p text:style-name="P2">${project_227}</text:p>
      <text:p text:style-name="P2">${project_228}</text:p>
      <text:p text:style-name="P2">${project_229}</text:p>
      <text:p text:style-name="P2">${project_230}</text:p>
      <text:p text:style-name="P2"><text:soft-page-break/>${project_231}</text:p>
      <text:p text:style-name="P2">${project_232}</text:p>
      <text:p text:style-name="P2">${project_233}</text:p>
      <text:p text:style-name="P2">${project_234}</text:p>
      <text:p text:style-name="P2">${project_235}</text:p>
      <text:p text:style-name="P2">${project_236}</text:p>
      <text:p text:style-name="P2">${project_237}</text:p>
      <text:p text:style-name="P2">${project_238}</text:p>
      <text:p text:style-name="P2">${project_239}</text:p>
      <text:p text:style-name="P2">${project_240}</text:p>
      <text:p text:style-name="P2">${project_241}</text:p>
      <text:p text:style-name="P2">${project_242}</text:p>
      <text:p text:style-name="P2">${project_243}</text:p>
      <text:p text:style-name="P2">${project_244}</text:p>
      <text:p text:style-name="P2">${project_245}</text:p>
      <text:p text:style-name="P2">${project_246}</text:p>
      <text:p text:style-name="P2">${project_247}</text:p>
      <text:p text:style-name="P2">${project_248}</text:p>
      <text:p text:style-name="P2">${project_249}</text:p>
      <text:p text:style-name="P2">${project_250}</text:p>
      <text:p text:style-name="P2">${project_251}</text:p>
      <text:p text:style-name="P2">${project_252}</text:p>
      <text:p text:style-name="P2">${project_253}</text:p>
      <text:p text:style-name="P2">${project_254}</text:p>
      <text:p text:style-name="P2">${project_255}</text:p>
      <text:p text:style-name="P2">${project_256}</text:p>
      <text:p text:style-name="P2">${project_257}</text:p>
      <text:p text:style-name="P2">${project_258}</text:p>
      <text:p text:style-name="P2">${project_259}</text:p>
      <text:p text:style-name="P2">${project_260}</text:p>
      <text:p text:style-name="P2">${project_261}</text:p>
      <text:p text:style-name="P2">${project_262}</text:p>
      <text:p text:style-name="P2">${project_263}</text:p>
      <text:p text:style-name="P2">${project_264}</text:p>
      <text:p text:style-name="P2">${project_265}</text:p>
      <text:p text:style-name="P2">${project_266}</text:p>
      <text:p text:style-name="P2">${project_267}</text:p>
      <text:p text:style-name="P2">${project_268}</text:p>
      <text:p text:style-name="P2">${project_269}</text:p>
      <text:p text:style-name="P2">${project_270}</text:p>
      <text:p text:style-name="P2">${project_271}</text:p>
      <text:p text:style-name="P2">${project_272}</text:p>
      <text:p text:style-name="P2">${project_273}</text:p>
      <text:p text:style-name="P2">${project_274}</text:p>
      <text:p text:style-name="P2">${project_275}</text:p>
      <text:p text:style-name="P2">${project_276}</text:p>
      <text:p text:style-name="P2"><text:soft-page-break/>${project_277}</text:p>
      <text:p text:style-name="P2">${project_278}</text:p>
      <text:p text:style-name="P2">${project_279}</text:p>
      <text:p text:style-name="P2">${project_280}</text:p>
      <text:p text:style-name="P2">${project_281}</text:p>
      <text:p text:style-name="P2">${project_282}</text:p>
      <text:p text:style-name="P2">${project_283}</text:p>
      <text:p text:style-name="P2">${project_284}</text:p>
      <text:p text:style-name="P2">${project_285}</text:p>
      <text:p text:style-name="P2">${project_286}</text:p>
      <text:p text:style-name="P2">${project_287}</text:p>
      <text:p text:style-name="P2">${project_288}</text:p>
      <text:p text:style-name="P2">${project_289}</text:p>
      <text:p text:style-name="P2">${project_290}</text:p>
      <text:p text:style-name="P2">${project_291}</text:p>
      <text:p text:style-name="P2">${project_292}</text:p>
      <text:p text:style-name="P2">${project_293}</text:p>
      <text:p text:style-name="P2">${project_294}</text:p>
      <text:p text:style-name="P2">${project_295}</text:p>
      <text:p text:style-name="P2">${project_296}</text:p>
      <text:p text:style-name="P2">${project_297}</text:p>
      <text:p text:style-name="P2">${project_298}</text:p>
      <text:p text:style-name="P2">${project_299}</text:p>
      <text:p text:style-name="P2">${project_300}</text:p>
      <text:p text:style-name="P2">${project_301}</text:p>
      <text:p text:style-name="P2">${project_302}</text:p>
      <text:p text:style-name="P2">${project_303}</text:p>
      <text:p text:style-name="P2">${project_304}</text:p>
      <text:p text:style-name="P2">${project_305}</text:p>
      <text:p text:style-name="P2">${project_306}</text:p>
      <text:p text:style-name="P2">${project_307}</text:p>
      <text:p text:style-name="P2">${project_308}</text:p>
      <text:p text:style-name="P2">${project_309}</text:p>
      <text:p text:style-name="P2">${project_310}</text:p>
      <text:p text:style-name="P2">${project_311}</text:p>
      <text:p text:style-name="P2">${project_312}</text:p>
      <text:p text:style-name="P2">${project_313}</text:p>
      <text:p text:style-name="P2">${project_314}</text:p>
      <text:p text:style-name="P2">${project_315}</text:p>
      <text:p text:style-name="P2">${project_316}</text:p>
      <text:p text:style-name="P2">${project_317}</text:p>
      <text:p text:style-name="P2">${project_318}</text:p>
      <text:p text:style-name="P2">${project_319}</text:p>
      <text:p text:style-name="P2">${project_320}</text:p>
      <text:p text:style-name="P2">${project_321}</text:p>
      <text:p text:style-name="P2">${project_322}</text:p>
      <text:p text:style-name="P2"><text:soft-page-break/>${project_323}</text:p>
      <text:p text:style-name="P2">${project_324}</text:p>
      <text:p text:style-name="P2">${project_325}</text:p>
      <text:p text:style-name="P2">${project_326}</text:p>
      <text:p text:style-name="P2">${project_327}</text:p>
      <text:p text:style-name="P2">${project_328}</text:p>
      <text:p text:style-name="P2">${project_329}</text:p>
      <text:p text:style-name="P2">${project_330}</text:p>
      <text:p text:style-name="P2">${project_331}</text:p>
      <text:p text:style-name="P2">${project_332}</text:p>
      <text:p text:style-name="P2">${project_333}</text:p>
      <text:p text:style-name="P2">${project_334}</text:p>
      <text:p text:style-name="P2">${project_335}</text:p>
      <text:p text:style-name="P2">${project_336}</text:p>
      <text:p text:style-name="P2">${project_337}</text:p>
      <text:p text:style-name="P2">${project_338}</text:p>
      <text:p text:style-name="P2">${project_339}</text:p>
      <text:p text:style-name="P2">${project_340}</text:p>
      <text:p text:style-name="P2">${project_341}</text:p>
      <text:p text:style-name="P2">${project_342}</text:p>
      <text:p text:style-name="P2">${project_343}</text:p>
      <text:p text:style-name="P2">${project_344}</text:p>
      <text:p text:style-name="P2">${project_345}</text:p>
      <text:p text:style-name="P2">${project_346}</text:p>
      <text:p text:style-name="P2">${project_347}</text:p>
      <text:p text:style-name="P2">${project_348}</text:p>
      <text:p text:style-name="P2">${project_349}</text:p>
      <text:p text:style-name="P2">${project_350}</text:p>
      <text:p text:style-name="P2">${project_351}</text:p>
      <text:p text:style-name="P2">${project_352}</text:p>
      <text:p text:style-name="P2">${project_353}</text:p>
      <text:p text:style-name="P2">${project_354}</text:p>
      <text:p text:style-name="P2">${project_355}</text:p>
      <text:p text:style-name="P2">${project_356}</text:p>
      <text:p text:style-name="P2">${project_357}</text:p>
      <text:p text:style-name="P2">${project_358}</text:p>
      <text:p text:style-name="P2">${project_359}</text:p>
      <text:p text:style-name="P2">${project_360}</text:p>
      <text:p text:style-name="P2">${project_361}</text:p>
      <text:p text:style-name="P2">${project_362}</text:p>
      <text:p text:style-name="P2">${project_363}</text:p>
      <text:p text:style-name="P2">${project_364}</text:p>
      <text:p text:style-name="P2">${project_365}</text:p>
      <text:p text:style-name="P2">${project_366}</text:p>
      <text:p text:style-name="P2">${project_367}</text:p>
      <text:p text:style-name="P2">${project_368}</text:p>
      <text:p text:style-name="P2"><text:soft-page-break/>${project_369}</text:p>
      <text:p text:style-name="P2">${project_370}</text:p>
      <text:p text:style-name="P2">${project_371}</text:p>
      <text:p text:style-name="P2">${project_372}</text:p>
      <text:p text:style-name="P2">${project_373}</text:p>
      <text:p text:style-name="P2">${project_374}</text:p>
      <text:p text:style-name="P2">${project_375}</text:p>
      <text:p text:style-name="P2">${project_376}</text:p>
      <text:p text:style-name="P2">${project_377}</text:p>
      <text:p text:style-name="P2">${project_378}</text:p>
      <text:p text:style-name="P2">${project_379}</text:p>
      <text:p text:style-name="P2">${project_380}</text:p>
      <text:p text:style-name="P2">${project_381}</text:p>
      <text:p text:style-name="P2">${project_382}</text:p>
      <text:p text:style-name="P2">${project_383}</text:p>
      <text:p text:style-name="P2">${project_384}</text:p>
      <text:p text:style-name="P2">${project_385}</text:p>
      <text:p text:style-name="P2">${project_386}</text:p>
      <text:p text:style-name="P2">${project_387}</text:p>
      <text:p text:style-name="P2">${project_388}</text:p>
      <text:p text:style-name="P2">${project_389}</text:p>
      <text:p text:style-name="P2">${project_390}</text:p>
      <text:p text:style-name="P2">${project_391}</text:p>
      <text:p text:style-name="P2">${project_392}</text:p>
      <text:p text:style-name="P2">${project_393}</text:p>
      <text:p text:style-name="P2">${project_394}</text:p>
      <text:p text:style-name="P2">${project_395}</text:p>
      <text:p text:style-name="P2">${project_396}</text:p>
      <text:p text:style-name="P2">${project_397}</text:p>
      <text:p text:style-name="P2">${project_398}</text:p>
      <text:p text:style-name="P2">${project_399}</text:p>
      <text:p text:style-name="P2">${project_400}</text:p>
      <text:p text:style-name="P2">${project_401}</text:p>
      <text:p text:style-name="P2">${project_402}</text:p>
      <text:p text:style-name="P2">${project_403}</text:p>
      <text:p text:style-name="P2">${project_404}</text:p>
      <text:p text:style-name="P2">${project_405}</text:p>
      <text:p text:style-name="P2">${project_406}</text:p>
      <text:p text:style-name="P2">${project_407}</text:p>
      <text:p text:style-name="P2">${project_408}</text:p>
      <text:p text:style-name="P2">${project_409}</text:p>
      <text:p text:style-name="P2">${project_410}</text:p>
      <text:p text:style-name="P2">${project_411}</text:p>
      <text:p text:style-name="P2">${project_412}</text:p>
      <text:p text:style-name="P2">${project_413}</text:p>
      <text:p text:style-name="P2">${project_414}</text:p>
      <text:p text:style-name="P2"><text:soft-page-break/>${project_415}</text:p>
      <text:p text:style-name="P2">${project_416}</text:p>
      <text:p text:style-name="P2">${project_417}</text:p>
      <text:p text:style-name="P2">${project_418}</text:p>
      <text:p text:style-name="P2">${project_419}</text:p>
      <text:p text:style-name="P2">${project_420}</text:p>
      <text:p text:style-name="P2">${project_421}</text:p>
      <text:p text:style-name="P2">${project_422}</text:p>
      <text:p text:style-name="P2">${project_423}</text:p>
      <text:p text:style-name="P2">${project_424}</text:p>
      <text:p text:style-name="P2">${project_425}</text:p>
      <text:p text:style-name="P2">${project_426}</text:p>
      <text:p text:style-name="P2">${project_427}</text:p>
      <text:p text:style-name="P2">${project_428}</text:p>
      <text:p text:style-name="P2">${project_429}</text:p>
      <text:p text:style-name="P2">${project_430}</text:p>
      <text:p text:style-name="P2">${project_431}</text:p>
      <text:p text:style-name="P2">${project_432}</text:p>
      <text:p text:style-name="P2">${project_433}</text:p>
      <text:p text:style-name="P2">${project_434}</text:p>
      <text:p text:style-name="P2">${project_435}</text:p>
      <text:p text:style-name="P2">${project_436}</text:p>
      <text:p text:style-name="P2">${project_437}</text:p>
      <text:p text:style-name="P2">${project_438}</text:p>
      <text:p text:style-name="P2">${project_439}</text:p>
      <text:p text:style-name="P2">${project_440}</text:p>
      <text:p text:style-name="P2">${project_441}</text:p>
      <text:p text:style-name="P2">${project_442}</text:p>
      <text:p text:style-name="P2">${project_443}</text:p>
      <text:p text:style-name="P2">${project_444}</text:p>
      <text:p text:style-name="P2">${project_445}</text:p>
      <text:p text:style-name="P2">${project_446}</text:p>
      <text:p text:style-name="P2">${project_447}</text:p>
      <text:p text:style-name="P2">${project_448}</text:p>
      <text:p text:style-name="P2">${project_449}</text:p>
      <text:p text:style-name="P2">${project_450}</text:p>
      <text:p text:style-name="P2">${project_451}</text:p>
      <text:p text:style-name="P2">${project_452}</text:p>
      <text:p text:style-name="P2">${project_453}</text:p>
      <text:p text:style-name="P2">${project_454}</text:p>
      <text:p text:style-name="P2">${project_455}</text:p>
      <text:p text:style-name="P2">${project_456}</text:p>
      <text:p text:style-name="P2">${project_457}</text:p>
      <text:p text:style-name="P2">${project_458}</text:p>
      <text:p text:style-name="P2">${project_459}</text:p>
      <text:p text:style-name="P2">${project_460}</text:p>
      <text:p text:style-name="P2"><text:soft-page-break/>${project_461}</text:p>
      <text:p text:style-name="P2">${project_462}</text:p>
      <text:p text:style-name="P2">${project_463}</text:p>
      <text:p text:style-name="P2">${project_464}</text:p>
      <text:p text:style-name="P2">${project_465}</text:p>
      <text:p text:style-name="P2">${project_466}</text:p>
      <text:p text:style-name="P2">${project_467}</text:p>
      <text:p text:style-name="P2">${project_468}</text:p>
      <text:p text:style-name="P2">${project_469}</text:p>
      <text:p text:style-name="P2">${project_470}</text:p>
      <text:p text:style-name="P2">${project_471}</text:p>
      <text:p text:style-name="P2">${project_472}</text:p>
      <text:p text:style-name="P2">${project_473}</text:p>
      <text:p text:style-name="P2">${project_474}</text:p>
      <text:p text:style-name="P2">${project_475}</text:p>
      <text:p text:style-name="P2">${project_476}</text:p>
      <text:p text:style-name="P2">${project_477}</text:p>
      <text:p text:style-name="P2">${project_478}</text:p>
      <text:p text:style-name="P2">${project_479}</text:p>
      <text:p text:style-name="P2">${project_480}</text:p>
      <text:p text:style-name="P2">${project_481}</text:p>
      <text:p text:style-name="P2">${project_482}</text:p>
      <text:p text:style-name="P2">${project_483}</text:p>
      <text:p text:style-name="P2">${project_484}</text:p>
      <text:p text:style-name="P2">${project_485}</text:p>
      <text:p text:style-name="P2">${project_486}</text:p>
      <text:p text:style-name="P2">${project_487}</text:p>
      <text:p text:style-name="P2">${project_488}</text:p>
      <text:p text:style-name="P2">${project_489}</text:p>
      <text:p text:style-name="P2">${project_490}</text:p>
      <text:p text:style-name="P2">${project_491}</text:p>
      <text:p text:style-name="P2">${project_492}</text:p>
      <text:p text:style-name="P2">${project_493}</text:p>
      <text:p text:style-name="P2">${project_494}</text:p>
      <text:p text:style-name="P2">${project_495}</text:p>
      <text:p text:style-name="P2">${project_496}</text:p>
      <text:p text:style-name="P2">${project_497}</text:p>
      <text:p text:style-name="P2">${project_498}</text:p>
      <text:p text:style-name="P2">${project_499}</text:p>
      <text:p text:style-name="P2">${project_500}</text:p>
      <text:p text:style-name="P2">${project_501}</text:p>
      <text:p text:style-name="P2">${project_502}</text:p>
      <text:p text:style-name="P2">${project_503}</text:p>
      <text:p text:style-name="P2">${project_504}</text:p>
      <text:p text:style-name="P2">${project_505}</text:p>
      <text:p text:style-name="P2">${project_506}</text:p>
      <text:p text:style-name="P2"><text:soft-page-break/>${project_507}</text:p>
      <text:p text:style-name="P2">${project_508}</text:p>
      <text:p text:style-name="P2">${project_509}</text:p>
      <text:p text:style-name="P2">${project_510}</text:p>
      <text:p text:style-name="P2">${project_511}</text:p>
      <text:p text:style-name="P2">${project_512}</text:p>
      <text:p text:style-name="P2">${project_513}</text:p>
      <text:p text:style-name="P2">${project_514}</text:p>
      <text:p text:style-name="P2">${project_515}</text:p>
      <text:p text:style-name="P2">${project_516}</text:p>
      <text:p text:style-name="P2">${project_517}</text:p>
      <text:p text:style-name="P2">${project_518}</text:p>
      <text:p text:style-name="P2">${project_519}</text:p>
      <text:p text:style-name="P2">${project_520}</text:p>
      <text:p text:style-name="P2">${project_521}</text:p>
      <text:p text:style-name="P2">${project_522}</text:p>
      <text:p text:style-name="P2">${project_523}</text:p>
      <text:p text:style-name="P2">${project_524}</text:p>
      <text:p text:style-name="P2">${project_525}</text:p>
      <text:p text:style-name="P2">${project_526}</text:p>
      <text:p text:style-name="P2">${project_527}</text:p>
      <text:p text:style-name="P2">${project_528}</text:p>
      <text:p text:style-name="P2">${project_529}</text:p>
      <text:p text:style-name="P2">${project_530}</text:p>
      <text:p text:style-name="P2">${project_531}</text:p>
      <text:p text:style-name="P2">${project_532}</text:p>
      <text:p text:style-name="P2">${project_533}</text:p>
      <text:p text:style-name="P2">${project_534}</text:p>
      <text:p text:style-name="P2">${project_535}</text:p>
      <text:p text:style-name="P2">${project_536}</text:p>
      <text:p text:style-name="P2">${project_537}</text:p>
      <text:p text:style-name="P2">${project_538}</text:p>
      <text:p text:style-name="P2">${project_539}</text:p>
      <text:p text:style-name="P2">${project_540}</text:p>
      <text:p text:style-name="P2">${project_541}</text:p>
      <text:p text:style-name="P2">${project_542}</text:p>
      <text:p text:style-name="P2">${project_543}</text:p>
      <text:p text:style-name="P2">${project_544}</text:p>
      <text:p text:style-name="P2">${project_545}</text:p>
      <text:p text:style-name="P2">${project_546}</text:p>
      <text:p text:style-name="P2">${project_547}</text:p>
      <text:p text:style-name="P2">${project_548}</text:p>
      <text:p text:style-name="P2">${project_549}</text:p>
      <text:p text:style-name="P2">${project_550}</text:p>
      <text:p text:style-name="P2">${project_551}</text:p>
      <text:p text:style-name="P2">${project_552}</text:p>
      <text:p text:style-name="P2"><text:soft-page-break/>${project_553}</text:p>
      <text:p text:style-name="P2">${project_554}</text:p>
      <text:p text:style-name="P2">${project_555}</text:p>
      <text:p text:style-name="P2">${project_556}</text:p>
      <text:p text:style-name="P2">${project_557}</text:p>
      <text:p text:style-name="P2">${project_558}</text:p>
      <text:p text:style-name="P2">${project_559}</text:p>
      <text:p text:style-name="P2">${project_560}</text:p>
      <text:p text:style-name="P2">${project_561}</text:p>
      <text:p text:style-name="P2">${project_562}</text:p>
      <text:p text:style-name="P2">${project_563}</text:p>
      <text:p text:style-name="P2">${project_564}</text:p>
      <text:p text:style-name="P2">${project_565}</text:p>
      <text:p text:style-name="P2">${project_566}</text:p>
      <text:p text:style-name="P2">${project_567}</text:p>
      <text:p text:style-name="P2">${project_568}</text:p>
      <text:p text:style-name="P2">${project_569}</text:p>
      <text:p text:style-name="P2">${project_570}</text:p>
      <text:p text:style-name="P2">${project_571}</text:p>
      <text:p text:style-name="P2">${project_572}</text:p>
      <text:p text:style-name="P2">${project_573}</text:p>
      <text:p text:style-name="P2">${project_574}</text:p>
      <text:p text:style-name="P2">${project_575}</text:p>
      <text:p text:style-name="P2">${project_576}</text:p>
      <text:p text:style-name="P2">${project_577}</text:p>
      <text:p text:style-name="P2">${project_578}</text:p>
      <text:p text:style-name="P2">${project_579}</text:p>
      <text:p text:style-name="P2">${project_580}</text:p>
      <text:p text:style-name="P2">${project_581}</text:p>
      <text:p text:style-name="P2">${project_582}</text:p>
      <text:p text:style-name="P2">${project_583}</text:p>
      <text:p text:style-name="P2">${project_584}</text:p>
      <text:p text:style-name="P2">${project_585}</text:p>
      <text:p text:style-name="P2">${project_586}</text:p>
      <text:p text:style-name="P2">${project_587}</text:p>
      <text:p text:style-name="P2">${project_588}</text:p>
      <text:p text:style-name="P2">${project_589}</text:p>
      <text:p text:style-name="P2">${project_590}</text:p>
      <text:p text:style-name="P2">${project_591}</text:p>
      <text:p text:style-name="P2">${project_592}</text:p>
      <text:p text:style-name="P2">${project_593}</text:p>
      <text:p text:style-name="P2">${project_594}</text:p>
      <text:p text:style-name="P2">${project_595}</text:p>
      <text:p text:style-name="P2">${project_596}</text:p>
      <text:p text:style-name="P2">${project_597}</text:p>
      <text:p text:style-name="P2">${project_598}</text:p>
      <text:p text:style-name="P2"><text:soft-page-break/>${project_599}</text:p>
      <text:p text:style-name="P2">${project_600}</text:p>
      <text:p text:style-name="P2">${project_601}</text:p>
      <text:p text:style-name="P2">${project_602}</text:p>
      <text:p text:style-name="P2">${project_603}</text:p>
      <text:p text:style-name="P2">${project_604}</text:p>
      <text:p text:style-name="P2">${project_605}</text:p>
      <text:p text:style-name="P2">${project_606}</text:p>
      <text:p text:style-name="P2">${project_607}</text:p>
      <text:p text:style-name="P2">${project_608}</text:p>
      <text:p text:style-name="P2">${project_609}</text:p>
      <text:p text:style-name="P2">${project_610}</text:p>
      <text:p text:style-name="P2">${project_611}</text:p>
      <text:p text:style-name="P2">${project_612}</text:p>
      <text:p text:style-name="P2">${project_613}</text:p>
      <text:p text:style-name="P2">${project_614}</text:p>
      <text:p text:style-name="P2">${project_615}</text:p>
      <text:p text:style-name="P2">${project_616}</text:p>
      <text:p text:style-name="P2">${project_617}</text:p>
      <text:p text:style-name="P2">${project_618}</text:p>
      <text:p text:style-name="P2">${project_619}</text:p>
      <text:p text:style-name="P2">${project_620}</text:p>
      <text:p text:style-name="P2">${project_621}</text:p>
      <text:p text:style-name="P2">${project_622}</text:p>
      <text:p text:style-name="P2">${project_623}</text:p>
      <text:p text:style-name="P2">${project_624}</text:p>
      <text:p text:style-name="P2">${project_625}</text:p>
      <text:p text:style-name="P2">${project_626}</text:p>
      <text:p text:style-name="P2">${project_627}</text:p>
      <text:p text:style-name="P2">${project_628}</text:p>
      <text:p text:style-name="P2">${project_629}</text:p>
      <text:p text:style-name="P2">${project_630}</text:p>
      <text:p text:style-name="P2">${project_631}</text:p>
      <text:p text:style-name="P2">${project_632}</text:p>
      <text:p text:style-name="P2">${project_633}</text:p>
      <text:p text:style-name="P2">${project_634}</text:p>
      <text:p text:style-name="P2">${project_635}</text:p>
      <text:p text:style-name="P2">${project_636}</text:p>
      <text:p text:style-name="P2">${project_637}</text:p>
      <text:p text:style-name="P2">${project_638}</text:p>
      <text:p text:style-name="P2">${project_639}</text:p>
      <text:p text:style-name="P2">${project_640}</text:p>
      <text:p text:style-name="P2">${project_641}</text:p>
      <text:p text:style-name="P2">${project_642}</text:p>
      <text:p text:style-name="P2">${project_643}</text:p>
      <text:p text:style-name="P2">${project_644}</text:p>
      <text:p text:style-name="P2"><text:soft-page-break/>${project_645}</text:p>
      <text:p text:style-name="P2">${project_646}</text:p>
      <text:p text:style-name="P2">${project_647}</text:p>
      <text:p text:style-name="P2">${project_648}</text:p>
      <text:p text:style-name="P2">${project_649}</text:p>
      <text:p text:style-name="P2">${project_650}</text:p>
      <text:p text:style-name="P2">${project_651}</text:p>
      <text:p text:style-name="P2">${project_652}</text:p>
      <text:p text:style-name="P2">${project_653}</text:p>
      <text:p text:style-name="P2">${project_654}</text:p>
      <text:p text:style-name="P2">${project_655}</text:p>
      <text:p text:style-name="P2">${project_656}</text:p>
      <text:p text:style-name="P2">${project_657}</text:p>
      <text:p text:style-name="P2">${project_658}</text:p>
      <text:p text:style-name="P2">${project_659}</text:p>
      <text:p text:style-name="P2">${project_660}</text:p>
      <text:p text:style-name="P2">${project_661}</text:p>
      <text:p text:style-name="P2">${project_662}</text:p>
      <text:p text:style-name="P2">${project_663}</text:p>
      <text:p text:style-name="P2">${project_664}</text:p>
      <text:p text:style-name="P2">${project_665}</text:p>
      <text:p text:style-name="P2">${project_666}</text:p>
      <text:p text:style-name="P2">${project_667}</text:p>
      <text:p text:style-name="P2">${project_668}</text:p>
      <text:p text:style-name="P2">${project_669}</text:p>
      <text:p text:style-name="P2">${project_670}</text:p>
      <text:p text:style-name="P2">${project_671}</text:p>
      <text:p text:style-name="P2">${project_672}</text:p>
      <text:p text:style-name="P2">${project_673}</text:p>
      <text:p text:style-name="P2">${project_674}</text:p>
      <text:p text:style-name="P2">${project_675}</text:p>
      <text:p text:style-name="P2">${project_676}</text:p>
      <text:p text:style-name="P2">${project_677}</text:p>
      <text:p text:style-name="P2">${project_678}</text:p>
      <text:p text:style-name="P2">${project_679}</text:p>
      <text:p text:style-name="P2">${project_680}</text:p>
      <text:p text:style-name="P2">${project_681}</text:p>
      <text:p text:style-name="P2">${project_682}</text:p>
      <text:p text:style-name="P2">${project_683}</text:p>
      <text:p text:style-name="P2">${project_684}</text:p>
      <text:p text:style-name="P2">${project_685}</text:p>
      <text:p text:style-name="P2">${project_686}</text:p>
      <text:p text:style-name="P2">${project_687}</text:p>
      <text:p text:style-name="P2">${project_688}</text:p>
      <text:p text:style-name="P2">${project_689}</text:p>
      <text:p text:style-name="P2">${project_690}</text:p>
      <text:p text:style-name="P2"><text:soft-page-break/>${project_691}</text:p>
      <text:p text:style-name="P2">${project_692}</text:p>
      <text:p text:style-name="P2">${project_693}</text:p>
      <text:p text:style-name="P2">${project_694}</text:p>
      <text:p text:style-name="P2">${project_695}</text:p>
      <text:p text:style-name="P2">${project_696}</text:p>
      <text:p text:style-name="P2">${project_697}</text:p>
      <text:p text:style-name="P2">${project_698}</text:p>
      <text:p text:style-name="P2">${project_699}</text:p>
      <text:p text:style-name="P2">${project_700}</text:p>
      <text:p text:style-name="P2">${project_701}</text:p>
      <text:p text:style-name="P2">${project_702}</text:p>
      <text:p text:style-name="P2">${project_703}</text:p>
      <text:p text:style-name="P2">${project_704}</text:p>
      <text:p text:style-name="P2">${project_705}</text:p>
      <text:p text:style-name="P2">${project_706}</text:p>
      <text:p text:style-name="P2">${project_707}</text:p>
      <text:p text:style-name="P2">${project_708}</text:p>
      <text:p text:style-name="P2">${project_709}</text:p>
      <text:p text:style-name="P2">${project_710}</text:p>
      <text:p text:style-name="P2">${project_711}</text:p>
      <text:p text:style-name="P2">${project_712}</text:p>
      <text:p text:style-name="P2">${project_713}</text:p>
      <text:p text:style-name="P2">${project_714}</text:p>
      <text:p text:style-name="P2">${project_715}</text:p>
      <text:p text:style-name="P2">${project_716}</text:p>
      <text:p text:style-name="P2">${project_717}</text:p>
      <text:p text:style-name="P2">${project_718}</text:p>
      <text:p text:style-name="P2">${project_719}</text:p>
      <text:p text:style-name="P2">${project_720}</text:p>
      <text:p text:style-name="P2">${project_721}</text:p>
      <text:p text:style-name="P2">${project_722}</text:p>
      <text:p text:style-name="P2">${project_723}</text:p>
      <text:p text:style-name="P2">${project_724}</text:p>
      <text:p text:style-name="P2">${project_725}</text:p>
      <text:p text:style-name="P2">${project_726}</text:p>
      <text:p text:style-name="P2">${project_727}</text:p>
      <text:p text:style-name="P2">${project_728}</text:p>
      <text:p text:style-name="P2">${project_729}</text:p>
      <text:p text:style-name="P2">${project_730}</text:p>
      <text:p text:style-name="P2">${project_731}</text:p>
      <text:p text:style-name="P2">${project_732}</text:p>
      <text:p text:style-name="P2">${project_733}</text:p>
      <text:p text:style-name="P2">${project_734}</text:p>
      <text:p text:style-name="P2">${project_735}</text:p>
      <text:p text:style-name="P2">${project_736}</text:p>
      <text:p text:style-name="P2"><text:soft-page-break/>${project_737}</text:p>
      <text:p text:style-name="P2">${project_738}</text:p>
      <text:p text:style-name="P2">${project_739}</text:p>
      <text:p text:style-name="P2">${project_740}</text:p>
      <text:p text:style-name="P2">${project_741}</text:p>
      <text:p text:style-name="P2">${project_742}</text:p>
      <text:p text:style-name="P2">${project_743}</text:p>
      <text:p text:style-name="P2">${project_744}</text:p>
      <text:p text:style-name="P2">${project_745}</text:p>
      <text:p text:style-name="P2">${project_746}</text:p>
      <text:p text:style-name="P2">${project_747}</text:p>
      <text:p text:style-name="P2">${project_748}</text:p>
      <text:p text:style-name="P2">${project_749}</text:p>
      <text:p text:style-name="P2">${project_750}</text:p>
      <text:p text:style-name="P2">${project_751}</text:p>
      <text:p text:style-name="P2">${project_752}</text:p>
      <text:p text:style-name="P2">${project_753}</text:p>
      <text:p text:style-name="P2">${project_754}</text:p>
      <text:p text:style-name="P2">${project_755}</text:p>
      <text:p text:style-name="P2">${project_756}</text:p>
      <text:p text:style-name="P2">${project_757}</text:p>
      <text:p text:style-name="P2">${project_758}</text:p>
      <text:p text:style-name="P2">${project_759}</text:p>
      <text:p text:style-name="P2">${project_760}</text:p>
      <text:p text:style-name="P2">${project_761}</text:p>
      <text:p text:style-name="P2">${project_762}</text:p>
      <text:p text:style-name="P2">${project_763}</text:p>
      <text:p text:style-name="P2">${project_764}</text:p>
      <text:p text:style-name="P2">${project_765}</text:p>
      <text:p text:style-name="P2">${project_766}</text:p>
      <text:p text:style-name="P2">${project_767}</text:p>
      <text:p text:style-name="P2">${project_768}</text:p>
      <text:p text:style-name="P2">${project_769}</text:p>
      <text:p text:style-name="P2">${project_770}</text:p>
      <text:p text:style-name="P2">${project_771}</text:p>
      <text:p text:style-name="P2">${project_772}</text:p>
      <text:p text:style-name="P2">${project_773}</text:p>
      <text:p text:style-name="P2">${project_774}</text:p>
      <text:p text:style-name="P2">${project_775}</text:p>
      <text:p text:style-name="P2">${project_776}</text:p>
      <text:p text:style-name="P2">${project_777}</text:p>
      <text:p text:style-name="P2">${project_778}</text:p>
      <text:p text:style-name="P2">${project_779}</text:p>
      <text:p text:style-name="P2">${project_780}</text:p>
      <text:p text:style-name="P2">${project_781}</text:p>
      <text:p text:style-name="P2">${project_782}</text:p>
      <text:p text:style-name="P2"><text:soft-page-break/>${project_783}</text:p>
      <text:p text:style-name="P2">${project_784}</text:p>
      <text:p text:style-name="P2">${project_785}</text:p>
      <text:p text:style-name="P2">${project_786}</text:p>
      <text:p text:style-name="P2">${project_787}</text:p>
      <text:p text:style-name="P2">${project_788}</text:p>
      <text:p text:style-name="P2">${project_789}</text:p>
      <text:p text:style-name="P2">${project_790}</text:p>
      <text:p text:style-name="P2">${project_791}</text:p>
      <text:p text:style-name="P2">${project_792}</text:p>
      <text:p text:style-name="P2">${project_793}</text:p>
      <text:p text:style-name="P2">${project_794}</text:p>
      <text:p text:style-name="P2">${project_795}</text:p>
      <text:p text:style-name="P2">${project_796}</text:p>
      <text:p text:style-name="P2">${project_797}</text:p>
      <text:p text:style-name="P2">${project_798}</text:p>
      <text:p text:style-name="P2">${project_799}</text:p>
      <text:p text:style-name="P2">${project_800}</text:p>
      <text:p text:style-name="P2">${project_801}</text:p>
      <text:p text:style-name="P2">${project_802}</text:p>
      <text:p text:style-name="P2">${project_803}</text:p>
      <text:p text:style-name="P2">${project_804}</text:p>
      <text:p text:style-name="P2">${project_805}</text:p>
      <text:p text:style-name="P2">${project_806}</text:p>
      <text:p text:style-name="P2">${project_807}</text:p>
      <text:p text:style-name="P2">${project_808}</text:p>
      <text:p text:style-name="P2">${project_809}</text:p>
      <text:p text:style-name="P2">${project_810}</text:p>
      <text:p text:style-name="P2">${project_811}</text:p>
      <text:p text:style-name="P2">${project_812}</text:p>
      <text:p text:style-name="P2">${project_813}</text:p>
      <text:p text:style-name="P2">${project_814}</text:p>
      <text:p text:style-name="P2">${project_815}</text:p>
      <text:p text:style-name="P2">${project_816}</text:p>
      <text:p text:style-name="P2">${project_817}</text:p>
      <text:p text:style-name="P2">${project_818}</text:p>
      <text:p text:style-name="P2">${project_819}</text:p>
      <text:p text:style-name="P2">${project_820}</text:p>
      <text:p text:style-name="P2">${project_821}</text:p>
      <text:p text:style-name="P2">${project_822}</text:p>
      <text:p text:style-name="P2">${project_823}</text:p>
      <text:p text:style-name="P2">${project_824}</text:p>
      <text:p text:style-name="P2">${project_825}</text:p>
      <text:p text:style-name="P2">${project_826}</text:p>
      <text:p text:style-name="P2">${project_827}</text:p>
      <text:p text:style-name="P2">${project_828}</text:p>
      <text:p text:style-name="P2"><text:soft-page-break/>${project_829}</text:p>
      <text:p text:style-name="P2">${project_830}</text:p>
      <text:p text:style-name="P2">${project_831}</text:p>
      <text:p text:style-name="P2">${project_832}</text:p>
      <text:p text:style-name="P2">${project_833}</text:p>
      <text:p text:style-name="P2">${project_834}</text:p>
      <text:p text:style-name="P2">${project_835}</text:p>
      <text:p text:style-name="P2">${project_836}</text:p>
      <text:p text:style-name="P2">${project_837}</text:p>
      <text:p text:style-name="P2">${project_838}</text:p>
      <text:p text:style-name="P2">${project_839}</text:p>
      <text:p text:style-name="P2">${project_840}</text:p>
      <text:p text:style-name="P2">${project_841}</text:p>
      <text:p text:style-name="P2">${project_842}</text:p>
      <text:p text:style-name="P2">${project_843}</text:p>
      <text:p text:style-name="P2">${project_844}</text:p>
      <text:p text:style-name="P2">${project_845}</text:p>
      <text:p text:style-name="P2">${project_846}</text:p>
      <text:p text:style-name="P2">${project_847}</text:p>
      <text:p text:style-name="P2">${project_848}</text:p>
      <text:p text:style-name="P2">${project_849}</text:p>
      <text:p text:style-name="P2">${project_850}</text:p>
      <text:p text:style-name="P2">${project_851}</text:p>
      <text:p text:style-name="P2">${project_852}</text:p>
      <text:p text:style-name="P2">${project_853}</text:p>
      <text:p text:style-name="P2">${project_854}</text:p>
      <text:p text:style-name="P2">${project_855}</text:p>
      <text:p text:style-name="P2">${project_856}</text:p>
      <text:p text:style-name="P2">${project_857}</text:p>
      <text:p text:style-name="P2">${project_858}</text:p>
      <text:p text:style-name="P2">${project_859}</text:p>
      <text:p text:style-name="P2">${project_860}</text:p>
      <text:p text:style-name="P2">${project_861}</text:p>
      <text:p text:style-name="P2">${project_862}</text:p>
      <text:p text:style-name="P2">${project_863}</text:p>
      <text:p text:style-name="P2">${project_864}</text:p>
      <text:p text:style-name="P2">${project_865}</text:p>
      <text:p text:style-name="P2">${project_866}</text:p>
      <text:p text:style-name="P2">${project_867}</text:p>
      <text:p text:style-name="P2">${project_868}</text:p>
      <text:p text:style-name="P2">${project_869}</text:p>
      <text:p text:style-name="P2">${project_870}</text:p>
      <text:p text:style-name="P2">${project_871}</text:p>
      <text:p text:style-name="P2">${project_872}</text:p>
      <text:p text:style-name="P2">${project_873}</text:p>
      <text:p text:style-name="P2">${project_874}</text:p>
      <text:p text:style-name="P2"><text:soft-page-break/>${project_875}</text:p>
      <text:p text:style-name="P2">${project_876}</text:p>
      <text:p text:style-name="P2">${project_877}</text:p>
      <text:p text:style-name="P2">${project_878}</text:p>
      <text:p text:style-name="P2">${project_879}</text:p>
      <text:p text:style-name="P2">${project_880}</text:p>
      <text:p text:style-name="P2">${project_881}</text:p>
      <text:p text:style-name="P2">${project_882}</text:p>
      <text:p text:style-name="P2">${project_883}</text:p>
      <text:p text:style-name="P2">${project_884}</text:p>
      <text:p text:style-name="P2">${project_885}</text:p>
      <text:p text:style-name="P2">${project_886}</text:p>
      <text:p text:style-name="P2">${project_887}</text:p>
      <text:p text:style-name="P2">${project_888}</text:p>
      <text:p text:style-name="P2">${project_889}</text:p>
      <text:p text:style-name="P2">${project_890}</text:p>
      <text:p text:style-name="P2">${project_891}</text:p>
      <text:p text:style-name="P2">${project_892}</text:p>
      <text:p text:style-name="P2">${project_893}</text:p>
      <text:p text:style-name="P2">${project_894}</text:p>
      <text:p text:style-name="P2">${project_895}</text:p>
      <text:p text:style-name="P2">${project_896}</text:p>
      <text:p text:style-name="P2">${project_897}</text:p>
      <text:p text:style-name="P2">${project_898}</text:p>
      <text:p text:style-name="P2">${project_899}</text:p>
      <text:p text:style-name="P2">${project_900}</text:p>
      <text:p text:style-name="P2">${project_901}</text:p>
      <text:p text:style-name="P2">${project_902}</text:p>
      <text:p text:style-name="P2">${project_903}</text:p>
      <text:p text:style-name="P2">${project_904}</text:p>
      <text:p text:style-name="P2">${project_905}</text:p>
      <text:p text:style-name="P2">${project_906}</text:p>
      <text:p text:style-name="P2">${project_907}</text:p>
      <text:p text:style-name="P2">${project_908}</text:p>
      <text:p text:style-name="P2">${project_909}</text:p>
      <text:p text:style-name="P2">${project_910}</text:p>
      <text:p text:style-name="P2">${project_911}</text:p>
      <text:p text:style-name="P2">${project_912}</text:p>
      <text:p text:style-name="P2">${project_913}</text:p>
      <text:p text:style-name="P2">${project_914}</text:p>
      <text:p text:style-name="P2">${project_915}</text:p>
      <text:p text:style-name="P2">${project_916}</text:p>
      <text:p text:style-name="P2">${project_917}</text:p>
      <text:p text:style-name="P2">${project_918}</text:p>
      <text:p text:style-name="P2">${project_919}</text:p>
      <text:p text:style-name="P2">${project_920}</text:p>
      <text:p text:style-name="P2"><text:soft-page-break/>${project_921}</text:p>
      <text:p text:style-name="P2">${project_922}</text:p>
      <text:p text:style-name="P2">${project_923}</text:p>
      <text:p text:style-name="P2">${project_924}</text:p>
      <text:p text:style-name="P2">${project_925}</text:p>
      <text:p text:style-name="P2">${project_926}</text:p>
      <text:p text:style-name="P2">${project_927}</text:p>
      <text:p text:style-name="P2">${project_928}</text:p>
      <text:p text:style-name="P2">${project_929}</text:p>
      <text:p text:style-name="P2">${project_930}</text:p>
      <text:p text:style-name="P2">${project_931}</text:p>
      <text:p text:style-name="P2">${project_932}</text:p>
      <text:p text:style-name="P2">${project_933}</text:p>
      <text:p text:style-name="P2">${project_934}</text:p>
      <text:p text:style-name="P2">${project_935}</text:p>
      <text:p text:style-name="P2">${project_936}</text:p>
      <text:p text:style-name="P2">${project_937}</text:p>
      <text:p text:style-name="P2">${project_938}</text:p>
      <text:p text:style-name="P2">${project_939}</text:p>
      <text:p text:style-name="P2">${project_940}</text:p>
      <text:p text:style-name="P2">${project_941}</text:p>
      <text:p text:style-name="P2">${project_942}</text:p>
      <text:p text:style-name="P2">${project_943}</text:p>
      <text:p text:style-name="P2">${project_944}</text:p>
      <text:p text:style-name="P2">${project_945}</text:p>
      <text:p text:style-name="P2">${project_946}</text:p>
      <text:p text:style-name="P2">${project_947}</text:p>
      <text:p text:style-name="P2">${project_948}</text:p>
      <text:p text:style-name="P2">${project_949}</text:p>
      <text:p text:style-name="P2">${project_950}</text:p>
      <text:p text:style-name="P2">${project_951}</text:p>
      <text:p text:style-name="P2">${project_952}</text:p>
      <text:p text:style-name="P2">${project_953}</text:p>
      <text:p text:style-name="P2">${project_954}</text:p>
      <text:p text:style-name="P2">${project_955}</text:p>
      <text:p text:style-name="P2">${project_956}</text:p>
      <text:p text:style-name="P2">${project_957}</text:p>
      <text:p text:style-name="P2">${project_958}</text:p>
      <text:p text:style-name="P2">${project_959}</text:p>
      <text:p text:style-name="P2">${project_960}</text:p>
      <text:p text:style-name="P2">${project_961}</text:p>
      <text:p text:style-name="P2">${project_962}</text:p>
      <text:p text:style-name="P2">${project_963}</text:p>
      <text:p text:style-name="P2">${project_964}</text:p>
      <text:p text:style-name="P2">${project_965}</text:p>
      <text:p text:style-name="P2">${project_966}</text:p>
      <text:p text:style-name="P2"><text:soft-page-break/>${project_967}</text:p>
      <text:p text:style-name="P2">${project_968}</text:p>
      <text:p text:style-name="P2">${project_969}</text:p>
      <text:p text:style-name="P2">${project_970}</text:p>
      <text:p text:style-name="P2">${project_971}</text:p>
      <text:p text:style-name="P2">${project_972}</text:p>
      <text:p text:style-name="P2">${project_973}</text:p>
      <text:p text:style-name="P2">${project_974}</text:p>
      <text:p text:style-name="P2">${project_975}</text:p>
      <text:p text:style-name="P2">${project_976}</text:p>
      <text:p text:style-name="P2">${project_977}</text:p>
      <text:p text:style-name="P2">${project_978}</text:p>
      <text:p text:style-name="P2">${project_979}</text:p>
      <text:p text:style-name="P2">${project_980}</text:p>
      <text:p text:style-name="P2">${project_981}</text:p>
      <text:p text:style-name="P2">${project_982}</text:p>
      <text:p text:style-name="P2">${project_983}</text:p>
      <text:p text:style-name="P2">${project_984}</text:p>
      <text:p text:style-name="P2">${project_985}</text:p>
      <text:p text:style-name="P2">${project_986}</text:p>
      <text:p text:style-name="P2">${project_987}</text:p>
      <text:p text:style-name="P2">${project_988}</text:p>
      <text:p text:style-name="P2">${project_989}</text:p>
      <text:p text:style-name="P2">${project_990}</text:p>
      <text:p text:style-name="P2">${project_991}</text:p>
      <text:p text:style-name="P2">${project_992}</text:p>
      <text:p text:style-name="P2">${project_993}</text:p>
      <text:p text:style-name="P2">${project_994}</text:p>
      <text:p text:style-name="P2">${project_995}</text:p>
      <text:p text:style-name="P2">${project_996}</text:p>
      <text:p text:style-name="P2">${project_997}</text:p>
      <text:p text:style-name="P2">${project_998}</text:p>
      <text:p text:style-name="P2">${project_999}</text:p>
      <text:p text:style-name="P2">${project_1000}</text:p>
      <text:p text:style-name="P2">${project_1001}</text:p>
      <text:p text:style-name="P2">${project_1002}</text:p>
      <text:p text:style-name="P2">${project_1003}</text:p>
      <text:p text:style-name="P2">${project_1004}</text:p>
      <text:p text:style-name="P2">${project_1005}</text:p>
      <text:p text:style-name="P2">${project_1006}</text:p>
      <text:p text:style-name="P2">${project_1007}</text:p>
      <text:p text:style-name="P2">${project_1008}</text:p>
      <text:p text:style-name="P2">${project_1009}</text:p>
      <text:p text:style-name="P2">${project_1010}</text:p>
      <text:p text:style-name="P2">${project_1011}</text:p>
      <text:p text:style-name="P2">${project_1012}</text:p>
      <text:p text:style-name="P2"><text:soft-page-break/>${project_1013}</text:p>
      <text:p text:style-name="P2">${project_1014}</text:p>
      <text:p text:style-name="P2">${project_1015}</text:p>
      <text:p text:style-name="P2">${project_1016}</text:p>
      <text:p text:style-name="P2">${project_1017}</text:p>
      <text:p text:style-name="P2">${project_1018}</text:p>
      <text:p text:style-name="P2">${project_1019}</text:p>
      <text:p text:style-name="P2">${project_1020}</text:p>
      <text:p text:style-name="P2">${project_1021}</text:p>
      <text:p text:style-name="P2">${project_1022}</text:p>
      <text:p text:style-name="P2">${project_1023}</text:p>
      <text:p text:style-name="P2">${project_1024}</text:p>
      <text:p text:style-name="P2">${project_1025}</text:p>
      <text:p text:style-name="P2">${project_1026}</text:p>
      <text:p text:style-name="P2">${project_1027}</text:p>
      <text:p text:style-name="P2">${project_1028}</text:p>
      <text:p text:style-name="P2">${project_1029}</text:p>
      <text:p text:style-name="P2">${project_1030}</text:p>
      <text:p text:style-name="P2">${project_1031}</text:p>
      <text:p text:style-name="P2">${project_1032}</text:p>
      <text:p text:style-name="P2">${project_1033}</text:p>
      <text:p text:style-name="P2">${project_1034}</text:p>
      <text:p text:style-name="P2">${project_1035}</text:p>
      <text:p text:style-name="P2">${project_1036}</text:p>
      <text:p text:style-name="P2">${project_1037}</text:p>
      <text:p text:style-name="P2">${project_1038}</text:p>
      <text:p text:style-name="P2">${project_1039}</text:p>
      <text:p text:style-name="P2">${project_1040}</text:p>
      <text:p text:style-name="P2">${project_1041}</text:p>
      <text:p text:style-name="P2">${project_1042}</text:p>
      <text:p text:style-name="P2">${project_1043}</text:p>
      <text:p text:style-name="P2">${project_1044}</text:p>
      <text:p text:style-name="P2">${project_1045}</text:p>
      <text:p text:style-name="P2">${project_1046}</text:p>
      <text:p text:style-name="P2">${project_1047}</text:p>
      <text:p text:style-name="P2">${project_1048}</text:p>
      <text:p text:style-name="P2">${project_1049}</text:p>
      <text:p text:style-name="P2">${project_1050}</text:p>
      <text:p text:style-name="P2">${project_1051}</text:p>
      <text:p text:style-name="P2">${project_1052}</text:p>
      <text:p text:style-name="P2">${project_1053}</text:p>
      <text:p text:style-name="P2">${project_1054}</text:p>
      <text:p text:style-name="P2">${project_1055}</text:p>
      <text:p text:style-name="P2">${project_1056}</text:p>
      <text:p text:style-name="P2">${project_1057}</text:p>
      <text:p text:style-name="P2">${project_1058}</text:p>
      <text:p text:style-name="P2"><text:soft-page-break/>${project_1059}</text:p>
      <text:p text:style-name="P2">${project_1060}</text:p>
      <text:p text:style-name="P2">${project_1061}</text:p>
      <text:p text:style-name="P2">${project_1062}</text:p>
      <text:p text:style-name="P2">${project_1063}</text:p>
      <text:p text:style-name="P2">${project_1064}</text:p>
      <text:p text:style-name="P2">${project_1065}</text:p>
      <text:p text:style-name="P2">${project_1066}</text:p>
      <text:p text:style-name="P2">${project_1067}</text:p>
      <text:p text:style-name="P2">${project_1068}</text:p>
      <text:p text:style-name="P2">${project_1069}</text:p>
      <text:p text:style-name="P2">${project_1070}</text:p>
      <text:p text:style-name="P2">${project_1071}</text:p>
      <text:p text:style-name="P2">${project_1072}</text:p>
      <text:p text:style-name="P2">${project_1073}</text:p>
      <text:p text:style-name="P2">${project_1074}</text:p>
      <text:p text:style-name="P2">${project_1075}</text:p>
      <text:p text:style-name="P2">${project_1076}</text:p>
      <text:p text:style-name="P2">${project_1077}</text:p>
      <text:p text:style-name="P2">${project_1078}</text:p>
      <text:p text:style-name="P2">${project_1079}</text:p>
      <text:p text:style-name="P2">${project_1080}</text:p>
      <text:p text:style-name="P2">${project_1081}</text:p>
      <text:p text:style-name="P2">${project_1082}</text:p>
      <text:p text:style-name="P2">${project_1083}</text:p>
      <text:p text:style-name="P2">${project_1084}</text:p>
      <text:p text:style-name="P2">${project_1085}</text:p>
      <text:p text:style-name="P2">${project_1086}</text:p>
      <text:p text:style-name="P2">${project_1087}</text:p>
      <text:p text:style-name="P2">${project_1088}</text:p>
      <text:p text:style-name="P2">${project_1089}</text:p>
      <text:p text:style-name="P2">${project_1090}</text:p>
      <text:p text:style-name="P2">${project_1091}</text:p>
      <text:p text:style-name="P2">${project_1092}</text:p>
      <text:p text:style-name="P2">${project_1093}</text:p>
      <text:p text:style-name="P2">${project_1094}</text:p>
      <text:p text:style-name="P2">${project_1095}</text:p>
      <text:p text:style-name="P2">${project_1096}</text:p>
      <text:p text:style-name="P2">${project_1097}</text:p>
      <text:p text:style-name="P2">${project_1098}</text:p>
      <text:p text:style-name="P2">${project_1099}</text:p>
      <text:p text:style-name="P2">${project_1100}</text:p>
      <text:p text:style-name="P2">${project_1101}</text:p>
      <text:p text:style-name="P2">${project_1102}</text:p>
      <text:p text:style-name="P2">${project_1103}</text:p>
      <text:p text:style-name="P2">${project_1104}</text:p>
      <text:p text:style-name="P2"><text:soft-page-break/>${project_1105}</text:p>
      <text:p text:style-name="P2">${project_1106}</text:p>
      <text:p text:style-name="P2">${project_1107}</text:p>
      <text:p text:style-name="P2">${project_1108}</text:p>
      <text:p text:style-name="P2">${project_1109}</text:p>
      <text:p text:style-name="P2">${project_1110}</text:p>
      <text:p text:style-name="P2">${project_1111}</text:p>
      <text:p text:style-name="P2">${project_1112}</text:p>
      <text:p text:style-name="P2">${project_1113}</text:p>
      <text:p text:style-name="P2">${project_1114}</text:p>
      <text:p text:style-name="P2">${project_1115}</text:p>
      <text:p text:style-name="P2">${project_1116}</text:p>
      <text:p text:style-name="P2">${project_1117}</text:p>
      <text:p text:style-name="P2">${project_1118}</text:p>
      <text:p text:style-name="P2">${project_1119}</text:p>
      <text:p text:style-name="P2">${project_1120}</text:p>
      <text:p text:style-name="P2">${project_1121}</text:p>
      <text:p text:style-name="P2">${project_1122}</text:p>
      <text:p text:style-name="P2">${project_1123}</text:p>
      <text:p text:style-name="P2">${project_1124}</text:p>
      <text:p text:style-name="P2">${project_1125}</text:p>
      <text:p text:style-name="P2">${project_1126}</text:p>
      <text:p text:style-name="P2">${project_1127}</text:p>
      <text:p text:style-name="P2">${project_1128}</text:p>
      <text:p text:style-name="P2">${project_1129}</text:p>
      <text:p text:style-name="P2">${project_1130}</text:p>
      <text:p text:style-name="P2">${project_1131}</text:p>
      <text:p text:style-name="P2">${project_1132}</text:p>
      <text:p text:style-name="P2">${project_1133}</text:p>
      <text:p text:style-name="P2">${project_1134}</text:p>
      <text:p text:style-name="P2">${project_1135}</text:p>
      <text:p text:style-name="P2">${project_1136}</text:p>
      <text:p text:style-name="P2">${project_1137}</text:p>
      <text:p text:style-name="P2">${project_1138}</text:p>
      <text:p text:style-name="P2">${project_1139}</text:p>
      <text:p text:style-name="P2">${project_1140}</text:p>
      <text:p text:style-name="P2">${project_1141}</text:p>
      <text:p text:style-name="P2">${project_1142}</text:p>
      <text:p text:style-name="P2">${project_1143}</text:p>
      <text:p text:style-name="P2">${project_1144}</text:p>
      <text:p text:style-name="P2">${project_1145}</text:p>
      <text:p text:style-name="P2">${project_1146}</text:p>
      <text:p text:style-name="P2">${project_1147}</text:p>
      <text:p text:style-name="P2">${project_1148}</text:p>
      <text:p text:style-name="P2">${project_1149}</text:p>
      <text:p text:style-name="P2">${project_1150}</text:p>
      <text:p text:style-name="P2"><text:soft-page-break/>${project_1151}</text:p>
      <text:p text:style-name="P2">${project_1152}</text:p>
      <text:p text:style-name="P2">${project_1153}</text:p>
      <text:p text:style-name="P2">${project_1154}</text:p>
      <text:p text:style-name="P2">${project_1155}</text:p>
      <text:p text:style-name="P2">${project_1156}</text:p>
      <text:p text:style-name="P2">${project_1157}</text:p>
      <text:p text:style-name="P2">${project_1158}</text:p>
      <text:p text:style-name="P2">${project_1159}</text:p>
      <text:p text:style-name="P2">${project_1160}</text:p>
      <text:p text:style-name="P2">${project_1161}</text:p>
      <text:p text:style-name="P2">${project_1162}</text:p>
      <text:p text:style-name="P2">${project_1163}</text:p>
      <text:p text:style-name="P2">${project_1164}</text:p>
      <text:p text:style-name="P2">${project_1165}</text:p>
      <text:p text:style-name="P2">${project_1166}</text:p>
      <text:p text:style-name="P2">${project_1167}</text:p>
      <text:p text:style-name="P2">${project_1168}</text:p>
      <text:p text:style-name="P2">${project_1169}</text:p>
      <text:p text:style-name="P2">${project_1170}</text:p>
      <text:p text:style-name="P2">${project_1171}</text:p>
      <text:p text:style-name="P2">${project_1172}</text:p>
      <text:p text:style-name="P2">${project_1173}</text:p>
      <text:p text:style-name="P2">${project_1174}</text:p>
      <text:p text:style-name="P2">${project_1175}</text:p>
      <text:p text:style-name="P2">${project_1176}</text:p>
      <text:p text:style-name="P2">${project_1177}</text:p>
      <text:p text:style-name="P2">${project_1178}</text:p>
      <text:p text:style-name="P2">${project_1179}</text:p>
      <text:p text:style-name="P2">${project_1180}</text:p>
      <text:p text:style-name="P2">${project_1181}</text:p>
      <text:p text:style-name="P2">${project_1182}</text:p>
      <text:p text:style-name="P2">${project_1183}</text:p>
      <text:p text:style-name="P2">${project_1184}</text:p>
      <text:p text:style-name="P2">${project_1185}</text:p>
      <text:p text:style-name="P2">${project_1186}</text:p>
      <text:p text:style-name="P2">${project_1187}</text:p>
      <text:p text:style-name="P2">${project_1188}</text:p>
      <text:p text:style-name="P2">${project_1189}</text:p>
      <text:p text:style-name="P2">${project_1190}</text:p>
      <text:p text:style-name="P2">${project_1191}</text:p>
      <text:p text:style-name="P2">${project_1192}</text:p>
      <text:p text:style-name="P2">${project_1193}</text:p>
      <text:p text:style-name="P2">${project_1194}</text:p>
      <text:p text:style-name="P2">${project_1195}</text:p>
      <text:p text:style-name="P2">${project_1196}</text:p>
      <text:p text:style-name="P2"><text:soft-page-break/>${project_1197}</text:p>
      <text:p text:style-name="P2">${project_1198}</text:p>
      <text:p text:style-name="P2">${project_1199}</text:p>
      <text:p text:style-name="P2">${project_1200}</text:p>
      <text:p text:style-name="P2">${project_1201}</text:p>
      <text:p text:style-name="P2">${project_1202}</text:p>
      <text:p text:style-name="P2">${project_1203}</text:p>
      <text:p text:style-name="P2">${project_1204}</text:p>
      <text:p text:style-name="P2">${project_1205}</text:p>
      <text:p text:style-name="P2">${project_1206}</text:p>
      <text:p text:style-name="P2">${project_1207}</text:p>
      <text:p text:style-name="P2">${project_1208}</text:p>
      <text:p text:style-name="P2">${project_1209}</text:p>
      <text:p text:style-name="P2">${project_1210}</text:p>
      <text:p text:style-name="P2">${project_1211}</text:p>
      <text:p text:style-name="P2">${project_1212}</text:p>
      <text:p text:style-name="P2">${project_1213}</text:p>
      <text:p text:style-name="P2">${project_1214}</text:p>
      <text:p text:style-name="P2">${project_1215}</text:p>
      <text:p text:style-name="P2">${project_1216}</text:p>
      <text:p text:style-name="P2">${project_1217}</text:p>
      <text:p text:style-name="P2">${project_1218}</text:p>
      <text:p text:style-name="P2">${project_1219}</text:p>
      <text:p text:style-name="P2">${project_1220}</text:p>
      <text:p text:style-name="P2">${project_1221}</text:p>
      <text:p text:style-name="P2">${project_1222}</text:p>
      <text:p text:style-name="P2">${project_1223}</text:p>
      <text:p text:style-name="P2">${project_1224}</text:p>
      <text:p text:style-name="P2">${project_1225}</text:p>
      <text:p text:style-name="P2">${project_1226}</text:p>
      <text:p text:style-name="P2">${project_1227}</text:p>
      <text:p text:style-name="P2">${project_1228}</text:p>
      <text:p text:style-name="P2">${project_1229}</text:p>
      <text:p text:style-name="P2">${project_1230}</text:p>
      <text:p text:style-name="P2">${project_1231}</text:p>
      <text:p text:style-name="P2">${project_1232}</text:p>
      <text:p text:style-name="P2">${project_1233}</text:p>
      <text:p text:style-name="P2">${project_1234}</text:p>
      <text:p text:style-name="P2">${project_1235}</text:p>
      <text:p text:style-name="P2">${project_1236}</text:p>
      <text:p text:style-name="P2">${project_1237}</text:p>
      <text:p text:style-name="P2">${project_1238}</text:p>
      <text:p text:style-name="P2">${project_1239}</text:p>
      <text:p text:style-name="P2">${project_1240}</text:p>
      <text:p text:style-name="P2">${project_1241}</text:p>
      <text:p text:style-name="P2">${project_1242}</text:p>
      <text:p text:style-name="P2"><text:soft-page-break/>${project_1243}</text:p>
      <text:p text:style-name="P2">${project_1244}</text:p>
      <text:p text:style-name="P2">${project_1245}</text:p>
      <text:p text:style-name="P2">${project_1246}</text:p>
      <text:p text:style-name="P2">${project_1247}</text:p>
      <text:p text:style-name="P2">${project_1248}</text:p>
      <text:p text:style-name="P2">${project_1249}</text:p>
      <text:p text:style-name="P2">${project_1250}</text:p>
      <text:p text:style-name="P2">${project_1251}</text:p>
      <text:p text:style-name="P2">${project_1252}</text:p>
      <text:p text:style-name="P2">${project_1253}</text:p>
      <text:p text:style-name="P2">${project_1254}</text:p>
      <text:p text:style-name="P2">${project_1255}</text:p>
      <text:p text:style-name="P2">${project_1256}</text:p>
      <text:p text:style-name="P2">${project_1257}</text:p>
      <text:p text:style-name="P2">${project_1258}</text:p>
      <text:p text:style-name="P2">${project_1259}</text:p>
      <text:p text:style-name="P2">${project_1260}</text:p>
      <text:p text:style-name="P2">${project_1261}</text:p>
      <text:p text:style-name="P2">${project_1262}</text:p>
      <text:p text:style-name="P2">${project_1263}</text:p>
      <text:p text:style-name="P2">${project_1264}</text:p>
      <text:p text:style-name="P2">${project_1265}</text:p>
      <text:p text:style-name="P2">${project_1266}</text:p>
      <text:p text:style-name="P2">${project_1267}</text:p>
      <text:p text:style-name="P2">${project_1268}</text:p>
      <text:p text:style-name="P2">${project_1269}</text:p>
      <text:p text:style-name="P2">${project_1270}</text:p>
      <text:p text:style-name="P2">${project_1271}</text:p>
      <text:p text:style-name="P2">${project_1272}</text:p>
      <text:p text:style-name="P2">${project_1273}</text:p>
      <text:p text:style-name="P2">${project_1274}</text:p>
      <text:p text:style-name="P2">${project_1275}</text:p>
      <text:p text:style-name="P2">${project_1276}</text:p>
      <text:p text:style-name="P2">${project_1277}</text:p>
      <text:p text:style-name="P2">${project_1278}</text:p>
      <text:p text:style-name="P2">${project_1279}</text:p>
      <text:p text:style-name="P2">${project_1280}</text:p>
      <text:p text:style-name="P2">${project_1281}</text:p>
      <text:p text:style-name="P2">${project_1282}</text:p>
      <text:p text:style-name="P2">${project_1283}</text:p>
      <text:p text:style-name="P2">${project_1284}</text:p>
      <text:p text:style-name="P2">${project_1285}</text:p>
      <text:p text:style-name="P2">${project_1286}</text:p>
      <text:p text:style-name="P2">${project_1287}</text:p>
      <text:p text:style-name="P2">${project_1288}</text:p>
      <text:p text:style-name="P2"><text:soft-page-break/>${project_1289}</text:p>
      <text:p text:style-name="P2">${project_1290}</text:p>
      <text:p text:style-name="P2">${project_1291}</text:p>
      <text:p text:style-name="P2">${project_1292}</text:p>
      <text:p text:style-name="P2">${project_1293}</text:p>
      <text:p text:style-name="P2">${project_1294}</text:p>
      <text:p text:style-name="P2">${project_1295}</text:p>
      <text:p text:style-name="P2">${project_1296}</text:p>
      <text:p text:style-name="P2">${project_1297}</text:p>
      <text:p text:style-name="P2">${project_1298}</text:p>
      <text:p text:style-name="P2">${project_1299}</text:p>
      <text:p text:style-name="P2">${project_1300}</text:p>
      <text:p text:style-name="P2">${project_1301}</text:p>
      <text:p text:style-name="P2">${project_1302}</text:p>
      <text:p text:style-name="P2">${project_1303}</text:p>
      <text:p text:style-name="P2">${project_1304}</text:p>
      <text:p text:style-name="P2">${project_1305}</text:p>
      <text:p text:style-name="P2">${project_1306}</text:p>
      <text:p text:style-name="P2">${project_1307}</text:p>
      <text:p text:style-name="P2">${project_1308}</text:p>
      <text:p text:style-name="P2">${project_1309}</text:p>
      <text:p text:style-name="P2">${project_1310}</text:p>
      <text:p text:style-name="P2">${project_1311}</text:p>
      <text:p text:style-name="P2">${project_1312}</text:p>
      <text:p text:style-name="P2">${project_1313}</text:p>
      <text:p text:style-name="P2">${project_1314}</text:p>
      <text:p text:style-name="P2">${project_1315}</text:p>
      <text:p text:style-name="P2">${project_1316}</text:p>
      <text:p text:style-name="P2">${project_1317}</text:p>
      <text:p text:style-name="P2">${project_1318}</text:p>
      <text:p text:style-name="P2">${project_1319}</text:p>
      <text:p text:style-name="P2">${project_1320}</text:p>
      <text:p text:style-name="P2">${project_1321}</text:p>
      <text:p text:style-name="P2">${project_1322}</text:p>
      <text:p text:style-name="P2">${project_1323}</text:p>
      <text:p text:style-name="P2">${project_1324}</text:p>
      <text:p text:style-name="P2">${project_1325}</text:p>
      <text:p text:style-name="P2">${project_1326}</text:p>
      <text:p text:style-name="P2">${project_1327}</text:p>
      <text:p text:style-name="P2">${project_1328}</text:p>
      <text:p text:style-name="P2">${project_1329}</text:p>
      <text:p text:style-name="P2">${project_1330}</text:p>
      <text:p text:style-name="P2">${project_1331}</text:p>
      <text:p text:style-name="P2">${project_1332}</text:p>
      <text:p text:style-name="P2">${project_1333}</text:p>
      <text:p text:style-name="P2">${project_1334}</text:p>
      <text:p text:style-name="P2"><text:soft-page-break/>${project_1335}</text:p>
      <text:p text:style-name="P2">${project_1336}</text:p>
      <text:p text:style-name="P2">${project_1337}</text:p>
      <text:p text:style-name="P2">${project_1338}</text:p>
      <text:p text:style-name="P2">${project_1339}</text:p>
      <text:p text:style-name="P2">${project_1340}</text:p>
      <text:p text:style-name="P2">${project_1341}</text:p>
      <text:p text:style-name="P2">${project_1342}</text:p>
      <text:p text:style-name="P2">${project_1343}</text:p>
      <text:p text:style-name="P2">${project_1344}</text:p>
      <text:p text:style-name="P2">${project_1345}</text:p>
      <text:p text:style-name="P2">${project_1346}</text:p>
      <text:p text:style-name="P2">${project_1347}</text:p>
      <text:p text:style-name="P2">${project_1348}</text:p>
      <text:p text:style-name="P2">${project_1349}</text:p>
      <text:p text:style-name="P2">${project_1350}</text:p>
      <text:p text:style-name="P2">${project_1351}</text:p>
      <text:p text:style-name="P2">${project_1352}</text:p>
      <text:p text:style-name="P2">${project_1353}</text:p>
      <text:p text:style-name="P2">${project_1354}</text:p>
      <text:p text:style-name="P2">${project_1355}</text:p>
      <text:p text:style-name="P2">${project_1356}</text:p>
      <text:p text:style-name="P2">${project_1357}</text:p>
      <text:p text:style-name="P2">${project_1358}</text:p>
      <text:p text:style-name="P2">${project_1359}</text:p>
      <text:p text:style-name="P2">${project_1360}</text:p>
      <text:p text:style-name="P2">${project_1361}</text:p>
      <text:p text:style-name="P2">${project_1362}</text:p>
      <text:p text:style-name="P2">${project_1363}</text:p>
      <text:p text:style-name="P2">${project_1364}</text:p>
      <text:p text:style-name="P2">${project_1365}</text:p>
      <text:p text:style-name="P2">${project_1366}</text:p>
      <text:p text:style-name="P2">${project_1367}</text:p>
      <text:p text:style-name="P2">${project_1368}</text:p>
      <text:p text:style-name="P2">${project_1369}</text:p>
      <text:p text:style-name="P2">${project_1370}</text:p>
      <text:p text:style-name="P2">${project_1371}</text:p>
      <text:p text:style-name="P2">${project_1372}</text:p>
      <text:p text:style-name="P2">${project_1373}</text:p>
      <text:p text:style-name="P2">${project_1374}</text:p>
      <text:p text:style-name="P2">${project_1375}</text:p>
      <text:p text:style-name="P2">${project_1376}</text:p>
      <text:p text:style-name="P2">${project_1377}</text:p>
      <text:p text:style-name="P2">${project_1378}</text:p>
      <text:p text:style-name="P2">${project_1379}</text:p>
      <text:p text:style-name="P2">${project_1380}</text:p>
      <text:p text:style-name="P2"><text:soft-page-break/>${project_1381}</text:p>
      <text:p text:style-name="P2">${project_1382}</text:p>
      <text:p text:style-name="P2">${project_1383}</text:p>
      <text:p text:style-name="P2">${project_1384}</text:p>
      <text:p text:style-name="P2">${project_1385}</text:p>
      <text:p text:style-name="P2">${project_1386}</text:p>
      <text:p text:style-name="P2">${project_1387}</text:p>
      <text:p text:style-name="P2">${project_1388}</text:p>
      <text:p text:style-name="P2">${project_1389}</text:p>
      <text:p text:style-name="P2">${project_1390}</text:p>
      <text:p text:style-name="P2">${project_1391}</text:p>
      <text:p text:style-name="P2">${project_1392}</text:p>
      <text:p text:style-name="P2">${project_1393}</text:p>
      <text:p text:style-name="P2">${project_1394}</text:p>
      <text:p text:style-name="P2">${project_1395}</text:p>
      <text:p text:style-name="P2">${project_1396}</text:p>
      <text:p text:style-name="P2">${project_1397}</text:p>
      <text:p text:style-name="P2">${project_1398}</text:p>
      <text:p text:style-name="P2">${project_1399}</text:p>
      <text:p text:style-name="P2">${project_1400}</text:p>
      <text:p text:style-name="P2">${project_1401}</text:p>
      <text:p text:style-name="P2">${project_1402}</text:p>
      <text:p text:style-name="P2">${project_1403}</text:p>
      <text:p text:style-name="P2">${project_1404}</text:p>
      <text:p text:style-name="P2">${project_1405}</text:p>
      <text:p text:style-name="P2">${project_1406}</text:p>
      <text:p text:style-name="P2">${project_1407}</text:p>
      <text:p text:style-name="P2">${project_1408}</text:p>
      <text:p text:style-name="P2">${project_1409}</text:p>
      <text:p text:style-name="P2">${project_1410}</text:p>
      <text:p text:style-name="P2">${project_1411}</text:p>
      <text:p text:style-name="P2">${project_1412}</text:p>
      <text:p text:style-name="P2">${project_1413}</text:p>
      <text:p text:style-name="P2">${project_1414}</text:p>
      <text:p text:style-name="P2">${project_1415}</text:p>
      <text:p text:style-name="P2">${project_1416}</text:p>
      <text:p text:style-name="P2">${project_1417}</text:p>
      <text:p text:style-name="P2">${project_1418}</text:p>
      <text:p text:style-name="P2">${project_1419}</text:p>
      <text:p text:style-name="P2">${project_1420}</text:p>
      <text:p text:style-name="P2">${project_1421}</text:p>
      <text:p text:style-name="P2">${project_1422}</text:p>
      <text:p text:style-name="P2">${project_1423}</text:p>
      <text:p text:style-name="P2">${project_1424}</text:p>
      <text:p text:style-name="P2">${project_1425}</text:p>
      <text:p text:style-name="P2">${project_1426}</text:p>
      <text:p text:style-name="P2"><text:soft-page-break/>${project_1427}</text:p>
      <text:p text:style-name="P2">${project_1428}</text:p>
      <text:p text:style-name="P2">${project_1429}</text:p>
      <text:p text:style-name="P2">${project_1430}</text:p>
      <text:p text:style-name="P2">${project_1431}</text:p>
      <text:p text:style-name="P2">${project_1432}</text:p>
      <text:p text:style-name="P2">${project_1433}</text:p>
      <text:p text:style-name="P2">${project_1434}</text:p>
      <text:p text:style-name="P2">${project_1435}</text:p>
      <text:p text:style-name="P2">${project_1436}</text:p>
      <text:p text:style-name="P2">${project_1437}</text:p>
      <text:p text:style-name="P2">${project_1438}</text:p>
      <text:p text:style-name="P2">${project_1439}</text:p>
      <text:p text:style-name="P2">${project_1440}</text:p>
      <text:p text:style-name="P2">${project_1441}</text:p>
      <text:p text:style-name="P2">${project_1442}</text:p>
      <text:p text:style-name="P2">${project_1443}</text:p>
      <text:p text:style-name="P2">${project_1444}</text:p>
      <text:p text:style-name="P2">${project_1445}</text:p>
      <text:p text:style-name="P2">${project_1446}</text:p>
      <text:p text:style-name="P2">${project_1447}</text:p>
      <text:p text:style-name="P2">${project_1448}</text:p>
      <text:p text:style-name="P2">${project_1449}</text:p>
      <text:p text:style-name="P2">${project_1450}</text:p>
      <text:p text:style-name="P2">${project_1451}</text:p>
      <text:p text:style-name="P2">${project_1452}</text:p>
      <text:p text:style-name="P2">${project_1453}</text:p>
      <text:p text:style-name="P2">${project_1454}</text:p>
      <text:p text:style-name="P2">${project_1455}</text:p>
      <text:p text:style-name="P2">${project_1456}</text:p>
      <text:p text:style-name="P2">${project_1457}</text:p>
      <text:p text:style-name="P2">${project_1458}</text:p>
      <text:p text:style-name="P2">${project_1459}</text:p>
      <text:p text:style-name="P2">${project_1460}</text:p>
      <text:p text:style-name="P2">${project_1461}</text:p>
      <text:p text:style-name="P2">${project_1462}</text:p>
      <text:p text:style-name="P2">${project_1463}</text:p>
      <text:p text:style-name="P2">${project_1464}</text:p>
      <text:p text:style-name="P2">${project_1465}</text:p>
      <text:p text:style-name="P2">${project_1466}</text:p>
      <text:p text:style-name="P2">${project_1467}</text:p>
      <text:p text:style-name="P2">${project_1468}</text:p>
      <text:p text:style-name="P2">${project_1469}</text:p>
      <text:p text:style-name="P2">${project_1470}</text:p>
      <text:p text:style-name="P2">${project_1471}</text:p>
      <text:p text:style-name="P2">${project_1472}</text:p>
      <text:p text:style-name="P2"><text:soft-page-break/>${project_1473}</text:p>
      <text:p text:style-name="P2">${project_1474}</text:p>
      <text:p text:style-name="P2">${project_1475}</text:p>
      <text:p text:style-name="P2">${project_1476}</text:p>
      <text:p text:style-name="P2">${project_1477}</text:p>
      <text:p text:style-name="P2">${project_1478}</text:p>
      <text:p text:style-name="P2">${project_1479}</text:p>
      <text:p text:style-name="P2">${project_1480}</text:p>
      <text:p text:style-name="P2">${project_1481}</text:p>
      <text:p text:style-name="P2">${project_1482}</text:p>
      <text:p text:style-name="P2">${project_1483}</text:p>
      <text:p text:style-name="P2">${project_1484}</text:p>
      <text:p text:style-name="P2">${project_1485}</text:p>
      <text:p text:style-name="P2">${project_1486}</text:p>
      <text:p text:style-name="P2">${project_1487}</text:p>
      <text:p text:style-name="P2">${project_1488}</text:p>
      <text:p text:style-name="P2">${project_1489}</text:p>
      <text:p text:style-name="P2">${project_1490}</text:p>
      <text:p text:style-name="P2">${project_1491}</text:p>
      <text:p text:style-name="P2">${project_1492}</text:p>
      <text:p text:style-name="P2">${project_1493}</text:p>
      <text:p text:style-name="P2">${project_1494}</text:p>
      <text:p text:style-name="P2">${project_1495}</text:p>
      <text:p text:style-name="P2">${project_1496}</text:p>
      <text:p text:style-name="P2">${project_1497}</text:p>
      <text:p text:style-name="P2">${project_1498}</text:p>
      <text:p text:style-name="P2">${project_1499}</text:p>
      <text:p text:style-name="P2">${project_1500}</text:p>
      <text:p text:style-name="P2">${project_1501}</text:p>
      <text:p text:style-name="P2">${project_1502}</text:p>
      <text:p text:style-name="P2">${project_1503}</text:p>
      <text:p text:style-name="P2">${project_1504}</text:p>
      <text:p text:style-name="P2">${project_1505}</text:p>
      <text:p text:style-name="P2">${project_1506}</text:p>
      <text:p text:style-name="P2">${project_1507}</text:p>
      <text:p text:style-name="P2">${project_1508}</text:p>
      <text:p text:style-name="P2">${project_1509}</text:p>
      <text:p text:style-name="P2">${project_1510}</text:p>
      <text:p text:style-name="P2">${project_1511}</text:p>
      <text:p text:style-name="P2">${project_1512}</text:p>
      <text:p text:style-name="P2">${project_1513}</text:p>
      <text:p text:style-name="P2">${project_1514}</text:p>
      <text:p text:style-name="P2">${project_1515}</text:p>
      <text:p text:style-name="P2">${project_1516}</text:p>
      <text:p text:style-name="P2">${project_1517}</text:p>
      <text:p text:style-name="P2">${project_1518}</text:p>
      <text:p text:style-name="P2"><text:soft-page-break/>${project_1519}</text:p>
      <text:p text:style-name="P2">${project_1520}</text:p>
      <text:p text:style-name="P2">${project_1521}</text:p>
      <text:p text:style-name="P2">${project_1522}</text:p>
      <text:p text:style-name="P2">${project_1523}</text:p>
      <text:p text:style-name="P2">${project_1524}</text:p>
      <text:p text:style-name="P2">${project_1525}</text:p>
      <text:p text:style-name="P2">${project_1526}</text:p>
      <text:p text:style-name="P2">${project_1527}</text:p>
      <text:p text:style-name="P2">${project_1528}</text:p>
      <text:p text:style-name="P2">${project_1529}</text:p>
      <text:p text:style-name="P2">${project_1530}</text:p>
      <text:p text:style-name="P2">${project_1531}</text:p>
      <text:p text:style-name="P2">${project_1532}</text:p>
      <text:p text:style-name="P2">${project_1533}</text:p>
      <text:p text:style-name="P2">${project_1534}</text:p>
      <text:p text:style-name="P2">${project_1535}</text:p>
      <text:p text:style-name="P2">${project_1536}</text:p>
      <text:p text:style-name="P2">${project_1537}</text:p>
      <text:p text:style-name="P2">${project_1538}</text:p>
      <text:p text:style-name="P2">${project_1539}</text:p>
      <text:p text:style-name="P2">${project_1540}</text:p>
      <text:p text:style-name="P2">${project_1541}</text:p>
      <text:p text:style-name="P2">${project_1542}</text:p>
      <text:p text:style-name="P2">${project_1543}</text:p>
      <text:p text:style-name="P2">${project_1544}</text:p>
      <text:p text:style-name="P2">${project_1545}</text:p>
      <text:p text:style-name="P2">${project_1546}</text:p>
      <text:p text:style-name="P2">${project_1547}</text:p>
      <text:p text:style-name="P2">${project_1548}</text:p>
      <text:p text:style-name="P2">${project_1549}</text:p>
      <text:p text:style-name="P2">${project_1550}</text:p>
      <text:p text:style-name="P2">${project_1551}</text:p>
      <text:p text:style-name="P2">${project_1552}</text:p>
      <text:p text:style-name="P2">${project_1553}</text:p>
      <text:p text:style-name="P2">${project_1554}</text:p>
      <text:p text:style-name="P2">${project_1555}</text:p>
      <text:p text:style-name="P2">${project_1556}</text:p>
      <text:p text:style-name="P2">${project_1557}</text:p>
      <text:p text:style-name="P2">${project_1558}</text:p>
      <text:p text:style-name="P2">${project_1559}</text:p>
      <text:p text:style-name="P2">${project_1560}</text:p>
      <text:p text:style-name="P2">${project_1561}</text:p>
      <text:p text:style-name="P2">${project_1562}</text:p>
      <text:p text:style-name="P2">${project_1563}</text:p>
      <text:p text:style-name="P2">${project_1564}</text:p>
      <text:p text:style-name="P2"><text:soft-page-break/>${project_1565}</text:p>
      <text:p text:style-name="P2">${project_1566}</text:p>
      <text:p text:style-name="P2">${project_1567}</text:p>
      <text:p text:style-name="P2">${project_1568}</text:p>
      <text:p text:style-name="P2">${project_1569}</text:p>
      <text:p text:style-name="P2">${project_1570}</text:p>
      <text:p text:style-name="P2">${project_1571}</text:p>
      <text:p text:style-name="P2">${project_1572}</text:p>
      <text:p text:style-name="P2">${project_1573}</text:p>
      <text:p text:style-name="P2">${project_1574}</text:p>
      <text:p text:style-name="P2">${project_1575}</text:p>
      <text:p text:style-name="P2">${project_1576}</text:p>
      <text:p text:style-name="P2">${project_1577}</text:p>
      <text:p text:style-name="P2">${project_1578}</text:p>
      <text:p text:style-name="P2">${project_1579}</text:p>
      <text:p text:style-name="P2">${project_1580}</text:p>
      <text:p text:style-name="P2">${project_1581}</text:p>
      <text:p text:style-name="P2">${project_1582}</text:p>
      <text:p text:style-name="P2">${project_1583}</text:p>
      <text:p text:style-name="P2">${project_1584}</text:p>
      <text:p text:style-name="P2">${project_1585}</text:p>
      <text:p text:style-name="P2">${project_1586}</text:p>
      <text:p text:style-name="P2">${project_1587}</text:p>
      <text:p text:style-name="P2">${project_1588}</text:p>
      <text:p text:style-name="P2">${project_1589}</text:p>
      <text:p text:style-name="P2">${project_1590}</text:p>
      <text:p text:style-name="P2">${project_1591}</text:p>
      <text:p text:style-name="P2">${project_1592}</text:p>
      <text:p text:style-name="P2">${project_1593}</text:p>
      <text:p text:style-name="P2">${project_1594}</text:p>
      <text:p text:style-name="P2">${project_1595}</text:p>
      <text:p text:style-name="P2">${project_1596}</text:p>
      <text:p text:style-name="P2">${project_1597}</text:p>
      <text:p text:style-name="P2">${project_1598}</text:p>
      <text:p text:style-name="P2">${project_1599}</text:p>
      <text:p text:style-name="P2">${project_1600}</text:p>
      <text:p text:style-name="P2">${project_1601}</text:p>
      <text:p text:style-name="P2">${project_1602}</text:p>
      <text:p text:style-name="P2">${project_1603}</text:p>
      <text:p text:style-name="P2">${project_1604}</text:p>
      <text:p text:style-name="P2">${project_1605}</text:p>
      <text:p text:style-name="P2">${project_1606}</text:p>
      <text:p text:style-name="P2">${project_1607}</text:p>
      <text:p text:style-name="P2">${project_1608}</text:p>
      <text:p text:style-name="P2">${project_1609}</text:p>
      <text:p text:style-name="P2">${project_1610}</text:p>
      <text:p text:style-name="P2"><text:soft-page-break/>${project_1611}</text:p>
      <text:p text:style-name="P2">${project_1612}</text:p>
      <text:p text:style-name="P2">${project_1613}</text:p>
      <text:p text:style-name="P2">${project_1614}</text:p>
      <text:p text:style-name="P2">${project_1615}</text:p>
      <text:p text:style-name="P2">${project_1616}</text:p>
      <text:p text:style-name="P2">${project_1617}</text:p>
      <text:p text:style-name="P2">${project_1618}</text:p>
      <text:p text:style-name="P2">${project_1619}</text:p>
      <text:p text:style-name="P2">${project_1620}</text:p>
      <text:p text:style-name="P2">${project_1621}</text:p>
      <text:p text:style-name="P2">${project_1622}</text:p>
      <text:p text:style-name="P2">${project_1623}</text:p>
      <text:p text:style-name="P2">${project_1624}</text:p>
      <text:p text:style-name="P2">${project_1625}</text:p>
      <text:p text:style-name="P2">${project_1626}</text:p>
      <text:p text:style-name="P2">${project_1627}</text:p>
      <text:p text:style-name="P2">${project_1628}</text:p>
      <text:p text:style-name="P2">${project_1629}</text:p>
      <text:p text:style-name="P2">${project_1630}</text:p>
      <text:p text:style-name="P2">${project_1631}</text:p>
      <text:p text:style-name="P2">${project_1632}</text:p>
      <text:p text:style-name="P2">${project_1633}</text:p>
      <text:p text:style-name="P2">${project_1634}</text:p>
      <text:p text:style-name="P2">${project_1635}</text:p>
      <text:p text:style-name="P2">${project_1636}</text:p>
      <text:p text:style-name="P2">${project_1637}</text:p>
      <text:p text:style-name="P2">${project_1638}</text:p>
      <text:p text:style-name="P2">${project_1639}</text:p>
      <text:p text:style-name="P2">${project_1640}</text:p>
      <text:p text:style-name="P2">${project_1641}</text:p>
      <text:p text:style-name="P2">${project_1642}</text:p>
      <text:p text:style-name="P2">${project_1643}</text:p>
      <text:p text:style-name="P2">${project_1644}</text:p>
      <text:p text:style-name="P2">${project_1645}</text:p>
      <text:p text:style-name="P2">${project_1646}</text:p>
      <text:p text:style-name="P2">${project_1647}</text:p>
      <text:p text:style-name="P2">${project_1648}</text:p>
      <text:p text:style-name="P2">${project_1649}</text:p>
      <text:p text:style-name="P2">${project_1650}</text:p>
      <text:p text:style-name="P2">${project_1651}</text:p>
      <text:p text:style-name="P2">${project_1652}</text:p>
      <text:p text:style-name="P2">${project_1653}</text:p>
      <text:p text:style-name="P2">${project_1654}</text:p>
      <text:p text:style-name="P2">${project_1655}</text:p>
      <text:p text:style-name="P2">${project_1656}</text:p>
      <text:p text:style-name="P2"><text:soft-page-break/>${project_1657}</text:p>
      <text:p text:style-name="P2">${project_1658}</text:p>
      <text:p text:style-name="P2">${project_1659}</text:p>
      <text:p text:style-name="P2">${project_1660}</text:p>
      <text:p text:style-name="P2">${project_1661}</text:p>
      <text:p text:style-name="P2">${project_1662}</text:p>
      <text:p text:style-name="P2">${project_1663}</text:p>
      <text:p text:style-name="P2">${project_1664}</text:p>
      <text:p text:style-name="P2">${project_1665}</text:p>
      <text:p text:style-name="P2">${project_1666}</text:p>
      <text:p text:style-name="P2">${project_1667}</text:p>
      <text:p text:style-name="P2">${project_1668}</text:p>
      <text:p text:style-name="P2">${project_1669}</text:p>
      <text:p text:style-name="P2">${project_1670}</text:p>
      <text:p text:style-name="P2">${project_1671}</text:p>
      <text:p text:style-name="P2">${project_1672}</text:p>
      <text:p text:style-name="P2">${project_1673}</text:p>
      <text:p text:style-name="P2">${project_1674}</text:p>
      <text:p text:style-name="P2">${project_1675}</text:p>
      <text:p text:style-name="P2">${project_1676}</text:p>
      <text:p text:style-name="P2">${project_1677}</text:p>
      <text:p text:style-name="P2">${project_1678}</text:p>
      <text:p text:style-name="P2">${project_1679}</text:p>
      <text:p text:style-name="P2">${project_1680}</text:p>
      <text:p text:style-name="P2">${project_1681}</text:p>
      <text:p text:style-name="P2">${project_1682}</text:p>
      <text:p text:style-name="P2">${project_1683}</text:p>
      <text:p text:style-name="P2">${project_1684}</text:p>
      <text:p text:style-name="P2">${project_1685}</text:p>
      <text:p text:style-name="P2">${project_1686}</text:p>
      <text:p text:style-name="P2">${project_1687}</text:p>
      <text:p text:style-name="P2">${project_1688}</text:p>
      <text:p text:style-name="P2">${project_1689}</text:p>
      <text:p text:style-name="P2">${project_1690}</text:p>
      <text:p text:style-name="P2">${project_1691}</text:p>
      <text:p text:style-name="P2">${project_1692}</text:p>
      <text:p text:style-name="P2">${project_1693}</text:p>
      <text:p text:style-name="P2">${project_1694}</text:p>
      <text:p text:style-name="P2">${project_1695}</text:p>
      <text:p text:style-name="P2">${project_1696}</text:p>
      <text:p text:style-name="P2">${project_1697}</text:p>
      <text:p text:style-name="P2">${project_1698}</text:p>
      <text:p text:style-name="P2">${project_1699}</text:p>
      <text:p text:style-name="P2">${project_1700}</text:p>
      <text:p text:style-name="P2">${project_1701}</text:p>
      <text:p text:style-name="P2">${project_1702}</text:p>
      <text:p text:style-name="P2"><text:soft-page-break/>${project_1703}</text:p>
      <text:p text:style-name="P2">${project_1704}</text:p>
      <text:p text:style-name="P2">${project_1705}</text:p>
      <text:p text:style-name="P2">${project_1706}</text:p>
      <text:p text:style-name="P2">${project_1707}</text:p>
      <text:p text:style-name="P2">${project_1708}</text:p>
      <text:p text:style-name="P2">${project_1709}</text:p>
      <text:p text:style-name="P2">${project_1710}</text:p>
      <text:p text:style-name="P2">${project_1711}</text:p>
      <text:p text:style-name="P2">${project_1712}</text:p>
      <text:p text:style-name="P2">${project_1713}</text:p>
      <text:p text:style-name="P2">${project_1714}</text:p>
      <text:p text:style-name="P2">${project_1715}</text:p>
      <text:p text:style-name="P2">${project_1716}</text:p>
      <text:p text:style-name="P2">${project_1717}</text:p>
      <text:p text:style-name="P2">${project_1718}</text:p>
      <text:p text:style-name="P2">${project_1719}</text:p>
      <text:p text:style-name="P2">${project_1720}</text:p>
      <text:p text:style-name="P2">${project_1721}</text:p>
      <text:p text:style-name="P2">${project_1722}</text:p>
      <text:p text:style-name="P2">${project_1723}</text:p>
      <text:p text:style-name="P2">${project_1724}</text:p>
      <text:p text:style-name="P2">${project_1725}</text:p>
      <text:p text:style-name="P2">${project_1726}</text:p>
      <text:p text:style-name="P2">${project_1727}</text:p>
      <text:p text:style-name="P2">${project_1728}</text:p>
      <text:p text:style-name="P2">${project_1729}</text:p>
      <text:p text:style-name="P2">${project_1730}</text:p>
      <text:p text:style-name="P2">${project_1731}</text:p>
      <text:p text:style-name="P2">${project_1732}</text:p>
      <text:p text:style-name="P2">${project_1733}</text:p>
      <text:p text:style-name="P2">${project_1734}</text:p>
      <text:p text:style-name="P2">${project_1735}</text:p>
      <text:p text:style-name="P2">${project_1736}</text:p>
      <text:p text:style-name="P2">${project_1737}</text:p>
      <text:p text:style-name="P2">${project_1738}</text:p>
      <text:p text:style-name="P2">${project_1739}</text:p>
      <text:p text:style-name="P2">${project_1740}</text:p>
      <text:p text:style-name="P2">${project_1741}</text:p>
      <text:p text:style-name="P2">${project_1742}</text:p>
      <text:p text:style-name="P2">${project_1743}</text:p>
      <text:p text:style-name="P2">${project_1744}</text:p>
      <text:p text:style-name="P2">${project_1745}</text:p>
      <text:p text:style-name="P2">${project_1746}</text:p>
      <text:p text:style-name="P2">${project_1747}</text:p>
      <text:p text:style-name="P2">${project_1748}</text:p>
      <text:p text:style-name="P2"><text:soft-page-break/>${project_1749}</text:p>
      <text:p text:style-name="P2">${project_1750}</text:p>
      <text:p text:style-name="P2">${project_1751}</text:p>
      <text:p text:style-name="P2">${project_1752}</text:p>
      <text:p text:style-name="P2">${project_1753}</text:p>
      <text:p text:style-name="P2">${project_1754}</text:p>
      <text:p text:style-name="P2">${project_1755}</text:p>
      <text:p text:style-name="P2">${project_1756}</text:p>
      <text:p text:style-name="P2">${project_1757}</text:p>
      <text:p text:style-name="P2">${project_1758}</text:p>
      <text:p text:style-name="P2">${project_1759}</text:p>
      <text:p text:style-name="P2">${project_1760}</text:p>
      <text:p text:style-name="P2">${project_1761}</text:p>
      <text:p text:style-name="P2">${project_1762}</text:p>
      <text:p text:style-name="P2">${project_1763}</text:p>
      <text:p text:style-name="P2">${project_1764}</text:p>
      <text:p text:style-name="P2">${project_1765}</text:p>
      <text:p text:style-name="P2">${project_1766}</text:p>
      <text:p text:style-name="P2">${project_1767}</text:p>
      <text:p text:style-name="P2">${project_1768}</text:p>
      <text:p text:style-name="P2">${project_1769}</text:p>
      <text:p text:style-name="P2">${project_1770}</text:p>
      <text:p text:style-name="P2">${project_1771}</text:p>
      <text:p text:style-name="P2">${project_1772}</text:p>
      <text:p text:style-name="P2">${project_1773}</text:p>
      <text:p text:style-name="P2">${project_1774}</text:p>
      <text:p text:style-name="P2">${project_1775}</text:p>
      <text:p text:style-name="P2">${project_1776}</text:p>
      <text:p text:style-name="P2">${project_1777}</text:p>
      <text:p text:style-name="P2">${project_1778}</text:p>
      <text:p text:style-name="P2">${project_1779}</text:p>
      <text:p text:style-name="P2">${project_1780}</text:p>
      <text:p text:style-name="P2">${project_1781}</text:p>
      <text:p text:style-name="P2">${project_1782}</text:p>
      <text:p text:style-name="P2">${project_1783}</text:p>
      <text:p text:style-name="P2">${project_1784}</text:p>
      <text:p text:style-name="P2">${project_1785}</text:p>
      <text:p text:style-name="P2">${project_1786}</text:p>
      <text:p text:style-name="P2">${project_1787}</text:p>
      <text:p text:style-name="P2">${project_1788}</text:p>
      <text:p text:style-name="P2">${project_1789}</text:p>
      <text:p text:style-name="P2">${project_1790}</text:p>
      <text:p text:style-name="P2">${project_1791}</text:p>
      <text:p text:style-name="P2">${project_1792}</text:p>
      <text:p text:style-name="P2">${project_1793}</text:p>
      <text:p text:style-name="P2">${project_1794}</text:p>
      <text:p text:style-name="P2"><text:soft-page-break/>${project_1795}</text:p>
      <text:p text:style-name="P2">${project_1796}</text:p>
      <text:p text:style-name="P2">${project_1797}</text:p>
      <text:p text:style-name="P2">${project_1798}</text:p>
      <text:p text:style-name="P2">${project_1799}</text:p>
      <text:p text:style-name="P2">${project_1800}</text:p>
      <text:p text:style-name="P2">${project_1801}</text:p>
      <text:p text:style-name="P2">${project_1802}</text:p>
      <text:p text:style-name="P2">${project_1803}</text:p>
      <text:p text:style-name="P2">${project_1804}</text:p>
      <text:p text:style-name="P2">${project_1805}</text:p>
      <text:p text:style-name="P2">${project_1806}</text:p>
      <text:p text:style-name="P2">${project_1807}</text:p>
      <text:p text:style-name="P2">${project_1808}</text:p>
      <text:p text:style-name="P2">${project_1809}</text:p>
      <text:p text:style-name="P2">${project_1810}</text:p>
      <text:p text:style-name="P2">${project_1811}</text:p>
      <text:p text:style-name="P2">${project_1812}</text:p>
      <text:p text:style-name="P2">${project_1813}</text:p>
      <text:p text:style-name="P2">${project_1814}</text:p>
      <text:p text:style-name="P2">${project_1815}</text:p>
      <text:p text:style-name="P2">${project_1816}</text:p>
      <text:p text:style-name="P2">${project_1817}</text:p>
      <text:p text:style-name="P2">${project_1818}</text:p>
      <text:p text:style-name="P2">${project_1819}</text:p>
      <text:p text:style-name="P2">${project_1820}</text:p>
      <text:p text:style-name="P2">${project_1821}</text:p>
      <text:p text:style-name="P2">${project_1822}</text:p>
      <text:p text:style-name="P2">${project_1823}</text:p>
      <text:p text:style-name="P2">${project_1824}</text:p>
      <text:p text:style-name="P2">${project_1825}</text:p>
      <text:p text:style-name="P2">${project_1826}</text:p>
      <text:p text:style-name="P2">${project_1827}</text:p>
      <text:p text:style-name="P2">${project_1828}</text:p>
      <text:p text:style-name="P2">${project_1829}</text:p>
      <text:p text:style-name="P2">${project_1830}</text:p>
      <text:p text:style-name="P2">${project_1831}</text:p>
      <text:p text:style-name="P2">${project_1832}</text:p>
      <text:p text:style-name="P2">${project_1833}</text:p>
      <text:p text:style-name="P2">${project_1834}</text:p>
      <text:p text:style-name="P2">${project_1835}</text:p>
      <text:p text:style-name="P2">${project_1836}</text:p>
      <text:p text:style-name="P2">${project_1837}</text:p>
      <text:p text:style-name="P2">${project_1838}</text:p>
      <text:p text:style-name="P2">${project_1839}</text:p>
      <text:p text:style-name="P2">${project_1840}</text:p>
      <text:p text:style-name="P2"><text:soft-page-break/>${project_1841}</text:p>
      <text:p text:style-name="P2">${project_1842}</text:p>
      <text:p text:style-name="P2">${project_1843}</text:p>
      <text:p text:style-name="P2">${project_1844}</text:p>
      <text:p text:style-name="P2">${project_1845}</text:p>
      <text:p text:style-name="P2">${project_1846}</text:p>
      <text:p text:style-name="P2">${project_1847}</text:p>
      <text:p text:style-name="P2">${project_1848}</text:p>
      <text:p text:style-name="P2">${project_1849}</text:p>
      <text:p text:style-name="P2">${project_1850}</text:p>
      <text:p text:style-name="P2">${project_1851}</text:p>
      <text:p text:style-name="P2">${project_1852}</text:p>
      <text:p text:style-name="P2">${project_1853}</text:p>
      <text:p text:style-name="P2">${project_1854}</text:p>
      <text:p text:style-name="P2">${project_1855}</text:p>
      <text:p text:style-name="P2">${project_1856}</text:p>
      <text:p text:style-name="P2">${project_1857}</text:p>
      <text:p text:style-name="P2">${project_1858}</text:p>
      <text:p text:style-name="P2">${project_1859}</text:p>
      <text:p text:style-name="P2">${project_1860}</text:p>
      <text:p text:style-name="P2">${project_1861}</text:p>
      <text:p text:style-name="P2">${project_1862}</text:p>
      <text:p text:style-name="P2">${project_1863}</text:p>
      <text:p text:style-name="P2">${project_1864}</text:p>
      <text:p text:style-name="P2">${project_1865}</text:p>
      <text:p text:style-name="P2">${project_1866}</text:p>
      <text:p text:style-name="P2">${project_1867}</text:p>
      <text:p text:style-name="P2">${project_1868}</text:p>
      <text:p text:style-name="P2">${project_1869}</text:p>
      <text:p text:style-name="P2">${project_1870}</text:p>
      <text:p text:style-name="P2">${project_1871}</text:p>
      <text:p text:style-name="P2">${project_1872}</text:p>
      <text:p text:style-name="P2">${project_1873}</text:p>
      <text:p text:style-name="P2">${project_1874}</text:p>
      <text:p text:style-name="P2">${project_1875}</text:p>
      <text:p text:style-name="P2">${project_1876}</text:p>
      <text:p text:style-name="P2">${project_1877}</text:p>
      <text:p text:style-name="P2">${project_1878}</text:p>
      <text:p text:style-name="P2">${project_1879}</text:p>
      <text:p text:style-name="P2">${project_1880}</text:p>
      <text:p text:style-name="P2">${project_1881}</text:p>
      <text:p text:style-name="P2">${project_1882}</text:p>
      <text:p text:style-name="P2">${project_1883}</text:p>
      <text:p text:style-name="P2">${project_1884}</text:p>
      <text:p text:style-name="P2">${project_1885}</text:p>
      <text:p text:style-name="P2">${project_1886}</text:p>
      <text:p text:style-name="P2"><text:soft-page-break/>${project_1887}</text:p>
      <text:p text:style-name="P2">${project_1888}</text:p>
      <text:p text:style-name="P2">${project_1889}</text:p>
      <text:p text:style-name="P2">${project_1890}</text:p>
      <text:p text:style-name="P2">${project_1891}</text:p>
      <text:p text:style-name="P2">${project_1892}</text:p>
      <text:p text:style-name="P2">${project_1893}</text:p>
      <text:p text:style-name="P2">${project_1894}</text:p>
      <text:p text:style-name="P2">${project_1895}</text:p>
      <text:p text:style-name="P2">${project_1896}</text:p>
      <text:p text:style-name="P2">${project_1897}</text:p>
      <text:p text:style-name="P2">${project_1898}</text:p>
      <text:p text:style-name="P2">${project_1899}</text:p>
      <text:p text:style-name="P2">${project_1900}</text:p>
      <text:p text:style-name="P2">${project_1901}</text:p>
      <text:p text:style-name="P2">${project_1902}</text:p>
      <text:p text:style-name="P2">${project_1903}</text:p>
      <text:p text:style-name="P2">${project_1904}</text:p>
      <text:p text:style-name="P2">${project_1905}</text:p>
      <text:p text:style-name="P2">${project_1906}</text:p>
      <text:p text:style-name="P2">${project_1907}</text:p>
      <text:p text:style-name="P2">${project_1908}</text:p>
      <text:p text:style-name="P2">${project_1909}</text:p>
      <text:p text:style-name="P2">${project_1910}</text:p>
      <text:p text:style-name="P2">${project_1911}</text:p>
      <text:p text:style-name="P2">${project_1912}</text:p>
      <text:p text:style-name="P2">${project_1913}</text:p>
      <text:p text:style-name="P2">${project_1914}</text:p>
      <text:p text:style-name="P2">${project_1915}</text:p>
      <text:p text:style-name="P2">${project_1916}</text:p>
      <text:p text:style-name="P2">${project_1917}</text:p>
      <text:p text:style-name="P2">${project_1918}</text:p>
      <text:p text:style-name="P2">${project_1919}</text:p>
      <text:p text:style-name="P2">${project_1920}</text:p>
      <text:p text:style-name="P2">${project_1921}</text:p>
      <text:p text:style-name="P2">${project_1922}</text:p>
      <text:p text:style-name="P2">${project_1923}</text:p>
      <text:p text:style-name="P2">${project_1924}</text:p>
      <text:p text:style-name="P2">${project_1925}</text:p>
      <text:p text:style-name="P2">${project_1926}</text:p>
      <text:p text:style-name="P2">${project_1927}</text:p>
      <text:p text:style-name="P2">${project_1928}</text:p>
      <text:p text:style-name="P2">${project_1929}</text:p>
      <text:p text:style-name="P2">${project_1930}</text:p>
      <text:p text:style-name="P2">${project_1931}</text:p>
      <text:p text:style-name="P2">${project_1932}</text:p>
      <text:p text:style-name="P2"><text:soft-page-break/>${project_1933}</text:p>
      <text:p text:style-name="P2">${project_1934}</text:p>
      <text:p text:style-name="P2">${project_1935}</text:p>
      <text:p text:style-name="P2">${project_1936}</text:p>
      <text:p text:style-name="P2">${project_1937}</text:p>
      <text:p text:style-name="P2">${project_1938}</text:p>
      <text:p text:style-name="P2">${project_1939}</text:p>
      <text:p text:style-name="P2">${project_1940}</text:p>
      <text:p text:style-name="P2">${project_1941}</text:p>
      <text:p text:style-name="P2">${project_1942}</text:p>
      <text:p text:style-name="P2">${project_1943}</text:p>
      <text:p text:style-name="P2">${project_1944}</text:p>
      <text:p text:style-name="P2">${project_1945}</text:p>
      <text:p text:style-name="P2">${project_1946}</text:p>
      <text:p text:style-name="P2">${project_1947}</text:p>
      <text:p text:style-name="P2">${project_1948}</text:p>
      <text:p text:style-name="P2">${project_1949}</text:p>
      <text:p text:style-name="P2">${project_1950}</text:p>
      <text:p text:style-name="P2">${project_1951}</text:p>
      <text:p text:style-name="P2">${project_1952}</text:p>
      <text:p text:style-name="P2">${project_1953}</text:p>
      <text:p text:style-name="P2">${project_1954}</text:p>
      <text:p text:style-name="P2">${project_1955}</text:p>
      <text:p text:style-name="P2">${project_1956}</text:p>
      <text:p text:style-name="P2">${project_1957}</text:p>
      <text:p text:style-name="P2">${project_1958}</text:p>
      <text:p text:style-name="P2">${project_1959}</text:p>
      <text:p text:style-name="P2">${project_1960}</text:p>
      <text:p text:style-name="P2">${project_1961}</text:p>
      <text:p text:style-name="P2">${project_1962}</text:p>
      <text:p text:style-name="P2">${project_1963}</text:p>
      <text:p text:style-name="P2">${project_1964}</text:p>
      <text:p text:style-name="P2">${project_1965}</text:p>
      <text:p text:style-name="P2">${project_1966}</text:p>
      <text:p text:style-name="P2">${project_1967}</text:p>
      <text:p text:style-name="P2">${project_1968}</text:p>
      <text:p text:style-name="P2">${project_1969}</text:p>
      <text:p text:style-name="P2">${project_1970}</text:p>
      <text:p text:style-name="P2">${project_1971}</text:p>
      <text:p text:style-name="P2">${project_1972}</text:p>
      <text:p text:style-name="P2">${project_1973}</text:p>
      <text:p text:style-name="P2">${project_1974}</text:p>
      <text:p text:style-name="P2">${project_1975}</text:p>
      <text:p text:style-name="P2">${project_1976}</text:p>
      <text:p text:style-name="P2">${project_1977}</text:p>
      <text:p text:style-name="P2">${project_1978}</text:p>
      <text:p text:style-name="P2"><text:soft-page-break/>${project_1979}</text:p>
      <text:p text:style-name="P2">${project_1980}</text:p>
      <text:p text:style-name="P2">${project_1981}</text:p>
      <text:p text:style-name="P2">${project_1982}</text:p>
      <text:p text:style-name="P2">${project_1983}</text:p>
      <text:p text:style-name="P2">${project_1984}</text:p>
      <text:p text:style-name="P2">${project_1985}</text:p>
      <text:p text:style-name="P2">${project_1986}</text:p>
      <text:p text:style-name="P2">${project_1987}</text:p>
      <text:p text:style-name="P2">${project_1988}</text:p>
      <text:p text:style-name="P2">${project_1989}</text:p>
      <text:p text:style-name="P2">${project_1990}</text:p>
      <text:p text:style-name="P2">${project_1991}</text:p>
      <text:p text:style-name="P2">${project_1992}</text:p>
      <text:p text:style-name="P2">${project_1993}</text:p>
      <text:p text:style-name="P2">${project_1994}</text:p>
      <text:p text:style-name="P2">${project_1995}</text:p>
      <text:p text:style-name="P2">${project_1996}</text:p>
      <text:p text:style-name="P2">${project_1997}</text:p>
      <text:p text:style-name="P2">${project_1998}</text:p>
      <text:p text:style-name="P2">${project_1999}</text:p>
      <text:p text:style-name="P2">${project_2000}</text:p>
      <text:p text:style-name="P2">${project_2001}</text:p>
      <text:p text:style-name="P2">${project_2002}</text:p>
      <text:p text:style-name="P2">${project_2003}</text:p>
      <text:p text:style-name="P2">${project_2004}</text:p>
      <text:p text:style-name="P2">${project_2005}</text:p>
      <text:p text:style-name="P2">${project_2006}</text:p>
      <text:p text:style-name="P2">${project_2007}</text:p>
      <text:p text:style-name="P2">${project_2008}</text:p>
      <text:p text:style-name="P2">${project_2009}</text:p>
      <text:p text:style-name="P2">${project_2010}</text:p>
      <text:p text:style-name="P2">${project_2011}</text:p>
      <text:p text:style-name="P2">${project_2012}</text:p>
      <text:p text:style-name="P2">${project_2013}</text:p>
      <text:p text:style-name="P2">${project_2014}</text:p>
      <text:p text:style-name="P2">${project_2015}</text:p>
      <text:p text:style-name="P2">${project_2016}</text:p>
      <text:p text:style-name="P2">${project_2017}</text:p>
      <text:p text:style-name="P2">${project_2018}</text:p>
      <text:p text:style-name="P2">${project_2019}</text:p>
      <text:p text:style-name="P2">${project_2020}</text:p>
      <text:p text:style-name="P2">${project_2021}</text:p>
      <text:p text:style-name="P2">${project_2022}</text:p>
      <text:p text:style-name="P2">${project_2023}</text:p>
      <text:p text:style-name="P2">${project_2024}</text:p>
      <text:p text:style-name="P2"><text:soft-page-break/>${project_2025}</text:p>
      <text:p text:style-name="P2">${project_2026}</text:p>
      <text:p text:style-name="P2">${project_2027}</text:p>
      <text:p text:style-name="P2">${project_2028}</text:p>
      <text:p text:style-name="P2">${project_2029}</text:p>
      <text:p text:style-name="P2">${project_2030}</text:p>
      <text:p text:style-name="P2">${project_2031}</text:p>
      <text:p text:style-name="P2">${project_2032}</text:p>
      <text:p text:style-name="P2">${project_2033}</text:p>
      <text:p text:style-name="P2">${project_2034}</text:p>
      <text:p text:style-name="P2">${project_2035}</text:p>
      <text:p text:style-name="P2">${project_2036}</text:p>
      <text:p text:style-name="P2">${project_2037}</text:p>
      <text:p text:style-name="P2">${project_2038}</text:p>
      <text:p text:style-name="P2">${project_2039}</text:p>
      <text:p text:style-name="P2">${project_2040}</text:p>
      <text:p text:style-name="P2">${project_2041}</text:p>
      <text:p text:style-name="P2">${project_2042}</text:p>
      <text:p text:style-name="P2">${project_2043}</text:p>
      <text:p text:style-name="P2">${project_2044}</text:p>
      <text:p text:style-name="P2">${project_2045}</text:p>
      <text:p text:style-name="P2">${project_2046}</text:p>
      <text:p text:style-name="P2">${project_2047}</text:p>
      <text:p text:style-name="P2">${project_2048}</text:p>
      <text:p text:style-name="P2">${project_2049}</text:p>
      <text:p text:style-name="P2">${project_2050}</text:p>
      <text:p text:style-name="P2">${project_2051}</text:p>
      <text:p text:style-name="P2">${project_2052}</text:p>
      <text:p text:style-name="P2">${project_2053}</text:p>
      <text:p text:style-name="P2">${project_2054}</text:p>
      <text:p text:style-name="P2">${project_2055}</text:p>
      <text:p text:style-name="P2">${project_2056}</text:p>
      <text:p text:style-name="P2">${project_2057}</text:p>
      <text:p text:style-name="P2">${project_2058}</text:p>
      <text:p text:style-name="P2">${project_2059}</text:p>
      <text:p text:style-name="P2">${project_2060}</text:p>
      <text:p text:style-name="P2">${project_2061}</text:p>
      <text:p text:style-name="P2">${project_2062}</text:p>
      <text:p text:style-name="P2">${project_2063}</text:p>
      <text:p text:style-name="P2">${project_2064}</text:p>
      <text:p text:style-name="P2">${project_2065}</text:p>
      <text:p text:style-name="P2">${project_2066}</text:p>
      <text:p text:style-name="P2">${project_2067}</text:p>
      <text:p text:style-name="P2">${project_2068}</text:p>
      <text:p text:style-name="P2">${project_2069}</text:p>
      <text:p text:style-name="P2">${project_2070}</text:p>
      <text:p text:style-name="P2"><text:soft-page-break/>${project_2071}</text:p>
      <text:p text:style-name="P2">${project_2072}</text:p>
      <text:p text:style-name="P2">${project_2073}</text:p>
      <text:p text:style-name="P2">${project_2074}</text:p>
      <text:p text:style-name="P2">${project_2075}</text:p>
      <text:p text:style-name="P2">${project_2076}</text:p>
      <text:p text:style-name="P2">${project_2077}</text:p>
      <text:p text:style-name="P2">${project_2078}</text:p>
      <text:p text:style-name="P2">${project_2079}</text:p>
      <text:p text:style-name="P2">${project_2080}</text:p>
      <text:p text:style-name="P2">${project_2081}</text:p>
      <text:p text:style-name="P2">${project_2082}</text:p>
      <text:p text:style-name="P2">${project_2083}</text:p>
      <text:p text:style-name="P2">${project_2084}</text:p>
      <text:p text:style-name="P2">${project_2085}</text:p>
      <text:p text:style-name="P2">${project_2086}</text:p>
      <text:p text:style-name="P2">${project_2087}</text:p>
      <text:p text:style-name="P2">${project_2088}</text:p>
      <text:p text:style-name="P2">${project_2089}</text:p>
      <text:p text:style-name="P2">${project_2090}</text:p>
      <text:p text:style-name="P2">${project_2091}</text:p>
      <text:p text:style-name="P2">${project_2092}</text:p>
      <text:p text:style-name="P2">${project_2093}</text:p>
      <text:p text:style-name="P2">${project_2094}</text:p>
      <text:p text:style-name="P2">${project_2095}</text:p>
      <text:p text:style-name="P2">${project_2096}</text:p>
      <text:p text:style-name="P2">${project_2097}</text:p>
      <text:p text:style-name="P2">${project_2098}</text:p>
      <text:p text:style-name="P2">${project_2099}</text:p>
      <text:p text:style-name="P2">${project_2100}</text:p>
      <text:p text:style-name="P2">${project_2101}</text:p>
      <text:p text:style-name="P2">${project_2102}</text:p>
      <text:p text:style-name="P2">${project_2103}</text:p>
      <text:p text:style-name="P2">${project_2104}</text:p>
      <text:p text:style-name="P2">${project_2105}</text:p>
      <text:p text:style-name="P2">${project_2106}</text:p>
      <text:p text:style-name="P2">${project_2107}</text:p>
      <text:p text:style-name="P2">${project_2108}</text:p>
      <text:p text:style-name="P2">${project_2109}</text:p>
      <text:p text:style-name="P2">${project_2110}</text:p>
      <text:p text:style-name="P2">${project_2111}</text:p>
      <text:p text:style-name="P2">${project_2112}</text:p>
      <text:p text:style-name="P2">${project_2113}</text:p>
      <text:p text:style-name="P2">${project_2114}</text:p>
      <text:p text:style-name="P2">${project_2115}</text:p>
      <text:p text:style-name="P2">${project_2116}</text:p>
      <text:p text:style-name="P2"><text:soft-page-break/>${project_2117}</text:p>
      <text:p text:style-name="P2">${project_2118}</text:p>
      <text:p text:style-name="P2">${project_2119}</text:p>
      <text:p text:style-name="P2">${project_2120}</text:p>
      <text:p text:style-name="P2">${project_2121}</text:p>
      <text:p text:style-name="P2">${project_2122}</text:p>
      <text:p text:style-name="P2">${project_2123}</text:p>
      <text:p text:style-name="P2">${project_2124}</text:p>
      <text:p text:style-name="P2">${project_2125}</text:p>
      <text:p text:style-name="P2">${project_2126}</text:p>
      <text:p text:style-name="P2">${project_2127}</text:p>
      <text:p text:style-name="P2">${project_2128}</text:p>
      <text:p text:style-name="P2">${project_2129}</text:p>
      <text:p text:style-name="P2">${project_2130}</text:p>
      <text:p text:style-name="P2">${project_2131}</text:p>
      <text:p text:style-name="P2">${project_2132}</text:p>
      <text:p text:style-name="P2">${project_2133}</text:p>
      <text:p text:style-name="P2">${project_2134}</text:p>
      <text:p text:style-name="P2">${project_2135}</text:p>
      <text:p text:style-name="P2">${project_2136}</text:p>
      <text:p text:style-name="P2">${project_2137}</text:p>
      <text:p text:style-name="P2">${project_2138}</text:p>
      <text:p text:style-name="P2">${project_2139}</text:p>
      <text:p text:style-name="P2">${project_2140}</text:p>
      <text:p text:style-name="P2">${project_2141}</text:p>
      <text:p text:style-name="P2">${project_2142}</text:p>
      <text:p text:style-name="P2">${project_2143}</text:p>
      <text:p text:style-name="P2">${project_2144}</text:p>
      <text:p text:style-name="P2">${project_2145}</text:p>
      <text:p text:style-name="P2">${project_2146}</text:p>
      <text:p text:style-name="P2">${project_2147}</text:p>
      <text:p text:style-name="P2">${project_2148}</text:p>
      <text:p text:style-name="P2">${project_2149}</text:p>
      <text:p text:style-name="P2">${project_2150}</text:p>
      <text:p text:style-name="P2">${project_2151}</text:p>
      <text:p text:style-name="P2">${project_2152}</text:p>
      <text:p text:style-name="P2">${project_2153}</text:p>
      <text:p text:style-name="P2">${project_2154}</text:p>
      <text:p text:style-name="P2">${project_2155}</text:p>
      <text:p text:style-name="P2">${project_2156}</text:p>
      <text:p text:style-name="P2">${project_2157}</text:p>
      <text:p text:style-name="P2">${project_2158}</text:p>
      <text:p text:style-name="P2">${project_2159}</text:p>
      <text:p text:style-name="P2">${project_2160}</text:p>
      <text:p text:style-name="P2">${project_2161}</text:p>
      <text:p text:style-name="P2">${project_2162}</text:p>
      <text:p text:style-name="P2"><text:soft-page-break/>${project_2163}</text:p>
      <text:p text:style-name="P2">${project_2164}</text:p>
      <text:p text:style-name="P2">${project_2165}</text:p>
      <text:p text:style-name="P2">${project_2166}</text:p>
      <text:p text:style-name="P2">${project_2167}</text:p>
      <text:p text:style-name="P2">${project_2168}</text:p>
      <text:p text:style-name="P2">${project_2169}</text:p>
      <text:p text:style-name="P2">${project_2170}</text:p>
      <text:p text:style-name="P2">${project_2171}</text:p>
      <text:p text:style-name="P2">${project_2172}</text:p>
      <text:p text:style-name="P2">${project_2173}</text:p>
      <text:p text:style-name="P2">${project_2174}</text:p>
      <text:p text:style-name="P2">${project_2175}</text:p>
      <text:p text:style-name="P2">${project_2176}</text:p>
      <text:p text:style-name="P2">${project_2177}</text:p>
      <text:p text:style-name="P2">${project_2178}</text:p>
      <text:p text:style-name="P2">${project_2179}</text:p>
      <text:p text:style-name="P2">${project_2180}</text:p>
      <text:p text:style-name="P2">${project_2181}</text:p>
      <text:p text:style-name="P2">${project_2182}</text:p>
      <text:p text:style-name="P2">${project_2183}</text:p>
      <text:p text:style-name="P2">${project_2184}</text:p>
      <text:p text:style-name="P2">${project_2185}</text:p>
      <text:p text:style-name="P2">${project_2186}</text:p>
      <text:p text:style-name="P2">${project_2187}</text:p>
      <text:p text:style-name="P2">${project_2188}</text:p>
      <text:p text:style-name="P2">${project_2189}</text:p>
      <text:p text:style-name="P2">${project_2190}</text:p>
      <text:p text:style-name="P2">${project_2191}</text:p>
      <text:p text:style-name="P2">${project_2192}</text:p>
      <text:p text:style-name="P2">${project_2193}</text:p>
      <text:p text:style-name="P2">${project_2194}</text:p>
      <text:p text:style-name="P2">${project_2195}</text:p>
      <text:p text:style-name="P2">${project_2196}</text:p>
      <text:p text:style-name="P2">${project_2197}</text:p>
      <text:p text:style-name="P2">${project_2198}</text:p>
      <text:p text:style-name="P2">${project_2199}</text:p>
      <text:p text:style-name="P2">${project_2200}</text:p>
      <text:p text:style-name="P2">${project_2201}</text:p>
      <text:p text:style-name="P2">${project_2202}</text:p>
      <text:p text:style-name="P2">${project_2203}</text:p>
      <text:p text:style-name="P2">${project_2204}</text:p>
      <text:p text:style-name="P2">${project_2205}</text:p>
      <text:p text:style-name="P2">${project_2206}</text:p>
      <text:p text:style-name="P2">${project_2207}</text:p>
      <text:p text:style-name="P2">${project_2208}</text:p>
      <text:p text:style-name="P2"><text:soft-page-break/>${project_2209}</text:p>
      <text:p text:style-name="P2">${project_2210}</text:p>
      <text:p text:style-name="P2">${project_2211}</text:p>
      <text:p text:style-name="P2">${project_2212}</text:p>
      <text:p text:style-name="P2">${project_2213}</text:p>
      <text:p text:style-name="P2">${project_2214}</text:p>
      <text:p text:style-name="P2">${project_2215}</text:p>
      <text:p text:style-name="P2">${project_2216}</text:p>
      <text:p text:style-name="P2">${project_2217}</text:p>
      <text:p text:style-name="P2">${project_2218}</text:p>
      <text:p text:style-name="P2">${project_2219}</text:p>
      <text:p text:style-name="P2">${project_2220}</text:p>
      <text:p text:style-name="P2">${project_2221}</text:p>
      <text:p text:style-name="P2">${project_2222}</text:p>
      <text:p text:style-name="P2">${project_2223}</text:p>
      <text:p text:style-name="P2">${project_2224}</text:p>
      <text:p text:style-name="P2">${project_2225}</text:p>
      <text:p text:style-name="P2">${project_2226}</text:p>
      <text:p text:style-name="P2">${project_2227}</text:p>
      <text:p text:style-name="P2">${project_2228}</text:p>
      <text:p text:style-name="P2">${project_2229}</text:p>
      <text:p text:style-name="P2">${project_2230}</text:p>
      <text:p text:style-name="P2">${project_2231}</text:p>
      <text:p text:style-name="P2">${project_2232}</text:p>
      <text:p text:style-name="P2">${project_2233}</text:p>
      <text:p text:style-name="P2">${project_2234}</text:p>
      <text:p text:style-name="P2">${project_2235}</text:p>
      <text:p text:style-name="P2">${project_2236}</text:p>
      <text:p text:style-name="P2">${project_2237}</text:p>
      <text:p text:style-name="P2">${project_2238}</text:p>
      <text:p text:style-name="P2">${project_2239}</text:p>
      <text:p text:style-name="P2">${project_2240}</text:p>
      <text:p text:style-name="P2">${project_2241}</text:p>
      <text:p text:style-name="P2">${project_2242}</text:p>
      <text:p text:style-name="P2">${project_2243}</text:p>
      <text:p text:style-name="P2">${project_2244}</text:p>
      <text:p text:style-name="P2">${project_2245}</text:p>
      <text:p text:style-name="P2">${project_2246}</text:p>
      <text:p text:style-name="P2">${project_2247}</text:p>
      <text:p text:style-name="P2">${project_2248}</text:p>
      <text:p text:style-name="P2">${project_2249}</text:p>
      <text:p text:style-name="P2">${project_2250}</text:p>
      <text:p text:style-name="P2">${project_2251}</text:p>
      <text:p text:style-name="P2">${project_2252}</text:p>
      <text:p text:style-name="P2">${project_2253}</text:p>
      <text:p text:style-name="P2">${project_2254}</text:p>
      <text:p text:style-name="P2"><text:soft-page-break/>${project_2255}</text:p>
      <text:p text:style-name="P2">${project_2256}</text:p>
      <text:p text:style-name="P2">${project_2257}</text:p>
      <text:p text:style-name="P2">${project_2258}</text:p>
      <text:p text:style-name="P2">${project_2259}</text:p>
      <text:p text:style-name="P2">${project_2260}</text:p>
      <text:p text:style-name="P2">${project_2261}</text:p>
      <text:p text:style-name="P2">${project_2262}</text:p>
      <text:p text:style-name="P2">${project_2263}</text:p>
      <text:p text:style-name="P2">${project_2264}</text:p>
      <text:p text:style-name="P2">${project_2265}</text:p>
      <text:p text:style-name="P2">${project_2266}</text:p>
      <text:p text:style-name="P2">${project_2267}</text:p>
      <text:p text:style-name="P2">${project_2268}</text:p>
      <text:p text:style-name="P2">${project_2269}</text:p>
      <text:p text:style-name="P2">${project_2270}</text:p>
      <text:p text:style-name="P2">${project_2271}</text:p>
      <text:p text:style-name="P2">${project_2272}</text:p>
      <text:p text:style-name="P2">${project_2273}</text:p>
      <text:p text:style-name="P2">${project_2274}</text:p>
      <text:p text:style-name="P2">${project_2275}</text:p>
      <text:p text:style-name="P2">${project_2276}</text:p>
      <text:p text:style-name="P2">${project_2277}</text:p>
      <text:p text:style-name="P2">${project_2278}</text:p>
      <text:p text:style-name="P2">${project_2279}</text:p>
      <text:p text:style-name="P2">${project_2280}</text:p>
      <text:p text:style-name="P2">${project_2281}</text:p>
      <text:p text:style-name="P2">${project_2282}</text:p>
      <text:p text:style-name="P2">${project_2283}</text:p>
      <text:p text:style-name="P2">${project_2284}</text:p>
      <text:p text:style-name="P2">${project_2285}</text:p>
      <text:p text:style-name="P2">${project_2286}</text:p>
      <text:p text:style-name="P2">${project_2287}</text:p>
      <text:p text:style-name="P2">${project_2288}</text:p>
      <text:p text:style-name="P2">${project_2289}</text:p>
      <text:p text:style-name="P2">${project_2290}</text:p>
      <text:p text:style-name="P2">${project_2291}</text:p>
      <text:p text:style-name="P2">${project_2292}</text:p>
      <text:p text:style-name="P2">${project_2293}</text:p>
      <text:p text:style-name="P2">${project_2294}</text:p>
      <text:p text:style-name="P2">${project_2295}</text:p>
      <text:p text:style-name="P2">${project_2296}</text:p>
      <text:p text:style-name="P2">${project_2297}</text:p>
      <text:p text:style-name="P2">${project_2298}</text:p>
      <text:p text:style-name="P2">${project_2299}</text:p>
      <text:p text:style-name="P2">${project_2300}</text:p>
      <text:p text:style-name="P2"><text:soft-page-break/>${project_2301}</text:p>
      <text:p text:style-name="P2">${project_2302}</text:p>
      <text:p text:style-name="P2">${project_2303}</text:p>
      <text:p text:style-name="P2">${project_2304}</text:p>
      <text:p text:style-name="P2">${project_2305}</text:p>
      <text:p text:style-name="P2">${project_2306}</text:p>
      <text:p text:style-name="P2">${project_2307}</text:p>
      <text:p text:style-name="P2">${project_2308}</text:p>
      <text:p text:style-name="P2">${project_2309}</text:p>
      <text:p text:style-name="P2">${project_2310}</text:p>
      <text:p text:style-name="P2">${project_2311}</text:p>
      <text:p text:style-name="P2">${project_2312}</text:p>
      <text:p text:style-name="P2">${project_2313}</text:p>
      <text:p text:style-name="P2">${project_2314}</text:p>
      <text:p text:style-name="P2">${project_2315}</text:p>
      <text:p text:style-name="P2">${project_2316}</text:p>
      <text:p text:style-name="P2">${project_2317}</text:p>
      <text:p text:style-name="P2">${project_2318}</text:p>
      <text:p text:style-name="P2">${project_2319}</text:p>
      <text:p text:style-name="P2">${project_2320}</text:p>
      <text:p text:style-name="P2">${project_2321}</text:p>
      <text:p text:style-name="P2">${project_2322}</text:p>
      <text:p text:style-name="P2">${project_2323}</text:p>
      <text:p text:style-name="P2">${project_2324}</text:p>
      <text:p text:style-name="P2">${project_2325}</text:p>
      <text:p text:style-name="P2">${project_2326}</text:p>
      <text:p text:style-name="P2">${project_2327}</text:p>
      <text:p text:style-name="P2">${project_2328}</text:p>
      <text:p text:style-name="P2">${project_2329}</text:p>
      <text:p text:style-name="P2">${project_2330}</text:p>
      <text:p text:style-name="P2">${project_2331}</text:p>
      <text:p text:style-name="P2">${project_2332}</text:p>
      <text:p text:style-name="P2">${project_2333}</text:p>
      <text:p text:style-name="P2">${project_2334}</text:p>
      <text:p text:style-name="P2">${project_2335}</text:p>
      <text:p text:style-name="P2">${project_2336}</text:p>
      <text:p text:style-name="P2">${project_2337}</text:p>
      <text:p text:style-name="P2">${project_2338}</text:p>
      <text:p text:style-name="P2">${project_2339}</text:p>
      <text:p text:style-name="P2">${project_2340}</text:p>
      <text:p text:style-name="P2">${project_2341}</text:p>
      <text:p text:style-name="P2">${project_2342}</text:p>
      <text:p text:style-name="P2">${project_2343}</text:p>
      <text:p text:style-name="P2">${project_2344}</text:p>
      <text:p text:style-name="P2">${project_2345}</text:p>
      <text:p text:style-name="P2">${project_2346}</text:p>
      <text:p text:style-name="P2"><text:soft-page-break/>${project_2347}</text:p>
      <text:p text:style-name="P2">${project_2348}</text:p>
      <text:p text:style-name="P2">${project_2349}</text:p>
      <text:p text:style-name="P2">${project_2350}</text:p>
      <text:p text:style-name="P2">${project_2351}</text:p>
      <text:p text:style-name="P2">${project_2352}</text:p>
      <text:p text:style-name="P2">${project_2353}</text:p>
      <text:p text:style-name="P2">${project_2354}</text:p>
      <text:p text:style-name="P2">${project_2355}</text:p>
      <text:p text:style-name="P2">${project_2356}</text:p>
      <text:p text:style-name="P2">${project_2357}</text:p>
      <text:p text:style-name="P2">${project_2358}</text:p>
      <text:p text:style-name="P2">${project_2359}</text:p>
      <text:p text:style-name="P2">${project_2360}</text:p>
      <text:p text:style-name="P2">${project_2361}</text:p>
      <text:p text:style-name="P2">${project_2362}</text:p>
      <text:p text:style-name="P2">${project_2363}</text:p>
      <text:p text:style-name="P2">${project_2364}</text:p>
      <text:p text:style-name="P2">${project_2365}</text:p>
      <text:p text:style-name="P2">${project_2366}</text:p>
      <text:p text:style-name="P2">${project_2367}</text:p>
      <text:p text:style-name="P2">${project_2368}</text:p>
      <text:p text:style-name="P2">${project_2369}</text:p>
      <text:p text:style-name="P2">${project_2370}</text:p>
      <text:p text:style-name="P2">${project_2371}</text:p>
      <text:p text:style-name="P2">${project_2372}</text:p>
      <text:p text:style-name="P2">${project_2373}</text:p>
      <text:p text:style-name="P2">${project_2374}</text:p>
      <text:p text:style-name="P2">${project_2375}</text:p>
      <text:p text:style-name="P2">${project_2376}</text:p>
      <text:p text:style-name="P2">${project_2377}</text:p>
      <text:p text:style-name="P2">${project_2378}</text:p>
      <text:p text:style-name="P2">${project_2379}</text:p>
      <text:p text:style-name="P2">${project_2380}</text:p>
      <text:p text:style-name="P2">${project_2381}</text:p>
      <text:p text:style-name="P2">${project_2382}</text:p>
      <text:p text:style-name="P2">${project_2383}</text:p>
      <text:p text:style-name="P2">${project_2384}</text:p>
      <text:p text:style-name="P2">${project_2385}</text:p>
      <text:p text:style-name="P2">${project_2386}</text:p>
      <text:p text:style-name="P2">${project_2387}</text:p>
      <text:p text:style-name="P2">${project_2388}</text:p>
      <text:p text:style-name="P2">${project_2389}</text:p>
      <text:p text:style-name="P2">${project_2390}</text:p>
      <text:p text:style-name="P2">${project_2391}</text:p>
      <text:p text:style-name="P2">${project_2392}</text:p>
      <text:p text:style-name="P2"><text:soft-page-break/>${project_2393}</text:p>
      <text:p text:style-name="P2">${project_2394}</text:p>
      <text:p text:style-name="P2">${project_2395}</text:p>
      <text:p text:style-name="P2">${project_2396}</text:p>
      <text:p text:style-name="P2">${project_2397}</text:p>
      <text:p text:style-name="P2">${project_2398}</text:p>
      <text:p text:style-name="P2">${project_2399}</text:p>
      <text:p text:style-name="P2">${project_2400}</text:p>
      <text:p text:style-name="P2">${project_2401}</text:p>
      <text:p text:style-name="P2">${project_2402}</text:p>
      <text:p text:style-name="P2">${project_2403}</text:p>
      <text:p text:style-name="P2">${project_2404}</text:p>
      <text:p text:style-name="P2">${project_2405}</text:p>
      <text:p text:style-name="P2">${project_2406}</text:p>
      <text:p text:style-name="P2">${project_2407}</text:p>
      <text:p text:style-name="P2">${project_2408}</text:p>
      <text:p text:style-name="P2">${project_2409}</text:p>
      <text:p text:style-name="P2">${project_2410}</text:p>
      <text:p text:style-name="P2">${project_2411}</text:p>
      <text:p text:style-name="P2">${project_2412}</text:p>
      <text:p text:style-name="P2">${project_2413}</text:p>
      <text:p text:style-name="P2">${project_2414}</text:p>
      <text:p text:style-name="P2">${project_2415}</text:p>
      <text:p text:style-name="P2">${project_2416}</text:p>
      <text:p text:style-name="P2">${project_2417}</text:p>
      <text:p text:style-name="P2">${project_2418}</text:p>
      <text:p text:style-name="P2">${project_2419}</text:p>
      <text:p text:style-name="P2">${project_2420}</text:p>
      <text:p text:style-name="P2">${project_2421}</text:p>
      <text:p text:style-name="P2">${project_2422}</text:p>
      <text:p text:style-name="P2">${project_2423}</text:p>
      <text:p text:style-name="P2">${project_2424}</text:p>
      <text:p text:style-name="P2">${project_2425}</text:p>
      <text:p text:style-name="P2">${project_2426}</text:p>
      <text:p text:style-name="P2">${project_2427}</text:p>
      <text:p text:style-name="P2">${project_2428}</text:p>
      <text:p text:style-name="P2">${project_2429}</text:p>
      <text:p text:style-name="P2">${project_2430}</text:p>
      <text:p text:style-name="P2">${project_2431}</text:p>
      <text:p text:style-name="P2">${project_2432}</text:p>
      <text:p text:style-name="P2">${project_2433}</text:p>
      <text:p text:style-name="P2">${project_2434}</text:p>
      <text:p text:style-name="P2">${project_2435}</text:p>
      <text:p text:style-name="P2">${project_2436}</text:p>
      <text:p text:style-name="P2">${project_2437}</text:p>
      <text:p text:style-name="P2">${project_2438}</text:p>
      <text:p text:style-name="P2"><text:soft-page-break/>${project_2439}</text:p>
      <text:p text:style-name="P2">${project_2440}</text:p>
      <text:p text:style-name="P2">${project_2441}</text:p>
      <text:p text:style-name="P2">${project_2442}</text:p>
      <text:p text:style-name="P2">${project_2443}</text:p>
      <text:p text:style-name="P2">${project_2444}</text:p>
      <text:p text:style-name="P2">${project_2445}</text:p>
      <text:p text:style-name="P2">${project_2446}</text:p>
      <text:p text:style-name="P2">${project_2447}</text:p>
      <text:p text:style-name="P2">${project_2448}</text:p>
      <text:p text:style-name="P2">${project_2449}</text:p>
      <text:p text:style-name="P2">${project_2450}</text:p>
      <text:p text:style-name="P2">${project_2451}</text:p>
      <text:p text:style-name="P2">${project_2452}</text:p>
      <text:p text:style-name="P2">${project_2453}</text:p>
      <text:p text:style-name="P2">${project_2454}</text:p>
      <text:p text:style-name="P2">${project_2455}</text:p>
      <text:p text:style-name="P2">${project_2456}</text:p>
      <text:p text:style-name="P2">${project_2457}</text:p>
      <text:p text:style-name="P2">${project_2458}</text:p>
      <text:p text:style-name="P2">${project_2459}</text:p>
      <text:p text:style-name="P2">${project_2460}</text:p>
      <text:p text:style-name="P2">${project_2461}</text:p>
      <text:p text:style-name="P2">${project_2462}</text:p>
      <text:p text:style-name="P2">${project_2463}</text:p>
      <text:p text:style-name="P2">${project_2464}</text:p>
      <text:p text:style-name="P2">${project_2465}</text:p>
      <text:p text:style-name="P2">${project_2466}</text:p>
      <text:p text:style-name="P2">${project_2467}</text:p>
      <text:p text:style-name="P2">${project_2468}</text:p>
      <text:p text:style-name="P2">${project_2469}</text:p>
      <text:p text:style-name="P2">${project_2470}</text:p>
      <text:p text:style-name="P2">${project_2471}</text:p>
      <text:p text:style-name="P2">${project_2472}</text:p>
      <text:p text:style-name="P2">${project_2473}</text:p>
      <text:p text:style-name="P2">${project_2474}</text:p>
      <text:p text:style-name="P2">${project_2475}</text:p>
      <text:p text:style-name="P2">${project_2476}</text:p>
      <text:p text:style-name="P2">${project_2477}</text:p>
      <text:p text:style-name="P2">${project_2478}</text:p>
      <text:p text:style-name="P2">${project_2479}</text:p>
      <text:p text:style-name="P2">${project_2480}</text:p>
      <text:p text:style-name="P2">${project_2481}</text:p>
      <text:p text:style-name="P2">${project_2482}</text:p>
      <text:p text:style-name="P2">${project_2483}</text:p>
      <text:p text:style-name="P2">${project_2484}</text:p>
      <text:p text:style-name="P2"><text:soft-page-break/>${project_2485}</text:p>
      <text:p text:style-name="P2">${project_2486}</text:p>
      <text:p text:style-name="P2">${project_2487}</text:p>
      <text:p text:style-name="P2">${project_2488}</text:p>
      <text:p text:style-name="P2">${project_2489}</text:p>
      <text:p text:style-name="P2">${project_2490}</text:p>
      <text:p text:style-name="P2">${project_2491}</text:p>
      <text:p text:style-name="P2">${project_2492}</text:p>
      <text:p text:style-name="P2">${project_2493}</text:p>
      <text:p text:style-name="P2">${project_2494}</text:p>
      <text:p text:style-name="P2">${project_2495}</text:p>
      <text:p text:style-name="P2">${project_2496}</text:p>
      <text:p text:style-name="P2">${project_2497}</text:p>
      <text:p text:style-name="P2">${project_2498}</text:p>
      <text:p text:style-name="P2">${project_2499}</text:p>
      <text:p text:style-name="P2">${project_2500}</text:p>
      <text:p text:style-name="P2">${project_2501}</text:p>
      <text:p text:style-name="P2">${project_2502}</text:p>
      <text:p text:style-name="P2">${project_2503}</text:p>
      <text:p text:style-name="P2">${project_2504}</text:p>
      <text:p text:style-name="P2">${project_2505}</text:p>
      <text:p text:style-name="P2">${project_2506}</text:p>
      <text:p text:style-name="P2">${project_2507}</text:p>
      <text:p text:style-name="P2">${project_2508}</text:p>
      <text:p text:style-name="P2">${project_2509}</text:p>
      <text:p text:style-name="P2">${project_2510}</text:p>
      <text:p text:style-name="P2">${project_2511}</text:p>
      <text:p text:style-name="P2">${project_2512}</text:p>
      <text:p text:style-name="P2">${project_2513}</text:p>
      <text:p text:style-name="P2">${project_2514}</text:p>
      <text:p text:style-name="P2">${project_2515}</text:p>
      <text:p text:style-name="P2">${project_2516}</text:p>
      <text:p text:style-name="P2">${project_2517}</text:p>
      <text:p text:style-name="P2">${project_2518}</text:p>
      <text:p text:style-name="P2">${project_2519}</text:p>
      <text:p text:style-name="P2">${project_2520}</text:p>
      <text:p text:style-name="P2">${project_2521}</text:p>
      <text:p text:style-name="P2">${project_2522}</text:p>
      <text:p text:style-name="P2">${project_2523}</text:p>
      <text:p text:style-name="P2">${project_2524}</text:p>
      <text:p text:style-name="P2">${project_2525}</text:p>
      <text:p text:style-name="P2">${project_2526}</text:p>
      <text:p text:style-name="P2">${project_2527}</text:p>
      <text:p text:style-name="P2">${project_2528}</text:p>
      <text:p text:style-name="P2">${project_2529}</text:p>
      <text:p text:style-name="P2">${project_2530}</text:p>
      <text:p text:style-name="P2"><text:soft-page-break/>${project_2531}</text:p>
      <text:p text:style-name="P2">${project_2532}</text:p>
      <text:p text:style-name="P2">${project_2533}</text:p>
      <text:p text:style-name="P2">${project_2534}</text:p>
      <text:p text:style-name="P2">${project_2535}</text:p>
      <text:p text:style-name="P2">${project_2536}</text:p>
      <text:p text:style-name="P2">${project_2537}</text:p>
      <text:p text:style-name="P2">${project_2538}</text:p>
      <text:p text:style-name="P2">${project_2539}</text:p>
      <text:p text:style-name="P2">${project_2540}</text:p>
      <text:p text:style-name="P2">${project_2541}</text:p>
      <text:p text:style-name="P2">${project_2542}</text:p>
      <text:p text:style-name="P2">${project_2543}</text:p>
      <text:p text:style-name="P2">${project_2544}</text:p>
      <text:p text:style-name="P2">${project_2545}</text:p>
      <text:p text:style-name="P2">${project_2546}</text:p>
      <text:p text:style-name="P2">${project_2547}</text:p>
      <text:p text:style-name="P2">${project_2548}</text:p>
      <text:p text:style-name="P2">${project_2549}</text:p>
      <text:p text:style-name="P2">${project_2550}</text:p>
      <text:p text:style-name="P2">${project_2551}</text:p>
      <text:p text:style-name="P2">${project_2552}</text:p>
      <text:p text:style-name="P2">${project_2553}</text:p>
      <text:p text:style-name="P2">${project_2554}</text:p>
      <text:p text:style-name="P2">${project_2555}</text:p>
      <text:p text:style-name="P2">${project_2556}</text:p>
      <text:p text:style-name="P2">${project_2557}</text:p>
      <text:p text:style-name="P2">${project_2558}</text:p>
      <text:p text:style-name="P2">${project_2559}</text:p>
      <text:p text:style-name="P2">${project_2560}</text:p>
      <text:p text:style-name="P2">${project_2561}</text:p>
      <text:p text:style-name="P2">${project_2562}</text:p>
      <text:p text:style-name="P2">${project_2563}</text:p>
      <text:p text:style-name="P2">${project_2564}</text:p>
      <text:p text:style-name="P2">${project_2565}</text:p>
      <text:p text:style-name="P2">${project_2566}</text:p>
      <text:p text:style-name="P2">${project_2567}</text:p>
      <text:p text:style-name="P2">${project_2568}</text:p>
      <text:p text:style-name="P2">${project_2569}</text:p>
      <text:p text:style-name="P2">${project_2570}</text:p>
      <text:p text:style-name="P2">${project_2571}</text:p>
      <text:p text:style-name="P2">${project_2572}</text:p>
      <text:p text:style-name="P2">${project_2573}</text:p>
      <text:p text:style-name="P2">${project_2574}</text:p>
      <text:p text:style-name="P2">${project_2575}</text:p>
      <text:p text:style-name="P2">${project_2576}</text:p>
      <text:p text:style-name="P2"><text:soft-page-break/>${project_2577}</text:p>
      <text:p text:style-name="P2">${project_2578}</text:p>
      <text:p text:style-name="P2">${project_2579}</text:p>
      <text:p text:style-name="P2">${project_2580}</text:p>
      <text:p text:style-name="P2">${project_2581}</text:p>
      <text:p text:style-name="P2">${project_2582}</text:p>
      <text:p text:style-name="P2">${project_2583}</text:p>
      <text:p text:style-name="P2">${project_2584}</text:p>
      <text:p text:style-name="P2">${project_2585}</text:p>
      <text:p text:style-name="P2">${project_2586}</text:p>
      <text:p text:style-name="P2">${project_2587}</text:p>
      <text:p text:style-name="P2">${project_2588}</text:p>
      <text:p text:style-name="P2">${project_2589}</text:p>
      <text:p text:style-name="P2">${project_2590}</text:p>
      <text:p text:style-name="P2">${project_2591}</text:p>
      <text:p text:style-name="P2">${project_2592}</text:p>
      <text:p text:style-name="P2">${project_2593}</text:p>
      <text:p text:style-name="P2">${project_2594}</text:p>
      <text:p text:style-name="P2">${project_2595}</text:p>
      <text:p text:style-name="P2">${project_2596}</text:p>
      <text:p text:style-name="P2">${project_2597}</text:p>
      <text:p text:style-name="P2">${project_2598}</text:p>
      <text:p text:style-name="P2">${project_2599}</text:p>
      <text:p text:style-name="P2">${project_2600}</text:p>
      <text:p text:style-name="P2">${project_2601}</text:p>
      <text:p text:style-name="P2">${project_2602}</text:p>
      <text:p text:style-name="P2">${project_2603}</text:p>
      <text:p text:style-name="P2">${project_2604}</text:p>
      <text:p text:style-name="P2">${project_2605}</text:p>
      <text:p text:style-name="P2">${project_2606}</text:p>
      <text:p text:style-name="P2">${project_2607}</text:p>
      <text:p text:style-name="P2">${project_2608}</text:p>
      <text:p text:style-name="P2">${project_2609}</text:p>
      <text:p text:style-name="P2">${project_2610}</text:p>
      <text:p text:style-name="P2">${project_2611}</text:p>
      <text:p text:style-name="P2">${project_2612}</text:p>
      <text:p text:style-name="P2">${project_2613}</text:p>
      <text:p text:style-name="P2">${project_2614}</text:p>
      <text:p text:style-name="P2">${project_2615}</text:p>
      <text:p text:style-name="P2">${project_2616}</text:p>
      <text:p text:style-name="P2">${project_2617}</text:p>
      <text:p text:style-name="P2">${project_2618}</text:p>
      <text:p text:style-name="P2">${project_2619}</text:p>
      <text:p text:style-name="P2">${project_2620}</text:p>
      <text:p text:style-name="P2">${project_2621}</text:p>
      <text:p text:style-name="P2">${project_2622}</text:p>
      <text:p text:style-name="P2"><text:soft-page-break/>${project_2623}</text:p>
      <text:p text:style-name="P2">${project_2624}</text:p>
      <text:p text:style-name="P2">${project_2625}</text:p>
      <text:p text:style-name="P2">${project_2626}</text:p>
      <text:p text:style-name="P2">${project_2627}</text:p>
      <text:p text:style-name="P2">${project_2628}</text:p>
      <text:p text:style-name="P2">${project_2629}</text:p>
      <text:p text:style-name="P2">${project_2630}</text:p>
      <text:p text:style-name="P2">${project_2631}</text:p>
      <text:p text:style-name="P2">${project_2632}</text:p>
      <text:p text:style-name="P2">${project_2633}</text:p>
      <text:p text:style-name="P2">${project_2634}</text:p>
      <text:p text:style-name="P2">${project_2635}</text:p>
      <text:p text:style-name="P2">${project_2636}</text:p>
      <text:p text:style-name="P2">${project_2637}</text:p>
      <text:p text:style-name="P2">${project_2638}</text:p>
      <text:p text:style-name="P2">${project_2639}</text:p>
      <text:p text:style-name="P2">${project_2640}</text:p>
      <text:p text:style-name="P2">${project_2641}</text:p>
      <text:p text:style-name="P2">${project_2642}</text:p>
      <text:p text:style-name="P2">${project_2643}</text:p>
      <text:p text:style-name="P2">${project_2644}</text:p>
      <text:p text:style-name="P2">${project_2645}</text:p>
      <text:p text:style-name="P2">${project_2646}</text:p>
      <text:p text:style-name="P2">${project_2647}</text:p>
      <text:p text:style-name="P2">${project_2648}</text:p>
      <text:p text:style-name="P2">${project_2649}</text:p>
      <text:p text:style-name="P2">${project_2650}</text:p>
      <text:p text:style-name="P2">${project_2651}</text:p>
      <text:p text:style-name="P2">${project_2652}</text:p>
      <text:p text:style-name="P2">${project_2653}</text:p>
      <text:p text:style-name="P2">${project_2654}</text:p>
      <text:p text:style-name="P2">${project_2655}</text:p>
      <text:p text:style-name="P2">${project_2656}</text:p>
      <text:p text:style-name="P2">${project_2657}</text:p>
      <text:p text:style-name="P2">${project_2658}</text:p>
      <text:p text:style-name="P2">${project_2659}</text:p>
      <text:p text:style-name="P2">${project_2660}</text:p>
      <text:p text:style-name="P2">${project_2661}</text:p>
      <text:p text:style-name="P2">${project_2662}</text:p>
      <text:p text:style-name="P2">${project_2663}</text:p>
      <text:p text:style-name="P2">${project_2664}</text:p>
      <text:p text:style-name="P2">${project_2665}</text:p>
      <text:p text:style-name="P2">${project_2666}</text:p>
      <text:p text:style-name="P2">${project_2667}</text:p>
      <text:p text:style-name="P2">${project_2668}</text:p>
      <text:p text:style-name="P2"><text:soft-page-break/>${project_2669}</text:p>
      <text:p text:style-name="P2">${project_2670}</text:p>
      <text:p text:style-name="P2">${project_2671}</text:p>
      <text:p text:style-name="P2">${project_2672}</text:p>
      <text:p text:style-name="P2">${project_2673}</text:p>
      <text:p text:style-name="P2">${project_2674}</text:p>
      <text:p text:style-name="P2">${project_2675}</text:p>
      <text:p text:style-name="P2">${project_2676}</text:p>
      <text:p text:style-name="P2">${project_2677}</text:p>
      <text:p text:style-name="P2">${project_2678}</text:p>
      <text:p text:style-name="P2">${project_2679}</text:p>
      <text:p text:style-name="P2">${project_2680}</text:p>
      <text:p text:style-name="P2">${project_2681}</text:p>
      <text:p text:style-name="P2">${project_2682}</text:p>
      <text:p text:style-name="P2">${project_2683}</text:p>
      <text:p text:style-name="P2">${project_2684}</text:p>
      <text:p text:style-name="P2">${project_2685}</text:p>
      <text:p text:style-name="P2">${project_2686}</text:p>
      <text:p text:style-name="P2">${project_2687}</text:p>
      <text:p text:style-name="P2">${project_2688}</text:p>
      <text:p text:style-name="P2">${project_2689}</text:p>
      <text:p text:style-name="P2">${project_2690}</text:p>
      <text:p text:style-name="P2">${project_2691}</text:p>
      <text:p text:style-name="P2">${project_2692}</text:p>
      <text:p text:style-name="P2">${project_2693}</text:p>
      <text:p text:style-name="P2">${project_2694}</text:p>
      <text:p text:style-name="P2">${project_2695}</text:p>
      <text:p text:style-name="P2">${project_2696}</text:p>
      <text:p text:style-name="P2">${project_2697}</text:p>
      <text:p text:style-name="P2">${project_2698}</text:p>
      <text:p text:style-name="P2">${project_2699}</text:p>
      <text:p text:style-name="P2">${project_2700}</text:p>
      <text:p text:style-name="P2">${project_2701}</text:p>
      <text:p text:style-name="P2">${project_2702}</text:p>
      <text:p text:style-name="P2">${project_2703}</text:p>
      <text:p text:style-name="P2">${project_2704}</text:p>
      <text:p text:style-name="P2">${project_2705}</text:p>
      <text:p text:style-name="P2">${project_2706}</text:p>
      <text:p text:style-name="P2">${project_2707}</text:p>
      <text:p text:style-name="P2">${project_2708}</text:p>
      <text:p text:style-name="P2">${project_2709}</text:p>
      <text:p text:style-name="P2">${project_2710}</text:p>
      <text:p text:style-name="P2">${project_2711}</text:p>
      <text:p text:style-name="P2">${project_2712}</text:p>
      <text:p text:style-name="P2">${project_2713}</text:p>
      <text:p text:style-name="P2">${project_2714}</text:p>
      <text:p text:style-name="P2"><text:soft-page-break/>${project_2715}</text:p>
      <text:p text:style-name="P2">${project_2716}</text:p>
      <text:p text:style-name="P2">${project_2717}</text:p>
      <text:p text:style-name="P2">${project_2718}</text:p>
      <text:p text:style-name="P2">${project_2719}</text:p>
      <text:p text:style-name="P2">${project_2720}</text:p>
      <text:p text:style-name="P2">${project_2721}</text:p>
      <text:p text:style-name="P2">${project_2722}</text:p>
      <text:p text:style-name="P2">${project_2723}</text:p>
      <text:p text:style-name="P2">${project_2724}</text:p>
      <text:p text:style-name="P2">${project_2725}</text:p>
      <text:p text:style-name="P2">${project_2726}</text:p>
      <text:p text:style-name="P2">${project_2727}</text:p>
      <text:p text:style-name="P2">${project_2728}</text:p>
      <text:p text:style-name="P2">${project_2729}</text:p>
      <text:p text:style-name="P2">${project_2730}</text:p>
      <text:p text:style-name="P2">${project_2731}</text:p>
      <text:p text:style-name="P2">${project_2732}</text:p>
      <text:p text:style-name="P2">${project_2733}</text:p>
      <text:p text:style-name="P2">${project_2734}</text:p>
      <text:p text:style-name="P2">${project_2735}</text:p>
      <text:p text:style-name="P2">${project_2736}</text:p>
      <text:p text:style-name="P2">${project_2737}</text:p>
      <text:p text:style-name="P2">${project_2738}</text:p>
      <text:p text:style-name="P2">${project_2739}</text:p>
      <text:p text:style-name="P2">${project_2740}</text:p>
      <text:p text:style-name="P2">${project_2741}</text:p>
      <text:p text:style-name="P2">${project_2742}</text:p>
      <text:p text:style-name="P2">${project_2743}</text:p>
      <text:p text:style-name="P2">${project_2744}</text:p>
      <text:p text:style-name="P2">${project_2745}</text:p>
      <text:p text:style-name="P2">${project_2746}</text:p>
      <text:p text:style-name="P2">${project_2747}</text:p>
      <text:p text:style-name="P2">${project_2748}</text:p>
      <text:p text:style-name="P2">${project_2749}</text:p>
      <text:p text:style-name="P2">${project_2750}</text:p>
      <text:p text:style-name="P2">${project_2751}</text:p>
      <text:p text:style-name="P2">${project_2752}</text:p>
      <text:p text:style-name="P2">${project_2753}</text:p>
      <text:p text:style-name="P2">${project_2754}</text:p>
      <text:p text:style-name="P2">${project_2755}</text:p>
      <text:p text:style-name="P2">${project_2756}</text:p>
      <text:p text:style-name="P2">${project_2757}</text:p>
      <text:p text:style-name="P2">${project_2758}</text:p>
      <text:p text:style-name="P2">${project_2759}</text:p>
      <text:p text:style-name="P2">${project_2760}</text:p>
      <text:p text:style-name="P2"><text:soft-page-break/>${project_2761}</text:p>
      <text:p text:style-name="P2">${project_2762}</text:p>
      <text:p text:style-name="P2">${project_2763}</text:p>
      <text:p text:style-name="P2">${project_2764}</text:p>
      <text:p text:style-name="P2">${project_2765}</text:p>
      <text:p text:style-name="P2">${project_2766}</text:p>
      <text:p text:style-name="P2">${project_2767}</text:p>
      <text:p text:style-name="P2">${project_2768}</text:p>
      <text:p text:style-name="P2">${project_2769}</text:p>
      <text:p text:style-name="P2">${project_2770}</text:p>
      <text:p text:style-name="P2">${project_2771}</text:p>
      <text:p text:style-name="P2">${project_2772}</text:p>
      <text:p text:style-name="P2">${project_2773}</text:p>
      <text:p text:style-name="P2">${project_2774}</text:p>
      <text:p text:style-name="P2">${project_2775}</text:p>
      <text:p text:style-name="P2">${project_2776}</text:p>
      <text:p text:style-name="P2">${project_2777}</text:p>
      <text:p text:style-name="P2">${project_2778}</text:p>
      <text:p text:style-name="P2">${project_2779}</text:p>
      <text:p text:style-name="P2">${project_2780}</text:p>
      <text:p text:style-name="P2">${project_2781}</text:p>
      <text:p text:style-name="P2">${project_2782}</text:p>
      <text:p text:style-name="P2">${project_2783}</text:p>
      <text:p text:style-name="P2">${project_2784}</text:p>
      <text:p text:style-name="P2">${project_2785}</text:p>
      <text:p text:style-name="P2">${project_2786}</text:p>
      <text:p text:style-name="P2">${project_2787}</text:p>
      <text:p text:style-name="P2">${project_2788}</text:p>
      <text:p text:style-name="P2">${project_2789}</text:p>
      <text:p text:style-name="P2">${project_2790}</text:p>
      <text:p text:style-name="P2">${project_2791}</text:p>
      <text:p text:style-name="P2">${project_2792}</text:p>
      <text:p text:style-name="P2">${project_2793}</text:p>
      <text:p text:style-name="P2">${project_2794}</text:p>
      <text:p text:style-name="P2">${project_2795}</text:p>
      <text:p text:style-name="P2">${project_2796}</text:p>
      <text:p text:style-name="P2">${project_2797}</text:p>
      <text:p text:style-name="P2">${project_2798}</text:p>
      <text:p text:style-name="P2">${project_2799}</text:p>
      <text:p text:style-name="P2">${project_2800}</text:p>
      <text:p text:style-name="P2">${project_2801}</text:p>
      <text:p text:style-name="P2">${project_2802}</text:p>
      <text:p text:style-name="P2">${project_2803}</text:p>
      <text:p text:style-name="P2">${project_2804}</text:p>
      <text:p text:style-name="P2">${project_2805}</text:p>
      <text:p text:style-name="P2">${project_2806}</text:p>
      <text:p text:style-name="P2"><text:soft-page-break/>${project_2807}</text:p>
      <text:p text:style-name="P2">${project_2808}</text:p>
      <text:p text:style-name="P2">${project_2809}</text:p>
      <text:p text:style-name="P2">${project_2810}</text:p>
      <text:p text:style-name="P2">${project_2811}</text:p>
      <text:p text:style-name="P2">${project_2812}</text:p>
      <text:p text:style-name="P2">${project_2813}</text:p>
      <text:p text:style-name="P2">${project_2814}</text:p>
      <text:p text:style-name="P2">${project_2815}</text:p>
      <text:p text:style-name="P2">${project_2816}</text:p>
      <text:p text:style-name="P2">${project_2817}</text:p>
      <text:p text:style-name="P2">${project_2818}</text:p>
      <text:p text:style-name="P2">${project_2819}</text:p>
      <text:p text:style-name="P2">${project_2820}</text:p>
      <text:p text:style-name="P2">${project_2821}</text:p>
      <text:p text:style-name="P2">${project_2822}</text:p>
      <text:p text:style-name="P2">${project_2823}</text:p>
      <text:p text:style-name="P2">${project_2824}</text:p>
      <text:p text:style-name="P2">${project_2825}</text:p>
      <text:p text:style-name="P2">${project_2826}</text:p>
      <text:p text:style-name="P2">${project_2827}</text:p>
      <text:p text:style-name="P2">${project_2828}</text:p>
      <text:p text:style-name="P2">${project_2829}</text:p>
      <text:p text:style-name="P2">${project_2830}</text:p>
      <text:p text:style-name="P2">${project_2831}</text:p>
      <text:p text:style-name="P2">${project_2832}</text:p>
      <text:p text:style-name="P2">${project_2833}</text:p>
      <text:p text:style-name="P2">${project_2834}</text:p>
      <text:p text:style-name="P2">${project_2835}</text:p>
      <text:p text:style-name="P2">${project_2836}</text:p>
      <text:p text:style-name="P2">${project_2837}</text:p>
      <text:p text:style-name="P2">${project_2838}</text:p>
      <text:p text:style-name="P2">${project_2839}</text:p>
      <text:p text:style-name="P2">${project_2840}</text:p>
      <text:p text:style-name="P2">${project_2841}</text:p>
      <text:p text:style-name="P2">${project_2842}</text:p>
      <text:p text:style-name="P2">${project_2843}</text:p>
      <text:p text:style-name="P2">${project_2844}</text:p>
      <text:p text:style-name="P2">${project_2845}</text:p>
      <text:p text:style-name="P2">${project_2846}</text:p>
      <text:p text:style-name="P2">${project_2847}</text:p>
      <text:p text:style-name="P2">${project_2848}</text:p>
      <text:p text:style-name="P2">${project_2849}</text:p>
      <text:p text:style-name="P2">${project_2850}</text:p>
      <text:p text:style-name="P2">${project_2851}</text:p>
      <text:p text:style-name="P2">${project_2852}</text:p>
      <text:p text:style-name="P2"><text:soft-page-break/>${project_2853}</text:p>
      <text:p text:style-name="P2">${project_2854}</text:p>
      <text:p text:style-name="P2">${project_2855}</text:p>
      <text:p text:style-name="P2">${project_2856}</text:p>
      <text:p text:style-name="P2">${project_2857}</text:p>
      <text:p text:style-name="P2">${project_2858}</text:p>
      <text:p text:style-name="P2">${project_2859}</text:p>
      <text:p text:style-name="P2">${project_2860}</text:p>
      <text:p text:style-name="P2">${project_2861}</text:p>
      <text:p text:style-name="P2">${project_2862}</text:p>
      <text:p text:style-name="P2">${project_2863}</text:p>
      <text:p text:style-name="P2">${project_2864}</text:p>
      <text:p text:style-name="P2">${project_2865}</text:p>
      <text:p text:style-name="P2">${project_2866}</text:p>
      <text:p text:style-name="P2">${project_2867}</text:p>
      <text:p text:style-name="P2">${project_2868}</text:p>
      <text:p text:style-name="P2">${project_2869}</text:p>
      <text:p text:style-name="P2">${project_2870}</text:p>
      <text:p text:style-name="P2">${project_2871}</text:p>
      <text:p text:style-name="P2">${project_2872}</text:p>
      <text:p text:style-name="P2">${project_2873}</text:p>
      <text:p text:style-name="P2">${project_2874}</text:p>
      <text:p text:style-name="P2">${project_2875}</text:p>
      <text:p text:style-name="P2">${project_2876}</text:p>
      <text:p text:style-name="P2">${project_2877}</text:p>
      <text:p text:style-name="P2">${project_2878}</text:p>
      <text:p text:style-name="P2">${project_2879}</text:p>
      <text:p text:style-name="P2">${project_2880}</text:p>
      <text:p text:style-name="P2">${project_2881}</text:p>
      <text:p text:style-name="P2">${project_2882}</text:p>
      <text:p text:style-name="P2">${project_2883}</text:p>
      <text:p text:style-name="P2">${project_2884}</text:p>
      <text:p text:style-name="P2">${project_2885}</text:p>
      <text:p text:style-name="P2">${project_2886}</text:p>
      <text:p text:style-name="P2">${project_2887}</text:p>
      <text:p text:style-name="P2">${project_2888}</text:p>
      <text:p text:style-name="P2">${project_2889}</text:p>
      <text:p text:style-name="P2">${project_2890}</text:p>
      <text:p text:style-name="P2">${project_2891}</text:p>
      <text:p text:style-name="P2">${project_2892}</text:p>
      <text:p text:style-name="P2">${project_2893}</text:p>
      <text:p text:style-name="P2">${project_2894}</text:p>
      <text:p text:style-name="P2">${project_2895}</text:p>
      <text:p text:style-name="P2">${project_2896}</text:p>
      <text:p text:style-name="P2">${project_2897}</text:p>
      <text:p text:style-name="P2">${project_2898}</text:p>
      <text:p text:style-name="P2"><text:soft-page-break/>${project_2899}</text:p>
      <text:p text:style-name="P2">${project_2900}</text:p>
      <text:p text:style-name="P2">${project_2901}</text:p>
      <text:p text:style-name="P2">${project_2902}</text:p>
      <text:p text:style-name="P2">${project_2903}</text:p>
      <text:p text:style-name="P2">${project_2904}</text:p>
      <text:p text:style-name="P2">${project_2905}</text:p>
      <text:p text:style-name="P2">${project_2906}</text:p>
      <text:p text:style-name="P2">${project_2907}</text:p>
      <text:p text:style-name="P2">${project_2908}</text:p>
      <text:p text:style-name="P2">${project_2909}</text:p>
      <text:p text:style-name="P2">${project_2910}</text:p>
      <text:p text:style-name="P2">${project_2911}</text:p>
      <text:p text:style-name="P2">${project_2912}</text:p>
      <text:p text:style-name="P2">${project_2913}</text:p>
      <text:p text:style-name="P2">${project_2914}</text:p>
      <text:p text:style-name="P2">${project_2915}</text:p>
      <text:p text:style-name="P2">${project_2916}</text:p>
      <text:p text:style-name="P2">${project_2917}</text:p>
      <text:p text:style-name="P2">${project_2918}</text:p>
      <text:p text:style-name="P2">${project_2919}</text:p>
      <text:p text:style-name="P2">${project_2920}</text:p>
      <text:p text:style-name="P2">${project_2921}</text:p>
      <text:p text:style-name="P2">${project_2922}</text:p>
      <text:p text:style-name="P2">${project_2923}</text:p>
      <text:p text:style-name="P2">${project_2924}</text:p>
      <text:p text:style-name="P2">${project_2925}</text:p>
      <text:p text:style-name="P2">${project_2926}</text:p>
      <text:p text:style-name="P2">${project_2927}</text:p>
      <text:p text:style-name="P2">${project_2928}</text:p>
      <text:p text:style-name="P2">${project_2929}</text:p>
      <text:p text:style-name="P2">${project_2930}</text:p>
      <text:p text:style-name="P2">${project_2931}</text:p>
      <text:p text:style-name="P2">${project_2932}</text:p>
      <text:p text:style-name="P2">${project_2933}</text:p>
      <text:p text:style-name="P2">${project_2934}</text:p>
      <text:p text:style-name="P2">${project_2935}</text:p>
      <text:p text:style-name="P2">${project_2936}</text:p>
      <text:p text:style-name="P2">${project_2937}</text:p>
      <text:p text:style-name="P2">${project_2938}</text:p>
      <text:p text:style-name="P2">${project_2939}</text:p>
      <text:p text:style-name="P2">${project_2940}</text:p>
      <text:p text:style-name="P2">${project_2941}</text:p>
      <text:p text:style-name="P2">${project_2942}</text:p>
      <text:p text:style-name="P2">${project_2943}</text:p>
      <text:p text:style-name="P2">${project_2944}</text:p>
      <text:p text:style-name="P2"><text:soft-page-break/>${project_2945}</text:p>
      <text:p text:style-name="P2">${project_2946}</text:p>
      <text:p text:style-name="P2">${project_2947}</text:p>
      <text:p text:style-name="P2">${project_2948}</text:p>
      <text:p text:style-name="P2">${project_2949}</text:p>
      <text:p text:style-name="P2">${project_2950}</text:p>
      <text:p text:style-name="P2">${project_2951}</text:p>
      <text:p text:style-name="P2">${project_2952}</text:p>
      <text:p text:style-name="P2">${project_2953}</text:p>
      <text:p text:style-name="P2">${project_2954}</text:p>
      <text:p text:style-name="P2">${project_2955}</text:p>
      <text:p text:style-name="P2">${project_2956}</text:p>
      <text:p text:style-name="P2">${project_2957}</text:p>
      <text:p text:style-name="P2">${project_2958}</text:p>
      <text:p text:style-name="P2">${project_2959}</text:p>
      <text:p text:style-name="P2">${project_2960}</text:p>
      <text:p text:style-name="P2">${project_2961}</text:p>
      <text:p text:style-name="P2">${project_2962}</text:p>
      <text:p text:style-name="P2">${project_2963}</text:p>
      <text:p text:style-name="P2">${project_2964}</text:p>
      <text:p text:style-name="P2">${project_2965}</text:p>
      <text:p text:style-name="P2">${project_2966}</text:p>
      <text:p text:style-name="P2">${project_2967}</text:p>
      <text:p text:style-name="P2">${project_2968}</text:p>
      <text:p text:style-name="P2">${project_2969}</text:p>
      <text:p text:style-name="P2">${project_2970}</text:p>
      <text:p text:style-name="P2">${project_2971}</text:p>
      <text:p text:style-name="P2">${project_2972}</text:p>
      <text:p text:style-name="P2">${project_2973}</text:p>
      <text:p text:style-name="P2">${project_2974}</text:p>
      <text:p text:style-name="P2">${project_2975}</text:p>
      <text:p text:style-name="P2">${project_2976}</text:p>
      <text:p text:style-name="P2">${project_2977}</text:p>
      <text:p text:style-name="P2">${project_2978}</text:p>
      <text:p text:style-name="P2">${project_2979}</text:p>
      <text:p text:style-name="P2">${project_2980}</text:p>
      <text:p text:style-name="P2">${project_2981}</text:p>
      <text:p text:style-name="P2">${project_2982}</text:p>
      <text:p text:style-name="P2">${project_2983}</text:p>
      <text:p text:style-name="P2">${project_2984}</text:p>
      <text:p text:style-name="P2">${project_2985}</text:p>
      <text:p text:style-name="P2">${project_2986}</text:p>
      <text:p text:style-name="P2">${project_2987}</text:p>
      <text:p text:style-name="P2">${project_2988}</text:p>
      <text:p text:style-name="P2">${project_2989}</text:p>
      <text:p text:style-name="P2">${project_2990}</text:p>
      <text:p text:style-name="P2"><text:soft-page-break/>${project_2991}</text:p>
      <text:p text:style-name="P2">${project_2992}</text:p>
      <text:p text:style-name="P2">${project_2993}</text:p>
      <text:p text:style-name="P2">${project_2994}</text:p>
      <text:p text:style-name="P2">${project_2995}</text:p>
      <text:p text:style-name="P2">${project_2996}</text:p>
      <text:p text:style-name="P2">${project_2997}</text:p>
      <text:p text:style-name="P2">${project_2998}</text:p>
      <text:p text:style-name="P2">${project_2999}</text:p>
      <text:p text:style-name="P2">${project_3000}</text:p>
      <text:p text:style-name="P2">${project_3001}</text:p>
      <text:p text:style-name="P2">${project_3002}</text:p>
      <text:p text:style-name="P2">${project_3003}</text:p>
      <text:p text:style-name="P2">${project_3004}</text:p>
      <text:p text:style-name="P2">${project_3005}</text:p>
      <text:p text:style-name="P2">${project_3006}</text:p>
      <text:p text:style-name="P2">${project_3007}</text:p>
      <text:p text:style-name="P2">${project_3008}</text:p>
      <text:p text:style-name="P2">${project_3009}</text:p>
      <text:p text:style-name="P2">${project_3010}</text:p>
      <text:p text:style-name="P2">${project_3011}</text:p>
      <text:p text:style-name="P2">${project_3012}</text:p>
      <text:p text:style-name="P2">${project_3013}</text:p>
      <text:p text:style-name="P2">${project_3014}</text:p>
      <text:p text:style-name="P2">${project_3015}</text:p>
      <text:p text:style-name="P2">${project_3016}</text:p>
      <text:p text:style-name="P2">${project_3017}</text:p>
      <text:p text:style-name="P2">${project_3018}</text:p>
      <text:p text:style-name="P2">${project_3019}</text:p>
      <text:p text:style-name="P2">${project_3020}</text:p>
      <text:p text:style-name="P2">${project_3021}</text:p>
      <text:p text:style-name="P2">${project_3022}</text:p>
      <text:p text:style-name="P2">${project_3023}</text:p>
      <text:p text:style-name="P2">${project_3024}</text:p>
      <text:p text:style-name="P2">${project_3025}</text:p>
      <text:p text:style-name="P2">${project_3026}</text:p>
      <text:p text:style-name="P2">${project_3027}</text:p>
      <text:p text:style-name="P2">${project_3028}</text:p>
      <text:p text:style-name="P2">${project_3029}</text:p>
      <text:p text:style-name="P2">${project_3030}</text:p>
      <text:p text:style-name="P2">${project_3031}</text:p>
      <text:p text:style-name="P2">${project_3032}</text:p>
      <text:p text:style-name="P2">${project_3033}</text:p>
      <text:p text:style-name="P2">${project_3034}</text:p>
      <text:p text:style-name="P2">${project_3035}</text:p>
      <text:p text:style-name="P2">${project_3036}</text:p>
      <text:p text:style-name="P2"><text:soft-page-break/>${project_3037}</text:p>
      <text:p text:style-name="P2">${project_3038}</text:p>
      <text:p text:style-name="P2">${project_3039}</text:p>
      <text:p text:style-name="P2">${project_3040}</text:p>
      <text:p text:style-name="P2">${project_3041}</text:p>
      <text:p text:style-name="P2">${project_3042}</text:p>
      <text:p text:style-name="P2">${project_3043}</text:p>
      <text:p text:style-name="P2">${project_3044}</text:p>
      <text:p text:style-name="P2">${project_3045}</text:p>
      <text:p text:style-name="P2">${project_3046}</text:p>
      <text:p text:style-name="P2">${project_3047}</text:p>
      <text:p text:style-name="P2">${project_3048}</text:p>
      <text:p text:style-name="P2">${project_3049}</text:p>
      <text:p text:style-name="P2">${project_3050}</text:p>
      <text:p text:style-name="P2">${project_3051}</text:p>
      <text:p text:style-name="P2">${project_3052}</text:p>
      <text:p text:style-name="P2">${project_3053}</text:p>
      <text:p text:style-name="P2">${project_3054}</text:p>
      <text:p text:style-name="P2">${project_3055}</text:p>
      <text:p text:style-name="P2">${project_3056}</text:p>
      <text:p text:style-name="P2">${project_3057}</text:p>
      <text:p text:style-name="P2">${project_3058}</text:p>
      <text:p text:style-name="P2">${project_3059}</text:p>
      <text:p text:style-name="P2">${project_3060}</text:p>
      <text:p text:style-name="P2">${project_3061}</text:p>
      <text:p text:style-name="P2">${project_3062}</text:p>
      <text:p text:style-name="P2">${project_3063}</text:p>
      <text:p text:style-name="P2">${project_3064}</text:p>
      <text:p text:style-name="P2">${project_3065}</text:p>
      <text:p text:style-name="P2">${project_3066}</text:p>
      <text:p text:style-name="P2">${project_3067}</text:p>
      <text:p text:style-name="P2">${project_3068}</text:p>
      <text:p text:style-name="P2">${project_3069}</text:p>
      <text:p text:style-name="P2">${project_3070}</text:p>
      <text:p text:style-name="P2">${project_3071}</text:p>
      <text:p text:style-name="P2">${project_3072}</text:p>
      <text:p text:style-name="P2">${project_3073}</text:p>
      <text:p text:style-name="P2">${project_3074}</text:p>
      <text:p text:style-name="P2">${project_3075}</text:p>
      <text:p text:style-name="P2">${project_3076}</text:p>
      <text:p text:style-name="P2">${project_3077}</text:p>
      <text:p text:style-name="P2">${project_3078}</text:p>
      <text:p text:style-name="P2">${project_3079}</text:p>
      <text:p text:style-name="P2">${project_3080}</text:p>
      <text:p text:style-name="P2">${project_3081}</text:p>
      <text:p text:style-name="P2">${project_3082}</text:p>
      <text:p text:style-name="P2"><text:soft-page-break/>${project_3083}</text:p>
      <text:p text:style-name="P2">${project_3084}</text:p>
      <text:p text:style-name="P2">${project_3085}</text:p>
      <text:p text:style-name="P2">${project_3086}</text:p>
      <text:p text:style-name="P2">${project_3087}</text:p>
      <text:p text:style-name="P2">${project_3088}</text:p>
      <text:p text:style-name="P2">${project_3089}</text:p>
      <text:p text:style-name="P2">${project_3090}</text:p>
      <text:p text:style-name="P2">${project_3091}</text:p>
      <text:p text:style-name="P2">${project_3092}</text:p>
      <text:p text:style-name="P2">${project_3093}</text:p>
      <text:p text:style-name="P2">${project_3094}</text:p>
      <text:p text:style-name="P2">${project_3095}</text:p>
      <text:p text:style-name="P2">${project_3096}</text:p>
      <text:p text:style-name="P2">${project_3097}</text:p>
      <text:p text:style-name="P2">${project_3098}</text:p>
      <text:p text:style-name="P2">${project_3099}</text:p>
      <text:p text:style-name="P2">${project_3100}</text:p>
      <text:p text:style-name="P2">${project_3101}</text:p>
      <text:p text:style-name="P2">${project_3102}</text:p>
      <text:p text:style-name="P2">${project_3103}</text:p>
      <text:p text:style-name="P2">${project_3104}</text:p>
      <text:p text:style-name="P2">${project_3105}</text:p>
      <text:p text:style-name="P2">${project_3106}</text:p>
      <text:p text:style-name="P2">${project_3107}</text:p>
      <text:p text:style-name="P2">${project_3108}</text:p>
      <text:p text:style-name="P2">${project_3109}</text:p>
      <text:p text:style-name="P2">${project_3110}</text:p>
      <text:p text:style-name="P2">${project_3111}</text:p>
      <text:p text:style-name="P2">${project_3112}</text:p>
      <text:p text:style-name="P2">${project_3113}</text:p>
      <text:p text:style-name="P2">${project_3114}</text:p>
      <text:p text:style-name="P2">${project_3115}</text:p>
      <text:p text:style-name="P2">${project_3116}</text:p>
      <text:p text:style-name="P2">${project_3117}</text:p>
      <text:p text:style-name="P2">${project_3118}</text:p>
      <text:p text:style-name="P2">${project_3119}</text:p>
      <text:p text:style-name="P2">${project_3120}</text:p>
      <text:p text:style-name="P2">${project_3121}</text:p>
      <text:p text:style-name="P2">${project_3122}</text:p>
      <text:p text:style-name="P2">${project_3123}</text:p>
      <text:p text:style-name="P2">${project_3124}</text:p>
      <text:p text:style-name="P2">${project_3125}</text:p>
      <text:p text:style-name="P2">${project_3126}</text:p>
      <text:p text:style-name="P2">${project_3127}</text:p>
      <text:p text:style-name="P2">${project_3128}</text:p>
      <text:p text:style-name="P2"><text:soft-page-break/>${project_3129}</text:p>
      <text:p text:style-name="P2">${project_3130}</text:p>
      <text:p text:style-name="P2">${project_3131}</text:p>
      <text:p text:style-name="P2">${project_3132}</text:p>
      <text:p text:style-name="P2">${project_3133}</text:p>
      <text:p text:style-name="P2">${project_3134}</text:p>
      <text:p text:style-name="P2">${project_3135}</text:p>
      <text:p text:style-name="P2">${project_3136}</text:p>
      <text:p text:style-name="P2">${project_3137}</text:p>
      <text:p text:style-name="P2">${project_3138}</text:p>
      <text:p text:style-name="P2">${project_3139}</text:p>
      <text:p text:style-name="P2">${project_3140}</text:p>
      <text:p text:style-name="P2">${project_3141}</text:p>
      <text:p text:style-name="P2">${project_3142}</text:p>
      <text:p text:style-name="P2">${project_3143}</text:p>
      <text:p text:style-name="P2">${project_3144}</text:p>
      <text:p text:style-name="P2">${project_3145}</text:p>
      <text:p text:style-name="P2">${project_3146}</text:p>
      <text:p text:style-name="P2">${project_3147}</text:p>
      <text:p text:style-name="P2">${project_3148}</text:p>
      <text:p text:style-name="P2">${project_3149}</text:p>
      <text:p text:style-name="P2">${project_3150}</text:p>
      <text:p text:style-name="P2">${project_3151}</text:p>
      <text:p text:style-name="P2">${project_3152}</text:p>
      <text:p text:style-name="P2">${project_3153}</text:p>
      <text:p text:style-name="P2">${project_3154}</text:p>
      <text:p text:style-name="P2">${project_3155}</text:p>
      <text:p text:style-name="P2">${project_3156}</text:p>
      <text:p text:style-name="P2">${project_3157}</text:p>
      <text:p text:style-name="P2">${project_3158}</text:p>
      <text:p text:style-name="P2">${project_3159}</text:p>
      <text:p text:style-name="P2">${project_3160}</text:p>
      <text:p text:style-name="P2">${project_3161}</text:p>
      <text:p text:style-name="P2">${project_3162}</text:p>
      <text:p text:style-name="P2">${project_3163}</text:p>
      <text:p text:style-name="P2">${project_3164}</text:p>
      <text:p text:style-name="P2">${project_3165}</text:p>
      <text:p text:style-name="P2">${project_3166}</text:p>
      <text:p text:style-name="P2">${project_3167}</text:p>
      <text:p text:style-name="P2">${project_3168}</text:p>
      <text:p text:style-name="P2">${project_3169}</text:p>
      <text:p text:style-name="P2">${project_3170}</text:p>
      <text:p text:style-name="P2">${project_3171}</text:p>
      <text:p text:style-name="P2">${project_3172}</text:p>
      <text:p text:style-name="P2">${project_3173}</text:p>
      <text:p text:style-name="P2">${project_3174}</text:p>
      <text:p text:style-name="P2"><text:soft-page-break/>${project_3175}</text:p>
      <text:p text:style-name="P2">${project_3176}</text:p>
      <text:p text:style-name="P2">${project_3177}</text:p>
      <text:p text:style-name="P2">${project_3178}</text:p>
      <text:p text:style-name="P2">${project_3179}</text:p>
      <text:p text:style-name="P2">${project_3180}</text:p>
      <text:p text:style-name="P2">${project_3181}</text:p>
      <text:p text:style-name="P2">${project_3182}</text:p>
      <text:p text:style-name="P2">${project_3183}</text:p>
      <text:p text:style-name="P2">${project_3184}</text:p>
      <text:p text:style-name="P2">${project_3185}</text:p>
      <text:p text:style-name="P2">${project_3186}</text:p>
      <text:p text:style-name="P2">${project_3187}</text:p>
      <text:p text:style-name="P2">${project_3188}</text:p>
      <text:p text:style-name="P2">${project_3189}</text:p>
      <text:p text:style-name="P2">${project_3190}</text:p>
      <text:p text:style-name="P2">${project_3191}</text:p>
      <text:p text:style-name="P2">${project_3192}</text:p>
      <text:p text:style-name="P2">${project_3193}</text:p>
      <text:p text:style-name="P2">${project_3194}</text:p>
      <text:p text:style-name="P2">${project_3195}</text:p>
      <text:p text:style-name="P2">${project_3196}</text:p>
      <text:p text:style-name="P2">${project_3197}</text:p>
      <text:p text:style-name="P2">${project_3198}</text:p>
      <text:p text:style-name="P2">${project_3199}</text:p>
      <text:p text:style-name="P2">${project_3200}</text:p>
      <text:p text:style-name="P2">${project_3201}</text:p>
      <text:p text:style-name="P2">${project_3202}</text:p>
      <text:p text:style-name="P2">${project_3203}</text:p>
      <text:p text:style-name="P2">${project_3204}</text:p>
      <text:p text:style-name="P2">${project_3205}</text:p>
      <text:p text:style-name="P2">${project_3206}</text:p>
      <text:p text:style-name="P2">${project_3207}</text:p>
      <text:p text:style-name="P2">${project_3208}</text:p>
      <text:p text:style-name="P2">${project_3209}</text:p>
      <text:p text:style-name="P2">${project_3210}</text:p>
      <text:p text:style-name="P2">${project_3211}</text:p>
      <text:p text:style-name="P2">${project_3212}</text:p>
      <text:p text:style-name="P2">${project_3213}</text:p>
      <text:p text:style-name="P2">${project_3214}</text:p>
      <text:p text:style-name="P2">${project_3215}</text:p>
      <text:p text:style-name="P2">${project_3216}</text:p>
      <text:p text:style-name="P2">${project_3217}</text:p>
      <text:p text:style-name="P2">${project_3218}</text:p>
      <text:p text:style-name="P2">${project_3219}</text:p>
      <text:p text:style-name="P2">${project_3220}</text:p>
      <text:p text:style-name="P2"><text:soft-page-break/>${project_3221}</text:p>
      <text:p text:style-name="P2">${project_3222}</text:p>
      <text:p text:style-name="P2">${project_3223}</text:p>
      <text:p text:style-name="P2">${project_3224}</text:p>
      <text:p text:style-name="P2">${project_3225}</text:p>
      <text:p text:style-name="P2">${project_3226}</text:p>
      <text:p text:style-name="P2">${project_3227}</text:p>
      <text:p text:style-name="P2">${project_3228}</text:p>
      <text:p text:style-name="P2">${project_3229}</text:p>
      <text:p text:style-name="P2">${project_3230}</text:p>
      <text:p text:style-name="P2">${project_3231}</text:p>
      <text:p text:style-name="P2">${project_3232}</text:p>
      <text:p text:style-name="P2">${project_3233}</text:p>
      <text:p text:style-name="P2">${project_3234}</text:p>
      <text:p text:style-name="P2">${project_3235}</text:p>
      <text:p text:style-name="P2">${project_3236}</text:p>
      <text:p text:style-name="P2">${project_3237}</text:p>
      <text:p text:style-name="P2">${project_3238}</text:p>
      <text:p text:style-name="P2">${project_3239}</text:p>
      <text:p text:style-name="P2">${project_3240}</text:p>
      <text:p text:style-name="P2">${project_3241}</text:p>
      <text:p text:style-name="P2">${project_3242}</text:p>
      <text:p text:style-name="P2">${project_3243}</text:p>
      <text:p text:style-name="P2">${project_3244}</text:p>
      <text:p text:style-name="P2">${project_3245}</text:p>
      <text:p text:style-name="P2">${project_3246}</text:p>
      <text:p text:style-name="P2">${project_3247}</text:p>
      <text:p text:style-name="P2">${project_3248}</text:p>
      <text:p text:style-name="P2">${project_3249}</text:p>
      <text:p text:style-name="P2">${project_3250}</text:p>
      <text:p text:style-name="P2">${project_3251}</text:p>
      <text:p text:style-name="P2">${project_3252}</text:p>
      <text:p text:style-name="P2">${project_3253}</text:p>
      <text:p text:style-name="P2">${project_3254}</text:p>
      <text:p text:style-name="P2">${project_3255}</text:p>
      <text:p text:style-name="P2">${project_3256}</text:p>
      <text:p text:style-name="P2">${project_3257}</text:p>
      <text:p text:style-name="P2">${project_3258}</text:p>
      <text:p text:style-name="P2">${project_3259}</text:p>
      <text:p text:style-name="P2">${project_3260}</text:p>
      <text:p text:style-name="P2">${project_3261}</text:p>
      <text:p text:style-name="P2">${project_3262}</text:p>
      <text:p text:style-name="P2">${project_3263}</text:p>
      <text:p text:style-name="P2">${project_3264}</text:p>
      <text:p text:style-name="P2">${project_3265}</text:p>
      <text:p text:style-name="P2">${project_3266}</text:p>
      <text:p text:style-name="P2"><text:soft-page-break/>${project_3267}</text:p>
      <text:p text:style-name="P2">${project_3268}</text:p>
      <text:p text:style-name="P2">${project_3269}</text:p>
      <text:p text:style-name="P2">${project_3270}</text:p>
      <text:p text:style-name="P2">${project_3271}</text:p>
      <text:p text:style-name="P2">${project_3272}</text:p>
      <text:p text:style-name="P2">${project_3273}</text:p>
      <text:p text:style-name="P2">${project_3274}</text:p>
      <text:p text:style-name="P2">${project_3275}</text:p>
      <text:p text:style-name="P2">${project_3276}</text:p>
      <text:p text:style-name="P2">${project_3277}</text:p>
      <text:p text:style-name="P2">${project_3278}</text:p>
      <text:p text:style-name="P2">${project_3279}</text:p>
      <text:p text:style-name="P2">${project_3280}</text:p>
      <text:p text:style-name="P2">${project_3281}</text:p>
      <text:p text:style-name="P2">${project_3282}</text:p>
      <text:p text:style-name="P2">${project_3283}</text:p>
      <text:p text:style-name="P2">${project_3284}</text:p>
      <text:p text:style-name="P2">${project_3285}</text:p>
      <text:p text:style-name="P2">${project_3286}</text:p>
      <text:p text:style-name="P2">${project_3287}</text:p>
      <text:p text:style-name="P2">${project_3288}</text:p>
      <text:p text:style-name="P2">${project_3289}</text:p>
      <text:p text:style-name="P2">${project_3290}</text:p>
      <text:p text:style-name="P2">${project_3291}</text:p>
      <text:p text:style-name="P2">${project_3292}</text:p>
      <text:p text:style-name="P2">${project_3293}</text:p>
      <text:p text:style-name="P2">${project_3294}</text:p>
      <text:p text:style-name="P2">${project_3295}</text:p>
      <text:p text:style-name="P2">${project_3296}</text:p>
      <text:p text:style-name="P2">${project_3297}</text:p>
      <text:p text:style-name="P2">${project_3298}</text:p>
      <text:p text:style-name="P2">${project_3299}</text:p>
      <text:p text:style-name="P2">${project_3300}</text:p>
      <text:p text:style-name="P2">${project_3301}</text:p>
      <text:p text:style-name="P2">${project_3302}</text:p>
      <text:p text:style-name="P2">${project_3303}</text:p>
      <text:p text:style-name="P2">${project_3304}</text:p>
      <text:p text:style-name="P2">${project_3305}</text:p>
      <text:p text:style-name="P2">${project_3306}</text:p>
      <text:p text:style-name="P2">${project_3307}</text:p>
      <text:p text:style-name="P2">${project_3308}</text:p>
      <text:p text:style-name="P2">${project_3309}</text:p>
      <text:p text:style-name="P2">${project_3310}</text:p>
      <text:p text:style-name="P2">${project_3311}</text:p>
      <text:p text:style-name="P2">${project_3312}</text:p>
      <text:p text:style-name="P2"><text:soft-page-break/>${project_3313}</text:p>
      <text:p text:style-name="P2">${project_3314}</text:p>
      <text:p text:style-name="P2">${project_3315}</text:p>
      <text:p text:style-name="P2">${project_3316}</text:p>
      <text:p text:style-name="P2">${project_3317}</text:p>
      <text:p text:style-name="P2">${project_3318}</text:p>
      <text:p text:style-name="P2">${project_3319}</text:p>
      <text:p text:style-name="P2">${project_3320}</text:p>
      <text:p text:style-name="P2">${project_3321}</text:p>
      <text:p text:style-name="P2">${project_3322}</text:p>
      <text:p text:style-name="P2">${project_3323}</text:p>
      <text:p text:style-name="P2">${project_3324}</text:p>
      <text:p text:style-name="P2">${project_3325}</text:p>
      <text:p text:style-name="P2">${project_3326}</text:p>
      <text:p text:style-name="P2">${project_3327}</text:p>
      <text:p text:style-name="P2">${project_3328}</text:p>
      <text:p text:style-name="P2">${project_3329}</text:p>
      <text:p text:style-name="P2">${project_3330}</text:p>
      <text:p text:style-name="P2">${project_3331}</text:p>
      <text:p text:style-name="P2">${project_3332}</text:p>
      <text:p text:style-name="P2">${project_3333}</text:p>
      <text:p text:style-name="P2">${project_3334}</text:p>
      <text:p text:style-name="P2">${project_3335}</text:p>
      <text:p text:style-name="P2">${project_3336}</text:p>
      <text:p text:style-name="P2">${project_3337}</text:p>
      <text:p text:style-name="P2">${project_3338}</text:p>
      <text:p text:style-name="P2">${project_3339}</text:p>
      <text:p text:style-name="P2">${project_3340}</text:p>
      <text:p text:style-name="P2">${project_3341}</text:p>
      <text:p text:style-name="P2">${project_3342}</text:p>
      <text:p text:style-name="P2">${project_3343}</text:p>
      <text:p text:style-name="P2">${project_3344}</text:p>
      <text:p text:style-name="P2">${project_3345}</text:p>
      <text:p text:style-name="P2">${project_3346}</text:p>
      <text:p text:style-name="P2">${project_3347}</text:p>
      <text:p text:style-name="P2">${project_3348}</text:p>
      <text:p text:style-name="P2">${project_3349}</text:p>
      <text:p text:style-name="P2">${project_3350}</text:p>
      <text:p text:style-name="P2">${project_3351}</text:p>
      <text:p text:style-name="P2">${project_3352}</text:p>
      <text:p text:style-name="P2">${project_3353}</text:p>
      <text:p text:style-name="P2">${project_3354}</text:p>
      <text:p text:style-name="P2">${project_3355}</text:p>
      <text:p text:style-name="P2">${project_3356}</text:p>
      <text:p text:style-name="P2">${project_3357}</text:p>
      <text:p text:style-name="P2">${project_3358}</text:p>
      <text:p text:style-name="P2"><text:soft-page-break/>${project_3359}</text:p>
      <text:p text:style-name="P2">${project_3360}</text:p>
      <text:p text:style-name="P2">${project_3361}</text:p>
      <text:p text:style-name="P2">${project_3362}</text:p>
      <text:p text:style-name="P2">${project_3363}</text:p>
      <text:p text:style-name="P2">${project_3364}</text:p>
      <text:p text:style-name="P2">${project_3365}</text:p>
      <text:p text:style-name="P2">${project_3366}</text:p>
      <text:p text:style-name="P2">${project_3367}</text:p>
      <text:p text:style-name="P2">${project_3368}</text:p>
      <text:p text:style-name="P2">${project_3369}</text:p>
      <text:p text:style-name="P2">${project_3370}</text:p>
      <text:p text:style-name="P2">${project_3371}</text:p>
      <text:p text:style-name="P2">${project_3372}</text:p>
      <text:p text:style-name="P2">${project_3373}</text:p>
      <text:p text:style-name="P2">${project_3374}</text:p>
      <text:p text:style-name="P2">${project_3375}</text:p>
      <text:p text:style-name="P2">${project_3376}</text:p>
      <text:p text:style-name="P2">${project_3377}</text:p>
      <text:p text:style-name="P2">${project_3378}</text:p>
      <text:p text:style-name="P2">${project_3379}</text:p>
      <text:p text:style-name="P2">${project_3380}</text:p>
      <text:p text:style-name="P2">${project_3381}</text:p>
      <text:p text:style-name="P2">${project_3382}</text:p>
      <text:p text:style-name="P2">${project_3383}</text:p>
      <text:p text:style-name="P2">${project_3384}</text:p>
      <text:p text:style-name="P2">${project_3385}</text:p>
      <text:p text:style-name="P2">${project_3386}</text:p>
      <text:p text:style-name="P2">${project_3387}</text:p>
      <text:p text:style-name="P2">${project_3388}</text:p>
      <text:p text:style-name="P2">${project_3389}</text:p>
      <text:p text:style-name="P2">${project_3390}</text:p>
      <text:p text:style-name="P2">${project_3391}</text:p>
      <text:p text:style-name="P2">${project_3392}</text:p>
      <text:p text:style-name="P2">${project_3393}</text:p>
      <text:p text:style-name="P2">${project_3394}</text:p>
      <text:p text:style-name="P2">${project_3395}</text:p>
      <text:p text:style-name="P2">${project_3396}</text:p>
      <text:p text:style-name="P2">${project_3397}</text:p>
      <text:p text:style-name="P2">${project_3398}</text:p>
      <text:p text:style-name="P2">${project_3399}</text:p>
      <text:p text:style-name="P2">${project_3400}</text:p>
      <text:p text:style-name="P2">${project_3401}</text:p>
      <text:p text:style-name="P2">${project_3402}</text:p>
      <text:p text:style-name="P2">${project_3403}</text:p>
      <text:p text:style-name="P2">${project_3404}</text:p>
      <text:p text:style-name="P2"><text:soft-page-break/>${project_3405}</text:p>
      <text:p text:style-name="P2">${project_3406}</text:p>
      <text:p text:style-name="P2">${project_3407}</text:p>
      <text:p text:style-name="P2">${project_3408}</text:p>
      <text:p text:style-name="P2">${project_3409}</text:p>
      <text:p text:style-name="P2">${project_3410}</text:p>
      <text:p text:style-name="P2">${project_3411}</text:p>
      <text:p text:style-name="P2">${project_3412}</text:p>
      <text:p text:style-name="P2">${project_3413}</text:p>
      <text:p text:style-name="P2">${project_3414}</text:p>
      <text:p text:style-name="P2">${project_3415}</text:p>
      <text:p text:style-name="P2">${project_3416}</text:p>
      <text:p text:style-name="P2">${project_3417}</text:p>
      <text:p text:style-name="P2">${project_3418}</text:p>
      <text:p text:style-name="P2">${project_3419}</text:p>
      <text:p text:style-name="P2">${project_3420}</text:p>
      <text:p text:style-name="P2">${project_3421}</text:p>
      <text:p text:style-name="P2">${project_3422}</text:p>
      <text:p text:style-name="P2">${project_3423}</text:p>
      <text:p text:style-name="P2">${project_3424}</text:p>
      <text:p text:style-name="P2">${project_3425}</text:p>
      <text:p text:style-name="P2">${project_3426}</text:p>
      <text:p text:style-name="P2">${project_3427}</text:p>
      <text:p text:style-name="P2">${project_3428}</text:p>
      <text:p text:style-name="P2">${project_3429}</text:p>
      <text:p text:style-name="P2">${project_3430}</text:p>
      <text:p text:style-name="P2">${project_3431}</text:p>
      <text:p text:style-name="P2">${project_3432}</text:p>
      <text:p text:style-name="P2">${project_3433}</text:p>
      <text:p text:style-name="P2">${project_3434}</text:p>
      <text:p text:style-name="P2">${project_3435}</text:p>
      <text:p text:style-name="P2">${project_3436}</text:p>
      <text:p text:style-name="P2">${project_3437}</text:p>
      <text:p text:style-name="P2">${project_3438}</text:p>
      <text:p text:style-name="P2">${project_3439}</text:p>
      <text:p text:style-name="P2">${project_3440}</text:p>
      <text:p text:style-name="P2">${project_3441}</text:p>
      <text:p text:style-name="P2">${project_3442}</text:p>
      <text:p text:style-name="P2">${project_3443}</text:p>
      <text:p text:style-name="P2">${project_3444}</text:p>
      <text:p text:style-name="P2">${project_3445}</text:p>
      <text:p text:style-name="P2">${project_3446}</text:p>
      <text:p text:style-name="P2">${project_3447}</text:p>
      <text:p text:style-name="P2">${project_3448}</text:p>
      <text:p text:style-name="P2">${project_3449}</text:p>
      <text:p text:style-name="P2">${project_3450}</text:p>
      <text:p text:style-name="P2"><text:soft-page-break/>${project_3451}</text:p>
      <text:p text:style-name="P2">${project_3452}</text:p>
      <text:p text:style-name="P2">${project_3453}</text:p>
      <text:p text:style-name="P2">${project_3454}</text:p>
      <text:p text:style-name="P2">${project_3455}</text:p>
      <text:p text:style-name="P2">${project_3456}</text:p>
      <text:p text:style-name="P2">${project_3457}</text:p>
      <text:p text:style-name="P2">${project_3458}</text:p>
      <text:p text:style-name="P2">${project_3459}</text:p>
      <text:p text:style-name="P2">${project_3460}</text:p>
      <text:p text:style-name="P2">${project_3461}</text:p>
      <text:p text:style-name="P2">${project_3462}</text:p>
      <text:p text:style-name="P2">${project_3463}</text:p>
      <text:p text:style-name="P2">${project_3464}</text:p>
      <text:p text:style-name="P2">${project_3465}</text:p>
      <text:p text:style-name="P2">${project_3466}</text:p>
      <text:p text:style-name="P2">${project_3467}</text:p>
      <text:p text:style-name="P2">${project_3468}</text:p>
      <text:p text:style-name="P2">${project_3469}</text:p>
      <text:p text:style-name="P2">${project_3470}</text:p>
      <text:p text:style-name="P2">${project_3471}</text:p>
      <text:p text:style-name="P2">${project_3472}</text:p>
      <text:p text:style-name="P2">${project_3473}</text:p>
      <text:p text:style-name="P2">${project_3474}</text:p>
      <text:p text:style-name="P2">${project_3475}</text:p>
      <text:p text:style-name="P2">${project_3476}</text:p>
      <text:p text:style-name="P2">${project_3477}</text:p>
      <text:p text:style-name="P2">${project_3478}</text:p>
      <text:p text:style-name="P2">${project_3479}</text:p>
      <text:p text:style-name="P2">${project_3480}</text:p>
      <text:p text:style-name="P2">${project_3481}</text:p>
      <text:p text:style-name="P2">${project_3482}</text:p>
      <text:p text:style-name="P2">${project_3483}</text:p>
      <text:p text:style-name="P2">${project_3484}</text:p>
      <text:p text:style-name="P2">${project_3485}</text:p>
      <text:p text:style-name="P2">${project_3486}</text:p>
      <text:p text:style-name="P2">${project_3487}</text:p>
      <text:p text:style-name="P2">${project_3488}</text:p>
      <text:p text:style-name="P2">${project_3489}</text:p>
      <text:p text:style-name="P2">${project_3490}</text:p>
      <text:p text:style-name="P2">${project_3491}</text:p>
      <text:p text:style-name="P2">${project_3492}</text:p>
      <text:p text:style-name="P2">${project_3493}</text:p>
      <text:p text:style-name="P2">${project_3494}</text:p>
      <text:p text:style-name="P2">${project_3495}</text:p>
      <text:p text:style-name="P2">${project_3496}</text:p>
      <text:p text:style-name="P2"><text:soft-page-break/>${project_3497}</text:p>
      <text:p text:style-name="P2">${project_3498}</text:p>
      <text:p text:style-name="P2">${project_3499}</text:p>
      <text:p text:style-name="P2">${project_3500}</text:p>
      <text:p text:style-name="P2">${project_3501}</text:p>
      <text:p text:style-name="P2">${project_3502}</text:p>
      <text:p text:style-name="P2">${project_3503}</text:p>
      <text:p text:style-name="P2">${project_3504}</text:p>
      <text:p text:style-name="P2">${project_3505}</text:p>
      <text:p text:style-name="P2">${project_3506}</text:p>
      <text:p text:style-name="P2">${project_3507}</text:p>
      <text:p text:style-name="P2">${project_3508}</text:p>
      <text:p text:style-name="P2">${project_3509}</text:p>
      <text:p text:style-name="P2">${project_3510}</text:p>
      <text:p text:style-name="P2">${project_3511}</text:p>
      <text:p text:style-name="P2">${project_3512}</text:p>
      <text:p text:style-name="P2">${project_3513}</text:p>
      <text:p text:style-name="P2">${project_3514}</text:p>
      <text:p text:style-name="P2">${project_3515}</text:p>
      <text:p text:style-name="P2">${project_3516}</text:p>
      <text:p text:style-name="P2">${project_3517}</text:p>
      <text:p text:style-name="P2">${project_3518}</text:p>
      <text:p text:style-name="P2">${project_3519}</text:p>
      <text:p text:style-name="P2">${project_3520}</text:p>
      <text:p text:style-name="P2">${project_3521}</text:p>
      <text:p text:style-name="P2">${project_3522}</text:p>
      <text:p text:style-name="P2">${project_3523}</text:p>
      <text:p text:style-name="P2">${project_3524}</text:p>
      <text:p text:style-name="P2">${project_3525}</text:p>
      <text:p text:style-name="P2">${project_3526}</text:p>
      <text:p text:style-name="P2">${project_3527}</text:p>
      <text:p text:style-name="P2">${project_3528}</text:p>
      <text:p text:style-name="P2">${project_3529}</text:p>
      <text:p text:style-name="P2">${project_3530}</text:p>
      <text:p text:style-name="P2">${project_3531}</text:p>
      <text:p text:style-name="P2">${project_3532}</text:p>
      <text:p text:style-name="P2">${project_3533}</text:p>
      <text:p text:style-name="P2">${project_3534}</text:p>
      <text:p text:style-name="P2">${project_3535}</text:p>
      <text:p text:style-name="P2">${project_3536}</text:p>
      <text:p text:style-name="P2">${project_3537}</text:p>
      <text:p text:style-name="P2">${project_3538}</text:p>
      <text:p text:style-name="P2">${project_3539}</text:p>
      <text:p text:style-name="P2">${project_3540}</text:p>
      <text:p text:style-name="P2">${project_3541}</text:p>
      <text:p text:style-name="P2">${project_3542}</text:p>
      <text:p text:style-name="P2"><text:soft-page-break/>${project_3543}</text:p>
      <text:p text:style-name="P2">${project_3544}</text:p>
      <text:p text:style-name="P2">${project_3545}</text:p>
      <text:p text:style-name="P2">${project_3546}</text:p>
      <text:p text:style-name="P2">${project_3547}</text:p>
      <text:p text:style-name="P2">${project_3548}</text:p>
      <text:p text:style-name="P2">${project_3549}</text:p>
      <text:p text:style-name="P2">${project_3550}</text:p>
      <text:p text:style-name="P2">${project_3551}</text:p>
      <text:p text:style-name="P2">${project_3552}</text:p>
      <text:p text:style-name="P2">${project_3553}</text:p>
      <text:p text:style-name="P2">${project_3554}</text:p>
      <text:p text:style-name="P2">${project_3555}</text:p>
      <text:p text:style-name="P2">${project_3556}</text:p>
      <text:p text:style-name="P2">${project_3557}</text:p>
      <text:p text:style-name="P2">${project_3558}</text:p>
      <text:p text:style-name="P2">${project_3559}</text:p>
      <text:p text:style-name="P2">${project_3560}</text:p>
      <text:p text:style-name="P2">${project_3561}</text:p>
      <text:p text:style-name="P2">${project_3562}</text:p>
      <text:p text:style-name="P2">${project_3563}</text:p>
      <text:p text:style-name="P2">${project_3564}</text:p>
      <text:p text:style-name="P2">${project_3565}</text:p>
      <text:p text:style-name="P2">${project_3566}</text:p>
      <text:p text:style-name="P2">${project_3567}</text:p>
      <text:p text:style-name="P2">${project_3568}</text:p>
      <text:p text:style-name="P2">${project_3569}</text:p>
      <text:p text:style-name="P2">${project_3570}</text:p>
      <text:p text:style-name="P2">${project_3571}</text:p>
      <text:p text:style-name="P2">${project_3572}</text:p>
      <text:p text:style-name="P2">${project_3573}</text:p>
      <text:p text:style-name="P2">${project_3574}</text:p>
      <text:p text:style-name="P2">${project_3575}</text:p>
      <text:p text:style-name="P2">${project_3576}</text:p>
      <text:p text:style-name="P2">${project_3577}</text:p>
      <text:p text:style-name="P2">${project_3578}</text:p>
      <text:p text:style-name="P2">${project_3579}</text:p>
      <text:p text:style-name="P2">${project_3580}</text:p>
      <text:p text:style-name="P2">${project_3581}</text:p>
      <text:p text:style-name="P2">${project_3582}</text:p>
      <text:p text:style-name="P2">${project_3583}</text:p>
      <text:p text:style-name="P2">${project_3584}</text:p>
      <text:p text:style-name="P2">${project_3585}</text:p>
      <text:p text:style-name="P2">${project_3586}</text:p>
      <text:p text:style-name="P2">${project_3587}</text:p>
      <text:p text:style-name="P2">${project_3588}</text:p>
      <text:p text:style-name="P2"><text:soft-page-break/>${project_3589}</text:p>
      <text:p text:style-name="P2">${project_3590}</text:p>
      <text:p text:style-name="P2">${project_3591}</text:p>
      <text:p text:style-name="P2">${project_3592}</text:p>
      <text:p text:style-name="P2">${project_3593}</text:p>
      <text:p text:style-name="P2">${project_3594}</text:p>
      <text:p text:style-name="P2">${project_3595}</text:p>
      <text:p text:style-name="P2">${project_3596}</text:p>
      <text:p text:style-name="P2">${project_3597}</text:p>
      <text:p text:style-name="P2">${project_3598}</text:p>
      <text:p text:style-name="P2">${project_3599}</text:p>
      <text:p text:style-name="P2">${project_3600}</text:p>
      <text:p text:style-name="P2">${project_3601}</text:p>
      <text:p text:style-name="P2">${project_3602}</text:p>
      <text:p text:style-name="P2">${project_3603}</text:p>
      <text:p text:style-name="P2">${project_3604}</text:p>
      <text:p text:style-name="P2">${project_3605}</text:p>
      <text:p text:style-name="P2">${project_3606}</text:p>
      <text:p text:style-name="P2">${project_3607}</text:p>
      <text:p text:style-name="P2">${project_3608}</text:p>
      <text:p text:style-name="P2">${project_3609}</text:p>
      <text:p text:style-name="P2">${project_3610}</text:p>
      <text:p text:style-name="P2">${project_3611}</text:p>
      <text:p text:style-name="P2">${project_3612}</text:p>
      <text:p text:style-name="P2">${project_3613}</text:p>
      <text:p text:style-name="P2">${project_3614}</text:p>
      <text:p text:style-name="P2">${project_3615}</text:p>
      <text:p text:style-name="P2">${project_3616}</text:p>
      <text:p text:style-name="P2">${project_3617}</text:p>
      <text:p text:style-name="P2">${project_3618}</text:p>
      <text:p text:style-name="P2">${project_3619}</text:p>
      <text:p text:style-name="P2">${project_3620}</text:p>
      <text:p text:style-name="P2">${project_3621}</text:p>
      <text:p text:style-name="P2">${project_3622}</text:p>
      <text:p text:style-name="P2">${project_3623}</text:p>
      <text:p text:style-name="P2">${project_3624}</text:p>
      <text:p text:style-name="P2">${project_3625}</text:p>
      <text:p text:style-name="P2">${project_3626}</text:p>
      <text:p text:style-name="P2">${project_3627}</text:p>
      <text:p text:style-name="P2">${project_3628}</text:p>
      <text:p text:style-name="P2">${project_3629}</text:p>
      <text:p text:style-name="P2">${project_3630}</text:p>
      <text:p text:style-name="P2">${project_3631}</text:p>
      <text:p text:style-name="P2">${project_3632}</text:p>
      <text:p text:style-name="P2">${project_3633}</text:p>
      <text:p text:style-name="P2">${project_3634}</text:p>
      <text:p text:style-name="P2"><text:soft-page-break/>${project_3635}</text:p>
      <text:p text:style-name="P2">${project_3636}</text:p>
      <text:p text:style-name="P2">${project_3637}</text:p>
      <text:p text:style-name="P2">${project_3638}</text:p>
      <text:p text:style-name="P2">${project_3639}</text:p>
      <text:p text:style-name="P2">${project_3640}</text:p>
      <text:p text:style-name="P2">${project_3641}</text:p>
      <text:p text:style-name="P2">${project_3642}</text:p>
      <text:p text:style-name="P2">${project_3643}</text:p>
      <text:p text:style-name="P2">${project_3644}</text:p>
      <text:p text:style-name="P2">${project_3645}</text:p>
      <text:p text:style-name="P2">${project_3646}</text:p>
      <text:p text:style-name="P2">${project_3647}</text:p>
      <text:p text:style-name="P2">${project_3648}</text:p>
      <text:p text:style-name="P2">${project_3649}</text:p>
      <text:p text:style-name="P2">${project_3650}</text:p>
      <text:p text:style-name="P2">${project_3651}</text:p>
      <text:p text:style-name="P2">${project_3652}</text:p>
      <text:p text:style-name="P2">${project_3653}</text:p>
      <text:p text:style-name="P2">${project_3654}</text:p>
      <text:p text:style-name="P2">${project_3655}</text:p>
      <text:p text:style-name="P2">${project_3656}</text:p>
      <text:p text:style-name="P2">${project_3657}</text:p>
      <text:p text:style-name="P2">${project_3658}</text:p>
      <text:p text:style-name="P2">${project_3659}</text:p>
      <text:p text:style-name="P2">${project_3660}</text:p>
      <text:p text:style-name="P2">${project_3661}</text:p>
      <text:p text:style-name="P2">${project_3662}</text:p>
      <text:p text:style-name="P2">${project_3663}</text:p>
      <text:p text:style-name="P2">${project_3664}</text:p>
      <text:p text:style-name="P2">${project_3665}</text:p>
      <text:p text:style-name="P2">${project_3666}</text:p>
      <text:p text:style-name="P2">${project_3667}</text:p>
      <text:p text:style-name="P2">${project_3668}</text:p>
      <text:p text:style-name="P2">${project_3669}</text:p>
      <text:p text:style-name="P2">${project_3670}</text:p>
      <text:p text:style-name="P2">${project_3671}</text:p>
      <text:p text:style-name="P2">${project_3672}</text:p>
      <text:p text:style-name="P2">${project_3673}</text:p>
      <text:p text:style-name="P2">${project_3674}</text:p>
      <text:p text:style-name="P2">${project_3675}</text:p>
      <text:p text:style-name="P2">${project_3676}</text:p>
      <text:p text:style-name="P2">${project_3677}</text:p>
      <text:p text:style-name="P2">${project_3678}</text:p>
      <text:p text:style-name="P2">${project_3679}</text:p>
      <text:p text:style-name="P2">${project_3680}</text:p>
      <text:p text:style-name="P2"><text:soft-page-break/>${project_3681}</text:p>
      <text:p text:style-name="P2">${project_3682}</text:p>
      <text:p text:style-name="P2">${project_3683}</text:p>
      <text:p text:style-name="P2">${project_3684}</text:p>
      <text:p text:style-name="P2">${project_3685}</text:p>
      <text:p text:style-name="P2">${project_3686}</text:p>
      <text:p text:style-name="P2">${project_3687}</text:p>
      <text:p text:style-name="P2">${project_3688}</text:p>
      <text:p text:style-name="P2">${project_3689}</text:p>
      <text:p text:style-name="P2">${project_3690}</text:p>
      <text:p text:style-name="P2">${project_3691}</text:p>
      <text:p text:style-name="P2">${project_3692}</text:p>
      <text:p text:style-name="P2">${project_3693}</text:p>
      <text:p text:style-name="P2">${project_3694}</text:p>
      <text:p text:style-name="P2">${project_3695}</text:p>
      <text:p text:style-name="P2">${project_3696}</text:p>
      <text:p text:style-name="P2">${project_3697}</text:p>
      <text:p text:style-name="P2">${project_3698}</text:p>
      <text:p text:style-name="P2">${project_3699}</text:p>
      <text:p text:style-name="P2">${project_3700}</text:p>
      <text:p text:style-name="P2">${project_3701}</text:p>
      <text:p text:style-name="P2">${project_3702}</text:p>
      <text:p text:style-name="P2">${project_3703}</text:p>
      <text:p text:style-name="P2">${project_3704}</text:p>
      <text:p text:style-name="P2">${project_3705}</text:p>
      <text:p text:style-name="P2">${project_3706}</text:p>
      <text:p text:style-name="P2">${project_3707}</text:p>
      <text:p text:style-name="P2">${project_3708}</text:p>
      <text:p text:style-name="P2">${project_3709}</text:p>
      <text:p text:style-name="P2">${project_3710}</text:p>
      <text:p text:style-name="P2">${project_3711}</text:p>
      <text:p text:style-name="P2">${project_3712}</text:p>
      <text:p text:style-name="P2">${project_3713}</text:p>
      <text:p text:style-name="P2">${project_3714}</text:p>
      <text:p text:style-name="P2">${project_3715}</text:p>
      <text:p text:style-name="P2">${project_3716}</text:p>
      <text:p text:style-name="P2">${project_3717}</text:p>
      <text:p text:style-name="P2">${project_3718}</text:p>
      <text:p text:style-name="P2">${project_3719}</text:p>
      <text:p text:style-name="P2">${project_3720}</text:p>
      <text:p text:style-name="P2">${project_3721}</text:p>
      <text:p text:style-name="P2">${project_3722}</text:p>
      <text:p text:style-name="P2">${project_3723}</text:p>
      <text:p text:style-name="P2">${project_3724}</text:p>
      <text:p text:style-name="P2">${project_3725}</text:p>
      <text:p text:style-name="P2">${project_3726}</text:p>
      <text:p text:style-name="P2"><text:soft-page-break/>${project_3727}</text:p>
      <text:p text:style-name="P2">${project_3728}</text:p>
      <text:p text:style-name="P2">${project_3729}</text:p>
      <text:p text:style-name="P2">${project_3730}</text:p>
      <text:p text:style-name="P2">${project_3731}</text:p>
      <text:p text:style-name="P2">${project_3732}</text:p>
      <text:p text:style-name="P2">${project_3733}</text:p>
      <text:p text:style-name="P2">${project_3734}</text:p>
      <text:p text:style-name="P2">${project_3735}</text:p>
      <text:p text:style-name="P2">${project_3736}</text:p>
      <text:p text:style-name="P2">${project_3737}</text:p>
      <text:p text:style-name="P2">${project_3738}</text:p>
      <text:p text:style-name="P2">${project_3739}</text:p>
      <text:p text:style-name="P2">${project_3740}</text:p>
      <text:p text:style-name="P2">${project_3741}</text:p>
      <text:p text:style-name="P2">${project_3742}</text:p>
      <text:p text:style-name="P2">${project_3743}</text:p>
      <text:p text:style-name="P2">${project_3744}</text:p>
      <text:p text:style-name="P2">${project_3745}</text:p>
      <text:p text:style-name="P2">${project_3746}</text:p>
      <text:p text:style-name="P2">${project_3747}</text:p>
      <text:p text:style-name="P2">${project_3748}</text:p>
      <text:p text:style-name="P2">${project_3749}</text:p>
      <text:p text:style-name="P2">${project_3750}</text:p>
      <text:p text:style-name="P2">${project_3751}</text:p>
      <text:p text:style-name="P2">${project_3752}</text:p>
      <text:p text:style-name="P2">${project_3753}</text:p>
      <text:p text:style-name="P2">${project_3754}</text:p>
      <text:p text:style-name="P2">${project_3755}</text:p>
      <text:p text:style-name="P2">${project_3756}</text:p>
      <text:p text:style-name="P2">${project_3757}</text:p>
      <text:p text:style-name="P2">${project_3758}</text:p>
      <text:p text:style-name="P2">${project_3759}</text:p>
      <text:p text:style-name="P2">${project_3760}</text:p>
      <text:p text:style-name="P2">${project_3761}</text:p>
      <text:p text:style-name="P2">${project_3762}</text:p>
      <text:p text:style-name="P2">${project_3763}</text:p>
      <text:p text:style-name="P2">${project_3764}</text:p>
      <text:p text:style-name="P2">${project_3765}</text:p>
      <text:p text:style-name="P2">${project_3766}</text:p>
      <text:p text:style-name="P2">${project_3767}</text:p>
      <text:p text:style-name="P2">${project_3768}</text:p>
      <text:p text:style-name="P2">${project_3769}</text:p>
      <text:p text:style-name="P2">${project_3770}</text:p>
      <text:p text:style-name="P2">${project_3771}</text:p>
      <text:p text:style-name="P2">${project_3772}</text:p>
      <text:p text:style-name="P2"><text:soft-page-break/>${project_3773}</text:p>
      <text:p text:style-name="P2">${project_3774}</text:p>
      <text:p text:style-name="P2">${project_3775}</text:p>
      <text:p text:style-name="P2">${project_3776}</text:p>
      <text:p text:style-name="P2">${project_3777}</text:p>
      <text:p text:style-name="P2">${project_3778}</text:p>
      <text:p text:style-name="P2">${project_3779}</text:p>
      <text:p text:style-name="P2">${project_3780}</text:p>
      <text:p text:style-name="P2">${project_3781}</text:p>
      <text:p text:style-name="P2">${project_3782}</text:p>
      <text:p text:style-name="P2">${project_3783}</text:p>
      <text:p text:style-name="P2">${project_3784}</text:p>
      <text:p text:style-name="P2">${project_3785}</text:p>
      <text:p text:style-name="P2">${project_3786}</text:p>
      <text:p text:style-name="P2">${project_3787}</text:p>
      <text:p text:style-name="P2">${project_3788}</text:p>
      <text:p text:style-name="P2">${project_3789}</text:p>
      <text:p text:style-name="P2">${project_3790}</text:p>
      <text:p text:style-name="P2">${project_3791}</text:p>
      <text:p text:style-name="P2">${project_3792}</text:p>
      <text:p text:style-name="P2">${project_3793}</text:p>
      <text:p text:style-name="P2">${project_3794}</text:p>
      <text:p text:style-name="P2">${project_3795}</text:p>
      <text:p text:style-name="P2">${project_3796}</text:p>
      <text:p text:style-name="P2">${project_3797}</text:p>
      <text:p text:style-name="P2">${project_3798}</text:p>
      <text:p text:style-name="P2">${project_3799}</text:p>
      <text:p text:style-name="P2">${project_3800}</text:p>
      <text:p text:style-name="P2">${project_3801}</text:p>
      <text:p text:style-name="P2">${project_3802}</text:p>
      <text:p text:style-name="P2">${project_3803}</text:p>
      <text:p text:style-name="P2">${project_3804}</text:p>
      <text:p text:style-name="P2">${project_3805}</text:p>
      <text:p text:style-name="P2">${project_3806}</text:p>
      <text:p text:style-name="P2">${project_3807}</text:p>
      <text:p text:style-name="P2">${project_3808}</text:p>
      <text:p text:style-name="P2">${project_3809}</text:p>
      <text:p text:style-name="P2">${project_3810}</text:p>
      <text:p text:style-name="P2">${project_3811}</text:p>
      <text:p text:style-name="P2">${project_3812}</text:p>
      <text:p text:style-name="P2">${project_3813}</text:p>
      <text:p text:style-name="P2">${project_3814}</text:p>
      <text:p text:style-name="P2">${project_3815}</text:p>
      <text:p text:style-name="P2">${project_3816}</text:p>
      <text:p text:style-name="P2">${project_3817}</text:p>
      <text:p text:style-name="P2">${project_3818}</text:p>
      <text:p text:style-name="P2"><text:soft-page-break/>${project_3819}</text:p>
      <text:p text:style-name="P2">${project_3820}</text:p>
      <text:p text:style-name="P2">${project_3821}</text:p>
      <text:p text:style-name="P2">${project_3822}</text:p>
      <text:p text:style-name="P2">${project_3823}</text:p>
      <text:p text:style-name="P2">${project_3824}</text:p>
      <text:p text:style-name="P2">${project_3825}</text:p>
      <text:p text:style-name="P2">${project_3826}</text:p>
      <text:p text:style-name="P2">${project_3827}</text:p>
      <text:p text:style-name="P2">${project_3828}</text:p>
      <text:p text:style-name="P2">${project_3829}</text:p>
      <text:p text:style-name="P2">${project_3830}</text:p>
      <text:p text:style-name="P2">${project_3831}</text:p>
      <text:p text:style-name="P2">${project_3832}</text:p>
      <text:p text:style-name="P2">${project_3833}</text:p>
      <text:p text:style-name="P2">${project_3834}</text:p>
      <text:p text:style-name="P2">${project_3835}</text:p>
      <text:p text:style-name="P2">${project_3836}</text:p>
      <text:p text:style-name="P2">${project_3837}</text:p>
      <text:p text:style-name="P2">${project_3838}</text:p>
      <text:p text:style-name="P2">${project_3839}</text:p>
      <text:p text:style-name="P2">${project_3840}</text:p>
      <text:p text:style-name="P2">${project_3841}</text:p>
      <text:p text:style-name="P2">${project_3842}</text:p>
      <text:p text:style-name="P2">${project_3843}</text:p>
      <text:p text:style-name="P2">${project_3844}</text:p>
      <text:p text:style-name="P2">${project_3845}</text:p>
      <text:p text:style-name="P2">${project_3846}</text:p>
      <text:p text:style-name="P2">${project_3847}</text:p>
      <text:p text:style-name="P2">${project_3848}</text:p>
      <text:p text:style-name="P2">${project_3849}</text:p>
      <text:p text:style-name="P2">${project_3850}</text:p>
      <text:p text:style-name="P2">${project_3851}</text:p>
      <text:p text:style-name="P2">${project_3852}</text:p>
      <text:p text:style-name="P2">${project_3853}</text:p>
      <text:p text:style-name="P2">${project_3854}</text:p>
      <text:p text:style-name="P2">${project_3855}</text:p>
      <text:p text:style-name="P2">${project_3856}</text:p>
      <text:p text:style-name="P2">${project_3857}</text:p>
      <text:p text:style-name="P2">${project_3858}</text:p>
      <text:p text:style-name="P2">${project_3859}</text:p>
      <text:p text:style-name="P2">${project_3860}</text:p>
      <text:p text:style-name="P2">${project_3861}</text:p>
      <text:p text:style-name="P2">${project_3862}</text:p>
      <text:p text:style-name="P2">${project_3863}</text:p>
      <text:p text:style-name="P2">${project_3864}</text:p>
      <text:p text:style-name="P2"><text:soft-page-break/>${project_3865}</text:p>
      <text:p text:style-name="P2">${project_3866}</text:p>
      <text:p text:style-name="P2">${project_3867}</text:p>
      <text:p text:style-name="P2">${project_3868}</text:p>
      <text:p text:style-name="P2">${project_3869}</text:p>
      <text:p text:style-name="P2">${project_3870}</text:p>
      <text:p text:style-name="P2">${project_3871}</text:p>
      <text:p text:style-name="P2">${project_3872}</text:p>
      <text:p text:style-name="P2">${project_3873}</text:p>
      <text:p text:style-name="P2">${project_3874}</text:p>
      <text:p text:style-name="P2">${project_3875}</text:p>
      <text:p text:style-name="P2">${project_3876}</text:p>
      <text:p text:style-name="P2">${project_3877}</text:p>
      <text:p text:style-name="P2">${project_3878}</text:p>
      <text:p text:style-name="P2">${project_3879}</text:p>
      <text:p text:style-name="P2">${project_3880}</text:p>
      <text:p text:style-name="P2">${project_3881}</text:p>
      <text:p text:style-name="P2">${project_3882}</text:p>
      <text:p text:style-name="P2">${project_3883}</text:p>
      <text:p text:style-name="P2">${project_3884}</text:p>
      <text:p text:style-name="P2">${project_3885}</text:p>
      <text:p text:style-name="P2">${project_3886}</text:p>
      <text:p text:style-name="P2">${project_3887}</text:p>
      <text:p text:style-name="P2">${project_3888}</text:p>
      <text:p text:style-name="P2">${project_3889}</text:p>
      <text:p text:style-name="P2">${project_3890}</text:p>
      <text:p text:style-name="P2">${project_3891}</text:p>
      <text:p text:style-name="P2">${project_3892}</text:p>
      <text:p text:style-name="P2">${project_3893}</text:p>
      <text:p text:style-name="P2">${project_3894}</text:p>
      <text:p text:style-name="P2">${project_3895}</text:p>
      <text:p text:style-name="P2">${project_3896}</text:p>
      <text:p text:style-name="P2">${project_3897}</text:p>
      <text:p text:style-name="P2">${project_3898}</text:p>
      <text:p text:style-name="P2">${project_3899}</text:p>
      <text:p text:style-name="P2">${project_3900}</text:p>
      <text:p text:style-name="P2">${project_3901}</text:p>
      <text:p text:style-name="P2">${project_3902}</text:p>
      <text:p text:style-name="P2">${project_3903}</text:p>
      <text:p text:style-name="P2">${project_3904}</text:p>
      <text:p text:style-name="P2">${project_3905}</text:p>
      <text:p text:style-name="P2">${project_3906}</text:p>
      <text:p text:style-name="P2">${project_3907}</text:p>
      <text:p text:style-name="P2">${project_3908}</text:p>
      <text:p text:style-name="P2">${project_3909}</text:p>
      <text:p text:style-name="P2">${project_3910}</text:p>
      <text:p text:style-name="P2"><text:soft-page-break/>${project_3911}</text:p>
      <text:p text:style-name="P2">${project_3912}</text:p>
      <text:p text:style-name="P2">${project_3913}</text:p>
      <text:p text:style-name="P2">${project_3914}</text:p>
      <text:p text:style-name="P2">${project_3915}</text:p>
      <text:p text:style-name="P2">${project_3916}</text:p>
      <text:p text:style-name="P2">${project_3917}</text:p>
      <text:p text:style-name="P2">${project_3918}</text:p>
      <text:p text:style-name="P2">${project_3919}</text:p>
      <text:p text:style-name="P2">${project_3920}</text:p>
      <text:p text:style-name="P2">${project_3921}</text:p>
      <text:p text:style-name="P2">${project_3922}</text:p>
      <text:p text:style-name="P2">${project_3923}</text:p>
      <text:p text:style-name="P2">${project_3924}</text:p>
      <text:p text:style-name="P2">${project_3925}</text:p>
      <text:p text:style-name="P2">${project_3926}</text:p>
      <text:p text:style-name="P2">${project_3927}</text:p>
      <text:p text:style-name="P2">${project_3928}</text:p>
      <text:p text:style-name="P2">${project_3929}</text:p>
      <text:p text:style-name="P2">${project_3930}</text:p>
      <text:p text:style-name="P2">${project_3931}</text:p>
      <text:p text:style-name="P2">${project_3932}</text:p>
      <text:p text:style-name="P2">${project_3933}</text:p>
      <text:p text:style-name="P2">${project_3934}</text:p>
      <text:p text:style-name="P2">${project_3935}</text:p>
      <text:p text:style-name="P2">${project_3936}</text:p>
      <text:p text:style-name="P2">${project_3937}</text:p>
      <text:p text:style-name="P2">${project_3938}</text:p>
      <text:p text:style-name="P2">${project_3939}</text:p>
      <text:p text:style-name="P2">${project_3940}</text:p>
      <text:p text:style-name="P2">${project_3941}</text:p>
      <text:p text:style-name="P2">${project_3942}</text:p>
      <text:p text:style-name="P2">${project_3943}</text:p>
      <text:p text:style-name="P2">${project_3944}</text:p>
      <text:p text:style-name="P2">${project_3945}</text:p>
      <text:p text:style-name="P2">${project_3946}</text:p>
      <text:p text:style-name="P2">${project_3947}</text:p>
      <text:p text:style-name="P2">${project_3948}</text:p>
      <text:p text:style-name="P2">${project_3949}</text:p>
      <text:p text:style-name="P2">${project_3950}</text:p>
      <text:p text:style-name="P2">${project_3951}</text:p>
      <text:p text:style-name="P2">${project_3952}</text:p>
      <text:p text:style-name="P2">${project_3953}</text:p>
      <text:p text:style-name="P2">${project_3954}</text:p>
      <text:p text:style-name="P2">${project_3955}</text:p>
      <text:p text:style-name="P2">${project_3956}</text:p>
      <text:p text:style-name="P2"><text:soft-page-break/>${project_3957}</text:p>
      <text:p text:style-name="P2">${project_3958}</text:p>
      <text:p text:style-name="P2">${project_3959}</text:p>
      <text:p text:style-name="P2">${project_3960}</text:p>
      <text:p text:style-name="P2">${project_3961}</text:p>
      <text:p text:style-name="P2">${project_3962}</text:p>
      <text:p text:style-name="P2">${project_3963}</text:p>
      <text:p text:style-name="P2">${project_3964}</text:p>
      <text:p text:style-name="P2">${project_3965}</text:p>
      <text:p text:style-name="P2">${project_3966}</text:p>
      <text:p text:style-name="P2">${project_3967}</text:p>
      <text:p text:style-name="P2">${project_3968}</text:p>
      <text:p text:style-name="P2">${project_3969}</text:p>
      <text:p text:style-name="P2">${project_3970}</text:p>
      <text:p text:style-name="P2">${project_3971}</text:p>
      <text:p text:style-name="P2">${project_3972}</text:p>
      <text:p text:style-name="P2">${project_3973}</text:p>
      <text:p text:style-name="P2">${project_3974}</text:p>
      <text:p text:style-name="P2">${project_3975}</text:p>
      <text:p text:style-name="P2">${project_3976}</text:p>
      <text:p text:style-name="P2">${project_3977}</text:p>
      <text:p text:style-name="P2">${project_3978}</text:p>
      <text:p text:style-name="P2">${project_3979}</text:p>
      <text:p text:style-name="P2">${project_3980}</text:p>
      <text:p text:style-name="P2">${project_3981}</text:p>
      <text:p text:style-name="P2">${project_3982}</text:p>
      <text:p text:style-name="P2">${project_3983}</text:p>
      <text:p text:style-name="P2">${project_3984}</text:p>
      <text:p text:style-name="P2">${project_3985}</text:p>
      <text:p text:style-name="P2">${project_3986}</text:p>
      <text:p text:style-name="P2">${project_3987}</text:p>
      <text:p text:style-name="P2">${project_3988}</text:p>
      <text:p text:style-name="P2">${project_3989}</text:p>
      <text:p text:style-name="P2">${project_3990}</text:p>
      <text:p text:style-name="P2">${project_3991}</text:p>
      <text:p text:style-name="P2">${project_3992}</text:p>
      <text:p text:style-name="P2">${project_3993}</text:p>
      <text:p text:style-name="P2">${project_3994}</text:p>
      <text:p text:style-name="P2">${project_3995}</text:p>
      <text:p text:style-name="P2">${project_3996}</text:p>
      <text:p text:style-name="P2">${project_3997}</text:p>
      <text:p text:style-name="P2">${project_3998}</text:p>
      <text:p text:style-name="P2">${project_3999}</text:p>
      <text:p text:style-name="P2">${project_4000}</text:p>
      <text:p text:style-name="P2">${project_4001}</text:p>
      <text:p text:style-name="P2">${project_4002}</text:p>
      <text:p text:style-name="P2"><text:soft-page-break/>${project_4003}</text:p>
      <text:p text:style-name="P2">${project_4004}</text:p>
      <text:p text:style-name="P2">${project_4005}</text:p>
      <text:p text:style-name="P2">${project_4006}</text:p>
      <text:p text:style-name="P2">${project_4007}</text:p>
      <text:p text:style-name="P2">${project_4008}</text:p>
      <text:p text:style-name="P2">${project_4009}</text:p>
      <text:p text:style-name="P2">${project_4010}</text:p>
      <text:p text:style-name="P2">${project_4011}</text:p>
      <text:p text:style-name="P2">${project_4012}</text:p>
      <text:p text:style-name="P2">${project_4013}</text:p>
      <text:p text:style-name="P2">${project_4014}</text:p>
      <text:p text:style-name="P2">${project_4015}</text:p>
      <text:p text:style-name="P2">${project_4016}</text:p>
      <text:p text:style-name="P2">${project_4017}</text:p>
      <text:p text:style-name="P2">${project_4018}</text:p>
      <text:p text:style-name="P2">${project_4019}</text:p>
      <text:p text:style-name="P2">${project_4020}</text:p>
      <text:p text:style-name="P2">${project_4021}</text:p>
      <text:p text:style-name="P2">${project_4022}</text:p>
      <text:p text:style-name="P2">${project_4023}</text:p>
      <text:p text:style-name="P2">${project_4024}</text:p>
      <text:p text:style-name="P2">${project_4025}</text:p>
      <text:p text:style-name="P2">${project_4026}</text:p>
      <text:p text:style-name="P2">${project_4027}</text:p>
      <text:p text:style-name="P2">${project_4028}</text:p>
      <text:p text:style-name="P2">${project_4029}</text:p>
      <text:p text:style-name="P2">${project_4030}</text:p>
      <text:p text:style-name="P2">${project_4031}</text:p>
      <text:p text:style-name="P2">${project_4032}</text:p>
      <text:p text:style-name="P2">${project_4033}</text:p>
      <text:p text:style-name="P2">${project_4034}</text:p>
      <text:p text:style-name="P2">${project_4035}</text:p>
      <text:p text:style-name="P2">${project_4036}</text:p>
      <text:p text:style-name="P2">${project_4037}</text:p>
      <text:p text:style-name="P2">${project_4038}</text:p>
      <text:p text:style-name="P2">${project_4039}</text:p>
      <text:p text:style-name="P2">${project_4040}</text:p>
      <text:p text:style-name="P2">${project_4041}</text:p>
      <text:p text:style-name="P2">${project_4042}</text:p>
      <text:p text:style-name="P2">${project_4043}</text:p>
      <text:p text:style-name="P2">${project_4044}</text:p>
      <text:p text:style-name="P2">${project_4045}</text:p>
      <text:p text:style-name="P2">${project_4046}</text:p>
      <text:p text:style-name="P2">${project_4047}</text:p>
      <text:p text:style-name="P2">${project_4048}</text:p>
      <text:p text:style-name="P2"><text:soft-page-break/>${project_4049}</text:p>
      <text:p text:style-name="P2">${project_4050}</text:p>
      <text:p text:style-name="P2">${project_4051}</text:p>
      <text:p text:style-name="P2">${project_4052}</text:p>
      <text:p text:style-name="P2">${project_4053}</text:p>
      <text:p text:style-name="P2">${project_4054}</text:p>
      <text:p text:style-name="P2">${project_4055}</text:p>
      <text:p text:style-name="P2">${project_4056}</text:p>
      <text:p text:style-name="P2">${project_4057}</text:p>
      <text:p text:style-name="P2">${project_4058}</text:p>
      <text:p text:style-name="P2">${project_4059}</text:p>
      <text:p text:style-name="P2">${project_4060}</text:p>
      <text:p text:style-name="P2">${project_4061}</text:p>
      <text:p text:style-name="P2">${project_4062}</text:p>
      <text:p text:style-name="P2">${project_4063}</text:p>
      <text:p text:style-name="P2">${project_4064}</text:p>
      <text:p text:style-name="P2">${project_4065}</text:p>
      <text:p text:style-name="P2">${project_4066}</text:p>
      <text:p text:style-name="P2">${project_4067}</text:p>
      <text:p text:style-name="P2">${project_4068}</text:p>
      <text:p text:style-name="P2">${project_4069}</text:p>
      <text:p text:style-name="P2">${project_4070}</text:p>
      <text:p text:style-name="P2">${project_4071}</text:p>
      <text:p text:style-name="P2">${project_4072}</text:p>
      <text:p text:style-name="P2">${project_4073}</text:p>
      <text:p text:style-name="P2">${project_4074}</text:p>
      <text:p text:style-name="P2">${project_4075}</text:p>
      <text:p text:style-name="P2">${project_4076}</text:p>
      <text:p text:style-name="P2">${project_4077}</text:p>
      <text:p text:style-name="P2">${project_4078}</text:p>
      <text:p text:style-name="P2">${project_4079}</text:p>
      <text:p text:style-name="P2">${project_4080}</text:p>
      <text:p text:style-name="P2">${project_4081}</text:p>
      <text:p text:style-name="P2">${project_4082}</text:p>
      <text:p text:style-name="P2">${project_4083}</text:p>
      <text:p text:style-name="P2">${project_4084}</text:p>
      <text:p text:style-name="P2">${project_4085}</text:p>
      <text:p text:style-name="P2">${project_4086}</text:p>
      <text:p text:style-name="P2">${project_4087}</text:p>
      <text:p text:style-name="P2">${project_4088}</text:p>
      <text:p text:style-name="P2">${project_4089}</text:p>
      <text:p text:style-name="P2">${project_4090}</text:p>
      <text:p text:style-name="P2">${project_4091}</text:p>
      <text:p text:style-name="P2">${project_4092}</text:p>
      <text:p text:style-name="P2">${project_4093}</text:p>
      <text:p text:style-name="P2">${project_4094}</text:p>
      <text:p text:style-name="P2"><text:soft-page-break/>${project_4095}</text:p>
      <text:p text:style-name="P2">${project_4096}</text:p>
      <text:p text:style-name="P2">${project_4097}</text:p>
      <text:p text:style-name="P2">${project_4098}</text:p>
      <text:p text:style-name="P2">${project_4099}</text:p>
      <text:p text:style-name="P2">${project_4100}</text:p>
      <text:p text:style-name="P2">${project_4101}</text:p>
      <text:p text:style-name="P2">${project_4102}</text:p>
      <text:p text:style-name="P2">${project_4103}</text:p>
      <text:p text:style-name="P2">${project_4104}</text:p>
      <text:p text:style-name="P2">${project_4105}</text:p>
      <text:p text:style-name="P2">${project_4106}</text:p>
      <text:p text:style-name="P2">${project_4107}</text:p>
      <text:p text:style-name="P2">${project_4108}</text:p>
      <text:p text:style-name="P2">${project_4109}</text:p>
      <text:p text:style-name="P2">${project_4110}</text:p>
      <text:p text:style-name="P2">${project_4111}</text:p>
      <text:p text:style-name="P2">${project_4112}</text:p>
      <text:p text:style-name="P2">${project_4113}</text:p>
      <text:p text:style-name="P2">${project_4114}</text:p>
      <text:p text:style-name="P2">${project_4115}</text:p>
      <text:p text:style-name="P2">${project_4116}</text:p>
      <text:p text:style-name="P2">${project_4117}</text:p>
      <text:p text:style-name="P2">${project_4118}</text:p>
      <text:p text:style-name="P2">${project_4119}</text:p>
      <text:p text:style-name="P2">${project_4120}</text:p>
      <text:p text:style-name="P2">${project_4121}</text:p>
      <text:p text:style-name="P2">${project_4122}</text:p>
      <text:p text:style-name="P2">${project_4123}</text:p>
      <text:p text:style-name="P2">${project_4124}</text:p>
      <text:p text:style-name="P2">${project_4125}</text:p>
      <text:p text:style-name="P2">${project_4126}</text:p>
      <text:p text:style-name="P2">${project_4127}</text:p>
      <text:p text:style-name="P2">${project_4128}</text:p>
      <text:p text:style-name="P2">${project_4129}</text:p>
      <text:p text:style-name="P2">${project_4130}</text:p>
      <text:p text:style-name="P2">${project_4131}</text:p>
      <text:p text:style-name="P2">${project_4132}</text:p>
      <text:p text:style-name="P2">${project_4133}</text:p>
      <text:p text:style-name="P2">${project_4134}</text:p>
      <text:p text:style-name="P2">${project_4135}</text:p>
      <text:p text:style-name="P2">${project_4136}</text:p>
      <text:p text:style-name="P2">${project_4137}</text:p>
      <text:p text:style-name="P2">${project_4138}</text:p>
      <text:p text:style-name="P2">${project_4139}</text:p>
      <text:p text:style-name="P2">${project_4140}</text:p>
      <text:p text:style-name="P2"><text:soft-page-break/>${project_4141}</text:p>
      <text:p text:style-name="P2">${project_4142}</text:p>
      <text:p text:style-name="P2">${project_4143}</text:p>
      <text:p text:style-name="P2">${project_4144}</text:p>
      <text:p text:style-name="P2">${project_4145}</text:p>
      <text:p text:style-name="P2">${project_4146}</text:p>
      <text:p text:style-name="P2">${project_4147}</text:p>
      <text:p text:style-name="P2">${project_4148}</text:p>
      <text:p text:style-name="P2">${project_4149}</text:p>
      <text:p text:style-name="P2">${project_4150}</text:p>
      <text:p text:style-name="P2">${project_4151}</text:p>
      <text:p text:style-name="P2">${project_4152}</text:p>
      <text:p text:style-name="P2">${project_4153}</text:p>
      <text:p text:style-name="P2">${project_4154}</text:p>
      <text:p text:style-name="P2">${project_4155}</text:p>
      <text:p text:style-name="P2">${project_4156}</text:p>
      <text:p text:style-name="P2">${project_4157}</text:p>
      <text:p text:style-name="P2">${project_4158}</text:p>
      <text:p text:style-name="P2">${project_4159}</text:p>
      <text:p text:style-name="P2">${project_4160}</text:p>
      <text:p text:style-name="P2">${project_4161}</text:p>
      <text:p text:style-name="P2">${project_4162}</text:p>
      <text:p text:style-name="P2">${project_4163}</text:p>
      <text:p text:style-name="P2">${project_4164}</text:p>
      <text:p text:style-name="P2">${project_4165}</text:p>
      <text:p text:style-name="P2">${project_4166}</text:p>
      <text:p text:style-name="P2">${project_4167}</text:p>
      <text:p text:style-name="P2">${project_4168}</text:p>
      <text:p text:style-name="P2">${project_4169}</text:p>
      <text:p text:style-name="P2">${project_4170}</text:p>
      <text:p text:style-name="P2">${project_4171}</text:p>
      <text:p text:style-name="P2">${project_4172}</text:p>
      <text:p text:style-name="P2">${project_4173}</text:p>
      <text:p text:style-name="P2">${project_4174}</text:p>
      <text:p text:style-name="P2">${project_4175}</text:p>
      <text:p text:style-name="P2">${project_4176}</text:p>
      <text:p text:style-name="P2">${project_4177}</text:p>
      <text:p text:style-name="P2">${project_4178}</text:p>
      <text:p text:style-name="P2">${project_4179}</text:p>
      <text:p text:style-name="P2">${project_4180}</text:p>
      <text:p text:style-name="P2">${project_4181}</text:p>
      <text:p text:style-name="P2">${project_4182}</text:p>
      <text:p text:style-name="P2">${project_4183}</text:p>
      <text:p text:style-name="P2">${project_4184}</text:p>
      <text:p text:style-name="P2">${project_4185}</text:p>
      <text:p text:style-name="P2">${project_4186}</text:p>
      <text:p text:style-name="P2"><text:soft-page-break/>${project_4187}</text:p>
      <text:p text:style-name="P2">${project_4188}</text:p>
      <text:p text:style-name="P2">${project_4189}</text:p>
      <text:p text:style-name="P2">${project_4190}</text:p>
      <text:p text:style-name="P2">${project_4191}</text:p>
      <text:p text:style-name="P2">${project_4192}</text:p>
      <text:p text:style-name="P2">${project_4193}</text:p>
      <text:p text:style-name="P2">${project_4194}</text:p>
      <text:p text:style-name="P2">${project_4195}</text:p>
      <text:p text:style-name="P2">${project_4196}</text:p>
      <text:p text:style-name="P2">${project_4197}</text:p>
      <text:p text:style-name="P2">${project_4198}</text:p>
      <text:p text:style-name="P2">${project_4199}</text:p>
      <text:p text:style-name="P2">${project_4200}</text:p>
      <text:p text:style-name="P2">${project_4201}</text:p>
      <text:p text:style-name="P2">${project_4202}</text:p>
      <text:p text:style-name="P2">${project_4203}</text:p>
      <text:p text:style-name="P2">${project_4204}</text:p>
      <text:p text:style-name="P2">${project_4205}</text:p>
      <text:p text:style-name="P2">${project_4206}</text:p>
      <text:p text:style-name="P2">${project_4207}</text:p>
      <text:p text:style-name="P2">${project_4208}</text:p>
      <text:p text:style-name="P2">${project_4209}</text:p>
      <text:p text:style-name="P2">${project_4210}</text:p>
      <text:p text:style-name="P2">${project_4211}</text:p>
      <text:p text:style-name="P2">${project_4212}</text:p>
      <text:p text:style-name="P2">${project_4213}</text:p>
      <text:p text:style-name="P2">${project_4214}</text:p>
      <text:p text:style-name="P2">${project_4215}</text:p>
      <text:p text:style-name="P2">${project_4216}</text:p>
      <text:p text:style-name="P2">${project_4217}</text:p>
      <text:p text:style-name="P2">${project_4218}</text:p>
      <text:p text:style-name="P2">${project_4219}</text:p>
      <text:p text:style-name="P2">${project_4220}</text:p>
      <text:p text:style-name="P2">${project_4221}</text:p>
      <text:p text:style-name="P2">${project_4222}</text:p>
      <text:p text:style-name="P2">${project_4223}</text:p>
      <text:p text:style-name="P2">${project_4224}</text:p>
      <text:p text:style-name="P2">${project_4225}</text:p>
      <text:p text:style-name="P2">${project_4226}</text:p>
      <text:p text:style-name="P2">${project_4227}</text:p>
      <text:p text:style-name="P2">${project_4228}</text:p>
      <text:p text:style-name="P2">${project_4229}</text:p>
      <text:p text:style-name="P2">${project_4230}</text:p>
      <text:p text:style-name="P2">${project_4231}</text:p>
      <text:p text:style-name="P2">${project_4232}</text:p>
      <text:p text:style-name="P2"><text:soft-page-break/>${project_4233}</text:p>
      <text:p text:style-name="P2">${project_4234}</text:p>
      <text:p text:style-name="P2">${project_4235}</text:p>
      <text:p text:style-name="P2">${project_4236}</text:p>
      <text:p text:style-name="P2">${project_4237}</text:p>
      <text:p text:style-name="P2">${project_4238}</text:p>
      <text:p text:style-name="P2">${project_4239}</text:p>
      <text:p text:style-name="P2">${project_4240}</text:p>
      <text:p text:style-name="P2">${project_4241}</text:p>
      <text:p text:style-name="P2">${project_4242}</text:p>
      <text:p text:style-name="P2">${project_4243}</text:p>
      <text:p text:style-name="P2">${project_4244}</text:p>
      <text:p text:style-name="P2">${project_4245}</text:p>
      <text:p text:style-name="P2">${project_4246}</text:p>
      <text:p text:style-name="P2">${project_4247}</text:p>
      <text:p text:style-name="P2">${project_4248}</text:p>
      <text:p text:style-name="P2">${project_4249}</text:p>
      <text:p text:style-name="P2">${project_4250}</text:p>
      <text:p text:style-name="P2">${project_4251}</text:p>
      <text:p text:style-name="P2">${project_4252}</text:p>
      <text:p text:style-name="P2">${project_4253}</text:p>
      <text:p text:style-name="P2">${project_4254}</text:p>
      <text:p text:style-name="P2">${project_4255}</text:p>
      <text:p text:style-name="P2">${project_4256}</text:p>
      <text:p text:style-name="P2">${project_4257}</text:p>
      <text:p text:style-name="P2">${project_4258}</text:p>
      <text:p text:style-name="P2">${project_4259}</text:p>
      <text:p text:style-name="P2">${project_4260}</text:p>
      <text:p text:style-name="P2">${project_4261}</text:p>
      <text:p text:style-name="P2">${project_4262}</text:p>
      <text:p text:style-name="P2">${project_4263}</text:p>
      <text:p text:style-name="P2">${project_4264}</text:p>
      <text:p text:style-name="P2">${project_4265}</text:p>
      <text:p text:style-name="P2">${project_4266}</text:p>
      <text:p text:style-name="P2">${project_4267}</text:p>
      <text:p text:style-name="P2">${project_4268}</text:p>
      <text:p text:style-name="P2">${project_4269}</text:p>
      <text:p text:style-name="P2">${project_4270}</text:p>
      <text:p text:style-name="P2">${project_4271}</text:p>
      <text:p text:style-name="P2">${project_4272}</text:p>
      <text:p text:style-name="P2">${project_4273}</text:p>
      <text:p text:style-name="P2">${project_4274}</text:p>
      <text:p text:style-name="P2">${project_4275}</text:p>
      <text:p text:style-name="P2">${project_4276}</text:p>
      <text:p text:style-name="P2">${project_4277}</text:p>
      <text:p text:style-name="P2">${project_4278}</text:p>
      <text:p text:style-name="P2"><text:soft-page-break/>${project_4279}</text:p>
      <text:p text:style-name="P2">${project_4280}</text:p>
      <text:p text:style-name="P2">${project_4281}</text:p>
      <text:p text:style-name="P2">${project_4282}</text:p>
      <text:p text:style-name="P2">${project_4283}</text:p>
      <text:p text:style-name="P2">${project_4284}</text:p>
      <text:p text:style-name="P2">${project_4285}</text:p>
      <text:p text:style-name="P2">${project_4286}</text:p>
      <text:p text:style-name="P2">${project_4287}</text:p>
      <text:p text:style-name="P2">${project_4288}</text:p>
      <text:p text:style-name="P2">${project_4289}</text:p>
      <text:p text:style-name="P2">${project_4290}</text:p>
      <text:p text:style-name="P2">${project_4291}</text:p>
      <text:p text:style-name="P2">${project_4292}</text:p>
      <text:p text:style-name="P2">${project_4293}</text:p>
      <text:p text:style-name="P2">${project_4294}</text:p>
      <text:p text:style-name="P2">${project_4295}</text:p>
      <text:p text:style-name="P2">${project_4296}</text:p>
      <text:p text:style-name="P2">${project_4297}</text:p>
      <text:p text:style-name="P2">${project_4298}</text:p>
      <text:p text:style-name="P2">${project_4299}</text:p>
      <text:p text:style-name="P2">${project_4300}</text:p>
      <text:p text:style-name="P2">${project_4301}</text:p>
      <text:p text:style-name="P2">${project_4302}</text:p>
      <text:p text:style-name="P2">${project_4303}</text:p>
      <text:p text:style-name="P2">${project_4304}</text:p>
      <text:p text:style-name="P2">${project_4305}</text:p>
      <text:p text:style-name="P2">${project_4306}</text:p>
      <text:p text:style-name="P2">${project_4307}</text:p>
      <text:p text:style-name="P2">${project_4308}</text:p>
      <text:p text:style-name="P2">${project_4309}</text:p>
      <text:p text:style-name="P2">${project_4310}</text:p>
      <text:p text:style-name="P2">${project_4311}</text:p>
      <text:p text:style-name="P2">${project_4312}</text:p>
      <text:p text:style-name="P2">${project_4313}</text:p>
      <text:p text:style-name="P2">${project_4314}</text:p>
      <text:p text:style-name="P2">${project_4315}</text:p>
      <text:p text:style-name="P2">${project_4316}</text:p>
      <text:p text:style-name="P2">${project_4317}</text:p>
      <text:p text:style-name="P2">${project_4318}</text:p>
      <text:p text:style-name="P2">${project_4319}</text:p>
      <text:p text:style-name="P2">${project_4320}</text:p>
      <text:p text:style-name="P2">${project_4321}</text:p>
      <text:p text:style-name="P2">${project_4322}</text:p>
      <text:p text:style-name="P2">${project_4323}</text:p>
      <text:p text:style-name="P2">${project_4324}</text:p>
      <text:p text:style-name="P2"><text:soft-page-break/>${project_4325}</text:p>
      <text:p text:style-name="P2">${project_4326}</text:p>
      <text:p text:style-name="P2">${project_4327}</text:p>
      <text:p text:style-name="P2">${project_4328}</text:p>
      <text:p text:style-name="P2">${project_4329}</text:p>
      <text:p text:style-name="P2">${project_4330}</text:p>
      <text:p text:style-name="P2">${project_4331}</text:p>
      <text:p text:style-name="P2">${project_4332}</text:p>
      <text:p text:style-name="P2">${project_4333}</text:p>
      <text:p text:style-name="P2">${project_4334}</text:p>
      <text:p text:style-name="P2">${project_4335}</text:p>
      <text:p text:style-name="P2">${project_4336}</text:p>
      <text:p text:style-name="P2">${project_4337}</text:p>
      <text:p text:style-name="P2">${project_4338}</text:p>
      <text:p text:style-name="P2">${project_4339}</text:p>
      <text:p text:style-name="P2">${project_4340}</text:p>
      <text:p text:style-name="P2">${project_4341}</text:p>
      <text:p text:style-name="P2">${project_4342}</text:p>
      <text:p text:style-name="P2">${project_4343}</text:p>
      <text:p text:style-name="P2">${project_4344}</text:p>
      <text:p text:style-name="P2">${project_4345}</text:p>
      <text:p text:style-name="P2">${project_4346}</text:p>
      <text:p text:style-name="P2">${project_4347}</text:p>
      <text:p text:style-name="P2">${project_4348}</text:p>
      <text:p text:style-name="P2">${project_4349}</text:p>
      <text:p text:style-name="P2">${project_4350}</text:p>
      <text:p text:style-name="P2">${project_4351}</text:p>
      <text:p text:style-name="P2">${project_4352}</text:p>
      <text:p text:style-name="P2">${project_4353}</text:p>
      <text:p text:style-name="P2">${project_4354}</text:p>
      <text:p text:style-name="P2">${project_4355}</text:p>
      <text:p text:style-name="P2">${project_4356}</text:p>
      <text:p text:style-name="P2">${project_4357}</text:p>
      <text:p text:style-name="P2">${project_4358}</text:p>
      <text:p text:style-name="P2">${project_4359}</text:p>
      <text:p text:style-name="P2">${project_4360}</text:p>
      <text:p text:style-name="P2">${project_4361}</text:p>
      <text:p text:style-name="P2">${project_4362}</text:p>
      <text:p text:style-name="P2">${project_4363}</text:p>
      <text:p text:style-name="P2">${project_4364}</text:p>
      <text:p text:style-name="P2">${project_4365}</text:p>
      <text:p text:style-name="P2">${project_4366}</text:p>
      <text:p text:style-name="P2">${project_4367}</text:p>
      <text:p text:style-name="P2">${project_4368}</text:p>
      <text:p text:style-name="P2">${project_4369}</text:p>
      <text:p text:style-name="P2">${project_4370}</text:p>
      <text:p text:style-name="P2"><text:soft-page-break/>${project_4371}</text:p>
      <text:p text:style-name="P2">${project_4372}</text:p>
      <text:p text:style-name="P2">${project_4373}</text:p>
      <text:p text:style-name="P2">${project_4374}</text:p>
      <text:p text:style-name="P2">${project_4375}</text:p>
      <text:p text:style-name="P2">${project_4376}</text:p>
      <text:p text:style-name="P2">${project_4377}</text:p>
      <text:p text:style-name="P2">${project_4378}</text:p>
      <text:p text:style-name="P2">${project_4379}</text:p>
      <text:p text:style-name="P2">${project_4380}</text:p>
      <text:p text:style-name="P2">${project_4381}</text:p>
      <text:p text:style-name="P2">${project_4382}</text:p>
      <text:p text:style-name="P2">${project_4383}</text:p>
      <text:p text:style-name="P2">${project_4384}</text:p>
      <text:p text:style-name="P2">${project_4385}</text:p>
      <text:p text:style-name="P2">${project_4386}</text:p>
      <text:p text:style-name="P2">${project_4387}</text:p>
      <text:p text:style-name="P2">${project_4388}</text:p>
      <text:p text:style-name="P2">${project_4389}</text:p>
      <text:p text:style-name="P2">${project_4390}</text:p>
      <text:p text:style-name="P2">${project_4391}</text:p>
      <text:p text:style-name="P2">${project_4392}</text:p>
      <text:p text:style-name="P2">${project_4393}</text:p>
      <text:p text:style-name="P2">${project_4394}</text:p>
      <text:p text:style-name="P2">${project_4395}</text:p>
      <text:p text:style-name="P2">${project_4396}</text:p>
      <text:p text:style-name="P2">${project_4397}</text:p>
      <text:p text:style-name="P2">${project_4398}</text:p>
      <text:p text:style-name="P2">${project_4399}</text:p>
      <text:p text:style-name="P2">${project_4400}</text:p>
      <text:p text:style-name="P2">${project_4401}</text:p>
      <text:p text:style-name="P2">${project_4402}</text:p>
      <text:p text:style-name="P2">${project_4403}</text:p>
      <text:p text:style-name="P2">${project_4404}</text:p>
      <text:p text:style-name="P2">${project_4405}</text:p>
      <text:p text:style-name="P2">${project_4406}</text:p>
      <text:p text:style-name="P2">${project_4407}</text:p>
      <text:p text:style-name="P2">${project_4408}</text:p>
      <text:p text:style-name="P2">${project_4409}</text:p>
      <text:p text:style-name="P2">${project_4410}</text:p>
      <text:p text:style-name="P2">${project_4411}</text:p>
      <text:p text:style-name="P2">${project_4412}</text:p>
      <text:p text:style-name="P2">${project_4413}</text:p>
      <text:p text:style-name="P2">${project_4414}</text:p>
      <text:p text:style-name="P2">${project_4415}</text:p>
      <text:p text:style-name="P2">${project_4416}</text:p>
      <text:p text:style-name="P2"><text:soft-page-break/>${project_4417}</text:p>
      <text:p text:style-name="P2">${project_4418}</text:p>
      <text:p text:style-name="P2">${project_4419}</text:p>
      <text:p text:style-name="P2">${project_4420}</text:p>
      <text:p text:style-name="P2">${project_4421}</text:p>
      <text:p text:style-name="P2">${project_4422}</text:p>
      <text:p text:style-name="P2">${project_4423}</text:p>
      <text:p text:style-name="P2">${project_4424}</text:p>
      <text:p text:style-name="P2">${project_4425}</text:p>
      <text:p text:style-name="P2">${project_4426}</text:p>
      <text:p text:style-name="P2">${project_4427}</text:p>
      <text:p text:style-name="P2">${project_4428}</text:p>
      <text:p text:style-name="P2">${project_4429}</text:p>
      <text:p text:style-name="P2">${project_4430}</text:p>
      <text:p text:style-name="P2">${project_4431}</text:p>
      <text:p text:style-name="P2">${project_4432}</text:p>
      <text:p text:style-name="P2">${project_4433}</text:p>
      <text:p text:style-name="P2">${project_4434}</text:p>
      <text:p text:style-name="P2">${project_4435}</text:p>
      <text:p text:style-name="P2">${project_4436}</text:p>
      <text:p text:style-name="P2">${project_4437}</text:p>
      <text:p text:style-name="P2">${project_4438}</text:p>
      <text:p text:style-name="P2">${project_4439}</text:p>
      <text:p text:style-name="P2">${project_4440}</text:p>
      <text:p text:style-name="P2">${project_4441}</text:p>
      <text:p text:style-name="P2">${project_4442}</text:p>
      <text:p text:style-name="P2">${project_4443}</text:p>
      <text:p text:style-name="P2">${project_4444}</text:p>
      <text:p text:style-name="P2">${project_4445}</text:p>
      <text:p text:style-name="P2">${project_4446}</text:p>
      <text:p text:style-name="P2">${project_4447}</text:p>
      <text:p text:style-name="P2">${project_4448}</text:p>
      <text:p text:style-name="P2">${project_4449}</text:p>
      <text:p text:style-name="P2">${project_4450}</text:p>
      <text:p text:style-name="P2">${project_4451}</text:p>
      <text:p text:style-name="P2">${project_4452}</text:p>
      <text:p text:style-name="P2">${project_4453}</text:p>
      <text:p text:style-name="P2">${project_4454}</text:p>
      <text:p text:style-name="P2">${project_4455}</text:p>
      <text:p text:style-name="P2">${project_4456}</text:p>
      <text:p text:style-name="P2">${project_4457}</text:p>
      <text:p text:style-name="P2">${project_4458}</text:p>
      <text:p text:style-name="P2">${project_4459}</text:p>
      <text:p text:style-name="P2">${project_4460}</text:p>
      <text:p text:style-name="P2">${project_4461}</text:p>
      <text:p text:style-name="P2">${project_4462}</text:p>
      <text:p text:style-name="P2"><text:soft-page-break/>${project_4463}</text:p>
      <text:p text:style-name="P2">${project_4464}</text:p>
      <text:p text:style-name="P2">${project_4465}</text:p>
      <text:p text:style-name="P2">${project_4466}</text:p>
      <text:p text:style-name="P2">${project_4467}</text:p>
      <text:p text:style-name="P2">${project_4468}</text:p>
      <text:p text:style-name="P2">${project_4469}</text:p>
      <text:p text:style-name="P2">${project_4470}</text:p>
      <text:p text:style-name="P2">${project_4471}</text:p>
      <text:p text:style-name="P2">${project_4472}</text:p>
      <text:p text:style-name="P2">${project_4473}</text:p>
      <text:p text:style-name="P2">${project_4474}</text:p>
      <text:p text:style-name="P2">${project_4475}</text:p>
      <text:p text:style-name="P2">${project_4476}</text:p>
      <text:p text:style-name="P2">${project_4477}</text:p>
      <text:p text:style-name="P2">${project_4478}</text:p>
      <text:p text:style-name="P2">${project_4479}</text:p>
      <text:p text:style-name="P2">${project_4480}</text:p>
      <text:p text:style-name="P2">${project_4481}</text:p>
      <text:p text:style-name="P2">${project_4482}</text:p>
      <text:p text:style-name="P2">${project_4483}</text:p>
      <text:p text:style-name="P2">${project_4484}</text:p>
      <text:p text:style-name="P2">${project_4485}</text:p>
      <text:p text:style-name="P2">${project_4486}</text:p>
      <text:p text:style-name="P2">${project_4487}</text:p>
      <text:p text:style-name="P2">${project_4488}</text:p>
      <text:p text:style-name="P2">${project_4489}</text:p>
      <text:p text:style-name="P2">${project_4490}</text:p>
      <text:p text:style-name="P2">${project_4491}</text:p>
      <text:p text:style-name="P2">${project_4492}</text:p>
      <text:p text:style-name="P2">${project_4493}</text:p>
      <text:p text:style-name="P2">${project_4494}</text:p>
      <text:p text:style-name="P2">${project_4495}</text:p>
      <text:p text:style-name="P2">${project_4496}</text:p>
      <text:p text:style-name="P2">${project_4497}</text:p>
      <text:p text:style-name="P2">${project_4498}</text:p>
      <text:p text:style-name="P2">${project_4499}</text:p>
      <text:p text:style-name="P2">${project_4500}</text:p>
      <text:p text:style-name="P2">${project_4501}</text:p>
      <text:p text:style-name="P2">${project_4502}</text:p>
      <text:p text:style-name="P2">${project_4503}</text:p>
      <text:p text:style-name="P2">${project_4504}</text:p>
      <text:p text:style-name="P2">${project_4505}</text:p>
      <text:p text:style-name="P2">${project_4506}</text:p>
      <text:p text:style-name="P2">${project_4507}</text:p>
      <text:p text:style-name="P2">${project_4508}</text:p>
      <text:p text:style-name="P2"><text:soft-page-break/>${project_4509}</text:p>
      <text:p text:style-name="P2">${project_4510}</text:p>
      <text:p text:style-name="P2">${project_4511}</text:p>
      <text:p text:style-name="P2">${project_4512}</text:p>
      <text:p text:style-name="P2">${project_4513}</text:p>
      <text:p text:style-name="P2">${project_4514}</text:p>
      <text:p text:style-name="P2">${project_4515}</text:p>
      <text:p text:style-name="P2">${project_4516}</text:p>
      <text:p text:style-name="P2">${project_4517}</text:p>
      <text:p text:style-name="P2">${project_4518}</text:p>
      <text:p text:style-name="P2">${project_4519}</text:p>
      <text:p text:style-name="P2">${project_4520}</text:p>
      <text:p text:style-name="P2">${project_4521}</text:p>
      <text:p text:style-name="P2">${project_4522}</text:p>
      <text:p text:style-name="P2">${project_4523}</text:p>
      <text:p text:style-name="P2">${project_4524}</text:p>
      <text:p text:style-name="P2">${project_4525}</text:p>
      <text:p text:style-name="P2">${project_4526}</text:p>
      <text:p text:style-name="P2">${project_4527}</text:p>
      <text:p text:style-name="P2">${project_4528}</text:p>
      <text:p text:style-name="P2">${project_4529}</text:p>
      <text:p text:style-name="P2">${project_4530}</text:p>
      <text:p text:style-name="P2">${project_4531}</text:p>
      <text:p text:style-name="P2">${project_4532}</text:p>
      <text:p text:style-name="P2">${project_4533}</text:p>
      <text:p text:style-name="P2">${project_4534}</text:p>
      <text:p text:style-name="P2">${project_4535}</text:p>
      <text:p text:style-name="P2">${project_4536}</text:p>
      <text:p text:style-name="P2">${project_4537}</text:p>
      <text:p text:style-name="P2">${project_4538}</text:p>
      <text:p text:style-name="P2">${project_4539}</text:p>
      <text:p text:style-name="P2">${project_4540}</text:p>
      <text:p text:style-name="P2">${project_4541}</text:p>
      <text:p text:style-name="P2">${project_4542}</text:p>
      <text:p text:style-name="P2">${project_4543}</text:p>
      <text:p text:style-name="P2">${project_4544}</text:p>
      <text:p text:style-name="P2">${project_4545}</text:p>
      <text:p text:style-name="P2">${project_4546}</text:p>
      <text:p text:style-name="P2">${project_4547}</text:p>
      <text:p text:style-name="P2">${project_4548}</text:p>
      <text:p text:style-name="P2">${project_4549}</text:p>
      <text:p text:style-name="P2">${project_4550}</text:p>
      <text:p text:style-name="P2">${project_4551}</text:p>
      <text:p text:style-name="P2">${project_4552}</text:p>
      <text:p text:style-name="P2">${project_4553}</text:p>
      <text:p text:style-name="P2">${project_4554}</text:p>
      <text:p text:style-name="P2"><text:soft-page-break/>${project_4555}</text:p>
      <text:p text:style-name="P2">${project_4556}</text:p>
      <text:p text:style-name="P2">${project_4557}</text:p>
      <text:p text:style-name="P2">${project_4558}</text:p>
      <text:p text:style-name="P2">${project_4559}</text:p>
      <text:p text:style-name="P2">${project_4560}</text:p>
      <text:p text:style-name="P2">${project_4561}</text:p>
      <text:p text:style-name="P2">${project_4562}</text:p>
      <text:p text:style-name="P2">${project_4563}</text:p>
      <text:p text:style-name="P2">${project_4564}</text:p>
      <text:p text:style-name="P2">${project_4565}</text:p>
      <text:p text:style-name="P2">${project_4566}</text:p>
      <text:p text:style-name="P2">${project_4567}</text:p>
      <text:p text:style-name="P2">${project_4568}</text:p>
      <text:p text:style-name="P2">${project_4569}</text:p>
      <text:p text:style-name="P2">${project_4570}</text:p>
      <text:p text:style-name="P2">${project_4571}</text:p>
      <text:p text:style-name="P2">${project_4572}</text:p>
      <text:p text:style-name="P2">${project_4573}</text:p>
      <text:p text:style-name="P2">${project_4574}</text:p>
      <text:p text:style-name="P2">${project_4575}</text:p>
      <text:p text:style-name="P2">${project_4576}</text:p>
      <text:p text:style-name="P2">${project_4577}</text:p>
      <text:p text:style-name="P2">${project_4578}</text:p>
      <text:p text:style-name="P2">${project_4579}</text:p>
      <text:p text:style-name="P2">${project_4580}</text:p>
      <text:p text:style-name="P2">${project_4581}</text:p>
      <text:p text:style-name="P2">${project_4582}</text:p>
      <text:p text:style-name="P2">${project_4583}</text:p>
      <text:p text:style-name="P2">${project_4584}</text:p>
      <text:p text:style-name="P2">${project_4585}</text:p>
      <text:p text:style-name="P2">${project_4586}</text:p>
      <text:p text:style-name="P2">${project_4587}</text:p>
      <text:p text:style-name="P2">${project_4588}</text:p>
      <text:p text:style-name="P2">${project_4589}</text:p>
      <text:p text:style-name="P2">${project_4590}</text:p>
      <text:p text:style-name="P2">${project_4591}</text:p>
      <text:p text:style-name="P2">${project_4592}</text:p>
      <text:p text:style-name="P2">${project_4593}</text:p>
      <text:p text:style-name="P2">${project_4594}</text:p>
      <text:p text:style-name="P2">${project_4595}</text:p>
      <text:p text:style-name="P2">${project_4596}</text:p>
      <text:p text:style-name="P2">${project_4597}</text:p>
      <text:p text:style-name="P2">${project_4598}</text:p>
      <text:p text:style-name="P2">${project_4599}</text:p>
      <text:p text:style-name="P2">${project_4600}</text:p>
      <text:p text:style-name="P2"><text:soft-page-break/>${project_4601}</text:p>
      <text:p text:style-name="P2">${project_4602}</text:p>
      <text:p text:style-name="P2">${project_4603}</text:p>
      <text:p text:style-name="P2">${project_4604}</text:p>
      <text:p text:style-name="P2">${project_4605}</text:p>
      <text:p text:style-name="P2">${project_4606}</text:p>
      <text:p text:style-name="P2">${project_4607}</text:p>
      <text:p text:style-name="P2">${project_4608}</text:p>
      <text:p text:style-name="P2">${project_4609}</text:p>
      <text:p text:style-name="P2">${project_4610}</text:p>
      <text:p text:style-name="P2">${project_4611}</text:p>
      <text:p text:style-name="P2">${project_4612}</text:p>
      <text:p text:style-name="P2">${project_4613}</text:p>
      <text:p text:style-name="P2">${project_4614}</text:p>
      <text:p text:style-name="P2">${project_4615}</text:p>
      <text:p text:style-name="P2">${project_4616}</text:p>
      <text:p text:style-name="P2">${project_4617}</text:p>
      <text:p text:style-name="P2">${project_4618}</text:p>
      <text:p text:style-name="P2">${project_4619}</text:p>
      <text:p text:style-name="P2">${project_4620}</text:p>
      <text:p text:style-name="P2">${project_4621}</text:p>
      <text:p text:style-name="P2">${project_4622}</text:p>
      <text:p text:style-name="P2">${project_4623}</text:p>
      <text:p text:style-name="P2">${project_4624}</text:p>
      <text:p text:style-name="P2">${project_4625}</text:p>
      <text:p text:style-name="P2">${project_4626}</text:p>
      <text:p text:style-name="P2">${project_4627}</text:p>
      <text:p text:style-name="P2">${project_4628}</text:p>
      <text:p text:style-name="P2">${project_4629}</text:p>
      <text:p text:style-name="P2">${project_4630}</text:p>
      <text:p text:style-name="P2">${project_4631}</text:p>
      <text:p text:style-name="P2">${project_4632}</text:p>
      <text:p text:style-name="P2">${project_4633}</text:p>
      <text:p text:style-name="P2">${project_4634}</text:p>
      <text:p text:style-name="P2">${project_4635}</text:p>
      <text:p text:style-name="P2">${project_4636}</text:p>
      <text:p text:style-name="P2">${project_4637}</text:p>
      <text:p text:style-name="P2">${project_4638}</text:p>
      <text:p text:style-name="P2">${project_4639}</text:p>
      <text:p text:style-name="P2">${project_4640}</text:p>
      <text:p text:style-name="P2">${project_4641}</text:p>
      <text:p text:style-name="P2">${project_4642}</text:p>
      <text:p text:style-name="P2">${project_4643}</text:p>
      <text:p text:style-name="P2">${project_4644}</text:p>
      <text:p text:style-name="P2">${project_4645}</text:p>
      <text:p text:style-name="P2">${project_4646}</text:p>
      <text:p text:style-name="P2"><text:soft-page-break/>${project_4647}</text:p>
      <text:p text:style-name="P2">${project_4648}</text:p>
      <text:p text:style-name="P2">${project_4649}</text:p>
      <text:p text:style-name="P2">${project_4650}</text:p>
      <text:p text:style-name="P2">${project_4651}</text:p>
      <text:p text:style-name="P2">${project_4652}</text:p>
      <text:p text:style-name="P2">${project_4653}</text:p>
      <text:p text:style-name="P2">${project_4654}</text:p>
      <text:p text:style-name="P2">${project_4655}</text:p>
      <text:p text:style-name="P2">${project_4656}</text:p>
      <text:p text:style-name="P2">${project_4657}</text:p>
      <text:p text:style-name="P2">${project_4658}</text:p>
      <text:p text:style-name="P2">${project_4659}</text:p>
      <text:p text:style-name="P2">${project_4660}</text:p>
      <text:p text:style-name="P2">${project_4661}</text:p>
      <text:p text:style-name="P2">${project_4662}</text:p>
      <text:p text:style-name="P2">${project_4663}</text:p>
      <text:p text:style-name="P2">${project_4664}</text:p>
      <text:p text:style-name="P2">${project_4665}</text:p>
      <text:p text:style-name="P2">${project_4666}</text:p>
      <text:p text:style-name="P2">${project_4667}</text:p>
      <text:p text:style-name="P2">${project_4668}</text:p>
      <text:p text:style-name="P2">${project_4669}</text:p>
      <text:p text:style-name="P2">${project_4670}</text:p>
      <text:p text:style-name="P2">${project_4671}</text:p>
      <text:p text:style-name="P2">${project_4672}</text:p>
      <text:p text:style-name="P2">${project_4673}</text:p>
      <text:p text:style-name="P2">${project_4674}</text:p>
      <text:p text:style-name="P2">${project_4675}</text:p>
      <text:p text:style-name="P2">${project_4676}</text:p>
      <text:p text:style-name="P2">${project_4677}</text:p>
      <text:p text:style-name="P2">${project_4678}</text:p>
      <text:p text:style-name="P2">${project_4679}</text:p>
      <text:p text:style-name="P2">${project_4680}</text:p>
      <text:p text:style-name="P2">${project_4681}</text:p>
      <text:p text:style-name="P2">${project_4682}</text:p>
      <text:p text:style-name="P2">${project_4683}</text:p>
      <text:p text:style-name="P2">${project_4684}</text:p>
      <text:p text:style-name="P2">${project_4685}</text:p>
      <text:p text:style-name="P2">${project_4686}</text:p>
      <text:p text:style-name="P2">${project_4687}</text:p>
      <text:p text:style-name="P2">${project_4688}</text:p>
      <text:p text:style-name="P2">${project_4689}</text:p>
      <text:p text:style-name="P2">${project_4690}</text:p>
      <text:p text:style-name="P2">${project_4691}</text:p>
      <text:p text:style-name="P2">${project_4692}</text:p>
      <text:p text:style-name="P2"><text:soft-page-break/>${project_4693}</text:p>
      <text:p text:style-name="P2">${project_4694}</text:p>
      <text:p text:style-name="P2">${project_4695}</text:p>
      <text:p text:style-name="P2">${project_4696}</text:p>
      <text:p text:style-name="P2">${project_4697}</text:p>
      <text:p text:style-name="P2">${project_4698}</text:p>
      <text:p text:style-name="P2">${project_4699}</text:p>
      <text:p text:style-name="P2">${project_4700}</text:p>
      <text:p text:style-name="P2">${project_4701}</text:p>
      <text:p text:style-name="P2">${project_4702}</text:p>
      <text:p text:style-name="P2">${project_4703}</text:p>
      <text:p text:style-name="P2">${project_4704}</text:p>
      <text:p text:style-name="P2">${project_4705}</text:p>
      <text:p text:style-name="P2">${project_4706}</text:p>
      <text:p text:style-name="P2">${project_4707}</text:p>
      <text:p text:style-name="P2">${project_4708}</text:p>
      <text:p text:style-name="P2">${project_4709}</text:p>
      <text:p text:style-name="P2">${project_4710}</text:p>
      <text:p text:style-name="P2">${project_4711}</text:p>
      <text:p text:style-name="P2">${project_4712}</text:p>
      <text:p text:style-name="P2">${project_4713}</text:p>
      <text:p text:style-name="P2">${project_4714}</text:p>
      <text:p text:style-name="P2">${project_4715}</text:p>
      <text:p text:style-name="P2">${project_4716}</text:p>
      <text:p text:style-name="P2">${project_4717}</text:p>
      <text:p text:style-name="P2">${project_4718}</text:p>
      <text:p text:style-name="P2">${project_4719}</text:p>
      <text:p text:style-name="P2">${project_4720}</text:p>
      <text:p text:style-name="P2">${project_4721}</text:p>
      <text:p text:style-name="P2">${project_4722}</text:p>
      <text:p text:style-name="P2">${project_4723}</text:p>
      <text:p text:style-name="P2">${project_4724}</text:p>
      <text:p text:style-name="P2">${project_4725}</text:p>
      <text:p text:style-name="P2">${project_4726}</text:p>
      <text:p text:style-name="P2">${project_4727}</text:p>
      <text:p text:style-name="P2">${project_4728}</text:p>
      <text:p text:style-name="P2">${project_4729}</text:p>
      <text:p text:style-name="P2">${project_4730}</text:p>
      <text:p text:style-name="P2">${project_4731}</text:p>
      <text:p text:style-name="P2">${project_4732}</text:p>
      <text:p text:style-name="P2">${project_4733}</text:p>
      <text:p text:style-name="P2">${project_4734}</text:p>
      <text:p text:style-name="P2">${project_4735}</text:p>
      <text:p text:style-name="P2">${project_4736}</text:p>
      <text:p text:style-name="P2">${project_4737}</text:p>
      <text:p text:style-name="P2">${project_4738}</text:p>
      <text:p text:style-name="P2"><text:soft-page-break/>${project_4739}</text:p>
      <text:p text:style-name="P2">${project_4740}</text:p>
      <text:p text:style-name="P2">${project_4741}</text:p>
      <text:p text:style-name="P2">${project_4742}</text:p>
      <text:p text:style-name="P2">${project_4743}</text:p>
      <text:p text:style-name="P2">${project_4744}</text:p>
      <text:p text:style-name="P2">${project_4745}</text:p>
      <text:p text:style-name="P2">${project_4746}</text:p>
      <text:p text:style-name="P2">${project_4747}</text:p>
      <text:p text:style-name="P2">${project_4748}</text:p>
      <text:p text:style-name="P2">${project_4749}</text:p>
      <text:p text:style-name="P2">${project_4750}</text:p>
      <text:p text:style-name="P2">${project_4751}</text:p>
      <text:p text:style-name="P2">${project_4752}</text:p>
      <text:p text:style-name="P2">${project_4753}</text:p>
      <text:p text:style-name="P2">${project_4754}</text:p>
      <text:p text:style-name="P2">${project_4755}</text:p>
      <text:p text:style-name="P2">${project_4756}</text:p>
      <text:p text:style-name="P2">${project_4757}</text:p>
      <text:p text:style-name="P2">${project_4758}</text:p>
      <text:p text:style-name="P2">${project_4759}</text:p>
      <text:p text:style-name="P2">${project_4760}</text:p>
      <text:p text:style-name="P2">${project_4761}</text:p>
      <text:p text:style-name="P2">${project_4762}</text:p>
      <text:p text:style-name="P2">${project_4763}</text:p>
      <text:p text:style-name="P2">${project_4764}</text:p>
      <text:p text:style-name="P2">${project_4765}</text:p>
      <text:p text:style-name="P2">${project_4766}</text:p>
      <text:p text:style-name="P2">${project_4767}</text:p>
      <text:p text:style-name="P2">${project_4768}</text:p>
      <text:p text:style-name="P2">${project_4769}</text:p>
      <text:p text:style-name="P2">${project_4770}</text:p>
      <text:p text:style-name="P2">${project_4771}</text:p>
      <text:p text:style-name="P2">${project_4772}</text:p>
      <text:p text:style-name="P2">${project_4773}</text:p>
      <text:p text:style-name="P2">${project_4774}</text:p>
      <text:p text:style-name="P2">${project_4775}</text:p>
      <text:p text:style-name="P2">${project_4776}</text:p>
      <text:p text:style-name="P2">${project_4777}</text:p>
      <text:p text:style-name="P2">${project_4778}</text:p>
      <text:p text:style-name="P2">${project_4779}</text:p>
      <text:p text:style-name="P2">${project_4780}</text:p>
      <text:p text:style-name="P2">${project_4781}</text:p>
      <text:p text:style-name="P2">${project_4782}</text:p>
      <text:p text:style-name="P2">${project_4783}</text:p>
      <text:p text:style-name="P2">${project_4784}</text:p>
      <text:p text:style-name="P2"><text:soft-page-break/>${project_4785}</text:p>
      <text:p text:style-name="P2">${project_4786}</text:p>
      <text:p text:style-name="P2">${project_4787}</text:p>
      <text:p text:style-name="P2">${project_4788}</text:p>
      <text:p text:style-name="P2">${project_4789}</text:p>
      <text:p text:style-name="P2">${project_4790}</text:p>
      <text:p text:style-name="P2">${project_4791}</text:p>
      <text:p text:style-name="P2">${project_4792}</text:p>
      <text:p text:style-name="P2">${project_4793}</text:p>
      <text:p text:style-name="P2">${project_4794}</text:p>
      <text:p text:style-name="P2">${project_4795}</text:p>
      <text:p text:style-name="P2">${project_4796}</text:p>
      <text:p text:style-name="P2">${project_4797}</text:p>
      <text:p text:style-name="P2">${project_4798}</text:p>
      <text:p text:style-name="P2">${project_4799}</text:p>
      <text:p text:style-name="P2">${project_4800}</text:p>
      <text:p text:style-name="P2">${project_4801}</text:p>
      <text:p text:style-name="P2">${project_4802}</text:p>
      <text:p text:style-name="P2">${project_4803}</text:p>
      <text:p text:style-name="P2">${project_4804}</text:p>
      <text:p text:style-name="P2">${project_4805}</text:p>
      <text:p text:style-name="P2">${project_4806}</text:p>
      <text:p text:style-name="P2">${project_4807}</text:p>
      <text:p text:style-name="P2">${project_4808}</text:p>
      <text:p text:style-name="P2">${project_4809}</text:p>
      <text:p text:style-name="P2">${project_4810}</text:p>
      <text:p text:style-name="P2">${project_4811}</text:p>
      <text:p text:style-name="P2">${project_4812}</text:p>
      <text:p text:style-name="P2">${project_4813}</text:p>
      <text:p text:style-name="P2">${project_4814}</text:p>
      <text:p text:style-name="P2">${project_4815}</text:p>
      <text:p text:style-name="P2">${project_4816}</text:p>
      <text:p text:style-name="P2">${project_4817}</text:p>
      <text:p text:style-name="P2">${project_4818}</text:p>
      <text:p text:style-name="P2">${project_4819}</text:p>
      <text:p text:style-name="P2">${project_4820}</text:p>
      <text:p text:style-name="P2">${project_4821}</text:p>
      <text:p text:style-name="P2">${project_4822}</text:p>
      <text:p text:style-name="P2">${project_4823}</text:p>
      <text:p text:style-name="P2">${project_4824}</text:p>
      <text:p text:style-name="P2">${project_4825}</text:p>
      <text:p text:style-name="P2">${project_4826}</text:p>
      <text:p text:style-name="P2">${project_4827}</text:p>
      <text:p text:style-name="P2">${project_4828}</text:p>
      <text:p text:style-name="P2">${project_4829}</text:p>
      <text:p text:style-name="P2">${project_4830}</text:p>
      <text:p text:style-name="P2"><text:soft-page-break/>${project_4831}</text:p>
      <text:p text:style-name="P2">${project_4832}</text:p>
      <text:p text:style-name="P2">${project_4833}</text:p>
      <text:p text:style-name="P2">${project_4834}</text:p>
      <text:p text:style-name="P2">${project_4835}</text:p>
      <text:p text:style-name="P2">${project_4836}</text:p>
      <text:p text:style-name="P2">${project_4837}</text:p>
      <text:p text:style-name="P2">${project_4838}</text:p>
      <text:p text:style-name="P2">${project_4839}</text:p>
      <text:p text:style-name="P2">${project_4840}</text:p>
      <text:p text:style-name="P2">${project_4841}</text:p>
      <text:p text:style-name="P2">${project_4842}</text:p>
      <text:p text:style-name="P2">${project_4843}</text:p>
      <text:p text:style-name="P2">${project_4844}</text:p>
      <text:p text:style-name="P2">${project_4845}</text:p>
      <text:p text:style-name="P2">${project_4846}</text:p>
      <text:p text:style-name="P2">${project_4847}</text:p>
      <text:p text:style-name="P2">${project_4848}</text:p>
      <text:p text:style-name="P2">${project_4849}</text:p>
      <text:p text:style-name="P2">${project_4850}</text:p>
      <text:p text:style-name="P2">${project_4851}</text:p>
      <text:p text:style-name="P2">${project_4852}</text:p>
      <text:p text:style-name="P2">${project_4853}</text:p>
      <text:p text:style-name="P2">${project_4854}</text:p>
      <text:p text:style-name="P2">${project_4855}</text:p>
      <text:p text:style-name="P2">${project_4856}</text:p>
      <text:p text:style-name="P2">${project_4857}</text:p>
      <text:p text:style-name="P2">${project_4858}</text:p>
      <text:p text:style-name="P2">${project_4859}</text:p>
      <text:p text:style-name="P2">${project_4860}</text:p>
      <text:p text:style-name="P2">${project_4861}</text:p>
      <text:p text:style-name="P2">${project_4862}</text:p>
      <text:p text:style-name="P2">${project_4863}</text:p>
      <text:p text:style-name="P2">${project_4864}</text:p>
      <text:p text:style-name="P2">${project_4865}</text:p>
      <text:p text:style-name="P2">${project_4866}</text:p>
      <text:p text:style-name="P2">${project_4867}</text:p>
      <text:p text:style-name="P2">${project_4868}</text:p>
      <text:p text:style-name="P2">${project_4869}</text:p>
      <text:p text:style-name="P2">${project_4870}</text:p>
      <text:p text:style-name="P2">${project_4871}</text:p>
      <text:p text:style-name="P2">${project_4872}</text:p>
      <text:p text:style-name="P2">${project_4873}</text:p>
      <text:p text:style-name="P2">${project_4874}</text:p>
      <text:p text:style-name="P2">${project_4875}</text:p>
      <text:p text:style-name="P2">${project_4876}</text:p>
      <text:p text:style-name="P2"><text:soft-page-break/>${project_4877}</text:p>
      <text:p text:style-name="P2">${project_4878}</text:p>
      <text:p text:style-name="P2">${project_4879}</text:p>
      <text:p text:style-name="P2">${project_4880}</text:p>
      <text:p text:style-name="P2">${project_4881}</text:p>
      <text:p text:style-name="P2">${project_4882}</text:p>
      <text:p text:style-name="P2">${project_4883}</text:p>
      <text:p text:style-name="P2">${project_4884}</text:p>
      <text:p text:style-name="P2">${project_4885}</text:p>
      <text:p text:style-name="P2">${project_4886}</text:p>
      <text:p text:style-name="P2">${project_4887}</text:p>
      <text:p text:style-name="P2">${project_4888}</text:p>
      <text:p text:style-name="P2">${project_4889}</text:p>
      <text:p text:style-name="P2">${project_4890}</text:p>
      <text:p text:style-name="P2">${project_4891}</text:p>
      <text:p text:style-name="P2">${project_4892}</text:p>
      <text:p text:style-name="P2">${project_4893}</text:p>
      <text:p text:style-name="P2">${project_4894}</text:p>
      <text:p text:style-name="P2">${project_4895}</text:p>
      <text:p text:style-name="P2">${project_4896}</text:p>
      <text:p text:style-name="P2">${project_4897}</text:p>
      <text:p text:style-name="P2">${project_4898}</text:p>
      <text:p text:style-name="P2">${project_4899}</text:p>
      <text:p text:style-name="P2">${project_4900}</text:p>
      <text:p text:style-name="P2">${project_4901}</text:p>
      <text:p text:style-name="P2">${project_4902}</text:p>
      <text:p text:style-name="P2">${project_4903}</text:p>
      <text:p text:style-name="P2">${project_4904}</text:p>
      <text:p text:style-name="P2">${project_4905}</text:p>
      <text:p text:style-name="P2">${project_4906}</text:p>
      <text:p text:style-name="P2">${project_4907}</text:p>
      <text:p text:style-name="P2">${project_4908}</text:p>
      <text:p text:style-name="P2">${project_4909}</text:p>
      <text:p text:style-name="P2">${project_4910}</text:p>
      <text:p text:style-name="P2">${project_4911}</text:p>
      <text:p text:style-name="P2">${project_4912}</text:p>
      <text:p text:style-name="P2">${project_4913}</text:p>
      <text:p text:style-name="P2">${project_4914}</text:p>
      <text:p text:style-name="P2">${project_4915}</text:p>
      <text:p text:style-name="P2">${project_4916}</text:p>
      <text:p text:style-name="P2">${project_4917}</text:p>
      <text:p text:style-name="P2">${project_4918}</text:p>
      <text:p text:style-name="P2">${project_4919}</text:p>
      <text:p text:style-name="P2">${project_4920}</text:p>
      <text:p text:style-name="P2">${project_4921}</text:p>
      <text:p text:style-name="P2">${project_4922}</text:p>
      <text:p text:style-name="P2"><text:soft-page-break/>${project_4923}</text:p>
      <text:p text:style-name="P2">${project_4924}</text:p>
      <text:p text:style-name="P2">${project_4925}</text:p>
      <text:p text:style-name="P2">${project_4926}</text:p>
      <text:p text:style-name="P2">${project_4927}</text:p>
      <text:p text:style-name="P2">${project_4928}</text:p>
      <text:p text:style-name="P2">${project_4929}</text:p>
      <text:p text:style-name="P2">${project_4930}</text:p>
      <text:p text:style-name="P2">${project_4931}</text:p>
      <text:p text:style-name="P2">${project_4932}</text:p>
      <text:p text:style-name="P2">${project_4933}</text:p>
      <text:p text:style-name="P2">${project_4934}</text:p>
      <text:p text:style-name="P2">${project_4935}</text:p>
      <text:p text:style-name="P2">${project_4936}</text:p>
      <text:p text:style-name="P2">${project_4937}</text:p>
      <text:p text:style-name="P2">${project_4938}</text:p>
      <text:p text:style-name="P2">${project_4939}</text:p>
      <text:p text:style-name="P2">${project_4940}</text:p>
      <text:p text:style-name="P2">${project_4941}</text:p>
      <text:p text:style-name="P2">${project_4942}</text:p>
      <text:p text:style-name="P2">${project_4943}</text:p>
      <text:p text:style-name="P2">${project_4944}</text:p>
      <text:p text:style-name="P2">${project_4945}</text:p>
      <text:p text:style-name="P2">${project_4946}</text:p>
      <text:p text:style-name="P2">${project_4947}</text:p>
      <text:p text:style-name="P2">${project_4948}</text:p>
      <text:p text:style-name="P2">${project_4949}</text:p>
      <text:p text:style-name="P2">${project_4950}</text:p>
      <text:p text:style-name="P2">${project_4951}</text:p>
      <text:p text:style-name="P2">${project_4952}</text:p>
      <text:p text:style-name="P2">${project_4953}</text:p>
      <text:p text:style-name="P2">${project_4954}</text:p>
      <text:p text:style-name="P2">${project_4955}</text:p>
      <text:p text:style-name="P2">${project_4956}</text:p>
      <text:p text:style-name="P2">${project_4957}</text:p>
      <text:p text:style-name="P2">${project_4958}</text:p>
      <text:p text:style-name="P2">${project_4959}</text:p>
      <text:p text:style-name="P2">${project_4960}</text:p>
      <text:p text:style-name="P2">${project_4961}</text:p>
      <text:p text:style-name="P2">${project_4962}</text:p>
      <text:p text:style-name="P2">${project_4963}</text:p>
      <text:p text:style-name="P2">${project_4964}</text:p>
      <text:p text:style-name="P2">${project_4965}</text:p>
      <text:p text:style-name="P2">${project_4966}</text:p>
      <text:p text:style-name="P2">${project_4967}</text:p>
      <text:p text:style-name="P2">${project_4968}</text:p>
      <text:p text:style-name="P2"><text:soft-page-break/>${project_4969}</text:p>
      <text:p text:style-name="P2">${project_4970}</text:p>
      <text:p text:style-name="P2">${project_4971}</text:p>
      <text:p text:style-name="P2">${project_4972}</text:p>
      <text:p text:style-name="P2">${project_4973}</text:p>
      <text:p text:style-name="P2">${project_4974}</text:p>
      <text:p text:style-name="P2">${project_4975}</text:p>
      <text:p text:style-name="P2">${project_4976}</text:p>
      <text:p text:style-name="P2">${project_4977}</text:p>
      <text:p text:style-name="P2">${project_4978}</text:p>
      <text:p text:style-name="P2">${project_4979}</text:p>
      <text:p text:style-name="P2">${project_4980}</text:p>
      <text:p text:style-name="P2">${project_4981}</text:p>
      <text:p text:style-name="P2">${project_4982}</text:p>
      <text:p text:style-name="P2">${project_4983}</text:p>
      <text:p text:style-name="P2">${project_4984}</text:p>
      <text:p text:style-name="P2">${project_4985}</text:p>
      <text:p text:style-name="P2">${project_4986}</text:p>
      <text:p text:style-name="P2">${project_4987}</text:p>
      <text:p text:style-name="P2">${project_4988}</text:p>
      <text:p text:style-name="P2">${project_4989}</text:p>
      <text:p text:style-name="P2">${project_4990}</text:p>
      <text:p text:style-name="P2">${project_4991}</text:p>
      <text:p text:style-name="P2">${project_4992}</text:p>
      <text:p text:style-name="P2">${project_4993}</text:p>
      <text:p text:style-name="P2">${project_4994}</text:p>
      <text:p text:style-name="P2">${project_4995}</text:p>
      <text:p text:style-name="P2">${project_4996}</text:p>
      <text:p text:style-name="P2">${project_4997}</text:p>
      <text:p text:style-name="P2">${project_4998}</text:p>
      <text:p text:style-name="P2">${project_4999}</text:p>
      <text:p text:style-name="P2">${project_5000}</text:p>
      <text:p text:style-name="P2">${project_5001}</text:p>
      <text:p text:style-name="P2">${project_5002}</text:p>
      <text:p text:style-name="P2">${project_5003}</text:p>
      <text:p text:style-name="P2">${project_5004}</text:p>
      <text:p text:style-name="P2">${project_5005}</text:p>
      <text:p text:style-name="P2">${project_5006}</text:p>
      <text:p text:style-name="P2">${project_5007}</text:p>
      <text:p text:style-name="P2">${project_5008}</text:p>
      <text:p text:style-name="P2">${project_5009}</text:p>
      <text:p text:style-name="P2">${project_5010}</text:p>
      <text:p text:style-name="P2">${project_5011}</text:p>
      <text:p text:style-name="P2">${project_5012}</text:p>
      <text:p text:style-name="P2">${project_5013}</text:p>
      <text:p text:style-name="P2">${project_5014}</text:p>
      <text:p text:style-name="P2"><text:soft-page-break/>${project_5015}</text:p>
      <text:p text:style-name="P2">${project_5016}</text:p>
      <text:p text:style-name="P2">${project_5017}</text:p>
      <text:p text:style-name="P2">${project_5018}</text:p>
      <text:p text:style-name="P2">${project_5019}</text:p>
      <text:p text:style-name="P2">${project_5020}</text:p>
      <text:p text:style-name="P2">${project_5021}</text:p>
      <text:p text:style-name="P2">${project_5022}</text:p>
      <text:p text:style-name="P2">${project_5023}</text:p>
      <text:p text:style-name="P2">${project_5024}</text:p>
      <text:p text:style-name="P2">${project_5025}</text:p>
      <text:p text:style-name="P2">${project_5026}</text:p>
      <text:p text:style-name="P2">${project_5027}</text:p>
      <text:p text:style-name="P2">${project_5028}</text:p>
      <text:p text:style-name="P2">${project_5029}</text:p>
      <text:p text:style-name="P2">${project_5030}</text:p>
      <text:p text:style-name="P2">${project_5031}</text:p>
      <text:p text:style-name="P2">${project_5032}</text:p>
      <text:p text:style-name="P2">${project_5033}</text:p>
      <text:p text:style-name="P2">${project_5034}</text:p>
      <text:p text:style-name="P2">${project_5035}</text:p>
      <text:p text:style-name="P2">${project_5036}</text:p>
      <text:p text:style-name="P2">${project_5037}</text:p>
      <text:p text:style-name="P2">${project_5038}</text:p>
      <text:p text:style-name="P2">${project_5039}</text:p>
      <text:p text:style-name="P2">${project_5040}</text:p>
      <text:p text:style-name="P2">${project_5041}</text:p>
      <text:p text:style-name="P2">${project_5042}</text:p>
      <text:p text:style-name="P2">${project_5043}</text:p>
      <text:p text:style-name="P2">${project_5044}</text:p>
      <text:p text:style-name="P2">${project_5045}</text:p>
      <text:p text:style-name="P2">${project_5046}</text:p>
      <text:p text:style-name="P2">${project_5047}</text:p>
      <text:p text:style-name="P2">${project_5048}</text:p>
      <text:p text:style-name="P2">${project_5049}</text:p>
      <text:p text:style-name="P2">${project_5050}</text:p>
      <text:p text:style-name="P2">${project_5051}</text:p>
      <text:p text:style-name="P2">${project_5052}</text:p>
      <text:p text:style-name="P2">${project_5053}</text:p>
      <text:p text:style-name="P2">${project_5054}</text:p>
      <text:p text:style-name="P2">${project_5055}</text:p>
      <text:p text:style-name="P2">${project_5056}</text:p>
      <text:p text:style-name="P2">${project_5057}</text:p>
      <text:p text:style-name="P2">${project_5058}</text:p>
      <text:p text:style-name="P2">${project_5059}</text:p>
      <text:p text:style-name="P2">${project_5060}</text:p>
      <text:p text:style-name="P2"><text:soft-page-break/>${project_5061}</text:p>
      <text:p text:style-name="P2">${project_5062}</text:p>
      <text:p text:style-name="P2">${project_5063}</text:p>
      <text:p text:style-name="P2">${project_5064}</text:p>
      <text:p text:style-name="P2">${project_5065}</text:p>
      <text:p text:style-name="P2">${project_5066}</text:p>
      <text:p text:style-name="P2">${project_5067}</text:p>
      <text:p text:style-name="P2">${project_5068}</text:p>
      <text:p text:style-name="P2">${project_5069}</text:p>
      <text:p text:style-name="P2">${project_5070}</text:p>
      <text:p text:style-name="P2">${project_5071}</text:p>
      <text:p text:style-name="P2">${project_5072}</text:p>
      <text:p text:style-name="P2">${project_5073}</text:p>
      <text:p text:style-name="P2">${project_5074}</text:p>
      <text:p text:style-name="P2">${project_5075}</text:p>
      <text:p text:style-name="P2">${project_5076}</text:p>
      <text:p text:style-name="P2">${project_5077}</text:p>
      <text:p text:style-name="P2">${project_5078}</text:p>
      <text:p text:style-name="P2">${project_5079}</text:p>
      <text:p text:style-name="P2">${project_5080}</text:p>
      <text:p text:style-name="P2">${project_5081}</text:p>
      <text:p text:style-name="P2">${project_5082}</text:p>
      <text:p text:style-name="P2">${project_5083}</text:p>
      <text:p text:style-name="P2">${project_5084}</text:p>
      <text:p text:style-name="P2">${project_5085}</text:p>
      <text:p text:style-name="P2">${project_5086}</text:p>
      <text:p text:style-name="P2">${project_5087}</text:p>
      <text:p text:style-name="P2">${project_5088}</text:p>
      <text:p text:style-name="P2">${project_5089}</text:p>
      <text:p text:style-name="P2">${project_5090}</text:p>
      <text:p text:style-name="P2">${project_5091}</text:p>
      <text:p text:style-name="P2">${project_5092}</text:p>
      <text:p text:style-name="P2">${project_5093}</text:p>
      <text:p text:style-name="P2">${project_5094}</text:p>
      <text:p text:style-name="P2">${project_5095}</text:p>
      <text:p text:style-name="P2">${project_5096}</text:p>
      <text:p text:style-name="P2">${project_5097}</text:p>
      <text:p text:style-name="P2">${project_5098}</text:p>
      <text:p text:style-name="P2">${project_5099}</text:p>
      <text:p text:style-name="P2">${project_5100}</text:p>
      <text:p text:style-name="P2">${project_5101}</text:p>
      <text:p text:style-name="P2">${project_5102}</text:p>
      <text:p text:style-name="P2">${project_5103}</text:p>
      <text:p text:style-name="P2">${project_5104}</text:p>
      <text:p text:style-name="P2">${project_5105}</text:p>
      <text:p text:style-name="P2">${project_5106}</text:p>
      <text:p text:style-name="P2"><text:soft-page-break/>${project_5107}</text:p>
      <text:p text:style-name="P2">${project_5108}</text:p>
      <text:p text:style-name="P2">${project_5109}</text:p>
      <text:p text:style-name="P2">${project_5110}</text:p>
      <text:p text:style-name="P2">${project_5111}</text:p>
      <text:p text:style-name="P2">${project_5112}</text:p>
      <text:p text:style-name="P2">${project_5113}</text:p>
      <text:p text:style-name="P2">${project_5114}</text:p>
      <text:p text:style-name="P2">${project_5115}</text:p>
      <text:p text:style-name="P2">${project_5116}</text:p>
      <text:p text:style-name="P2">${project_5117}</text:p>
      <text:p text:style-name="P2">${project_5118}</text:p>
      <text:p text:style-name="P2">${project_5119}</text:p>
      <text:p text:style-name="P2">${project_5120}</text:p>
      <text:p text:style-name="P2">${project_5121}</text:p>
      <text:p text:style-name="P2">${project_5122}</text:p>
      <text:p text:style-name="P2">${project_5123}</text:p>
      <text:p text:style-name="P2">${project_5124}</text:p>
      <text:p text:style-name="P2">${project_5125}</text:p>
      <text:p text:style-name="P2">${project_5126}</text:p>
      <text:p text:style-name="P2">${project_5127}</text:p>
      <text:p text:style-name="P2">${project_5128}</text:p>
      <text:p text:style-name="P2">${project_5129}</text:p>
      <text:p text:style-name="P2">${project_5130}</text:p>
      <text:p text:style-name="P2">${project_5131}</text:p>
      <text:p text:style-name="P2">${project_5132}</text:p>
      <text:p text:style-name="P2">${project_5133}</text:p>
      <text:p text:style-name="P2">${project_5134}</text:p>
      <text:p text:style-name="P2">${project_5135}</text:p>
      <text:p text:style-name="P2">${project_5136}</text:p>
      <text:p text:style-name="P2">${project_5137}</text:p>
      <text:p text:style-name="P2">${project_5138}</text:p>
      <text:p text:style-name="P2">${project_5139}</text:p>
      <text:p text:style-name="P2">${project_5140}</text:p>
      <text:p text:style-name="P2">${project_5141}</text:p>
      <text:p text:style-name="P2">${project_5142}</text:p>
      <text:p text:style-name="P2">${project_5143}</text:p>
      <text:p text:style-name="P2">${project_5144}</text:p>
      <text:p text:style-name="P2">${project_5145}</text:p>
      <text:p text:style-name="P2">${project_5146}</text:p>
      <text:p text:style-name="P2">${project_5147}</text:p>
      <text:p text:style-name="P2">${project_5148}</text:p>
      <text:p text:style-name="P2">${project_5149}</text:p>
      <text:p text:style-name="P2">${project_5150}</text:p>
      <text:p text:style-name="P2">${project_5151}</text:p>
      <text:p text:style-name="P2">${project_5152}</text:p>
      <text:p text:style-name="P2"><text:soft-page-break/>${project_5153}</text:p>
      <text:p text:style-name="P2">${project_5154}</text:p>
      <text:p text:style-name="P2">${project_5155}</text:p>
      <text:p text:style-name="P2">${project_5156}</text:p>
      <text:p text:style-name="P2">${project_5157}</text:p>
      <text:p text:style-name="P2">${project_5158}</text:p>
      <text:p text:style-name="P2">${project_5159}</text:p>
      <text:p text:style-name="P2">${project_5160}</text:p>
      <text:p text:style-name="P2">${project_5161}</text:p>
      <text:p text:style-name="P2">${project_5162}</text:p>
      <text:p text:style-name="P2">${project_5163}</text:p>
      <text:p text:style-name="P2">${project_5164}</text:p>
      <text:p text:style-name="P2">${project_5165}</text:p>
      <text:p text:style-name="P2">${project_5166}</text:p>
      <text:p text:style-name="P2">${project_5167}</text:p>
      <text:p text:style-name="P2">${project_5168}</text:p>
      <text:p text:style-name="P2">${project_5169}</text:p>
      <text:p text:style-name="P2">${project_5170}</text:p>
      <text:p text:style-name="P2">${project_5171}</text:p>
      <text:p text:style-name="P2">${project_5172}</text:p>
      <text:p text:style-name="P2">${project_5173}</text:p>
      <text:p text:style-name="P2">${project_5174}</text:p>
      <text:p text:style-name="P2">${project_5175}</text:p>
      <text:p text:style-name="P2">${project_5176}</text:p>
      <text:p text:style-name="P2">${project_5177}</text:p>
      <text:p text:style-name="P2">${project_5178}</text:p>
      <text:p text:style-name="P2">${project_5179}</text:p>
      <text:p text:style-name="P2">${project_5180}</text:p>
      <text:p text:style-name="P2">${project_5181}</text:p>
      <text:p text:style-name="P2">${project_5182}</text:p>
      <text:p text:style-name="P2">${project_5183}</text:p>
      <text:p text:style-name="P2">${project_5184}</text:p>
      <text:p text:style-name="P2">${project_5185}</text:p>
      <text:p text:style-name="P2">${project_5186}</text:p>
      <text:p text:style-name="P2">${project_5187}</text:p>
      <text:p text:style-name="P2">${project_5188}</text:p>
      <text:p text:style-name="P2">${project_5189}</text:p>
      <text:p text:style-name="P2">${project_5190}</text:p>
      <text:p text:style-name="P2">${project_5191}</text:p>
      <text:p text:style-name="P2">${project_5192}</text:p>
      <text:p text:style-name="P2">${project_5193}</text:p>
      <text:p text:style-name="P2">${project_5194}</text:p>
      <text:p text:style-name="P2">${project_5195}</text:p>
      <text:p text:style-name="P2">${project_5196}</text:p>
      <text:p text:style-name="P2">${project_5197}</text:p>
      <text:p text:style-name="P2">${project_5198}</text:p>
      <text:p text:style-name="P2"><text:soft-page-break/>${project_5199}</text:p>
      <text:p text:style-name="P2">${project_5200}</text:p>
      <text:p text:style-name="P2">${project_5201}</text:p>
      <text:p text:style-name="P2">${project_5202}</text:p>
      <text:p text:style-name="P2">${project_5203}</text:p>
      <text:p text:style-name="P2">${project_5204}</text:p>
      <text:p text:style-name="P2">${project_5205}</text:p>
      <text:p text:style-name="P2">${project_5206}</text:p>
      <text:p text:style-name="P2">${project_5207}</text:p>
      <text:p text:style-name="P2">${project_5208}</text:p>
      <text:p text:style-name="P2">${project_5209}</text:p>
      <text:p text:style-name="P2">${project_5210}</text:p>
      <text:p text:style-name="P2">${project_5211}</text:p>
      <text:p text:style-name="P2">${project_5212}</text:p>
      <text:p text:style-name="P2">${project_5213}</text:p>
      <text:p text:style-name="P2">${project_5214}</text:p>
      <text:p text:style-name="P2">${project_5215}</text:p>
      <text:p text:style-name="P2">${project_5216}</text:p>
      <text:p text:style-name="P2">${project_5217}</text:p>
      <text:p text:style-name="P2">${project_5218}</text:p>
      <text:p text:style-name="P2">${project_5219}</text:p>
      <text:p text:style-name="P2">${project_5220}</text:p>
      <text:p text:style-name="P2">${project_5221}</text:p>
      <text:p text:style-name="P2">${project_5222}</text:p>
      <text:p text:style-name="P2">${project_5223}</text:p>
      <text:p text:style-name="P2">${project_5224}</text:p>
      <text:p text:style-name="P2">${project_5225}</text:p>
      <text:p text:style-name="P2">${project_5226}</text:p>
      <text:p text:style-name="P2">${project_5227}</text:p>
      <text:p text:style-name="P2">${project_5228}</text:p>
      <text:p text:style-name="P2">${project_5229}</text:p>
      <text:p text:style-name="P2">${project_5230}</text:p>
      <text:p text:style-name="P2">${project_5231}</text:p>
      <text:p text:style-name="P2">${project_5232}</text:p>
      <text:p text:style-name="P2">${project_5233}</text:p>
      <text:p text:style-name="P2">${project_5234}</text:p>
      <text:p text:style-name="P2">${project_5235}</text:p>
      <text:p text:style-name="P2">${project_5236}</text:p>
      <text:p text:style-name="P2">${project_5237}</text:p>
      <text:p text:style-name="P2">${project_5238}</text:p>
      <text:p text:style-name="P2">${project_5239}</text:p>
      <text:p text:style-name="P2">${project_5240}</text:p>
      <text:p text:style-name="P2">${project_5241}</text:p>
      <text:p text:style-name="P2">${project_5242}</text:p>
      <text:p text:style-name="P2">${project_5243}</text:p>
      <text:p text:style-name="P2">${project_5244}</text:p>
      <text:p text:style-name="P2"><text:soft-page-break/>${project_5245}</text:p>
      <text:p text:style-name="P2">${project_5246}</text:p>
      <text:p text:style-name="P2">${project_5247}</text:p>
      <text:p text:style-name="P2">${project_5248}</text:p>
      <text:p text:style-name="P2">${project_5249}</text:p>
      <text:p text:style-name="P2">${project_5250}</text:p>
      <text:p text:style-name="P2">${project_5251}</text:p>
      <text:p text:style-name="P2">${project_5252}</text:p>
      <text:p text:style-name="P2">${project_5253}</text:p>
      <text:p text:style-name="P2">${project_5254}</text:p>
      <text:p text:style-name="P2">${project_5255}</text:p>
      <text:p text:style-name="P2">${project_5256}</text:p>
      <text:p text:style-name="P2">${project_5257}</text:p>
      <text:p text:style-name="P2">${project_5258}</text:p>
      <text:p text:style-name="P2">${project_5259}</text:p>
      <text:p text:style-name="P2">${project_5260}</text:p>
      <text:p text:style-name="P2">${project_5261}</text:p>
      <text:p text:style-name="P2">${project_5262}</text:p>
      <text:p text:style-name="P2">${project_5263}</text:p>
      <text:p text:style-name="P2">${project_5264}</text:p>
      <text:p text:style-name="P2">${project_5265}</text:p>
      <text:p text:style-name="P2">${project_5266}</text:p>
      <text:p text:style-name="P2">${project_5267}</text:p>
      <text:p text:style-name="P2">${project_5268}</text:p>
      <text:p text:style-name="P2">${project_5269}</text:p>
      <text:p text:style-name="P2">${project_5270}</text:p>
      <text:p text:style-name="P2">${project_5271}</text:p>
      <text:p text:style-name="P2">${project_5272}</text:p>
      <text:p text:style-name="P2">${project_5273}</text:p>
      <text:p text:style-name="P2">${project_5274}</text:p>
      <text:p text:style-name="P2">${project_5275}</text:p>
      <text:p text:style-name="P2">${project_5276}</text:p>
      <text:p text:style-name="P2">${project_5277}</text:p>
      <text:p text:style-name="P2">${project_5278}</text:p>
      <text:p text:style-name="P2">${project_5279}</text:p>
      <text:p text:style-name="P2">${project_5280}</text:p>
      <text:p text:style-name="P2">${project_5281}</text:p>
      <text:p text:style-name="P2">${project_5282}</text:p>
      <text:p text:style-name="P2">${project_5283}</text:p>
      <text:p text:style-name="P2">${project_5284}</text:p>
      <text:p text:style-name="P2">${project_5285}</text:p>
      <text:p text:style-name="P2">${project_5286}</text:p>
      <text:p text:style-name="P2">${project_5287}</text:p>
      <text:p text:style-name="P2">${project_5288}</text:p>
      <text:p text:style-name="P2">${project_5289}</text:p>
      <text:p text:style-name="P2">${project_5290}</text:p>
      <text:p text:style-name="P2"><text:soft-page-break/>${project_5291}</text:p>
      <text:p text:style-name="P2">${project_5292}</text:p>
      <text:p text:style-name="P2">${project_5293}</text:p>
      <text:p text:style-name="P2">${project_5294}</text:p>
      <text:p text:style-name="P2">${project_5295}</text:p>
      <text:p text:style-name="P2">${project_5296}</text:p>
      <text:p text:style-name="P2">${project_5297}</text:p>
      <text:p text:style-name="P2">${project_5298}</text:p>
      <text:p text:style-name="P2">${project_5299}</text:p>
      <text:p text:style-name="P2">${project_5300}</text:p>
      <text:p text:style-name="P2">${project_5301}</text:p>
      <text:p text:style-name="P2">${project_5302}</text:p>
      <text:p text:style-name="P2">${project_5303}</text:p>
      <text:p text:style-name="P2">${project_5304}</text:p>
      <text:p text:style-name="P2">${project_5305}</text:p>
      <text:p text:style-name="P2">${project_5306}</text:p>
      <text:p text:style-name="P2">${project_5307}</text:p>
      <text:p text:style-name="P2">${project_5308}</text:p>
      <text:p text:style-name="P2">${project_5309}</text:p>
      <text:p text:style-name="P2">${project_5310}</text:p>
      <text:p text:style-name="P2">${project_5311}</text:p>
      <text:p text:style-name="P2">${project_5312}</text:p>
      <text:p text:style-name="P2">${project_5313}</text:p>
      <text:p text:style-name="P2">${project_5314}</text:p>
      <text:p text:style-name="P2">${project_5315}</text:p>
      <text:p text:style-name="P2">${project_5316}</text:p>
      <text:p text:style-name="P2">${project_5317}</text:p>
      <text:p text:style-name="P2">${project_5318}</text:p>
      <text:p text:style-name="P2">${project_5319}</text:p>
      <text:p text:style-name="P2">${project_5320}</text:p>
      <text:p text:style-name="P2">${project_5321}</text:p>
      <text:p text:style-name="P2">${project_5322}</text:p>
      <text:p text:style-name="P2">${project_5323}</text:p>
      <text:p text:style-name="P2">${project_5324}</text:p>
      <text:p text:style-name="P2">${project_5325}</text:p>
      <text:p text:style-name="P2">${project_5326}</text:p>
      <text:p text:style-name="P2">${project_5327}</text:p>
      <text:p text:style-name="P2">${project_5328}</text:p>
      <text:p text:style-name="P2">${project_5329}</text:p>
      <text:p text:style-name="P2">${project_5330}</text:p>
      <text:p text:style-name="P2">${project_5331}</text:p>
      <text:p text:style-name="P2">${project_5332}</text:p>
      <text:p text:style-name="P2">${project_5333}</text:p>
      <text:p text:style-name="P2">${project_5334}</text:p>
      <text:p text:style-name="P2">${project_5335}</text:p>
      <text:p text:style-name="P2">${project_5336}</text:p>
      <text:p text:style-name="P2"><text:soft-page-break/>${project_5337}</text:p>
      <text:p text:style-name="P2">${project_5338}</text:p>
      <text:p text:style-name="P2">${project_5339}</text:p>
      <text:p text:style-name="P2">${project_5340}</text:p>
      <text:p text:style-name="P2">${project_5341}</text:p>
      <text:p text:style-name="P2">${project_5342}</text:p>
      <text:p text:style-name="P2">${project_5343}</text:p>
      <text:p text:style-name="P2">${project_5344}</text:p>
      <text:p text:style-name="P2">${project_5345}</text:p>
      <text:p text:style-name="P2">${project_5346}</text:p>
      <text:p text:style-name="P2">${project_5347}</text:p>
      <text:p text:style-name="P2">${project_5348}</text:p>
      <text:p text:style-name="P2">${project_5349}</text:p>
      <text:p text:style-name="P2">${project_5350}</text:p>
      <text:p text:style-name="P2">${project_5351}</text:p>
      <text:p text:style-name="P2">${project_5352}</text:p>
      <text:p text:style-name="P2">${project_5353}</text:p>
      <text:p text:style-name="P2">${project_5354}</text:p>
      <text:p text:style-name="P2">${project_5355}</text:p>
      <text:p text:style-name="P2">${project_5356}</text:p>
      <text:p text:style-name="P2">${project_5357}</text:p>
      <text:p text:style-name="P2">${project_5358}</text:p>
      <text:p text:style-name="P2">${project_5359}</text:p>
      <text:p text:style-name="P2">${project_5360}</text:p>
      <text:p text:style-name="P2">${project_5361}</text:p>
      <text:p text:style-name="P2">${project_5362}</text:p>
      <text:p text:style-name="P2">${project_5363}</text:p>
      <text:p text:style-name="P2">${project_5364}</text:p>
      <text:p text:style-name="P2">${project_5365}</text:p>
      <text:p text:style-name="P2">${project_5366}</text:p>
      <text:p text:style-name="P2">${project_5367}</text:p>
      <text:p text:style-name="P2">${project_5368}</text:p>
      <text:p text:style-name="P2">${project_5369}</text:p>
      <text:p text:style-name="P2">${project_5370}</text:p>
      <text:p text:style-name="P2">${project_5371}</text:p>
      <text:p text:style-name="P2">${project_5372}</text:p>
      <text:p text:style-name="P2">${project_5373}</text:p>
      <text:p text:style-name="P2">${project_5374}</text:p>
      <text:p text:style-name="P2">${project_5375}</text:p>
      <text:p text:style-name="P2">${project_5376}</text:p>
      <text:p text:style-name="P2">${project_5377}</text:p>
      <text:p text:style-name="P2">${project_5378}</text:p>
      <text:p text:style-name="P2">${project_5379}</text:p>
      <text:p text:style-name="P2">${project_5380}</text:p>
      <text:p text:style-name="P2">${project_5381}</text:p>
      <text:p text:style-name="P2">${project_5382}</text:p>
      <text:p text:style-name="P2"><text:soft-page-break/>${project_5383}</text:p>
      <text:p text:style-name="P2">${project_5384}</text:p>
      <text:p text:style-name="P2">${project_5385}</text:p>
      <text:p text:style-name="P2">${project_5386}</text:p>
      <text:p text:style-name="P2">${project_5387}</text:p>
      <text:p text:style-name="P2">${project_5388}</text:p>
      <text:p text:style-name="P2">${project_5389}</text:p>
      <text:p text:style-name="P2">${project_5390}</text:p>
      <text:p text:style-name="P2">${project_5391}</text:p>
      <text:p text:style-name="P2">${project_5392}</text:p>
      <text:p text:style-name="P2">${project_5393}</text:p>
      <text:p text:style-name="P2">${project_5394}</text:p>
      <text:p text:style-name="P2">${project_5395}</text:p>
      <text:p text:style-name="P2">${project_5396}</text:p>
      <text:p text:style-name="P2">${project_5397}</text:p>
      <text:p text:style-name="P2">${project_5398}</text:p>
      <text:p text:style-name="P2">${project_5399}</text:p>
      <text:p text:style-name="P2">${project_5400}</text:p>
      <text:p text:style-name="P2">${project_5401}</text:p>
      <text:p text:style-name="P2">${project_5402}</text:p>
      <text:p text:style-name="P2">${project_5403}</text:p>
      <text:p text:style-name="P2">${project_5404}</text:p>
      <text:p text:style-name="P2">${project_5405}</text:p>
      <text:p text:style-name="P2">${project_5406}</text:p>
      <text:p text:style-name="P2">${project_5407}</text:p>
      <text:p text:style-name="P2">${project_5408}</text:p>
      <text:p text:style-name="P2">${project_5409}</text:p>
      <text:p text:style-name="P2">${project_5410}</text:p>
      <text:p text:style-name="P2">${project_5411}</text:p>
      <text:p text:style-name="P2">${project_5412}</text:p>
      <text:p text:style-name="P2">${project_5413}</text:p>
      <text:p text:style-name="P2">${project_5414}</text:p>
      <text:p text:style-name="P2">${project_5415}</text:p>
      <text:p text:style-name="P2">${project_5416}</text:p>
      <text:p text:style-name="P2">${project_5417}</text:p>
      <text:p text:style-name="P2">${project_5418}</text:p>
      <text:p text:style-name="P2">${project_5419}</text:p>
      <text:p text:style-name="P2">${project_5420}</text:p>
      <text:p text:style-name="P2">${project_5421}</text:p>
      <text:p text:style-name="P2">${project_5422}</text:p>
      <text:p text:style-name="P2">${project_5423}</text:p>
      <text:p text:style-name="P2">${project_5424}</text:p>
      <text:p text:style-name="P2">${project_5425}</text:p>
      <text:p text:style-name="P2">${project_5426}</text:p>
      <text:p text:style-name="P2">${project_5427}</text:p>
      <text:p text:style-name="P2">${project_5428}</text:p>
      <text:p text:style-name="P2"><text:soft-page-break/>${project_5429}</text:p>
      <text:p text:style-name="P2">${project_5430}</text:p>
      <text:p text:style-name="P2">${project_5431}</text:p>
      <text:p text:style-name="P2">${project_5432}</text:p>
      <text:p text:style-name="P2">${project_5433}</text:p>
      <text:p text:style-name="P2">${project_5434}</text:p>
      <text:p text:style-name="P2">${project_5435}</text:p>
      <text:p text:style-name="P2">${project_5436}</text:p>
      <text:p text:style-name="P2">${project_5437}</text:p>
      <text:p text:style-name="P2">${project_5438}</text:p>
      <text:p text:style-name="P2">${project_5439}</text:p>
      <text:p text:style-name="P2">${project_5440}</text:p>
      <text:p text:style-name="P2">${project_5441}</text:p>
      <text:p text:style-name="P2">${project_5442}</text:p>
      <text:p text:style-name="P2">${project_5443}</text:p>
      <text:p text:style-name="P2">${project_5444}</text:p>
      <text:p text:style-name="P2">${project_5445}</text:p>
      <text:p text:style-name="P2">${project_5446}</text:p>
      <text:p text:style-name="P2">${project_5447}</text:p>
      <text:p text:style-name="P2">${project_5448}</text:p>
      <text:p text:style-name="P2">${project_5449}</text:p>
      <text:p text:style-name="P2">${project_5450}</text:p>
      <text:p text:style-name="P2">${project_5451}</text:p>
      <text:p text:style-name="P2">${project_5452}</text:p>
      <text:p text:style-name="P2">${project_5453}</text:p>
      <text:p text:style-name="P2">${project_5454}</text:p>
      <text:p text:style-name="P2">${project_5455}</text:p>
      <text:p text:style-name="P2">${project_5456}</text:p>
      <text:p text:style-name="P2">${project_5457}</text:p>
      <text:p text:style-name="P2">${project_5458}</text:p>
      <text:p text:style-name="P2">${project_5459}</text:p>
      <text:p text:style-name="P2">${project_5460}</text:p>
      <text:p text:style-name="P2">${project_5461}</text:p>
      <text:p text:style-name="P2">${project_5462}</text:p>
      <text:p text:style-name="P2">${project_5463}</text:p>
      <text:p text:style-name="P2">${project_5464}</text:p>
      <text:p text:style-name="P2">${project_5465}</text:p>
      <text:p text:style-name="P2">${project_5466}</text:p>
      <text:p text:style-name="P2">${project_5467}</text:p>
      <text:p text:style-name="P2">${project_5468}</text:p>
      <text:p text:style-name="P2">${project_5469}</text:p>
      <text:p text:style-name="P2">${project_5470}</text:p>
      <text:p text:style-name="P2">${project_5471}</text:p>
      <text:p text:style-name="P2">${project_5472}</text:p>
      <text:p text:style-name="P2">${project_5473}</text:p>
      <text:p text:style-name="P2">${project_5474}</text:p>
      <text:p text:style-name="P2"><text:soft-page-break/>${project_5475}</text:p>
      <text:p text:style-name="P2">${project_5476}</text:p>
      <text:p text:style-name="P2">${project_5477}</text:p>
      <text:p text:style-name="P2">${project_5478}</text:p>
      <text:p text:style-name="P2">${project_5479}</text:p>
      <text:p text:style-name="P2">${project_5480}</text:p>
      <text:p text:style-name="P2">${project_5481}</text:p>
      <text:p text:style-name="P2">${project_5482}</text:p>
      <text:p text:style-name="P2">${project_5483}</text:p>
      <text:p text:style-name="P2">${project_5484}</text:p>
      <text:p text:style-name="P2">${project_5485}</text:p>
      <text:p text:style-name="P2">${project_5486}</text:p>
      <text:p text:style-name="P2">${project_5487}</text:p>
      <text:p text:style-name="P2">${project_5488}</text:p>
      <text:p text:style-name="P2">${project_5489}</text:p>
      <text:p text:style-name="P2">${project_5490}</text:p>
      <text:p text:style-name="P2">${project_5491}</text:p>
      <text:p text:style-name="P2">${project_5492}</text:p>
      <text:p text:style-name="P2">${project_5493}</text:p>
      <text:p text:style-name="P2">${project_5494}</text:p>
      <text:p text:style-name="P2">${project_5495}</text:p>
      <text:p text:style-name="P2">${project_5496}</text:p>
      <text:p text:style-name="P2">${project_5497}</text:p>
      <text:p text:style-name="P2">${project_5498}</text:p>
      <text:p text:style-name="P2">${project_5499}</text:p>
      <text:p text:style-name="P2">${project_5500}</text:p>
      <text:p text:style-name="P2">${project_5501}</text:p>
      <text:p text:style-name="P2">${project_5502}</text:p>
      <text:p text:style-name="P2">${project_5503}</text:p>
      <text:p text:style-name="P2">${project_5504}</text:p>
      <text:p text:style-name="P2">${project_5505}</text:p>
      <text:p text:style-name="P2">${project_5506}</text:p>
      <text:p text:style-name="P2">${project_5507}</text:p>
      <text:p text:style-name="P2">${project_5508}</text:p>
      <text:p text:style-name="P2">${project_5509}</text:p>
      <text:p text:style-name="P2">${project_5510}</text:p>
      <text:p text:style-name="P2">${project_5511}</text:p>
      <text:p text:style-name="P2">${project_5512}</text:p>
      <text:p text:style-name="P2">${project_5513}</text:p>
      <text:p text:style-name="P2">${project_5514}</text:p>
      <text:p text:style-name="P2">${project_5515}</text:p>
      <text:p text:style-name="P2">${project_5516}</text:p>
      <text:p text:style-name="P2">${project_5517}</text:p>
      <text:p text:style-name="P2">${project_5518}</text:p>
      <text:p text:style-name="P2">${project_5519}</text:p>
      <text:p text:style-name="P2">${project_5520}</text:p>
      <text:p text:style-name="P2"><text:soft-page-break/>${project_5521}</text:p>
      <text:p text:style-name="P2">${project_5522}</text:p>
      <text:p text:style-name="P2">${project_5523}</text:p>
      <text:p text:style-name="P2">${project_5524}</text:p>
      <text:p text:style-name="P2">${project_5525}</text:p>
      <text:p text:style-name="P2">${project_5526}</text:p>
      <text:p text:style-name="P2">${project_5527}</text:p>
      <text:p text:style-name="P2">${project_5528}</text:p>
      <text:p text:style-name="P2">${project_5529}</text:p>
      <text:p text:style-name="P2">${project_5530}</text:p>
      <text:p text:style-name="P2">${project_5531}</text:p>
      <text:p text:style-name="P2">${project_5532}</text:p>
      <text:p text:style-name="P2">${project_5533}</text:p>
      <text:p text:style-name="P2">${project_5534}</text:p>
      <text:p text:style-name="P2">${project_5535}</text:p>
      <text:p text:style-name="P2">${project_5536}</text:p>
      <text:p text:style-name="P2">${project_5537}</text:p>
      <text:p text:style-name="P2">${project_5538}</text:p>
      <text:p text:style-name="P2">${project_5539}</text:p>
      <text:p text:style-name="P2">${project_5540}</text:p>
      <text:p text:style-name="P2">${project_5541}</text:p>
      <text:p text:style-name="P2">${project_5542}</text:p>
      <text:p text:style-name="P2">${project_5543}</text:p>
      <text:p text:style-name="P2">${project_5544}</text:p>
      <text:p text:style-name="P2">${project_5545}</text:p>
      <text:p text:style-name="P2">${project_5546}</text:p>
      <text:p text:style-name="P2">${project_5547}</text:p>
      <text:p text:style-name="P2">${project_5548}</text:p>
      <text:p text:style-name="P2">${project_5549}</text:p>
      <text:p text:style-name="P2">${project_5550}</text:p>
      <text:p text:style-name="P2">${project_5551}</text:p>
      <text:p text:style-name="P2">${project_5552}</text:p>
      <text:p text:style-name="P2">${project_5553}</text:p>
      <text:p text:style-name="P2">${project_5554}</text:p>
      <text:p text:style-name="P2">${project_5555}</text:p>
      <text:p text:style-name="P2">${project_5556}</text:p>
      <text:p text:style-name="P2">${project_5557}</text:p>
      <text:p text:style-name="P2">${project_5558}</text:p>
      <text:p text:style-name="P2">${project_5559}</text:p>
      <text:p text:style-name="P2">${project_5560}</text:p>
      <text:p text:style-name="P2">${project_5561}</text:p>
      <text:p text:style-name="P2">${project_5562}</text:p>
      <text:p text:style-name="P2">${project_5563}</text:p>
      <text:p text:style-name="P2">${project_5564}</text:p>
      <text:p text:style-name="P2">${project_5565}</text:p>
      <text:p text:style-name="P2">${project_5566}</text:p>
      <text:p text:style-name="P2"><text:soft-page-break/>${project_5567}</text:p>
      <text:p text:style-name="P2">${project_5568}</text:p>
      <text:p text:style-name="P2">${project_5569}</text:p>
      <text:p text:style-name="P2">${project_5570}</text:p>
      <text:p text:style-name="P2">${project_5571}</text:p>
      <text:p text:style-name="P2">${project_5572}</text:p>
      <text:p text:style-name="P2">${project_5573}</text:p>
      <text:p text:style-name="P2">${project_5574}</text:p>
      <text:p text:style-name="P2">${project_5575}</text:p>
      <text:p text:style-name="P2">${project_5576}</text:p>
      <text:p text:style-name="P2">${project_5577}</text:p>
      <text:p text:style-name="P2">${project_5578}</text:p>
      <text:p text:style-name="P2">${project_5579}</text:p>
      <text:p text:style-name="P2">${project_5580}</text:p>
      <text:p text:style-name="P2">${project_5581}</text:p>
      <text:p text:style-name="P2">${project_5582}</text:p>
      <text:p text:style-name="P2">${project_5583}</text:p>
      <text:p text:style-name="P2">${project_5584}</text:p>
      <text:p text:style-name="P2">${project_5585}</text:p>
      <text:p text:style-name="P2">${project_5586}</text:p>
      <text:p text:style-name="P2">${project_5587}</text:p>
      <text:p text:style-name="P2">${project_5588}</text:p>
      <text:p text:style-name="P2">${project_5589}</text:p>
      <text:p text:style-name="P2">${project_5590}</text:p>
      <text:p text:style-name="P2">${project_5591}</text:p>
      <text:p text:style-name="P2">${project_5592}</text:p>
      <text:p text:style-name="P2">${project_5593}</text:p>
      <text:p text:style-name="P2">${project_5594}</text:p>
      <text:p text:style-name="P2">${project_5595}</text:p>
      <text:p text:style-name="P2">${project_5596}</text:p>
      <text:p text:style-name="P2">${project_5597}</text:p>
      <text:p text:style-name="P2">${project_5598}</text:p>
      <text:p text:style-name="P2">${project_5599}</text:p>
      <text:p text:style-name="P2">${project_5600}</text:p>
      <text:p text:style-name="P2">${project_5601}</text:p>
      <text:p text:style-name="P2">${project_5602}</text:p>
      <text:p text:style-name="P2">${project_5603}</text:p>
      <text:p text:style-name="P2">${project_5604}</text:p>
      <text:p text:style-name="P2">${project_5605}</text:p>
      <text:p text:style-name="P2">${project_5606}</text:p>
      <text:p text:style-name="P2">${project_5607}</text:p>
      <text:p text:style-name="P2">${project_5608}</text:p>
      <text:p text:style-name="P2">${project_5609}</text:p>
      <text:p text:style-name="P2">${project_5610}</text:p>
      <text:p text:style-name="P2">${project_5611}</text:p>
      <text:p text:style-name="P2">${project_5612}</text:p>
      <text:p text:style-name="P2"><text:soft-page-break/>${project_5613}</text:p>
      <text:p text:style-name="P2">${project_5614}</text:p>
      <text:p text:style-name="P2">${project_5615}</text:p>
      <text:p text:style-name="P2">${project_5616}</text:p>
      <text:p text:style-name="P2">${project_5617}</text:p>
      <text:p text:style-name="P2">${project_5618}</text:p>
      <text:p text:style-name="P2">${project_5619}</text:p>
      <text:p text:style-name="P2">${project_5620}</text:p>
      <text:p text:style-name="P2">${project_5621}</text:p>
      <text:p text:style-name="P2">${project_5622}</text:p>
      <text:p text:style-name="P2">${project_5623}</text:p>
      <text:p text:style-name="P2">${project_5624}</text:p>
      <text:p text:style-name="P2">${project_5625}</text:p>
      <text:p text:style-name="P2">${project_5626}</text:p>
      <text:p text:style-name="P2">${project_5627}</text:p>
      <text:p text:style-name="P2">${project_5628}</text:p>
      <text:p text:style-name="P2">${project_5629}</text:p>
      <text:p text:style-name="P2">${project_5630}</text:p>
      <text:p text:style-name="P2">${project_5631}</text:p>
      <text:p text:style-name="P2">${project_5632}</text:p>
      <text:p text:style-name="P2">${project_5633}</text:p>
      <text:p text:style-name="P2">${project_5634}</text:p>
      <text:p text:style-name="P2">${project_5635}</text:p>
      <text:p text:style-name="P2">${project_5636}</text:p>
      <text:p text:style-name="P2">${project_5637}</text:p>
      <text:p text:style-name="P2">${project_5638}</text:p>
      <text:p text:style-name="P2">${project_5639}</text:p>
      <text:p text:style-name="P2">${project_5640}</text:p>
      <text:p text:style-name="P2">${project_5641}</text:p>
      <text:p text:style-name="P2">${project_5642}</text:p>
      <text:p text:style-name="P2">${project_5643}</text:p>
      <text:p text:style-name="P2">${project_5644}</text:p>
      <text:p text:style-name="P2">${project_5645}</text:p>
      <text:p text:style-name="P2">${project_5646}</text:p>
      <text:p text:style-name="P2">${project_5647}</text:p>
      <text:p text:style-name="P2">${project_5648}</text:p>
      <text:p text:style-name="P2">${project_5649}</text:p>
      <text:p text:style-name="P2">${project_5650}</text:p>
      <text:p text:style-name="P2">${project_5651}</text:p>
      <text:p text:style-name="P2">${project_5652}</text:p>
      <text:p text:style-name="P2">${project_5653}</text:p>
      <text:p text:style-name="P2">${project_5654}</text:p>
      <text:p text:style-name="P2">${project_5655}</text:p>
      <text:p text:style-name="P2">${project_5656}</text:p>
      <text:p text:style-name="P2">${project_5657}</text:p>
      <text:p text:style-name="P2">${project_5658}</text:p>
      <text:p text:style-name="P2"><text:soft-page-break/>${project_5659}</text:p>
      <text:p text:style-name="P2">${project_5660}</text:p>
      <text:p text:style-name="P2">${project_5661}</text:p>
      <text:p text:style-name="P2">${project_5662}</text:p>
      <text:p text:style-name="P2">${project_5663}</text:p>
      <text:p text:style-name="P2">${project_5664}</text:p>
      <text:p text:style-name="P2">${project_5665}</text:p>
      <text:p text:style-name="P2">${project_5666}</text:p>
      <text:p text:style-name="P2">${project_5667}</text:p>
      <text:p text:style-name="P2">${project_5668}</text:p>
      <text:p text:style-name="P2">${project_5669}</text:p>
      <text:p text:style-name="P2">${project_5670}</text:p>
      <text:p text:style-name="P2">${project_5671}</text:p>
      <text:p text:style-name="P2">${project_5672}</text:p>
      <text:p text:style-name="P2">${project_5673}</text:p>
      <text:p text:style-name="P2">${project_5674}</text:p>
      <text:p text:style-name="P2">${project_5675}</text:p>
      <text:p text:style-name="P2">${project_5676}</text:p>
      <text:p text:style-name="P2">${project_5677}</text:p>
      <text:p text:style-name="P2">${project_5678}</text:p>
      <text:p text:style-name="P2">${project_5679}</text:p>
      <text:p text:style-name="P2">${project_5680}</text:p>
      <text:p text:style-name="P2">${project_5681}</text:p>
      <text:p text:style-name="P2">${project_5682}</text:p>
      <text:p text:style-name="P2">${project_5683}</text:p>
      <text:p text:style-name="P2">${project_5684}</text:p>
      <text:p text:style-name="P2">${project_5685}</text:p>
      <text:p text:style-name="P2">${project_5686}</text:p>
      <text:p text:style-name="P2">${project_5687}</text:p>
      <text:p text:style-name="P2">${project_5688}</text:p>
      <text:p text:style-name="P2">${project_5689}</text:p>
      <text:p text:style-name="P2">${project_5690}</text:p>
      <text:p text:style-name="P2">${project_5691}</text:p>
      <text:p text:style-name="P2">${project_5692}</text:p>
      <text:p text:style-name="P2">${project_5693}</text:p>
      <text:p text:style-name="P2">${project_5694}</text:p>
      <text:p text:style-name="P2">${project_5695}</text:p>
      <text:p text:style-name="P2">${project_5696}</text:p>
      <text:p text:style-name="P2">${project_5697}</text:p>
      <text:p text:style-name="P2">${project_5698}</text:p>
      <text:p text:style-name="P2">${project_5699}</text:p>
      <text:p text:style-name="P2">${project_5700}</text:p>
      <text:p text:style-name="P2">${project_5701}</text:p>
      <text:p text:style-name="P2">${project_5702}</text:p>
      <text:p text:style-name="P2">${project_5703}</text:p>
      <text:p text:style-name="P2">${project_5704}</text:p>
      <text:p text:style-name="P2"><text:soft-page-break/>${project_5705}</text:p>
      <text:p text:style-name="P2">${project_5706}</text:p>
      <text:p text:style-name="P2">${project_5707}</text:p>
      <text:p text:style-name="P2">${project_5708}</text:p>
      <text:p text:style-name="P2">${project_5709}</text:p>
      <text:p text:style-name="P2">${project_5710}</text:p>
      <text:p text:style-name="P2">${project_5711}</text:p>
      <text:p text:style-name="P2">${project_5712}</text:p>
      <text:p text:style-name="P2">${project_5713}</text:p>
      <text:p text:style-name="P2">${project_5714}</text:p>
      <text:p text:style-name="P2">${project_5715}</text:p>
      <text:p text:style-name="P2">${project_5716}</text:p>
      <text:p text:style-name="P2">${project_5717}</text:p>
      <text:p text:style-name="P2">${project_5718}</text:p>
      <text:p text:style-name="P2">${project_5719}</text:p>
      <text:p text:style-name="P2">${project_5720}</text:p>
      <text:p text:style-name="P2">${project_5721}</text:p>
      <text:p text:style-name="P2">${project_5722}</text:p>
      <text:p text:style-name="P2">${project_5723}</text:p>
      <text:p text:style-name="P2">${project_5724}</text:p>
      <text:p text:style-name="P2">${project_5725}</text:p>
      <text:p text:style-name="P2">${project_5726}</text:p>
      <text:p text:style-name="P2">${project_5727}</text:p>
      <text:p text:style-name="P2">${project_5728}</text:p>
      <text:p text:style-name="P2">${project_5729}</text:p>
      <text:p text:style-name="P2">${project_5730}</text:p>
      <text:p text:style-name="P2">${project_5731}</text:p>
      <text:p text:style-name="P2">${project_5732}</text:p>
      <text:p text:style-name="P2">${project_5733}</text:p>
      <text:p text:style-name="P2">${project_5734}</text:p>
      <text:p text:style-name="P2">${project_5735}</text:p>
      <text:p text:style-name="P2">${project_5736}</text:p>
      <text:p text:style-name="P2">${project_5737}</text:p>
      <text:p text:style-name="P2">${project_5738}</text:p>
      <text:p text:style-name="P2">${project_5739}</text:p>
      <text:p text:style-name="P2">${project_5740}</text:p>
      <text:p text:style-name="P2">${project_5741}</text:p>
      <text:p text:style-name="P2">${project_5742}</text:p>
      <text:p text:style-name="P2">${project_5743}</text:p>
      <text:p text:style-name="P2">${project_5744}</text:p>
      <text:p text:style-name="P2">${project_5745}</text:p>
      <text:p text:style-name="P2">${project_5746}</text:p>
      <text:p text:style-name="P2">${project_5747}</text:p>
      <text:p text:style-name="P2">${project_5748}</text:p>
      <text:p text:style-name="P2">${project_5749}</text:p>
      <text:p text:style-name="P2">${project_5750}</text:p>
      <text:p text:style-name="P2"><text:soft-page-break/>${project_5751}</text:p>
      <text:p text:style-name="P2">${project_5752}</text:p>
      <text:p text:style-name="P2">${project_5753}</text:p>
      <text:p text:style-name="P2">${project_5754}</text:p>
      <text:p text:style-name="P2">${project_5755}</text:p>
      <text:p text:style-name="P2">${project_5756}</text:p>
      <text:p text:style-name="P2">${project_5757}</text:p>
      <text:p text:style-name="P2">${project_5758}</text:p>
      <text:p text:style-name="P2">${project_5759}</text:p>
      <text:p text:style-name="P2">${project_5760}</text:p>
      <text:p text:style-name="P2">${project_5761}</text:p>
      <text:p text:style-name="P2">${project_5762}</text:p>
      <text:p text:style-name="P2">${project_5763}</text:p>
      <text:p text:style-name="P2">${project_5764}</text:p>
      <text:p text:style-name="P2">${project_5765}</text:p>
      <text:p text:style-name="P2">${project_5766}</text:p>
      <text:p text:style-name="P2">${project_5767}</text:p>
      <text:p text:style-name="P2">${project_5768}</text:p>
      <text:p text:style-name="P2">${project_5769}</text:p>
      <text:p text:style-name="P2">${project_5770}</text:p>
      <text:p text:style-name="P2">${project_5771}</text:p>
      <text:p text:style-name="P2">${project_5772}</text:p>
      <text:p text:style-name="P2">${project_5773}</text:p>
      <text:p text:style-name="P2">${project_5774}</text:p>
      <text:p text:style-name="P2">${project_5775}</text:p>
      <text:p text:style-name="P2">${project_5776}</text:p>
      <text:p text:style-name="P2">${project_5777}</text:p>
      <text:p text:style-name="P2">${project_5778}</text:p>
      <text:p text:style-name="P2">${project_5779}</text:p>
      <text:p text:style-name="P2">${project_5780}</text:p>
      <text:p text:style-name="P2">${project_5781}</text:p>
      <text:p text:style-name="P2">${project_5782}</text:p>
      <text:p text:style-name="P2">${project_5783}</text:p>
      <text:p text:style-name="P2">${project_5784}</text:p>
      <text:p text:style-name="P2">${project_5785}</text:p>
      <text:p text:style-name="P2">${project_5786}</text:p>
      <text:p text:style-name="P2">${project_5787}</text:p>
      <text:p text:style-name="P2">${project_5788}</text:p>
      <text:p text:style-name="P2">${project_5789}</text:p>
      <text:p text:style-name="P2">${project_5790}</text:p>
      <text:p text:style-name="P2">${project_5791}</text:p>
      <text:p text:style-name="P2">${project_5792}</text:p>
      <text:p text:style-name="P2">${project_5793}</text:p>
      <text:p text:style-name="P2">${project_5794}</text:p>
      <text:p text:style-name="P2">${project_5795}</text:p>
      <text:p text:style-name="P2">${project_5796}</text:p>
      <text:p text:style-name="P2"><text:soft-page-break/>${project_5797}</text:p>
      <text:p text:style-name="P2">${project_5798}</text:p>
      <text:p text:style-name="P2">${project_5799}</text:p>
      <text:p text:style-name="P2">${project_5800}</text:p>
      <text:p text:style-name="P2">${project_5801}</text:p>
      <text:p text:style-name="P2">${project_5802}</text:p>
      <text:p text:style-name="P2">${project_5803}</text:p>
      <text:p text:style-name="P2">${project_5804}</text:p>
      <text:p text:style-name="P2">${project_5805}</text:p>
      <text:p text:style-name="P2">${project_5806}</text:p>
      <text:p text:style-name="P2">${project_5807}</text:p>
      <text:p text:style-name="P2">${project_5808}</text:p>
      <text:p text:style-name="P2">${project_5809}</text:p>
      <text:p text:style-name="P2">${project_5810}</text:p>
      <text:p text:style-name="P2">${project_5811}</text:p>
      <text:p text:style-name="P2">${project_5812}</text:p>
      <text:p text:style-name="P2">${project_5813}</text:p>
      <text:p text:style-name="P2">${project_5814}</text:p>
      <text:p text:style-name="P2">${project_5815}</text:p>
      <text:p text:style-name="P2">${project_5816}</text:p>
      <text:p text:style-name="P2">${project_5817}</text:p>
      <text:p text:style-name="P2">${project_5818}</text:p>
      <text:p text:style-name="P2">${project_5819}</text:p>
      <text:p text:style-name="P2">${project_5820}</text:p>
      <text:p text:style-name="P2">${project_5821}</text:p>
      <text:p text:style-name="P2">${project_5822}</text:p>
      <text:p text:style-name="P2">${project_5823}</text:p>
      <text:p text:style-name="P2">${project_5824}</text:p>
      <text:p text:style-name="P2">${project_5825}</text:p>
      <text:p text:style-name="P2">${project_5826}</text:p>
      <text:p text:style-name="P2">${project_5827}</text:p>
      <text:p text:style-name="P2">${project_5828}</text:p>
      <text:p text:style-name="P2">${project_5829}</text:p>
      <text:p text:style-name="P2">${project_5830}</text:p>
      <text:p text:style-name="P2">${project_5831}</text:p>
      <text:p text:style-name="P2">${project_5832}</text:p>
      <text:p text:style-name="P2">${project_5833}</text:p>
      <text:p text:style-name="P2">${project_5834}</text:p>
      <text:p text:style-name="P2">${project_5835}</text:p>
      <text:p text:style-name="P2">${project_5836}</text:p>
      <text:p text:style-name="P2">${project_5837}</text:p>
      <text:p text:style-name="P2">${project_5838}</text:p>
      <text:p text:style-name="P2">${project_5839}</text:p>
      <text:p text:style-name="P2">${project_5840}</text:p>
      <text:p text:style-name="P2">${project_5841}</text:p>
      <text:p text:style-name="P2">${project_5842}</text:p>
      <text:p text:style-name="P2"><text:soft-page-break/>${project_5843}</text:p>
      <text:p text:style-name="P2">${project_5844}</text:p>
      <text:p text:style-name="P2">${project_5845}</text:p>
      <text:p text:style-name="P2">${project_5846}</text:p>
      <text:p text:style-name="P2">${project_5847}</text:p>
      <text:p text:style-name="P2">${project_5848}</text:p>
      <text:p text:style-name="P2">${project_5849}</text:p>
      <text:p text:style-name="P2">${project_5850}</text:p>
      <text:p text:style-name="P2">${project_5851}</text:p>
      <text:p text:style-name="P2">${project_5852}</text:p>
      <text:p text:style-name="P2">${project_5853}</text:p>
      <text:p text:style-name="P2">${project_5854}</text:p>
      <text:p text:style-name="P2">${project_5855}</text:p>
      <text:p text:style-name="P2">${project_5856}</text:p>
      <text:p text:style-name="P2">${project_5857}</text:p>
      <text:p text:style-name="P2">${project_5858}</text:p>
      <text:p text:style-name="P2">${project_5859}</text:p>
      <text:p text:style-name="P2">${project_5860}</text:p>
      <text:p text:style-name="P2">${project_5861}</text:p>
      <text:p text:style-name="P2">${project_5862}</text:p>
      <text:p text:style-name="P2">${project_5863}</text:p>
      <text:p text:style-name="P2">${project_5864}</text:p>
      <text:p text:style-name="P2">${project_5865}</text:p>
      <text:p text:style-name="P2">${project_5866}</text:p>
      <text:p text:style-name="P2">${project_5867}</text:p>
      <text:p text:style-name="P2">${project_5868}</text:p>
      <text:p text:style-name="P2">${project_5869}</text:p>
      <text:p text:style-name="P2">${project_5870}</text:p>
      <text:p text:style-name="P2">${project_5871}</text:p>
      <text:p text:style-name="P2">${project_5872}</text:p>
      <text:p text:style-name="P2">${project_5873}</text:p>
      <text:p text:style-name="P2">${project_5874}</text:p>
      <text:p text:style-name="P2">${project_5875}</text:p>
      <text:p text:style-name="P2">${project_5876}</text:p>
      <text:p text:style-name="P2">${project_5877}</text:p>
      <text:p text:style-name="P2">${project_5878}</text:p>
      <text:p text:style-name="P2">${project_5879}</text:p>
      <text:p text:style-name="P2">${project_5880}</text:p>
      <text:p text:style-name="P2">${project_5881}</text:p>
      <text:p text:style-name="P2">${project_5882}</text:p>
      <text:p text:style-name="P2">${project_5883}</text:p>
      <text:p text:style-name="P2">${project_5884}</text:p>
      <text:p text:style-name="P2">${project_5885}</text:p>
      <text:p text:style-name="P2">${project_5886}</text:p>
      <text:p text:style-name="P2">${project_5887}</text:p>
      <text:p text:style-name="P2">${project_5888}</text:p>
      <text:p text:style-name="P2"><text:soft-page-break/>${project_5889}</text:p>
      <text:p text:style-name="P2">${project_5890}</text:p>
      <text:p text:style-name="P2">${project_5891}</text:p>
      <text:p text:style-name="P2">${project_5892}</text:p>
      <text:p text:style-name="P2">${project_5893}</text:p>
      <text:p text:style-name="P2">${project_5894}</text:p>
      <text:p text:style-name="P2">${project_5895}</text:p>
      <text:p text:style-name="P2">${project_5896}</text:p>
      <text:p text:style-name="P2">${project_5897}</text:p>
      <text:p text:style-name="P2">${project_5898}</text:p>
      <text:p text:style-name="P2">${project_5899}</text:p>
      <text:p text:style-name="P2">${project_5900}</text:p>
      <text:p text:style-name="P2">${project_5901}</text:p>
      <text:p text:style-name="P2">${project_5902}</text:p>
      <text:p text:style-name="P2">${project_5903}</text:p>
      <text:p text:style-name="P2">${project_5904}</text:p>
      <text:p text:style-name="P2">${project_5905}</text:p>
      <text:p text:style-name="P2">${project_5906}</text:p>
      <text:p text:style-name="P2">${project_5907}</text:p>
      <text:p text:style-name="P2">${project_5908}</text:p>
      <text:p text:style-name="P2">${project_5909}</text:p>
      <text:p text:style-name="P2">${project_5910}</text:p>
      <text:p text:style-name="P2">${project_5911}</text:p>
      <text:p text:style-name="P2">${project_5912}</text:p>
      <text:p text:style-name="P2">${project_5913}</text:p>
      <text:p text:style-name="P2">${project_5914}</text:p>
      <text:p text:style-name="P2">${project_5915}</text:p>
      <text:p text:style-name="P2">${project_5916}</text:p>
      <text:p text:style-name="P2">${project_5917}</text:p>
      <text:p text:style-name="P2">${project_5918}</text:p>
      <text:p text:style-name="P2">${project_5919}</text:p>
      <text:p text:style-name="P2">${project_5920}</text:p>
      <text:p text:style-name="P2">${project_5921}</text:p>
      <text:p text:style-name="P2">${project_5922}</text:p>
      <text:p text:style-name="P2">${project_5923}</text:p>
      <text:p text:style-name="P2">${project_5924}</text:p>
      <text:p text:style-name="P2">${project_5925}</text:p>
      <text:p text:style-name="P2">${project_5926}</text:p>
      <text:p text:style-name="P2">${project_5927}</text:p>
      <text:p text:style-name="P2">${project_5928}</text:p>
      <text:p text:style-name="P2">${project_5929}</text:p>
      <text:p text:style-name="P2">${project_5930}</text:p>
      <text:p text:style-name="P2">${project_5931}</text:p>
      <text:p text:style-name="P2">${project_5932}</text:p>
      <text:p text:style-name="P2">${project_5933}</text:p>
      <text:p text:style-name="P2">${project_5934}</text:p>
      <text:p text:style-name="P2"><text:soft-page-break/>${project_5935}</text:p>
      <text:p text:style-name="P2">${project_5936}</text:p>
      <text:p text:style-name="P2">${project_5937}</text:p>
      <text:p text:style-name="P2">${project_5938}</text:p>
      <text:p text:style-name="P2">${project_5939}</text:p>
      <text:p text:style-name="P2">${project_5940}</text:p>
      <text:p text:style-name="P2">${project_5941}</text:p>
      <text:p text:style-name="P2">${project_5942}</text:p>
      <text:p text:style-name="P2">${project_5943}</text:p>
      <text:p text:style-name="P2">${project_5944}</text:p>
      <text:p text:style-name="P2">${project_5945}</text:p>
      <text:p text:style-name="P2">${project_5946}</text:p>
      <text:p text:style-name="P2">${project_5947}</text:p>
      <text:p text:style-name="P2">${project_5948}</text:p>
      <text:p text:style-name="P2">${project_5949}</text:p>
      <text:p text:style-name="P2">${project_5950}</text:p>
      <text:p text:style-name="P2">${project_5951}</text:p>
      <text:p text:style-name="P2">${project_5952}</text:p>
      <text:p text:style-name="P2">${project_5953}</text:p>
      <text:p text:style-name="P2">${project_5954}</text:p>
      <text:p text:style-name="P2">${project_5955}</text:p>
      <text:p text:style-name="P2">${project_5956}</text:p>
      <text:p text:style-name="P2">${project_5957}</text:p>
      <text:p text:style-name="P2">${project_5958}</text:p>
      <text:p text:style-name="P2">${project_5959}</text:p>
      <text:p text:style-name="P2">${project_5960}</text:p>
      <text:p text:style-name="P2">${project_5961}</text:p>
      <text:p text:style-name="P2">${project_5962}</text:p>
      <text:p text:style-name="P2">${project_5963}</text:p>
      <text:p text:style-name="P2">${project_5964}</text:p>
      <text:p text:style-name="P2">${project_5965}</text:p>
      <text:p text:style-name="P2">${project_5966}</text:p>
      <text:p text:style-name="P2">${project_5967}</text:p>
      <text:p text:style-name="P2">${project_5968}</text:p>
      <text:p text:style-name="P2">${project_5969}</text:p>
      <text:p text:style-name="P2">${project_5970}</text:p>
      <text:p text:style-name="P2">${project_5971}</text:p>
      <text:p text:style-name="P2">${project_5972}</text:p>
      <text:p text:style-name="P2">${project_5973}</text:p>
      <text:p text:style-name="P2">${project_5974}</text:p>
      <text:p text:style-name="P2">${project_5975}</text:p>
      <text:p text:style-name="P2">${project_5976}</text:p>
      <text:p text:style-name="P2">${project_5977}</text:p>
      <text:p text:style-name="P2">${project_5978}</text:p>
      <text:p text:style-name="P2">${project_5979}</text:p>
      <text:p text:style-name="P2">${project_5980}</text:p>
      <text:p text:style-name="P2"><text:soft-page-break/>${project_5981}</text:p>
      <text:p text:style-name="P2">${project_5982}</text:p>
      <text:p text:style-name="P2">${project_5983}</text:p>
      <text:p text:style-name="P2">${project_5984}</text:p>
      <text:p text:style-name="P2">${project_5985}</text:p>
      <text:p text:style-name="P2">${project_5986}</text:p>
      <text:p text:style-name="P2">${project_5987}</text:p>
      <text:p text:style-name="P2">${project_5988}</text:p>
      <text:p text:style-name="P2">${project_5989}</text:p>
      <text:p text:style-name="P2">${project_5990}</text:p>
      <text:p text:style-name="P2">${project_5991}</text:p>
      <text:p text:style-name="P2">${project_5992}</text:p>
      <text:p text:style-name="P2">${project_5993}</text:p>
      <text:p text:style-name="P2">${project_5994}</text:p>
      <text:p text:style-name="P2">${project_5995}</text:p>
      <text:p text:style-name="P2">${project_5996}</text:p>
      <text:p text:style-name="P2">${project_5997}</text:p>
      <text:p text:style-name="P2">${project_5998}</text:p>
      <text:p text:style-name="P2">${project_5999}</text:p>
      <text:p text:style-name="P2">${project_6000}</text:p>
      <text:p text:style-name="P2">${project_6001}</text:p>
      <text:p text:style-name="P2">${project_6002}</text:p>
      <text:p text:style-name="P2">${project_6003}</text:p>
      <text:p text:style-name="P2">${project_6004}</text:p>
      <text:p text:style-name="P2">${project_6005}</text:p>
      <text:p text:style-name="P2">${project_6006}</text:p>
      <text:p text:style-name="P2">${project_6007}</text:p>
      <text:p text:style-name="P2">${project_6008}</text:p>
      <text:p text:style-name="P2">${project_6009}</text:p>
      <text:p text:style-name="P2">${project_6010}</text:p>
      <text:p text:style-name="P2">${project_6011}</text:p>
      <text:p text:style-name="P2">${project_6012}</text:p>
      <text:p text:style-name="P2">${project_6013}</text:p>
      <text:p text:style-name="P2">${project_6014}</text:p>
      <text:p text:style-name="P2">${project_6015}</text:p>
      <text:p text:style-name="P2">${project_6016}</text:p>
      <text:p text:style-name="P2">${project_6017}</text:p>
      <text:p text:style-name="P2">${project_6018}</text:p>
      <text:p text:style-name="P2">${project_6019}</text:p>
      <text:p text:style-name="P2">${project_6020}</text:p>
      <text:p text:style-name="P2">${project_6021}</text:p>
      <text:p text:style-name="P2">${project_6022}</text:p>
      <text:p text:style-name="P2">${project_6023}</text:p>
      <text:p text:style-name="P2">${project_6024}</text:p>
      <text:p text:style-name="P2">${project_6025}</text:p>
      <text:p text:style-name="P2">${project_6026}</text:p>
      <text:p text:style-name="P2"><text:soft-page-break/>${project_6027}</text:p>
      <text:p text:style-name="P2">${project_6028}</text:p>
      <text:p text:style-name="P2">${project_6029}</text:p>
      <text:p text:style-name="P2">${project_6030}</text:p>
      <text:p text:style-name="P2">${project_6031}</text:p>
      <text:p text:style-name="P2">${project_6032}</text:p>
      <text:p text:style-name="P2">${project_6033}</text:p>
      <text:p text:style-name="P2">${project_6034}</text:p>
      <text:p text:style-name="P2">${project_6035}</text:p>
      <text:p text:style-name="P2">${project_6036}</text:p>
      <text:p text:style-name="P2">${project_6037}</text:p>
      <text:p text:style-name="P2">${project_6038}</text:p>
      <text:p text:style-name="P2">${project_6039}</text:p>
      <text:p text:style-name="P2">${project_6040}</text:p>
      <text:p text:style-name="P2">${project_6041}</text:p>
      <text:p text:style-name="P2">${project_6042}</text:p>
      <text:p text:style-name="P2">${project_6043}</text:p>
      <text:p text:style-name="P2">${project_6044}</text:p>
      <text:p text:style-name="P2">${project_6045}</text:p>
      <text:p text:style-name="P2">${project_6046}</text:p>
      <text:p text:style-name="P2">${project_6047}</text:p>
      <text:p text:style-name="P2">${project_6048}</text:p>
      <text:p text:style-name="P2">${project_6049}</text:p>
      <text:p text:style-name="P2">${project_6050}</text:p>
      <text:p text:style-name="P2">${project_6051}</text:p>
      <text:p text:style-name="P2">${project_6052}</text:p>
      <text:p text:style-name="P2">${project_6053}</text:p>
      <text:p text:style-name="P2">${project_6054}</text:p>
      <text:p text:style-name="P2">${project_6055}</text:p>
      <text:p text:style-name="P2">${project_6056}</text:p>
      <text:p text:style-name="P2">${project_6057}</text:p>
      <text:p text:style-name="P2">${project_6058}</text:p>
      <text:p text:style-name="P2">${project_6059}</text:p>
      <text:p text:style-name="P2">${project_6060}</text:p>
      <text:p text:style-name="P2">${project_6061}</text:p>
      <text:p text:style-name="P2">${project_6062}</text:p>
      <text:p text:style-name="P2">${project_6063}</text:p>
      <text:p text:style-name="P2">${project_6064}</text:p>
      <text:p text:style-name="P2">${project_6065}</text:p>
      <text:p text:style-name="P2">${project_6066}</text:p>
      <text:p text:style-name="P2">${project_6067}</text:p>
      <text:p text:style-name="P2">${project_6068}</text:p>
      <text:p text:style-name="P2">${project_6069}</text:p>
      <text:p text:style-name="P2">${project_6070}</text:p>
      <text:p text:style-name="P2">${project_6071}</text:p>
      <text:p text:style-name="P2">${project_6072}</text:p>
      <text:p text:style-name="P2"><text:soft-page-break/>${project_6073}</text:p>
      <text:p text:style-name="P2">${project_6074}</text:p>
      <text:p text:style-name="P2">${project_6075}</text:p>
      <text:p text:style-name="P2">${project_6076}</text:p>
      <text:p text:style-name="P2">${project_6077}</text:p>
      <text:p text:style-name="P2">${project_6078}</text:p>
      <text:p text:style-name="P2">${project_6079}</text:p>
      <text:p text:style-name="P2">${project_6080}</text:p>
      <text:p text:style-name="P2">${project_6081}</text:p>
      <text:p text:style-name="P2">${project_6082}</text:p>
      <text:p text:style-name="P2">${project_6083}</text:p>
      <text:p text:style-name="P2">${project_6084}</text:p>
      <text:p text:style-name="P2">${project_6085}</text:p>
      <text:p text:style-name="P2">${project_6086}</text:p>
      <text:p text:style-name="P2">${project_6087}</text:p>
      <text:p text:style-name="P2">${project_6088}</text:p>
      <text:p text:style-name="P2">${project_6089}</text:p>
      <text:p text:style-name="P2">${project_6090}</text:p>
      <text:p text:style-name="P2">${project_6091}</text:p>
      <text:p text:style-name="P2">${project_6092}</text:p>
      <text:p text:style-name="P2">${project_6093}</text:p>
      <text:p text:style-name="P2">${project_6094}</text:p>
      <text:p text:style-name="P2">${project_6095}</text:p>
      <text:p text:style-name="P2">${project_6096}</text:p>
      <text:p text:style-name="P2">${project_6097}</text:p>
      <text:p text:style-name="P2">${project_6098}</text:p>
      <text:p text:style-name="P2">${project_6099}</text:p>
      <text:p text:style-name="P2">${project_6100}</text:p>
      <text:p text:style-name="P2">${project_6101}</text:p>
      <text:p text:style-name="P2">${project_6102}</text:p>
      <text:p text:style-name="P2">${project_6103}</text:p>
      <text:p text:style-name="P2">${project_6104}</text:p>
      <text:p text:style-name="P2">${project_6105}</text:p>
      <text:p text:style-name="P2">${project_6106}</text:p>
      <text:p text:style-name="P2">${project_6107}</text:p>
      <text:p text:style-name="P2">${project_6108}</text:p>
      <text:p text:style-name="P2">${project_6109}</text:p>
      <text:p text:style-name="P2">${project_6110}</text:p>
      <text:p text:style-name="P2">${project_6111}</text:p>
      <text:p text:style-name="P2">${project_6112}</text:p>
      <text:p text:style-name="P2">${project_6113}</text:p>
      <text:p text:style-name="P2">${project_6114}</text:p>
      <text:p text:style-name="P2">${project_6115}</text:p>
      <text:p text:style-name="P2">${project_6116}</text:p>
      <text:p text:style-name="P2">${project_6117}</text:p>
      <text:p text:style-name="P2">${project_6118}</text:p>
      <text:p text:style-name="P2"><text:soft-page-break/>${project_6119}</text:p>
      <text:p text:style-name="P2">${project_6120}</text:p>
      <text:p text:style-name="P2">${project_6121}</text:p>
      <text:p text:style-name="P2">${project_6122}</text:p>
      <text:p text:style-name="P2">${project_6123}</text:p>
      <text:p text:style-name="P2">${project_6124}</text:p>
      <text:p text:style-name="P2">${project_6125}</text:p>
      <text:p text:style-name="P2">${project_6126}</text:p>
      <text:p text:style-name="P2">${project_6127}</text:p>
      <text:p text:style-name="P2">${project_6128}</text:p>
      <text:p text:style-name="P2">${project_6129}</text:p>
      <text:p text:style-name="P2">${project_6130}</text:p>
      <text:p text:style-name="P2">${project_6131}</text:p>
      <text:p text:style-name="P2">${project_6132}</text:p>
      <text:p text:style-name="P2">${project_6133}</text:p>
      <text:p text:style-name="P2">${project_6134}</text:p>
      <text:p text:style-name="P2">${project_6135}</text:p>
      <text:p text:style-name="P2">${project_6136}</text:p>
      <text:p text:style-name="P2">${project_6137}</text:p>
      <text:p text:style-name="P2">${project_6138}</text:p>
      <text:p text:style-name="P2">${project_6139}</text:p>
      <text:p text:style-name="P2">${project_6140}</text:p>
      <text:p text:style-name="P2">${project_6141}</text:p>
      <text:p text:style-name="P2">${project_6142}</text:p>
      <text:p text:style-name="P2">${project_6143}</text:p>
      <text:p text:style-name="P2">${project_6144}</text:p>
      <text:p text:style-name="P2">${project_6145}</text:p>
      <text:p text:style-name="P2">${project_6146}</text:p>
      <text:p text:style-name="P2">${project_6147}</text:p>
      <text:p text:style-name="P2">${project_6148}</text:p>
      <text:p text:style-name="P2">${project_6149}</text:p>
      <text:p text:style-name="P2">${project_6150}</text:p>
      <text:p text:style-name="P2">${project_6151}</text:p>
      <text:p text:style-name="P2">${project_6152}</text:p>
      <text:p text:style-name="P2">${project_6153}</text:p>
      <text:p text:style-name="P2">${project_6154}</text:p>
      <text:p text:style-name="P2">${project_6155}</text:p>
      <text:p text:style-name="P2">${project_6156}</text:p>
      <text:p text:style-name="P2">${project_6157}</text:p>
      <text:p text:style-name="P2">${project_6158}</text:p>
      <text:p text:style-name="P2">${project_6159}</text:p>
      <text:p text:style-name="P2">${project_6160}</text:p>
      <text:p text:style-name="P2">${project_6161}</text:p>
      <text:p text:style-name="P2">${project_6162}</text:p>
      <text:p text:style-name="P2">${project_6163}</text:p>
      <text:p text:style-name="P2">${project_6164}</text:p>
      <text:p text:style-name="P2"><text:soft-page-break/>${project_6165}</text:p>
      <text:p text:style-name="P2">${project_6166}</text:p>
      <text:p text:style-name="P2">${project_6167}</text:p>
      <text:p text:style-name="P2">${project_6168}</text:p>
      <text:p text:style-name="P2">${project_6169}</text:p>
      <text:p text:style-name="P2">${project_6170}</text:p>
      <text:p text:style-name="P2">${project_6171}</text:p>
      <text:p text:style-name="P2">${project_6172}</text:p>
      <text:p text:style-name="P2">${project_6173}</text:p>
      <text:p text:style-name="P2">${project_6174}</text:p>
      <text:p text:style-name="P2">${project_6175}</text:p>
      <text:p text:style-name="P2">${project_6176}</text:p>
      <text:p text:style-name="P2">${project_6177}</text:p>
      <text:p text:style-name="P2">${project_6178}</text:p>
      <text:p text:style-name="P2">${project_6179}</text:p>
      <text:p text:style-name="P2">${project_6180}</text:p>
      <text:p text:style-name="P2">${project_6181}</text:p>
      <text:p text:style-name="P2">${project_6182}</text:p>
      <text:p text:style-name="P2">${project_6183}</text:p>
      <text:p text:style-name="P2">${project_6184}</text:p>
      <text:p text:style-name="P2">${project_6185}</text:p>
      <text:p text:style-name="P2">${project_6186}</text:p>
      <text:p text:style-name="P2">${project_6187}</text:p>
      <text:p text:style-name="P2">${project_6188}</text:p>
      <text:p text:style-name="P2">${project_6189}</text:p>
      <text:p text:style-name="P2">${project_6190}</text:p>
      <text:p text:style-name="P2">${project_6191}</text:p>
      <text:p text:style-name="P2">${project_6192}</text:p>
      <text:p text:style-name="P2">${project_6193}</text:p>
      <text:p text:style-name="P2">${project_6194}</text:p>
      <text:p text:style-name="P2">${project_6195}</text:p>
      <text:p text:style-name="P2">${project_6196}</text:p>
      <text:p text:style-name="P2">${project_6197}</text:p>
      <text:p text:style-name="P2">${project_6198}</text:p>
      <text:p text:style-name="P2">${project_6199}</text:p>
      <text:p text:style-name="P2">${project_6200}</text:p>
      <text:p text:style-name="P2">${project_6201}</text:p>
      <text:p text:style-name="P2">${project_6202}</text:p>
      <text:p text:style-name="P2">${project_6203}</text:p>
      <text:p text:style-name="P2">${project_6204}</text:p>
      <text:p text:style-name="P2">${project_6205}</text:p>
      <text:p text:style-name="P2">${project_6206}</text:p>
      <text:p text:style-name="P2">${project_6207}</text:p>
      <text:p text:style-name="P2">${project_6208}</text:p>
      <text:p text:style-name="P2">${project_6209}</text:p>
      <text:p text:style-name="P2">${project_6210}</text:p>
      <text:p text:style-name="P2"><text:soft-page-break/>${project_6211}</text:p>
      <text:p text:style-name="P2">${project_6212}</text:p>
      <text:p text:style-name="P2">${project_6213}</text:p>
      <text:p text:style-name="P2">${project_6214}</text:p>
      <text:p text:style-name="P2">${project_6215}</text:p>
      <text:p text:style-name="P2">${project_6216}</text:p>
      <text:p text:style-name="P2">${project_6217}</text:p>
      <text:p text:style-name="P2">${project_6218}</text:p>
      <text:p text:style-name="P2">${project_6219}</text:p>
      <text:p text:style-name="P2">${project_6220}</text:p>
      <text:p text:style-name="P2">${project_6221}</text:p>
      <text:p text:style-name="P2">${project_6222}</text:p>
      <text:p text:style-name="P2">${project_6223}</text:p>
      <text:p text:style-name="P2">${project_6224}</text:p>
      <text:p text:style-name="P2">${project_6225}</text:p>
      <text:p text:style-name="P2">${project_6226}</text:p>
      <text:p text:style-name="P2">${project_6227}</text:p>
      <text:p text:style-name="P2">${project_6228}</text:p>
      <text:p text:style-name="P2">${project_6229}</text:p>
      <text:p text:style-name="P2">${project_6230}</text:p>
      <text:p text:style-name="P2">${project_6231}</text:p>
      <text:p text:style-name="P2">${project_6232}</text:p>
      <text:p text:style-name="P2">${project_6233}</text:p>
      <text:p text:style-name="P2">${project_6234}</text:p>
      <text:p text:style-name="P2">${project_6235}</text:p>
      <text:p text:style-name="P2">${project_6236}</text:p>
      <text:p text:style-name="P2">${project_6237}</text:p>
      <text:p text:style-name="P2">${project_6238}</text:p>
      <text:p text:style-name="P2">${project_6239}</text:p>
      <text:p text:style-name="P2">${project_6240}</text:p>
      <text:p text:style-name="P2">${project_6241}</text:p>
      <text:p text:style-name="P2">${project_6242}</text:p>
      <text:p text:style-name="P2">${project_6243}</text:p>
      <text:p text:style-name="P2">${project_6244}</text:p>
      <text:p text:style-name="P2">${project_6245}</text:p>
      <text:p text:style-name="P2">${project_6246}</text:p>
      <text:p text:style-name="P2">${project_6247}</text:p>
      <text:p text:style-name="P2">${project_6248}</text:p>
      <text:p text:style-name="P2">${project_6249}</text:p>
      <text:p text:style-name="P2">${project_6250}</text:p>
      <text:p text:style-name="P2">${project_6251}</text:p>
      <text:p text:style-name="P2">${project_6252}</text:p>
      <text:p text:style-name="P2">${project_6253}</text:p>
      <text:p text:style-name="P2">${project_6254}</text:p>
      <text:p text:style-name="P2">${project_6255}</text:p>
      <text:p text:style-name="P2">${project_6256}</text:p>
      <text:p text:style-name="P2"><text:soft-page-break/>${project_6257}</text:p>
      <text:p text:style-name="P2">${project_6258}</text:p>
      <text:p text:style-name="P2">${project_6259}</text:p>
      <text:p text:style-name="P2">${project_6260}</text:p>
      <text:p text:style-name="P2">${project_6261}</text:p>
      <text:p text:style-name="P2">${project_6262}</text:p>
      <text:p text:style-name="P2">${project_6263}</text:p>
      <text:p text:style-name="P2">${project_6264}</text:p>
      <text:p text:style-name="P2">${project_6265}</text:p>
      <text:p text:style-name="P2">${project_6266}</text:p>
      <text:p text:style-name="P2">${project_6267}</text:p>
      <text:p text:style-name="P2">${project_6268}</text:p>
      <text:p text:style-name="P2">${project_6269}</text:p>
      <text:p text:style-name="P2">${project_6270}</text:p>
      <text:p text:style-name="P2">${project_6271}</text:p>
      <text:p text:style-name="P2">${project_6272}</text:p>
      <text:p text:style-name="P2">${project_6273}</text:p>
      <text:p text:style-name="P2">${project_6274}</text:p>
      <text:p text:style-name="P2">${project_6275}</text:p>
      <text:p text:style-name="P2">${project_6276}</text:p>
      <text:p text:style-name="P2">${project_6277}</text:p>
      <text:p text:style-name="P2">${project_6278}</text:p>
      <text:p text:style-name="P2">${project_6279}</text:p>
      <text:p text:style-name="P2">${project_6280}</text:p>
      <text:p text:style-name="P2">${project_6281}</text:p>
      <text:p text:style-name="P2">${project_6282}</text:p>
      <text:p text:style-name="P2">${project_6283}</text:p>
      <text:p text:style-name="P2">${project_6284}</text:p>
      <text:p text:style-name="P2">${project_6285}</text:p>
      <text:p text:style-name="P2">${project_6286}</text:p>
      <text:p text:style-name="P2">${project_6287}</text:p>
      <text:p text:style-name="P2">${project_6288}</text:p>
      <text:p text:style-name="P2">${project_6289}</text:p>
      <text:p text:style-name="P2">${project_6290}</text:p>
      <text:p text:style-name="P2">${project_6291}</text:p>
      <text:p text:style-name="P2">${project_6292}</text:p>
      <text:p text:style-name="P2">${project_6293}</text:p>
      <text:p text:style-name="P2">${project_6294}</text:p>
      <text:p text:style-name="P2">${project_6295}</text:p>
      <text:p text:style-name="P2">${project_6296}</text:p>
      <text:p text:style-name="P2">${project_6297}</text:p>
      <text:p text:style-name="P2">${project_6298}</text:p>
      <text:p text:style-name="P2">${project_6299}</text:p>
      <text:p text:style-name="P2">${project_6300}</text:p>
      <text:p text:style-name="P2">${project_6301}</text:p>
      <text:p text:style-name="P2">${project_6302}</text:p>
      <text:p text:style-name="P2"><text:soft-page-break/>${project_6303}</text:p>
      <text:p text:style-name="P2">${project_6304}</text:p>
      <text:p text:style-name="P2">${project_6305}</text:p>
      <text:p text:style-name="P2">${project_6306}</text:p>
      <text:p text:style-name="P2">${project_6307}</text:p>
      <text:p text:style-name="P2">${project_6308}</text:p>
      <text:p text:style-name="P2">${project_6309}</text:p>
      <text:p text:style-name="P2">${project_6310}</text:p>
      <text:p text:style-name="P2">${project_6311}</text:p>
      <text:p text:style-name="P2">${project_6312}</text:p>
      <text:p text:style-name="P2">${project_6313}</text:p>
      <text:p text:style-name="P2">${project_6314}</text:p>
      <text:p text:style-name="P2">${project_6315}</text:p>
      <text:p text:style-name="P2">${project_6316}</text:p>
      <text:p text:style-name="P2">${project_6317}</text:p>
      <text:p text:style-name="P2">${project_6318}</text:p>
      <text:p text:style-name="P2">${project_6319}</text:p>
      <text:p text:style-name="P2">${project_6320}</text:p>
      <text:p text:style-name="P2">${project_6321}</text:p>
      <text:p text:style-name="P2">${project_6322}</text:p>
      <text:p text:style-name="P2">${project_6323}</text:p>
      <text:p text:style-name="P2">${project_6324}</text:p>
      <text:p text:style-name="P2">${project_6325}</text:p>
      <text:p text:style-name="P2">${project_6326}</text:p>
      <text:p text:style-name="P2">${project_6327}</text:p>
      <text:p text:style-name="P2">${project_6328}</text:p>
      <text:p text:style-name="P2">${project_6329}</text:p>
      <text:p text:style-name="P2">${project_6330}</text:p>
      <text:p text:style-name="P2">${project_6331}</text:p>
      <text:p text:style-name="P2">${project_6332}</text:p>
      <text:p text:style-name="P2">${project_6333}</text:p>
      <text:p text:style-name="P2">${project_6334}</text:p>
      <text:p text:style-name="P2">${project_6335}</text:p>
      <text:p text:style-name="P2">${project_6336}</text:p>
      <text:p text:style-name="P2">${project_6337}</text:p>
      <text:p text:style-name="P2">${project_6338}</text:p>
      <text:p text:style-name="P2">${project_6339}</text:p>
      <text:p text:style-name="P2">${project_6340}</text:p>
      <text:p text:style-name="P2">${project_6341}</text:p>
      <text:p text:style-name="P2">${project_6342}</text:p>
      <text:p text:style-name="P2">${project_6343}</text:p>
      <text:p text:style-name="P2">${project_6344}</text:p>
      <text:p text:style-name="P2">${project_6345}</text:p>
      <text:p text:style-name="P2">${project_6346}</text:p>
      <text:p text:style-name="P2">${project_6347}</text:p>
      <text:p text:style-name="P2">${project_6348}</text:p>
      <text:p text:style-name="P2"><text:soft-page-break/>${project_6349}</text:p>
      <text:p text:style-name="P2">${project_6350}</text:p>
      <text:p text:style-name="P2">${project_6351}</text:p>
      <text:p text:style-name="P2">${project_6352}</text:p>
      <text:p text:style-name="P2">${project_6353}</text:p>
      <text:p text:style-name="P2">${project_6354}</text:p>
      <text:p text:style-name="P2">${project_6355}</text:p>
      <text:p text:style-name="P2">${project_6356}</text:p>
      <text:p text:style-name="P2">${project_6357}</text:p>
      <text:p text:style-name="P2">${project_6358}</text:p>
      <text:p text:style-name="P2">${project_6359}</text:p>
      <text:p text:style-name="P2">${project_6360}</text:p>
      <text:p text:style-name="P2">${project_6361}</text:p>
      <text:p text:style-name="P2">${project_6362}</text:p>
      <text:p text:style-name="P2">${project_6363}</text:p>
      <text:p text:style-name="P2">${project_6364}</text:p>
      <text:p text:style-name="P2">${project_6365}</text:p>
      <text:p text:style-name="P2">${project_6366}</text:p>
      <text:p text:style-name="P2">${project_6367}</text:p>
      <text:p text:style-name="P2">${project_6368}</text:p>
      <text:p text:style-name="P2">${project_6369}</text:p>
      <text:p text:style-name="P2">${project_6370}</text:p>
      <text:p text:style-name="P2">${project_6371}</text:p>
      <text:p text:style-name="P2">${project_6372}</text:p>
      <text:p text:style-name="P2">${project_6373}</text:p>
      <text:p text:style-name="P2">${project_6374}</text:p>
      <text:p text:style-name="P2">${project_6375}</text:p>
      <text:p text:style-name="P2">${project_6376}</text:p>
      <text:p text:style-name="P2">${project_6377}</text:p>
      <text:p text:style-name="P2">${project_6378}</text:p>
      <text:p text:style-name="P2">${project_6379}</text:p>
      <text:p text:style-name="P2">${project_6380}</text:p>
      <text:p text:style-name="P2">${project_6381}</text:p>
      <text:p text:style-name="P2">${project_6382}</text:p>
      <text:p text:style-name="P2">${project_6383}</text:p>
      <text:p text:style-name="P2">${project_6384}</text:p>
      <text:p text:style-name="P2">${project_6385}</text:p>
      <text:p text:style-name="P2">${project_6386}</text:p>
      <text:p text:style-name="P2">${project_6387}</text:p>
      <text:p text:style-name="P2">${project_6388}</text:p>
      <text:p text:style-name="P2">${project_6389}</text:p>
      <text:p text:style-name="P2">${project_6390}</text:p>
      <text:p text:style-name="P2">${project_6391}</text:p>
      <text:p text:style-name="P2">${project_6392}</text:p>
      <text:p text:style-name="P2">${project_6393}</text:p>
      <text:p text:style-name="P2">${project_6394}</text:p>
      <text:p text:style-name="P2"><text:soft-page-break/>${project_6395}</text:p>
      <text:p text:style-name="P2">${project_6396}</text:p>
      <text:p text:style-name="P2">${project_6397}</text:p>
      <text:p text:style-name="P2">${project_6398}</text:p>
      <text:p text:style-name="P2">${project_6399}</text:p>
      <text:p text:style-name="P2">${project_6400}</text:p>
      <text:p text:style-name="P2">${project_6401}</text:p>
      <text:p text:style-name="P2">${project_6402}</text:p>
      <text:p text:style-name="P2">${project_6403}</text:p>
      <text:p text:style-name="P2">${project_6404}</text:p>
      <text:p text:style-name="P2">${project_6405}</text:p>
      <text:p text:style-name="P2">${project_6406}</text:p>
      <text:p text:style-name="P2">${project_6407}</text:p>
      <text:p text:style-name="P2">${project_6408}</text:p>
      <text:p text:style-name="P2">${project_6409}</text:p>
      <text:p text:style-name="P2">${project_6410}</text:p>
      <text:p text:style-name="P2">${project_6411}</text:p>
      <text:p text:style-name="P2">${project_6412}</text:p>
      <text:p text:style-name="P2">${project_6413}</text:p>
      <text:p text:style-name="P2">${project_6414}</text:p>
      <text:p text:style-name="P2">${project_6415}</text:p>
      <text:p text:style-name="P2">${project_6416}</text:p>
      <text:p text:style-name="P2">${project_6417}</text:p>
      <text:p text:style-name="P2">${project_6418}</text:p>
      <text:p text:style-name="P2">${project_6419}</text:p>
      <text:p text:style-name="P2">${project_6420}</text:p>
      <text:p text:style-name="P2">${project_6421}</text:p>
      <text:p text:style-name="P2">${project_6422}</text:p>
      <text:p text:style-name="P2">${project_6423}</text:p>
      <text:p text:style-name="P2">${project_6424}</text:p>
      <text:p text:style-name="P2">${project_6425}</text:p>
      <text:p text:style-name="P2">${project_6426}</text:p>
      <text:p text:style-name="P2">${project_6427}</text:p>
      <text:p text:style-name="P2">${project_6428}</text:p>
      <text:p text:style-name="P2">${project_6429}</text:p>
      <text:p text:style-name="P2">${project_6430}</text:p>
      <text:p text:style-name="P2">${project_6431}</text:p>
      <text:p text:style-name="P2">${project_6432}</text:p>
      <text:p text:style-name="P2">${project_6433}</text:p>
      <text:p text:style-name="P2">${project_6434}</text:p>
      <text:p text:style-name="P2">${project_6435}</text:p>
      <text:p text:style-name="P2">${project_6436}</text:p>
      <text:p text:style-name="P2">${project_6437}</text:p>
      <text:p text:style-name="P2">${project_6438}</text:p>
      <text:p text:style-name="P2">${project_6439}</text:p>
      <text:p text:style-name="P2">${project_6440}</text:p>
      <text:p text:style-name="P2"><text:soft-page-break/>${project_6441}</text:p>
      <text:p text:style-name="P2">${project_6442}</text:p>
      <text:p text:style-name="P2">${project_6443}</text:p>
      <text:p text:style-name="P2">${project_6444}</text:p>
      <text:p text:style-name="P2">${project_6445}</text:p>
      <text:p text:style-name="P2">${project_6446}</text:p>
      <text:p text:style-name="P2">${project_6447}</text:p>
      <text:p text:style-name="P2">${project_6448}</text:p>
      <text:p text:style-name="P2">${project_6449}</text:p>
      <text:p text:style-name="P2">${project_6450}</text:p>
      <text:p text:style-name="P2">${project_6451}</text:p>
      <text:p text:style-name="P2">${project_6452}</text:p>
      <text:p text:style-name="P2">${project_6453}</text:p>
      <text:p text:style-name="P2">${project_6454}</text:p>
      <text:p text:style-name="P2">${project_6455}</text:p>
      <text:p text:style-name="P2">${project_6456}</text:p>
      <text:p text:style-name="P2">${project_6457}</text:p>
      <text:p text:style-name="P2">${project_6458}</text:p>
      <text:p text:style-name="P2">${project_6459}</text:p>
      <text:p text:style-name="P2">${project_6460}</text:p>
      <text:p text:style-name="P2">${project_6461}</text:p>
      <text:p text:style-name="P2">${project_6462}</text:p>
      <text:p text:style-name="P2">${project_6463}</text:p>
      <text:p text:style-name="P2">${project_6464}</text:p>
      <text:p text:style-name="P2">${project_6465}</text:p>
      <text:p text:style-name="P2">${project_6466}</text:p>
      <text:p text:style-name="P2">${project_6467}</text:p>
      <text:p text:style-name="P2">${project_6468}</text:p>
      <text:p text:style-name="P2">${project_6469}</text:p>
      <text:p text:style-name="P2">${project_6470}</text:p>
      <text:p text:style-name="P2">${project_6471}</text:p>
      <text:p text:style-name="P2">${project_6472}</text:p>
      <text:p text:style-name="P2">${project_6473}</text:p>
      <text:p text:style-name="P2">${project_6474}</text:p>
      <text:p text:style-name="P2">${project_6475}</text:p>
      <text:p text:style-name="P2">${project_6476}</text:p>
      <text:p text:style-name="P2">${project_6477}</text:p>
      <text:p text:style-name="P2">${project_6478}</text:p>
      <text:p text:style-name="P2">${project_6479}</text:p>
      <text:p text:style-name="P2">${project_6480}</text:p>
      <text:p text:style-name="P2">${project_6481}</text:p>
      <text:p text:style-name="P2">${project_6482}</text:p>
      <text:p text:style-name="P2">${project_6483}</text:p>
      <text:p text:style-name="P2">${project_6484}</text:p>
      <text:p text:style-name="P2">${project_6485}</text:p>
      <text:p text:style-name="P2">${project_6486}</text:p>
      <text:p text:style-name="P2"><text:soft-page-break/>${project_6487}</text:p>
      <text:p text:style-name="P2">${project_6488}</text:p>
      <text:p text:style-name="P2">${project_6489}</text:p>
      <text:p text:style-name="P2">${project_6490}</text:p>
      <text:p text:style-name="P2">${project_6491}</text:p>
      <text:p text:style-name="P2">${project_6492}</text:p>
      <text:p text:style-name="P2">${project_6493}</text:p>
      <text:p text:style-name="P2">${project_6494}</text:p>
      <text:p text:style-name="P2">${project_6495}</text:p>
      <text:p text:style-name="P2">${project_6496}</text:p>
      <text:p text:style-name="P2">${project_6497}</text:p>
      <text:p text:style-name="P2">${project_6498}</text:p>
      <text:p text:style-name="P2">${project_6499}</text:p>
      <text:p text:style-name="P2">${project_6500}</text:p>
      <text:p text:style-name="P2">${project_6501}</text:p>
      <text:p text:style-name="P2">${project_6502}</text:p>
      <text:p text:style-name="P2">${project_6503}</text:p>
      <text:p text:style-name="P2">${project_6504}</text:p>
      <text:p text:style-name="P2">${project_6505}</text:p>
      <text:p text:style-name="P2">${project_6506}</text:p>
      <text:p text:style-name="P2">${project_6507}</text:p>
      <text:p text:style-name="P2">${project_6508}</text:p>
      <text:p text:style-name="P2">${project_6509}</text:p>
      <text:p text:style-name="P2">${project_6510}</text:p>
      <text:p text:style-name="P2">${project_6511}</text:p>
      <text:p text:style-name="P2">${project_6512}</text:p>
      <text:p text:style-name="P2">${project_6513}</text:p>
      <text:p text:style-name="P2">${project_6514}</text:p>
      <text:p text:style-name="P2">${project_6515}</text:p>
      <text:p text:style-name="P2">${project_6516}</text:p>
      <text:p text:style-name="P2">${project_6517}</text:p>
      <text:p text:style-name="P2">${project_6518}</text:p>
      <text:p text:style-name="P2">${project_6519}</text:p>
      <text:p text:style-name="P2">${project_6520}</text:p>
      <text:p text:style-name="P2">${project_6521}</text:p>
      <text:p text:style-name="P2">${project_6522}</text:p>
      <text:p text:style-name="P2">${project_6523}</text:p>
      <text:p text:style-name="P2">${project_6524}</text:p>
      <text:p text:style-name="P2">${project_6525}</text:p>
      <text:p text:style-name="P2">${project_6526}</text:p>
      <text:p text:style-name="P2">${project_6527}</text:p>
      <text:p text:style-name="P2">${project_6528}</text:p>
      <text:p text:style-name="P2">${project_6529}</text:p>
      <text:p text:style-name="P2">${project_6530}</text:p>
      <text:p text:style-name="P2">${project_6531}</text:p>
      <text:p text:style-name="P2">${project_6532}</text:p>
      <text:p text:style-name="P2"><text:soft-page-break/>${project_6533}</text:p>
      <text:p text:style-name="P2">${project_6534}</text:p>
      <text:p text:style-name="P2">${project_6535}</text:p>
      <text:p text:style-name="P2">${project_6536}</text:p>
      <text:p text:style-name="P2">${project_6537}</text:p>
      <text:p text:style-name="P2">${project_6538}</text:p>
      <text:p text:style-name="P2">${project_6539}</text:p>
      <text:p text:style-name="P2">${project_6540}</text:p>
      <text:p text:style-name="P2">${project_6541}</text:p>
      <text:p text:style-name="P2">${project_6542}</text:p>
      <text:p text:style-name="P2">${project_6543}</text:p>
      <text:p text:style-name="P2">${project_6544}</text:p>
      <text:p text:style-name="P2">${project_6545}</text:p>
      <text:p text:style-name="P2">${project_6546}</text:p>
      <text:p text:style-name="P2">${project_6547}</text:p>
      <text:p text:style-name="P2">${project_6548}</text:p>
      <text:p text:style-name="P2">${project_6549}</text:p>
      <text:p text:style-name="P2">${project_6550}</text:p>
      <text:p text:style-name="P2">${project_6551}</text:p>
      <text:p text:style-name="P2">${project_6552}</text:p>
      <text:p text:style-name="P2">${project_6553}</text:p>
      <text:p text:style-name="P2">${project_6554}</text:p>
      <text:p text:style-name="P2">${project_6555}</text:p>
      <text:p text:style-name="P2">${project_6556}</text:p>
      <text:p text:style-name="P2">${project_6557}</text:p>
      <text:p text:style-name="P2">${project_6558}</text:p>
      <text:p text:style-name="P2">${project_6559}</text:p>
      <text:p text:style-name="P2">${project_6560}</text:p>
      <text:p text:style-name="P2">${project_6561}</text:p>
      <text:p text:style-name="P2">${project_6562}</text:p>
      <text:p text:style-name="P2">${project_6563}</text:p>
      <text:p text:style-name="P2">${project_6564}</text:p>
      <text:p text:style-name="P2">${project_6565}</text:p>
      <text:p text:style-name="P2">${project_6566}</text:p>
      <text:p text:style-name="P2">${project_6567}</text:p>
      <text:p text:style-name="P2">${project_6568}</text:p>
      <text:p text:style-name="P2">${project_6569}</text:p>
      <text:p text:style-name="P2">${project_6570}</text:p>
      <text:p text:style-name="P2">${project_6571}</text:p>
      <text:p text:style-name="P2">${project_6572}</text:p>
      <text:p text:style-name="P2">${project_6573}</text:p>
      <text:p text:style-name="P2">${project_6574}</text:p>
      <text:p text:style-name="P2">${project_6575}</text:p>
      <text:p text:style-name="P2">${project_6576}</text:p>
      <text:p text:style-name="P2">${project_6577}</text:p>
      <text:p text:style-name="P2">${project_6578}</text:p>
      <text:p text:style-name="P2"><text:soft-page-break/>${project_6579}</text:p>
      <text:p text:style-name="P2">${project_6580}</text:p>
      <text:p text:style-name="P2">${project_6581}</text:p>
      <text:p text:style-name="P2">${project_6582}</text:p>
      <text:p text:style-name="P2">${project_6583}</text:p>
      <text:p text:style-name="P2">${project_6584}</text:p>
      <text:p text:style-name="P2">${project_6585}</text:p>
      <text:p text:style-name="P2">${project_6586}</text:p>
      <text:p text:style-name="P2">${project_6587}</text:p>
      <text:p text:style-name="P2">${project_6588}</text:p>
      <text:p text:style-name="P2">${project_6589}</text:p>
      <text:p text:style-name="P2">${project_6590}</text:p>
      <text:p text:style-name="P2">${project_6591}</text:p>
      <text:p text:style-name="P2">${project_6592}</text:p>
      <text:p text:style-name="P2">${project_6593}</text:p>
      <text:p text:style-name="P2">${project_6594}</text:p>
      <text:p text:style-name="P2">${project_6595}</text:p>
      <text:p text:style-name="P2">${project_6596}</text:p>
      <text:p text:style-name="P2">${project_6597}</text:p>
      <text:p text:style-name="P2">${project_6598}</text:p>
      <text:p text:style-name="P2">${project_6599}</text:p>
      <text:p text:style-name="P2">${project_6600}</text:p>
      <text:p text:style-name="P2">${project_6601}</text:p>
      <text:p text:style-name="P2">${project_6602}</text:p>
      <text:p text:style-name="P2">${project_6603}</text:p>
      <text:p text:style-name="P2">${project_6604}</text:p>
      <text:p text:style-name="P2">${project_6605}</text:p>
      <text:p text:style-name="P2">${project_6606}</text:p>
      <text:p text:style-name="P2">${project_6607}</text:p>
      <text:p text:style-name="P2">${project_6608}</text:p>
      <text:p text:style-name="P2">${project_6609}</text:p>
      <text:p text:style-name="P2">${project_6610}</text:p>
      <text:p text:style-name="P2">${project_6611}</text:p>
      <text:p text:style-name="P2">${project_6612}</text:p>
      <text:p text:style-name="P2">${project_6613}</text:p>
      <text:p text:style-name="P2">${project_6614}</text:p>
      <text:p text:style-name="P2">${project_6615}</text:p>
      <text:p text:style-name="P2">${project_6616}</text:p>
      <text:p text:style-name="P2">${project_6617}</text:p>
      <text:p text:style-name="P2">${project_6618}</text:p>
      <text:p text:style-name="P2">${project_6619}</text:p>
      <text:p text:style-name="P2">${project_6620}</text:p>
      <text:p text:style-name="P2">${project_6621}</text:p>
      <text:p text:style-name="P2">${project_6622}</text:p>
      <text:p text:style-name="P2">${project_6623}</text:p>
      <text:p text:style-name="P2">${project_6624}</text:p>
      <text:p text:style-name="P2"><text:soft-page-break/>${project_6625}</text:p>
      <text:p text:style-name="P2">${project_6626}</text:p>
      <text:p text:style-name="P2">${project_6627}</text:p>
      <text:p text:style-name="P2">${project_6628}</text:p>
      <text:p text:style-name="P2">${project_6629}</text:p>
      <text:p text:style-name="P2">${project_6630}</text:p>
      <text:p text:style-name="P2">${project_6631}</text:p>
      <text:p text:style-name="P2">${project_6632}</text:p>
      <text:p text:style-name="P2">${project_6633}</text:p>
      <text:p text:style-name="P2">${project_6634}</text:p>
      <text:p text:style-name="P2">${project_6635}</text:p>
      <text:p text:style-name="P2">${project_6636}</text:p>
      <text:p text:style-name="P2">${project_6637}</text:p>
      <text:p text:style-name="P2">${project_6638}</text:p>
      <text:p text:style-name="P2">${project_6639}</text:p>
      <text:p text:style-name="P2">${project_6640}</text:p>
      <text:p text:style-name="P2">${project_6641}</text:p>
      <text:p text:style-name="P2">${project_6642}</text:p>
      <text:p text:style-name="P2">${project_6643}</text:p>
      <text:p text:style-name="P2">${project_6644}</text:p>
      <text:p text:style-name="P2">${project_6645}</text:p>
      <text:p text:style-name="P2">${project_6646}</text:p>
      <text:p text:style-name="P2">${project_6647}</text:p>
      <text:p text:style-name="P2">${project_6648}</text:p>
      <text:p text:style-name="P2">${project_6649}</text:p>
      <text:p text:style-name="P2">${project_6650}</text:p>
      <text:p text:style-name="P2">${project_6651}</text:p>
      <text:p text:style-name="P2">${project_6652}</text:p>
      <text:p text:style-name="P2">${project_6653}</text:p>
      <text:p text:style-name="P2">${project_6654}</text:p>
      <text:p text:style-name="P2">${project_6655}</text:p>
      <text:p text:style-name="P2">${project_6656}</text:p>
      <text:p text:style-name="P2">${project_6657}</text:p>
      <text:p text:style-name="P2">${project_6658}</text:p>
      <text:p text:style-name="P2">${project_6659}</text:p>
      <text:p text:style-name="P2">${project_6660}</text:p>
      <text:p text:style-name="P2">${project_6661}</text:p>
      <text:p text:style-name="P2">${project_6662}</text:p>
      <text:p text:style-name="P2">${project_6663}</text:p>
      <text:p text:style-name="P2">${project_6664}</text:p>
      <text:p text:style-name="P2">${project_6665}</text:p>
      <text:p text:style-name="P2">${project_6666}</text:p>
      <text:p text:style-name="P2">${project_6667}</text:p>
      <text:p text:style-name="P2">${project_6668}</text:p>
      <text:p text:style-name="P2">${project_6669}</text:p>
      <text:p text:style-name="P2">${project_6670}</text:p>
      <text:p text:style-name="P2"><text:soft-page-break/>${project_6671}</text:p>
      <text:p text:style-name="P2">${project_6672}</text:p>
      <text:p text:style-name="P2">${project_6673}</text:p>
      <text:p text:style-name="P2">${project_6674}</text:p>
      <text:p text:style-name="P2">${project_6675}</text:p>
      <text:p text:style-name="P2">${project_6676}</text:p>
      <text:p text:style-name="P2">${project_6677}</text:p>
      <text:p text:style-name="P2">${project_6678}</text:p>
      <text:p text:style-name="P2">${project_6679}</text:p>
      <text:p text:style-name="P2">${project_6680}</text:p>
      <text:p text:style-name="P2">${project_6681}</text:p>
      <text:p text:style-name="P2">${project_6682}</text:p>
      <text:p text:style-name="P2">${project_6683}</text:p>
      <text:p text:style-name="P2">${project_6684}</text:p>
      <text:p text:style-name="P2">${project_6685}</text:p>
      <text:p text:style-name="P2">${project_6686}</text:p>
      <text:p text:style-name="P2">${project_6687}</text:p>
      <text:p text:style-name="P2">${project_6688}</text:p>
      <text:p text:style-name="P2">${project_6689}</text:p>
      <text:p text:style-name="P2">${project_6690}</text:p>
      <text:p text:style-name="P2">${project_6691}</text:p>
      <text:p text:style-name="P2">${project_6692}</text:p>
      <text:p text:style-name="P2">${project_6693}</text:p>
      <text:p text:style-name="P2">${project_6694}</text:p>
      <text:p text:style-name="P2">${project_6695}</text:p>
      <text:p text:style-name="P2">${project_6696}</text:p>
      <text:p text:style-name="P2">${project_6697}</text:p>
      <text:p text:style-name="P2">${project_6698}</text:p>
      <text:p text:style-name="P2">${project_6699}</text:p>
      <text:p text:style-name="P2">${project_6700}</text:p>
      <text:p text:style-name="P2">${project_6701}</text:p>
      <text:p text:style-name="P2">${project_6702}</text:p>
      <text:p text:style-name="P2">${project_6703}</text:p>
      <text:p text:style-name="P2">${project_6704}</text:p>
      <text:p text:style-name="P2">${project_6705}</text:p>
      <text:p text:style-name="P2">${project_6706}</text:p>
      <text:p text:style-name="P2">${project_6707}</text:p>
      <text:p text:style-name="P2">${project_6708}</text:p>
      <text:p text:style-name="P2">${project_6709}</text:p>
      <text:p text:style-name="P2">${project_6710}</text:p>
      <text:p text:style-name="P2">${project_6711}</text:p>
      <text:p text:style-name="P2">${project_6712}</text:p>
      <text:p text:style-name="P2">${project_6713}</text:p>
      <text:p text:style-name="P2">${project_6714}</text:p>
      <text:p text:style-name="P2">${project_6715}</text:p>
      <text:p text:style-name="P2">${project_6716}</text:p>
      <text:p text:style-name="P2"><text:soft-page-break/>${project_6717}</text:p>
      <text:p text:style-name="P2">${project_6718}</text:p>
      <text:p text:style-name="P2">${project_6719}</text:p>
      <text:p text:style-name="P2">${project_6720}</text:p>
      <text:p text:style-name="P2">${project_6721}</text:p>
      <text:p text:style-name="P2">${project_6722}</text:p>
      <text:p text:style-name="P2">${project_6723}</text:p>
      <text:p text:style-name="P2">${project_6724}</text:p>
      <text:p text:style-name="P2">${project_6725}</text:p>
      <text:p text:style-name="P2">${project_6726}</text:p>
      <text:p text:style-name="P2">${project_6727}</text:p>
      <text:p text:style-name="P2">${project_6728}</text:p>
      <text:p text:style-name="P2">${project_6729}</text:p>
      <text:p text:style-name="P2">${project_6730}</text:p>
      <text:p text:style-name="P2">${project_6731}</text:p>
      <text:p text:style-name="P2">${project_6732}</text:p>
      <text:p text:style-name="P2">${project_6733}</text:p>
      <text:p text:style-name="P2">${project_6734}</text:p>
      <text:p text:style-name="P2">${project_6735}</text:p>
      <text:p text:style-name="P2">${project_6736}</text:p>
      <text:p text:style-name="P2">${project_6737}</text:p>
      <text:p text:style-name="P2">${project_6738}</text:p>
      <text:p text:style-name="P2">${project_6739}</text:p>
      <text:p text:style-name="P2">${project_6740}</text:p>
      <text:p text:style-name="P2">${project_6741}</text:p>
      <text:p text:style-name="P2">${project_6742}</text:p>
      <text:p text:style-name="P2">${project_6743}</text:p>
      <text:p text:style-name="P2">${project_6744}</text:p>
      <text:p text:style-name="P2">${project_6745}</text:p>
      <text:p text:style-name="P2">${project_6746}</text:p>
      <text:p text:style-name="P2">${project_6747}</text:p>
      <text:p text:style-name="P2">${project_6748}</text:p>
      <text:p text:style-name="P2">${project_6749}</text:p>
      <text:p text:style-name="P2">${project_6750}</text:p>
      <text:p text:style-name="P2">${project_6751}</text:p>
      <text:p text:style-name="P2">${project_6752}</text:p>
      <text:p text:style-name="P2">${project_6753}</text:p>
      <text:p text:style-name="P2">${project_6754}</text:p>
      <text:p text:style-name="P2">${project_6755}</text:p>
      <text:p text:style-name="P2">${project_6756}</text:p>
      <text:p text:style-name="P2">${project_6757}</text:p>
      <text:p text:style-name="P2">${project_6758}</text:p>
      <text:p text:style-name="P2">${project_6759}</text:p>
      <text:p text:style-name="P2">${project_6760}</text:p>
      <text:p text:style-name="P2">${project_6761}</text:p>
      <text:p text:style-name="P2">${project_6762}</text:p>
      <text:p text:style-name="P2"><text:soft-page-break/>${project_6763}</text:p>
      <text:p text:style-name="P2">${project_6764}</text:p>
      <text:p text:style-name="P2">${project_6765}</text:p>
      <text:p text:style-name="P2">${project_6766}</text:p>
      <text:p text:style-name="P2">${project_6767}</text:p>
      <text:p text:style-name="P2">${project_6768}</text:p>
      <text:p text:style-name="P2">${project_6769}</text:p>
      <text:p text:style-name="P2">${project_6770}</text:p>
      <text:p text:style-name="P2">${project_6771}</text:p>
      <text:p text:style-name="P2">${project_6772}</text:p>
      <text:p text:style-name="P2">${project_6773}</text:p>
      <text:p text:style-name="P2">${project_6774}</text:p>
      <text:p text:style-name="P2">${project_6775}</text:p>
      <text:p text:style-name="P2">${project_6776}</text:p>
      <text:p text:style-name="P2">${project_6777}</text:p>
      <text:p text:style-name="P2">${project_6778}</text:p>
      <text:p text:style-name="P2">${project_6779}</text:p>
      <text:p text:style-name="P2">${project_6780}</text:p>
      <text:p text:style-name="P2">${project_6781}</text:p>
      <text:p text:style-name="P2">${project_6782}</text:p>
      <text:p text:style-name="P2">${project_6783}</text:p>
      <text:p text:style-name="P2">${project_6784}</text:p>
      <text:p text:style-name="P2">${project_6785}</text:p>
      <text:p text:style-name="P2">${project_6786}</text:p>
      <text:p text:style-name="P2">${project_6787}</text:p>
      <text:p text:style-name="P2">${project_6788}</text:p>
      <text:p text:style-name="P2">${project_6789}</text:p>
      <text:p text:style-name="P2">${project_6790}</text:p>
      <text:p text:style-name="P2">${project_6791}</text:p>
      <text:p text:style-name="P2">${project_6792}</text:p>
      <text:p text:style-name="P2">${project_6793}</text:p>
      <text:p text:style-name="P2">${project_6794}</text:p>
      <text:p text:style-name="P2">${project_6795}</text:p>
      <text:p text:style-name="P2">${project_6796}</text:p>
      <text:p text:style-name="P2">${project_6797}</text:p>
      <text:p text:style-name="P2">${project_6798}</text:p>
      <text:p text:style-name="P2">${project_6799}</text:p>
      <text:p text:style-name="P2">${project_6800}</text:p>
      <text:p text:style-name="P2">${project_6801}</text:p>
      <text:p text:style-name="P2">${project_6802}</text:p>
      <text:p text:style-name="P2">${project_6803}</text:p>
      <text:p text:style-name="P2">${project_6804}</text:p>
      <text:p text:style-name="P2">${project_6805}</text:p>
      <text:p text:style-name="P2">${project_6806}</text:p>
      <text:p text:style-name="P2">${project_6807}</text:p>
      <text:p text:style-name="P2">${project_6808}</text:p>
      <text:p text:style-name="P2"><text:soft-page-break/>${project_6809}</text:p>
      <text:p text:style-name="P2">${project_6810}</text:p>
      <text:p text:style-name="P2">${project_6811}</text:p>
      <text:p text:style-name="P2">${project_6812}</text:p>
      <text:p text:style-name="P2">${project_6813}</text:p>
      <text:p text:style-name="P2">${project_6814}</text:p>
      <text:p text:style-name="P2">${project_6815}</text:p>
      <text:p text:style-name="P2">${project_6816}</text:p>
      <text:p text:style-name="P2">${project_6817}</text:p>
      <text:p text:style-name="P2">${project_6818}</text:p>
      <text:p text:style-name="P2">${project_6819}</text:p>
      <text:p text:style-name="P2">${project_6820}</text:p>
      <text:p text:style-name="P2">${project_6821}</text:p>
      <text:p text:style-name="P2">${project_6822}</text:p>
      <text:p text:style-name="P2">${project_6823}</text:p>
      <text:p text:style-name="P2">${project_6824}</text:p>
      <text:p text:style-name="P2">${project_6825}</text:p>
      <text:p text:style-name="P2">${project_6826}</text:p>
      <text:p text:style-name="P2">${project_6827}</text:p>
      <text:p text:style-name="P2">${project_6828}</text:p>
      <text:p text:style-name="P2">${project_6829}</text:p>
      <text:p text:style-name="P2">${project_6830}</text:p>
      <text:p text:style-name="P2">${project_6831}</text:p>
      <text:p text:style-name="P2">${project_6832}</text:p>
      <text:p text:style-name="P2">${project_6833}</text:p>
      <text:p text:style-name="P2">${project_6834}</text:p>
      <text:p text:style-name="P2">${project_6835}</text:p>
      <text:p text:style-name="P2">${project_6836}</text:p>
      <text:p text:style-name="P2">${project_6837}</text:p>
      <text:p text:style-name="P2">${project_6838}</text:p>
      <text:p text:style-name="P2">${project_6839}</text:p>
      <text:p text:style-name="P2">${project_6840}</text:p>
      <text:p text:style-name="P2">${project_6841}</text:p>
      <text:p text:style-name="P2">${project_6842}</text:p>
      <text:p text:style-name="P2">${project_6843}</text:p>
      <text:p text:style-name="P2">${project_6844}</text:p>
      <text:p text:style-name="P2">${project_6845}</text:p>
      <text:p text:style-name="P2">${project_6846}</text:p>
      <text:p text:style-name="P2">${project_6847}</text:p>
      <text:p text:style-name="P2">${project_6848}</text:p>
      <text:p text:style-name="P2">${project_6849}</text:p>
      <text:p text:style-name="P2">${project_6850}</text:p>
      <text:p text:style-name="P2">${project_6851}</text:p>
      <text:p text:style-name="P2">${project_6852}</text:p>
      <text:p text:style-name="P2">${project_6853}</text:p>
      <text:p text:style-name="P2">${project_6854}</text:p>
      <text:p text:style-name="P2"><text:soft-page-break/>${project_6855}</text:p>
      <text:p text:style-name="P2">${project_6856}</text:p>
      <text:p text:style-name="P2">${project_6857}</text:p>
      <text:p text:style-name="P2">${project_6858}</text:p>
      <text:p text:style-name="P2">${project_6859}</text:p>
      <text:p text:style-name="P2">${project_6860}</text:p>
      <text:p text:style-name="P2">${project_6861}</text:p>
      <text:p text:style-name="P2">${project_6862}</text:p>
      <text:p text:style-name="P2">${project_6863}</text:p>
      <text:p text:style-name="P2">${project_6864}</text:p>
      <text:p text:style-name="P2">${project_6865}</text:p>
      <text:p text:style-name="P2">${project_6866}</text:p>
      <text:p text:style-name="P2">${project_6867}</text:p>
      <text:p text:style-name="P2">${project_6868}</text:p>
      <text:p text:style-name="P2">${project_6869}</text:p>
      <text:p text:style-name="P2">${project_6870}</text:p>
      <text:p text:style-name="P2">${project_6871}</text:p>
      <text:p text:style-name="P2">${project_6872}</text:p>
      <text:p text:style-name="P2">${project_6873}</text:p>
      <text:p text:style-name="P2">${project_6874}</text:p>
      <text:p text:style-name="P2">${project_6875}</text:p>
      <text:p text:style-name="P2">${project_6876}</text:p>
      <text:p text:style-name="P2">${project_6877}</text:p>
      <text:p text:style-name="P2">${project_6878}</text:p>
      <text:p text:style-name="P2">${project_6879}</text:p>
      <text:p text:style-name="P2">${project_6880}</text:p>
      <text:p text:style-name="P2">${project_6881}</text:p>
      <text:p text:style-name="P2">${project_6882}</text:p>
      <text:p text:style-name="P2">${project_6883}</text:p>
      <text:p text:style-name="P2">${project_6884}</text:p>
      <text:p text:style-name="P2">${project_6885}</text:p>
      <text:p text:style-name="P2">${project_6886}</text:p>
      <text:p text:style-name="P2">${project_6887}</text:p>
      <text:p text:style-name="P2">${project_6888}</text:p>
      <text:p text:style-name="P2">${project_6889}</text:p>
      <text:p text:style-name="P2">${project_6890}</text:p>
      <text:p text:style-name="P2">${project_6891}</text:p>
      <text:p text:style-name="P2">${project_6892}</text:p>
      <text:p text:style-name="P2">${project_6893}</text:p>
      <text:p text:style-name="P2">${project_6894}</text:p>
      <text:p text:style-name="P2">${project_6895}</text:p>
      <text:p text:style-name="P2">${project_6896}</text:p>
      <text:p text:style-name="P2">${project_6897}</text:p>
      <text:p text:style-name="P2">${project_6898}</text:p>
      <text:p text:style-name="P2">${project_6899}</text:p>
      <text:p text:style-name="P2">${project_6900}</text:p>
      <text:p text:style-name="P2"><text:soft-page-break/>${project_6901}</text:p>
      <text:p text:style-name="P2">${project_6902}</text:p>
      <text:p text:style-name="P2">${project_6903}</text:p>
      <text:p text:style-name="P2">${project_6904}</text:p>
      <text:p text:style-name="P2">${project_6905}</text:p>
      <text:p text:style-name="P2">${project_6906}</text:p>
      <text:p text:style-name="P2">${project_6907}</text:p>
      <text:p text:style-name="P2">${project_6908}</text:p>
      <text:p text:style-name="P2">${project_6909}</text:p>
      <text:p text:style-name="P2">${project_6910}</text:p>
      <text:p text:style-name="P2">${project_6911}</text:p>
      <text:p text:style-name="P2">${project_6912}</text:p>
      <text:p text:style-name="P2">${project_6913}</text:p>
      <text:p text:style-name="P2">${project_6914}</text:p>
      <text:p text:style-name="P2">${project_6915}</text:p>
      <text:p text:style-name="P2">${project_6916}</text:p>
      <text:p text:style-name="P2">${project_6917}</text:p>
      <text:p text:style-name="P2">${project_6918}</text:p>
      <text:p text:style-name="P2">${project_6919}</text:p>
      <text:p text:style-name="P2">${project_6920}</text:p>
      <text:p text:style-name="P2">${project_6921}</text:p>
      <text:p text:style-name="P2">${project_6922}</text:p>
      <text:p text:style-name="P2">${project_6923}</text:p>
      <text:p text:style-name="P2">${project_6924}</text:p>
      <text:p text:style-name="P2">${project_6925}</text:p>
      <text:p text:style-name="P2">${project_6926}</text:p>
      <text:p text:style-name="P2">${project_6927}</text:p>
      <text:p text:style-name="P2">${project_6928}</text:p>
      <text:p text:style-name="P2">${project_6929}</text:p>
      <text:p text:style-name="P2">${project_6930}</text:p>
      <text:p text:style-name="P2">${project_6931}</text:p>
      <text:p text:style-name="P2">${project_6932}</text:p>
      <text:p text:style-name="P2">${project_6933}</text:p>
      <text:p text:style-name="P2">${project_6934}</text:p>
      <text:p text:style-name="P2">${project_6935}</text:p>
      <text:p text:style-name="P2">${project_6936}</text:p>
      <text:p text:style-name="P2">${project_6937}</text:p>
      <text:p text:style-name="P2">${project_6938}</text:p>
      <text:p text:style-name="P2">${project_6939}</text:p>
      <text:p text:style-name="P2">${project_6940}</text:p>
      <text:p text:style-name="P2">${project_6941}</text:p>
      <text:p text:style-name="P2">${project_6942}</text:p>
      <text:p text:style-name="P2">${project_6943}</text:p>
      <text:p text:style-name="P2">${project_6944}</text:p>
      <text:p text:style-name="P2">${project_6945}</text:p>
      <text:p text:style-name="P2">${project_6946}</text:p>
      <text:p text:style-name="P2"><text:soft-page-break/>${project_6947}</text:p>
      <text:p text:style-name="P2">${project_6948}</text:p>
      <text:p text:style-name="P2">${project_6949}</text:p>
      <text:p text:style-name="P2">${project_6950}</text:p>
      <text:p text:style-name="P2">${project_6951}</text:p>
      <text:p text:style-name="P2">${project_6952}</text:p>
      <text:p text:style-name="P2">${project_6953}</text:p>
      <text:p text:style-name="P2">${project_6954}</text:p>
      <text:p text:style-name="P2">${project_6955}</text:p>
      <text:p text:style-name="P2">${project_6956}</text:p>
      <text:p text:style-name="P2">${project_6957}</text:p>
      <text:p text:style-name="P2">${project_6958}</text:p>
      <text:p text:style-name="P2">${project_6959}</text:p>
      <text:p text:style-name="P2">${project_6960}</text:p>
      <text:p text:style-name="P2">${project_6961}</text:p>
      <text:p text:style-name="P2">${project_6962}</text:p>
      <text:p text:style-name="P2">${project_6963}</text:p>
      <text:p text:style-name="P2">${project_6964}</text:p>
      <text:p text:style-name="P2">${project_6965}</text:p>
      <text:p text:style-name="P2">${project_6966}</text:p>
      <text:p text:style-name="P2">${project_6967}</text:p>
      <text:p text:style-name="P2">${project_6968}</text:p>
      <text:p text:style-name="P2">${project_6969}</text:p>
      <text:p text:style-name="P2">${project_6970}</text:p>
      <text:p text:style-name="P2">${project_6971}</text:p>
      <text:p text:style-name="P2">${project_6972}</text:p>
      <text:p text:style-name="P2">${project_6973}</text:p>
      <text:p text:style-name="P2">${project_6974}</text:p>
      <text:p text:style-name="P2">${project_6975}</text:p>
      <text:p text:style-name="P2">${project_6976}</text:p>
      <text:p text:style-name="P2">${project_6977}</text:p>
      <text:p text:style-name="P2">${project_6978}</text:p>
      <text:p text:style-name="P2">${project_6979}</text:p>
      <text:p text:style-name="P2">${project_6980}</text:p>
      <text:p text:style-name="P2">${project_6981}</text:p>
      <text:p text:style-name="P2">${project_6982}</text:p>
      <text:p text:style-name="P2">${project_6983}</text:p>
      <text:p text:style-name="P2">${project_6984}</text:p>
      <text:p text:style-name="P2">${project_6985}</text:p>
      <text:p text:style-name="P2">${project_6986}</text:p>
      <text:p text:style-name="P2">${project_6987}</text:p>
      <text:p text:style-name="P2">${project_6988}</text:p>
      <text:p text:style-name="P2">${project_6989}</text:p>
      <text:p text:style-name="P2">${project_6990}</text:p>
      <text:p text:style-name="P2">${project_6991}</text:p>
      <text:p text:style-name="P2">${project_6992}</text:p>
      <text:p text:style-name="P2"><text:soft-page-break/>${project_6993}</text:p>
      <text:p text:style-name="P2">${project_6994}</text:p>
      <text:p text:style-name="P2">${project_6995}</text:p>
      <text:p text:style-name="P2">${project_6996}</text:p>
      <text:p text:style-name="P2">${project_6997}</text:p>
      <text:p text:style-name="P2">${project_6998}</text:p>
      <text:p text:style-name="P2">${project_6999}</text:p>
      <text:p text:style-name="P2">${project_7000}</text:p>
      <text:p text:style-name="P2">${project_7001}</text:p>
      <text:p text:style-name="P2">${project_7002}</text:p>
      <text:p text:style-name="P2">${project_7003}</text:p>
      <text:p text:style-name="P2">${project_7004}</text:p>
      <text:p text:style-name="P2">${project_7005}</text:p>
      <text:p text:style-name="P2">${project_7006}</text:p>
      <text:p text:style-name="P2">${project_7007}</text:p>
      <text:p text:style-name="P2">${project_7008}</text:p>
      <text:p text:style-name="P2">${project_7009}</text:p>
      <text:p text:style-name="P2">${project_7010}</text:p>
      <text:p text:style-name="P2">${project_7011}</text:p>
      <text:p text:style-name="P2">${project_7012}</text:p>
      <text:p text:style-name="P2">${project_7013}</text:p>
      <text:p text:style-name="P2">${project_7014}</text:p>
      <text:p text:style-name="P2">${project_7015}</text:p>
      <text:p text:style-name="P2">${project_7016}</text:p>
      <text:p text:style-name="P2">${project_7017}</text:p>
      <text:p text:style-name="P2">${project_7018}</text:p>
      <text:p text:style-name="P2">${project_7019}</text:p>
      <text:p text:style-name="P2">${project_7020}</text:p>
      <text:p text:style-name="P2">${project_7021}</text:p>
      <text:p text:style-name="P2">${project_7022}</text:p>
      <text:p text:style-name="P2">${project_7023}</text:p>
      <text:p text:style-name="P2">${project_7024}</text:p>
      <text:p text:style-name="P2">${project_7025}</text:p>
      <text:p text:style-name="P2">${project_7026}</text:p>
      <text:p text:style-name="P2">${project_7027}</text:p>
      <text:p text:style-name="P2">${project_7028}</text:p>
      <text:p text:style-name="P2">${project_7029}</text:p>
      <text:p text:style-name="P2">${project_7030}</text:p>
      <text:p text:style-name="P2">${project_7031}</text:p>
      <text:p text:style-name="P2">${project_7032}</text:p>
      <text:p text:style-name="P2">${project_7033}</text:p>
      <text:p text:style-name="P2">${project_7034}</text:p>
      <text:p text:style-name="P2">${project_7035}</text:p>
      <text:p text:style-name="P2">${project_7036}</text:p>
      <text:p text:style-name="P2">${project_7037}</text:p>
      <text:p text:style-name="P2">${project_7038}</text:p>
      <text:p text:style-name="P2"><text:soft-page-break/>${project_7039}</text:p>
      <text:p text:style-name="P2">${project_7040}</text:p>
      <text:p text:style-name="P2">${project_7041}</text:p>
      <text:p text:style-name="P2">${project_7042}</text:p>
      <text:p text:style-name="P2">${project_7043}</text:p>
      <text:p text:style-name="P2">${project_7044}</text:p>
      <text:p text:style-name="P2">${project_7045}</text:p>
      <text:p text:style-name="P2">${project_7046}</text:p>
      <text:p text:style-name="P2">${project_7047}</text:p>
      <text:p text:style-name="P2">${project_7048}</text:p>
      <text:p text:style-name="P2">${project_7049}</text:p>
      <text:p text:style-name="P2">${project_7050}</text:p>
      <text:p text:style-name="P2">${project_7051}</text:p>
      <text:p text:style-name="P2">${project_7052}</text:p>
      <text:p text:style-name="P2">${project_7053}</text:p>
      <text:p text:style-name="P2">${project_7054}</text:p>
      <text:p text:style-name="P2">${project_7055}</text:p>
      <text:p text:style-name="P2">${project_7056}</text:p>
      <text:p text:style-name="P2">${project_7057}</text:p>
      <text:p text:style-name="P2">${project_7058}</text:p>
      <text:p text:style-name="P2">${project_7059}</text:p>
      <text:p text:style-name="P2">${project_7060}</text:p>
      <text:p text:style-name="P2">${project_7061}</text:p>
      <text:p text:style-name="P2">${project_7062}</text:p>
      <text:p text:style-name="P2">${project_7063}</text:p>
      <text:p text:style-name="P2">${project_7064}</text:p>
      <text:p text:style-name="P2">${project_7065}</text:p>
      <text:p text:style-name="P2">${project_7066}</text:p>
      <text:p text:style-name="P2">${project_7067}</text:p>
      <text:p text:style-name="P2">${project_7068}</text:p>
      <text:p text:style-name="P2">${project_7069}</text:p>
      <text:p text:style-name="P2">${project_7070}</text:p>
      <text:p text:style-name="P2">${project_7071}</text:p>
      <text:p text:style-name="P2">${project_7072}</text:p>
      <text:p text:style-name="P2">${project_7073}</text:p>
      <text:p text:style-name="P2">${project_7074}</text:p>
      <text:p text:style-name="P2">${project_7075}</text:p>
      <text:p text:style-name="P2">${project_7076}</text:p>
      <text:p text:style-name="P2">${project_7077}</text:p>
      <text:p text:style-name="P2">${project_7078}</text:p>
      <text:p text:style-name="P2">${project_7079}</text:p>
      <text:p text:style-name="P2">${project_7080}</text:p>
      <text:p text:style-name="P2">${project_7081}</text:p>
      <text:p text:style-name="P2">${project_7082}</text:p>
      <text:p text:style-name="P2">${project_7083}</text:p>
      <text:p text:style-name="P2">${project_7084}</text:p>
      <text:p text:style-name="P2"><text:soft-page-break/>${project_7085}</text:p>
      <text:p text:style-name="P2">${project_7086}</text:p>
      <text:p text:style-name="P2">${project_7087}</text:p>
      <text:p text:style-name="P2">${project_7088}</text:p>
      <text:p text:style-name="P2">${project_7089}</text:p>
      <text:p text:style-name="P2">${project_7090}</text:p>
      <text:p text:style-name="P2">${project_7091}</text:p>
      <text:p text:style-name="P2">${project_7092}</text:p>
      <text:p text:style-name="P2">${project_7093}</text:p>
      <text:p text:style-name="P2">${project_7094}</text:p>
      <text:p text:style-name="P2">${project_7095}</text:p>
      <text:p text:style-name="P2">${project_7096}</text:p>
      <text:p text:style-name="P2">${project_7097}</text:p>
      <text:p text:style-name="P2">${project_7098}</text:p>
      <text:p text:style-name="P2">${project_7099}</text:p>
      <text:p text:style-name="P2">${project_7100}</text:p>
      <text:p text:style-name="P2">${project_7101}</text:p>
      <text:p text:style-name="P2">${project_7102}</text:p>
      <text:p text:style-name="P2">${project_7103}</text:p>
      <text:p text:style-name="P2">${project_7104}</text:p>
      <text:p text:style-name="P2">${project_7105}</text:p>
      <text:p text:style-name="P2">${project_7106}</text:p>
      <text:p text:style-name="P2">${project_7107}</text:p>
      <text:p text:style-name="P2">${project_7108}</text:p>
      <text:p text:style-name="P2">${project_7109}</text:p>
      <text:p text:style-name="P2">${project_7110}</text:p>
      <text:p text:style-name="P2">${project_7111}</text:p>
      <text:p text:style-name="P2">${project_7112}</text:p>
      <text:p text:style-name="P2">${project_7113}</text:p>
      <text:p text:style-name="P2">${project_7114}</text:p>
      <text:p text:style-name="P2">${project_7115}</text:p>
      <text:p text:style-name="P2">${project_7116}</text:p>
      <text:p text:style-name="P2">${project_7117}</text:p>
      <text:p text:style-name="P2">${project_7118}</text:p>
      <text:p text:style-name="P2">${project_7119}</text:p>
      <text:p text:style-name="P2">${project_7120}</text:p>
      <text:p text:style-name="P2">${project_7121}</text:p>
      <text:p text:style-name="P2">${project_7122}</text:p>
      <text:p text:style-name="P2">${project_7123}</text:p>
      <text:p text:style-name="P2">${project_7124}</text:p>
      <text:p text:style-name="P2">${project_7125}</text:p>
      <text:p text:style-name="P2">${project_7126}</text:p>
      <text:p text:style-name="P2">${project_7127}</text:p>
      <text:p text:style-name="P2">${project_7128}</text:p>
      <text:p text:style-name="P2">${project_7129}</text:p>
      <text:p text:style-name="P2">${project_7130}</text:p>
      <text:p text:style-name="P2"><text:soft-page-break/>${project_7131}</text:p>
      <text:p text:style-name="P2">${project_7132}</text:p>
      <text:p text:style-name="P2">${project_7133}</text:p>
      <text:p text:style-name="P2">${project_7134}</text:p>
      <text:p text:style-name="P2">${project_7135}</text:p>
      <text:p text:style-name="P2">${project_7136}</text:p>
      <text:p text:style-name="P2">${project_7137}</text:p>
      <text:p text:style-name="P2">${project_7138}</text:p>
      <text:p text:style-name="P2">${project_7139}</text:p>
      <text:p text:style-name="P2">${project_7140}</text:p>
      <text:p text:style-name="P2">${project_7141}</text:p>
      <text:p text:style-name="P2">${project_7142}</text:p>
      <text:p text:style-name="P2">${project_7143}</text:p>
      <text:p text:style-name="P2">${project_7144}</text:p>
      <text:p text:style-name="P2">${project_7145}</text:p>
      <text:p text:style-name="P2">${project_7146}</text:p>
      <text:p text:style-name="P2">${project_7147}</text:p>
      <text:p text:style-name="P2">${project_7148}</text:p>
      <text:p text:style-name="P2">${project_7149}</text:p>
      <text:p text:style-name="P2">${project_7150}</text:p>
      <text:p text:style-name="P2">${project_7151}</text:p>
      <text:p text:style-name="P2">${project_7152}</text:p>
      <text:p text:style-name="P2">${project_7153}</text:p>
      <text:p text:style-name="P2">${project_7154}</text:p>
      <text:p text:style-name="P2">${project_7155}</text:p>
      <text:p text:style-name="P2">${project_7156}</text:p>
      <text:p text:style-name="P2">${project_7157}</text:p>
      <text:p text:style-name="P2">${project_7158}</text:p>
      <text:p text:style-name="P2">${project_7159}</text:p>
      <text:p text:style-name="P2">${project_7160}</text:p>
      <text:p text:style-name="P2">${project_7161}</text:p>
      <text:p text:style-name="P2">${project_7162}</text:p>
      <text:p text:style-name="P2">${project_7163}</text:p>
      <text:p text:style-name="P2">${project_7164}</text:p>
      <text:p text:style-name="P2">${project_7165}</text:p>
      <text:p text:style-name="P2">${project_7166}</text:p>
      <text:p text:style-name="P2">${project_7167}</text:p>
      <text:p text:style-name="P2">${project_7168}</text:p>
      <text:p text:style-name="P2">${project_7169}</text:p>
      <text:p text:style-name="P2">${project_7170}</text:p>
      <text:p text:style-name="P2">${project_7171}</text:p>
      <text:p text:style-name="P2">${project_7172}</text:p>
      <text:p text:style-name="P2">${project_7173}</text:p>
      <text:p text:style-name="P2">${project_7174}</text:p>
      <text:p text:style-name="P2">${project_7175}</text:p>
      <text:p text:style-name="P2">${project_7176}</text:p>
      <text:p text:style-name="P2"><text:soft-page-break/>${project_7177}</text:p>
      <text:p text:style-name="P2">${project_7178}</text:p>
      <text:p text:style-name="P2">${project_7179}</text:p>
      <text:p text:style-name="P2">${project_7180}</text:p>
      <text:p text:style-name="P2">${project_7181}</text:p>
      <text:p text:style-name="P2">${project_7182}</text:p>
      <text:p text:style-name="P2">${project_7183}</text:p>
      <text:p text:style-name="P2">${project_7184}</text:p>
      <text:p text:style-name="P2">${project_7185}</text:p>
      <text:p text:style-name="P2">${project_7186}</text:p>
      <text:p text:style-name="P2">${project_7187}</text:p>
      <text:p text:style-name="P2">${project_7188}</text:p>
      <text:p text:style-name="P2">${project_7189}</text:p>
      <text:p text:style-name="P2">${project_7190}</text:p>
      <text:p text:style-name="P2">${project_7191}</text:p>
      <text:p text:style-name="P2">${project_7192}</text:p>
      <text:p text:style-name="P2">${project_7193}</text:p>
      <text:p text:style-name="P2">${project_7194}</text:p>
      <text:p text:style-name="P2">${project_7195}</text:p>
      <text:p text:style-name="P2">${project_7196}</text:p>
      <text:p text:style-name="P2">${project_7197}</text:p>
      <text:p text:style-name="P2">${project_7198}</text:p>
      <text:p text:style-name="P2">${project_7199}</text:p>
      <text:p text:style-name="P2">${project_7200}</text:p>
      <text:p text:style-name="P2">${project_7201}</text:p>
      <text:p text:style-name="P2">${project_7202}</text:p>
      <text:p text:style-name="P2">${project_7203}</text:p>
      <text:p text:style-name="P2">${project_7204}</text:p>
      <text:p text:style-name="P2">${project_7205}</text:p>
      <text:p text:style-name="P2">${project_7206}</text:p>
      <text:p text:style-name="P2">${project_7207}</text:p>
      <text:p text:style-name="P2">${project_7208}</text:p>
      <text:p text:style-name="P2">${project_7209}</text:p>
      <text:p text:style-name="P2">${project_7210}</text:p>
      <text:p text:style-name="P2">${project_7211}</text:p>
      <text:p text:style-name="P2">${project_7212}</text:p>
      <text:p text:style-name="P2">${project_7213}</text:p>
      <text:p text:style-name="P2">${project_7214}</text:p>
      <text:p text:style-name="P2">${project_7215}</text:p>
      <text:p text:style-name="P2">${project_7216}</text:p>
      <text:p text:style-name="P2">${project_7217}</text:p>
      <text:p text:style-name="P2">${project_7218}</text:p>
      <text:p text:style-name="P2">${project_7219}</text:p>
      <text:p text:style-name="P2">${project_7220}</text:p>
      <text:p text:style-name="P2">${project_7221}</text:p>
      <text:p text:style-name="P2">${project_7222}</text:p>
      <text:p text:style-name="P2"><text:soft-page-break/>${project_7223}</text:p>
      <text:p text:style-name="P2">${project_7224}</text:p>
      <text:p text:style-name="P2">${project_7225}</text:p>
      <text:p text:style-name="P2">${project_7226}</text:p>
      <text:p text:style-name="P2">${project_7227}</text:p>
      <text:p text:style-name="P2">${project_7228}</text:p>
      <text:p text:style-name="P2">${project_7229}</text:p>
      <text:p text:style-name="P2">${project_7230}</text:p>
      <text:p text:style-name="P2">${project_7231}</text:p>
      <text:p text:style-name="P2">${project_7232}</text:p>
      <text:p text:style-name="P2">${project_7233}</text:p>
      <text:p text:style-name="P2">${project_7234}</text:p>
      <text:p text:style-name="P2">${project_7235}</text:p>
      <text:p text:style-name="P2">${project_7236}</text:p>
      <text:p text:style-name="P2">${project_7237}</text:p>
      <text:p text:style-name="P2">${project_7238}</text:p>
      <text:p text:style-name="P2">${project_7239}</text:p>
      <text:p text:style-name="P2">${project_7240}</text:p>
      <text:p text:style-name="P2">${project_7241}</text:p>
      <text:p text:style-name="P2">${project_7242}</text:p>
      <text:p text:style-name="P2">${project_7243}</text:p>
      <text:p text:style-name="P2">${project_7244}</text:p>
      <text:p text:style-name="P2">${project_7245}</text:p>
      <text:p text:style-name="P2">${project_7246}</text:p>
      <text:p text:style-name="P2">${project_7247}</text:p>
      <text:p text:style-name="P2">${project_7248}</text:p>
      <text:p text:style-name="P2">${project_7249}</text:p>
      <text:p text:style-name="P2">${project_7250}</text:p>
      <text:p text:style-name="P2">${project_7251}</text:p>
      <text:p text:style-name="P2">${project_7252}</text:p>
      <text:p text:style-name="P2">${project_7253}</text:p>
      <text:p text:style-name="P2">${project_7254}</text:p>
      <text:p text:style-name="P2">${project_7255}</text:p>
      <text:p text:style-name="P2">${project_7256}</text:p>
      <text:p text:style-name="P2">${project_7257}</text:p>
      <text:p text:style-name="P2">${project_7258}</text:p>
      <text:p text:style-name="P2">${project_7259}</text:p>
      <text:p text:style-name="P2">${project_7260}</text:p>
      <text:p text:style-name="P2">${project_7261}</text:p>
      <text:p text:style-name="P2">${project_7262}</text:p>
      <text:p text:style-name="P2">${project_7263}</text:p>
      <text:p text:style-name="P2">${project_7264}</text:p>
      <text:p text:style-name="P2">${project_7265}</text:p>
      <text:p text:style-name="P2">${project_7266}</text:p>
      <text:p text:style-name="P2">${project_7267}</text:p>
      <text:p text:style-name="P2">${project_7268}</text:p>
      <text:p text:style-name="P2"><text:soft-page-break/>${project_7269}</text:p>
      <text:p text:style-name="P2">${project_7270}</text:p>
      <text:p text:style-name="P2">${project_7271}</text:p>
      <text:p text:style-name="P2">${project_7272}</text:p>
      <text:p text:style-name="P2">${project_7273}</text:p>
      <text:p text:style-name="P2">${project_7274}</text:p>
      <text:p text:style-name="P2">${project_7275}</text:p>
      <text:p text:style-name="P2">${project_7276}</text:p>
      <text:p text:style-name="P2">${project_7277}</text:p>
      <text:p text:style-name="P2">${project_7278}</text:p>
      <text:p text:style-name="P2">${project_7279}</text:p>
      <text:p text:style-name="P2">${project_7280}</text:p>
      <text:p text:style-name="P2">${project_7281}</text:p>
      <text:p text:style-name="P2">${project_7282}</text:p>
      <text:p text:style-name="P2">${project_7283}</text:p>
      <text:p text:style-name="P2">${project_7284}</text:p>
      <text:p text:style-name="P2">${project_7285}</text:p>
      <text:p text:style-name="P2">${project_7286}</text:p>
      <text:p text:style-name="P2">${project_7287}</text:p>
      <text:p text:style-name="P2">${project_7288}</text:p>
      <text:p text:style-name="P2">${project_7289}</text:p>
      <text:p text:style-name="P2">${project_7290}</text:p>
      <text:p text:style-name="P2">${project_7291}</text:p>
      <text:p text:style-name="P2">${project_7292}</text:p>
      <text:p text:style-name="P2">${project_7293}</text:p>
      <text:p text:style-name="P2">${project_7294}</text:p>
      <text:p text:style-name="P2">${project_7295}</text:p>
      <text:p text:style-name="P2">${project_7296}</text:p>
      <text:p text:style-name="P2">${project_7297}</text:p>
      <text:p text:style-name="P2">${project_7298}</text:p>
      <text:p text:style-name="P2">${project_7299}</text:p>
      <text:p text:style-name="P2">${project_7300}</text:p>
      <text:p text:style-name="P2">${project_7301}</text:p>
      <text:p text:style-name="P2">${project_7302}</text:p>
      <text:p text:style-name="P2">${project_7303}</text:p>
      <text:p text:style-name="P2">${project_7304}</text:p>
      <text:p text:style-name="P2">${project_7305}</text:p>
      <text:p text:style-name="P2">${project_7306}</text:p>
      <text:p text:style-name="P2">${project_7307}</text:p>
      <text:p text:style-name="P2">${project_7308}</text:p>
      <text:p text:style-name="P2">${project_7309}</text:p>
      <text:p text:style-name="P2">${project_7310}</text:p>
      <text:p text:style-name="P2">${project_7311}</text:p>
      <text:p text:style-name="P2">${project_7312}</text:p>
      <text:p text:style-name="P2">${project_7313}</text:p>
      <text:p text:style-name="P2">${project_7314}</text:p>
      <text:p text:style-name="P2"><text:soft-page-break/>${project_7315}</text:p>
      <text:p text:style-name="P2">${project_7316}</text:p>
      <text:p text:style-name="P2">${project_7317}</text:p>
      <text:p text:style-name="P2">${project_7318}</text:p>
      <text:p text:style-name="P2">${project_7319}</text:p>
      <text:p text:style-name="P2">${project_7320}</text:p>
      <text:p text:style-name="P2">${project_7321}</text:p>
      <text:p text:style-name="P2">${project_7322}</text:p>
      <text:p text:style-name="P2">${project_7323}</text:p>
      <text:p text:style-name="P2">${project_7324}</text:p>
      <text:p text:style-name="P2">${project_7325}</text:p>
      <text:p text:style-name="P2">${project_7326}</text:p>
      <text:p text:style-name="P2">${project_7327}</text:p>
      <text:p text:style-name="P2">${project_7328}</text:p>
      <text:p text:style-name="P2">${project_7329}</text:p>
      <text:p text:style-name="P2">${project_7330}</text:p>
      <text:p text:style-name="P2">${project_7331}</text:p>
      <text:p text:style-name="P2">${project_7332}</text:p>
      <text:p text:style-name="P2">${project_7333}</text:p>
      <text:p text:style-name="P2">${project_7334}</text:p>
      <text:p text:style-name="P2">${project_7335}</text:p>
      <text:p text:style-name="P2">${project_7336}</text:p>
      <text:p text:style-name="P2">${project_7337}</text:p>
      <text:p text:style-name="P2">${project_7338}</text:p>
      <text:p text:style-name="P2">${project_7339}</text:p>
      <text:p text:style-name="P2">${project_7340}</text:p>
      <text:p text:style-name="P2">${project_7341}</text:p>
      <text:p text:style-name="P2">${project_7342}</text:p>
      <text:p text:style-name="P2">${project_7343}</text:p>
      <text:p text:style-name="P2">${project_7344}</text:p>
      <text:p text:style-name="P2">${project_7345}</text:p>
      <text:p text:style-name="P2">${project_7346}</text:p>
      <text:p text:style-name="P2">${project_7347}</text:p>
      <text:p text:style-name="P2">${project_7348}</text:p>
      <text:p text:style-name="P2">${project_7349}</text:p>
      <text:p text:style-name="P2">${project_7350}</text:p>
      <text:p text:style-name="P2">${project_7351}</text:p>
      <text:p text:style-name="P2">${project_7352}</text:p>
      <text:p text:style-name="P2">${project_7353}</text:p>
      <text:p text:style-name="P2">${project_7354}</text:p>
      <text:p text:style-name="P2">${project_7355}</text:p>
      <text:p text:style-name="P2">${project_7356}</text:p>
      <text:p text:style-name="P2">${project_7357}</text:p>
      <text:p text:style-name="P2">${project_7358}</text:p>
      <text:p text:style-name="P2">${project_7359}</text:p>
      <text:p text:style-name="P2">${project_7360}</text:p>
      <text:p text:style-name="P2"><text:soft-page-break/>${project_7361}</text:p>
      <text:p text:style-name="P2">${project_7362}</text:p>
      <text:p text:style-name="P2">${project_7363}</text:p>
      <text:p text:style-name="P2">${project_7364}</text:p>
      <text:p text:style-name="P2">${project_7365}</text:p>
      <text:p text:style-name="P2">${project_7366}</text:p>
      <text:p text:style-name="P2">${project_7367}</text:p>
      <text:p text:style-name="P2">${project_7368}</text:p>
      <text:p text:style-name="P2">${project_7369}</text:p>
      <text:p text:style-name="P2">${project_7370}</text:p>
      <text:p text:style-name="P2">${project_7371}</text:p>
      <text:p text:style-name="P2">${project_7372}</text:p>
      <text:p text:style-name="P2">${project_7373}</text:p>
      <text:p text:style-name="P2">${project_7374}</text:p>
      <text:p text:style-name="P2">${project_7375}</text:p>
      <text:p text:style-name="P2">${project_7376}</text:p>
      <text:p text:style-name="P2">${project_7377}</text:p>
      <text:p text:style-name="P2">${project_7378}</text:p>
      <text:p text:style-name="P2">${project_7379}</text:p>
      <text:p text:style-name="P2">${project_7380}</text:p>
      <text:p text:style-name="P2">${project_7381}</text:p>
      <text:p text:style-name="P2">${project_7382}</text:p>
      <text:p text:style-name="P2">${project_7383}</text:p>
      <text:p text:style-name="P2">${project_7384}</text:p>
      <text:p text:style-name="P2">${project_7385}</text:p>
      <text:p text:style-name="P2">${project_7386}</text:p>
      <text:p text:style-name="P2">${project_7387}</text:p>
      <text:p text:style-name="P2">${project_7388}</text:p>
      <text:p text:style-name="P2">${project_7389}</text:p>
      <text:p text:style-name="P2">${project_7390}</text:p>
      <text:p text:style-name="P2">${project_7391}</text:p>
      <text:p text:style-name="P2">${project_7392}</text:p>
      <text:p text:style-name="P2">${project_7393}</text:p>
      <text:p text:style-name="P2">${project_7394}</text:p>
      <text:p text:style-name="P2">${project_7395}</text:p>
      <text:p text:style-name="P2">${project_7396}</text:p>
      <text:p text:style-name="P2">${project_7397}</text:p>
      <text:p text:style-name="P2">${project_7398}</text:p>
      <text:p text:style-name="P2">${project_7399}</text:p>
      <text:p text:style-name="P2">${project_7400}</text:p>
      <text:p text:style-name="P2">${project_7401}</text:p>
      <text:p text:style-name="P2">${project_7402}</text:p>
      <text:p text:style-name="P2">${project_7403}</text:p>
      <text:p text:style-name="P2">${project_7404}</text:p>
      <text:p text:style-name="P2">${project_7405}</text:p>
      <text:p text:style-name="P2">${project_7406}</text:p>
      <text:p text:style-name="P2"><text:soft-page-break/>${project_7407}</text:p>
      <text:p text:style-name="P2">${project_7408}</text:p>
      <text:p text:style-name="P2">${project_7409}</text:p>
      <text:p text:style-name="P2">${project_7410}</text:p>
      <text:p text:style-name="P2">${project_7411}</text:p>
      <text:p text:style-name="P2">${project_7412}</text:p>
      <text:p text:style-name="P2">${project_7413}</text:p>
      <text:p text:style-name="P2">${project_7414}</text:p>
      <text:p text:style-name="P2">${project_7415}</text:p>
      <text:p text:style-name="P2">${project_7416}</text:p>
      <text:p text:style-name="P2">${project_7417}</text:p>
      <text:p text:style-name="P2">${project_7418}</text:p>
      <text:p text:style-name="P2">${project_7419}</text:p>
      <text:p text:style-name="P2">${project_7420}</text:p>
      <text:p text:style-name="P2">${project_7421}</text:p>
      <text:p text:style-name="P2">${project_7422}</text:p>
      <text:p text:style-name="P2">${project_7423}</text:p>
      <text:p text:style-name="P2">${project_7424}</text:p>
      <text:p text:style-name="P2">${project_7425}</text:p>
      <text:p text:style-name="P2">${project_7426}</text:p>
      <text:p text:style-name="P2">${project_7427}</text:p>
      <text:p text:style-name="P2">${project_7428}</text:p>
      <text:p text:style-name="P2">${project_7429}</text:p>
      <text:p text:style-name="P2">${project_7430}</text:p>
      <text:p text:style-name="P2">${project_7431}</text:p>
      <text:p text:style-name="P2">${project_7432}</text:p>
      <text:p text:style-name="P2">${project_7433}</text:p>
      <text:p text:style-name="P2">${project_7434}</text:p>
      <text:p text:style-name="P2">${project_7435}</text:p>
      <text:p text:style-name="P2">${project_7436}</text:p>
      <text:p text:style-name="P2">${project_7437}</text:p>
      <text:p text:style-name="P2">${project_7438}</text:p>
      <text:p text:style-name="P2">${project_7439}</text:p>
      <text:p text:style-name="P2">${project_7440}</text:p>
      <text:p text:style-name="P2">${project_7441}</text:p>
      <text:p text:style-name="P2">${project_7442}</text:p>
      <text:p text:style-name="P2">${project_7443}</text:p>
      <text:p text:style-name="P2">${project_7444}</text:p>
      <text:p text:style-name="P2">${project_7445}</text:p>
      <text:p text:style-name="P2">${project_7446}</text:p>
      <text:p text:style-name="P2">${project_7447}</text:p>
      <text:p text:style-name="P2">${project_7448}</text:p>
      <text:p text:style-name="P2">${project_7449}</text:p>
      <text:p text:style-name="P2">${project_7450}</text:p>
      <text:p text:style-name="P2">${project_7451}</text:p>
      <text:p text:style-name="P2">${project_7452}</text:p>
      <text:p text:style-name="P2"><text:soft-page-break/>${project_7453}</text:p>
      <text:p text:style-name="P2">${project_7454}</text:p>
      <text:p text:style-name="P2">${project_7455}</text:p>
      <text:p text:style-name="P2">${project_7456}</text:p>
      <text:p text:style-name="P2">${project_7457}</text:p>
      <text:p text:style-name="P2">${project_7458}</text:p>
      <text:p text:style-name="P2">${project_7459}</text:p>
      <text:p text:style-name="P2">${project_7460}</text:p>
      <text:p text:style-name="P2">${project_7461}</text:p>
      <text:p text:style-name="P2">${project_7462}</text:p>
      <text:p text:style-name="P2">${project_7463}</text:p>
      <text:p text:style-name="P2">${project_7464}</text:p>
      <text:p text:style-name="P2">${project_7465}</text:p>
      <text:p text:style-name="P2">${project_7466}</text:p>
      <text:p text:style-name="P2">${project_7467}</text:p>
      <text:p text:style-name="P2">${project_7468}</text:p>
      <text:p text:style-name="P2">${project_7469}</text:p>
      <text:p text:style-name="P2">${project_7470}</text:p>
      <text:p text:style-name="P2">${project_7471}</text:p>
      <text:p text:style-name="P2">${project_7472}</text:p>
      <text:p text:style-name="P2">${project_7473}</text:p>
      <text:p text:style-name="P2">${project_7474}</text:p>
      <text:p text:style-name="P2">${project_7475}</text:p>
      <text:p text:style-name="P2">${project_7476}</text:p>
      <text:p text:style-name="P2">${project_7477}</text:p>
      <text:p text:style-name="P2">${project_7478}</text:p>
      <text:p text:style-name="P2">${project_7479}</text:p>
      <text:p text:style-name="P2">${project_7480}</text:p>
      <text:p text:style-name="P2">${project_7481}</text:p>
      <text:p text:style-name="P2">${project_7482}</text:p>
      <text:p text:style-name="P2">${project_7483}</text:p>
      <text:p text:style-name="P2">${project_7484}</text:p>
      <text:p text:style-name="P2">${project_7485}</text:p>
      <text:p text:style-name="P2">${project_7486}</text:p>
      <text:p text:style-name="P2">${project_7487}</text:p>
      <text:p text:style-name="P2">${project_7488}</text:p>
      <text:p text:style-name="P2">${project_7489}</text:p>
      <text:p text:style-name="P2">${project_7490}</text:p>
      <text:p text:style-name="P2">${project_7491}</text:p>
      <text:p text:style-name="P2">${project_7492}</text:p>
      <text:p text:style-name="P2">${project_7493}</text:p>
      <text:p text:style-name="P2">${project_7494}</text:p>
      <text:p text:style-name="P2">${project_7495}</text:p>
      <text:p text:style-name="P2">${project_7496}</text:p>
      <text:p text:style-name="P2">${project_7497}</text:p>
      <text:p text:style-name="P2">${project_7498}</text:p>
      <text:p text:style-name="P2"><text:soft-page-break/>${project_7499}</text:p>
      <text:p text:style-name="P2">${project_7500}</text:p>
      <text:p text:style-name="P2">${project_7501}</text:p>
      <text:p text:style-name="P2">${project_7502}</text:p>
      <text:p text:style-name="P2">${project_7503}</text:p>
      <text:p text:style-name="P2">${project_7504}</text:p>
      <text:p text:style-name="P2">${project_7505}</text:p>
      <text:p text:style-name="P2">${project_7506}</text:p>
      <text:p text:style-name="P2">${project_7507}</text:p>
      <text:p text:style-name="P2">${project_7508}</text:p>
      <text:p text:style-name="P2">${project_7509}</text:p>
      <text:p text:style-name="P2">${project_7510}</text:p>
      <text:p text:style-name="P2">${project_7511}</text:p>
      <text:p text:style-name="P2">${project_7512}</text:p>
      <text:p text:style-name="P2">${project_7513}</text:p>
      <text:p text:style-name="P2">${project_7514}</text:p>
      <text:p text:style-name="P2">${project_7515}</text:p>
      <text:p text:style-name="P2">${project_7516}</text:p>
      <text:p text:style-name="P2">${project_7517}</text:p>
      <text:p text:style-name="P2">${project_7518}</text:p>
      <text:p text:style-name="P2">${project_7519}</text:p>
      <text:p text:style-name="P2">${project_7520}</text:p>
      <text:p text:style-name="P2">${project_7521}</text:p>
      <text:p text:style-name="P2">${project_7522}</text:p>
      <text:p text:style-name="P2">${project_7523}</text:p>
      <text:p text:style-name="P2">${project_7524}</text:p>
      <text:p text:style-name="P2">${project_7525}</text:p>
      <text:p text:style-name="P2">${project_7526}</text:p>
      <text:p text:style-name="P2">${project_7527}</text:p>
      <text:p text:style-name="P2">${project_7528}</text:p>
      <text:p text:style-name="P2">${project_7529}</text:p>
      <text:p text:style-name="P2">${project_7530}</text:p>
      <text:p text:style-name="P2">${project_7531}</text:p>
      <text:p text:style-name="P2">${project_7532}</text:p>
      <text:p text:style-name="P2">${project_7533}</text:p>
      <text:p text:style-name="P2">${project_7534}</text:p>
      <text:p text:style-name="P2">${project_7535}</text:p>
      <text:p text:style-name="P2">${project_7536}</text:p>
      <text:p text:style-name="P2">${project_7537}</text:p>
      <text:p text:style-name="P2">${project_7538}</text:p>
      <text:p text:style-name="P2">${project_7539}</text:p>
      <text:p text:style-name="P2">${project_7540}</text:p>
      <text:p text:style-name="P2">${project_7541}</text:p>
      <text:p text:style-name="P2">${project_7542}</text:p>
      <text:p text:style-name="P2">${project_7543}</text:p>
      <text:p text:style-name="P2">${project_7544}</text:p>
      <text:p text:style-name="P2"><text:soft-page-break/>${project_7545}</text:p>
      <text:p text:style-name="P2">${project_7546}</text:p>
      <text:p text:style-name="P2">${project_7547}</text:p>
      <text:p text:style-name="P2">${project_7548}</text:p>
      <text:p text:style-name="P2">${project_7549}</text:p>
      <text:p text:style-name="P2">${project_7550}</text:p>
      <text:p text:style-name="P2">${project_7551}</text:p>
      <text:p text:style-name="P2">${project_7552}</text:p>
      <text:p text:style-name="P2">${project_7553}</text:p>
      <text:p text:style-name="P2">${project_7554}</text:p>
      <text:p text:style-name="P2">${project_7555}</text:p>
      <text:p text:style-name="P2">${project_7556}</text:p>
      <text:p text:style-name="P2">${project_7557}</text:p>
      <text:p text:style-name="P2">${project_7558}</text:p>
      <text:p text:style-name="P2">${project_7559}</text:p>
      <text:p text:style-name="P2">${project_7560}</text:p>
      <text:p text:style-name="P2">${project_7561}</text:p>
      <text:p text:style-name="P2">${project_7562}</text:p>
      <text:p text:style-name="P2">${project_7563}</text:p>
      <text:p text:style-name="P2">${project_7564}</text:p>
      <text:p text:style-name="P2">${project_7565}</text:p>
      <text:p text:style-name="P2">${project_7566}</text:p>
      <text:p text:style-name="P2">${project_7567}</text:p>
      <text:p text:style-name="P2">${project_7568}</text:p>
      <text:p text:style-name="P2">${project_7569}</text:p>
      <text:p text:style-name="P2">${project_7570}</text:p>
      <text:p text:style-name="P2">${project_7571}</text:p>
      <text:p text:style-name="P2">${project_7572}</text:p>
      <text:p text:style-name="P2">${project_7573}</text:p>
      <text:p text:style-name="P2">${project_7574}</text:p>
      <text:p text:style-name="P2">${project_7575}</text:p>
      <text:p text:style-name="P2">${project_7576}</text:p>
      <text:p text:style-name="P2">${project_7577}</text:p>
      <text:p text:style-name="P2">${project_7578}</text:p>
      <text:p text:style-name="P2">${project_7579}</text:p>
      <text:p text:style-name="P2">${project_7580}</text:p>
      <text:p text:style-name="P2">${project_7581}</text:p>
      <text:p text:style-name="P2">${project_7582}</text:p>
      <text:p text:style-name="P2">${project_7583}</text:p>
      <text:p text:style-name="P2">${project_7584}</text:p>
      <text:p text:style-name="P2">${project_7585}</text:p>
      <text:p text:style-name="P2">${project_7586}</text:p>
      <text:p text:style-name="P2">${project_7587}</text:p>
      <text:p text:style-name="P2">${project_7588}</text:p>
      <text:p text:style-name="P2">${project_7589}</text:p>
      <text:p text:style-name="P2">${project_7590}</text:p>
      <text:p text:style-name="P2"><text:soft-page-break/>${project_7591}</text:p>
      <text:p text:style-name="P2">${project_7592}</text:p>
      <text:p text:style-name="P2">${project_7593}</text:p>
      <text:p text:style-name="P2">${project_7594}</text:p>
      <text:p text:style-name="P2">${project_7595}</text:p>
      <text:p text:style-name="P2">${project_7596}</text:p>
      <text:p text:style-name="P2">${project_7597}</text:p>
      <text:p text:style-name="P2">${project_7598}</text:p>
      <text:p text:style-name="P2">${project_7599}</text:p>
      <text:p text:style-name="P2">${project_7600}</text:p>
      <text:p text:style-name="P2">${project_7601}</text:p>
      <text:p text:style-name="P2">${project_7602}</text:p>
      <text:p text:style-name="P2">${project_7603}</text:p>
      <text:p text:style-name="P2">${project_7604}</text:p>
      <text:p text:style-name="P2">${project_7605}</text:p>
      <text:p text:style-name="P2">${project_7606}</text:p>
      <text:p text:style-name="P2">${project_7607}</text:p>
      <text:p text:style-name="P2">${project_7608}</text:p>
      <text:p text:style-name="P2">${project_7609}</text:p>
      <text:p text:style-name="P2">${project_7610}</text:p>
      <text:p text:style-name="P2">${project_7611}</text:p>
      <text:p text:style-name="P2">${project_7612}</text:p>
      <text:p text:style-name="P2">${project_7613}</text:p>
      <text:p text:style-name="P2">${project_7614}</text:p>
      <text:p text:style-name="P2">${project_7615}</text:p>
      <text:p text:style-name="P2">${project_7616}</text:p>
      <text:p text:style-name="P2">${project_7617}</text:p>
      <text:p text:style-name="P2">${project_7618}</text:p>
      <text:p text:style-name="P2">${project_7619}</text:p>
      <text:p text:style-name="P2">${project_7620}</text:p>
      <text:p text:style-name="P2">${project_7621}</text:p>
      <text:p text:style-name="P2">${project_7622}</text:p>
      <text:p text:style-name="P2">${project_7623}</text:p>
      <text:p text:style-name="P2">${project_7624}</text:p>
      <text:p text:style-name="P2">${project_7625}</text:p>
      <text:p text:style-name="P2">${project_7626}</text:p>
      <text:p text:style-name="P2">${project_7627}</text:p>
      <text:p text:style-name="P2">${project_7628}</text:p>
      <text:p text:style-name="P2">${project_7629}</text:p>
      <text:p text:style-name="P2">${project_7630}</text:p>
      <text:p text:style-name="P2">${project_7631}</text:p>
      <text:p text:style-name="P2">${project_7632}</text:p>
      <text:p text:style-name="P2">${project_7633}</text:p>
      <text:p text:style-name="P2">${project_7634}</text:p>
      <text:p text:style-name="P2">${project_7635}</text:p>
      <text:p text:style-name="P2">${project_7636}</text:p>
      <text:p text:style-name="P2"><text:soft-page-break/>${project_7637}</text:p>
      <text:p text:style-name="P2">${project_7638}</text:p>
      <text:p text:style-name="P2">${project_7639}</text:p>
      <text:p text:style-name="P2">${project_7640}</text:p>
      <text:p text:style-name="P2">${project_7641}</text:p>
      <text:p text:style-name="P2">${project_7642}</text:p>
      <text:p text:style-name="P2">${project_7643}</text:p>
      <text:p text:style-name="P2">${project_7644}</text:p>
      <text:p text:style-name="P2">${project_7645}</text:p>
      <text:p text:style-name="P2">${project_7646}</text:p>
      <text:p text:style-name="P2">${project_7647}</text:p>
      <text:p text:style-name="P2">${project_7648}</text:p>
      <text:p text:style-name="P2">${project_7649}</text:p>
      <text:p text:style-name="P2">${project_7650}</text:p>
      <text:p text:style-name="P2">${project_7651}</text:p>
      <text:p text:style-name="P2">${project_7652}</text:p>
      <text:p text:style-name="P2">${project_7653}</text:p>
      <text:p text:style-name="P2">${project_7654}</text:p>
      <text:p text:style-name="P2">${project_7655}</text:p>
      <text:p text:style-name="P2">${project_7656}</text:p>
      <text:p text:style-name="P2">${project_7657}</text:p>
      <text:p text:style-name="P2">${project_7658}</text:p>
      <text:p text:style-name="P2">${project_7659}</text:p>
      <text:p text:style-name="P2">${project_7660}</text:p>
      <text:p text:style-name="P2">${project_7661}</text:p>
      <text:p text:style-name="P2">${project_7662}</text:p>
      <text:p text:style-name="P2">${project_7663}</text:p>
      <text:p text:style-name="P2">${project_7664}</text:p>
      <text:p text:style-name="P2">${project_7665}</text:p>
      <text:p text:style-name="P2">${project_7666}</text:p>
      <text:p text:style-name="P2">${project_7667}</text:p>
      <text:p text:style-name="P2">${project_7668}</text:p>
      <text:p text:style-name="P2">${project_7669}</text:p>
      <text:p text:style-name="P2">${project_7670}</text:p>
      <text:p text:style-name="P2">${project_7671}</text:p>
      <text:p text:style-name="P2">${project_7672}</text:p>
      <text:p text:style-name="P2">${project_7673}</text:p>
      <text:p text:style-name="P2">${project_7674}</text:p>
      <text:p text:style-name="P2">${project_7675}</text:p>
      <text:p text:style-name="P2">${project_7676}</text:p>
      <text:p text:style-name="P2">${project_7677}</text:p>
      <text:p text:style-name="P2">${project_7678}</text:p>
      <text:p text:style-name="P2">${project_7679}</text:p>
      <text:p text:style-name="P2">${project_7680}</text:p>
      <text:p text:style-name="P2">${project_7681}</text:p>
      <text:p text:style-name="P2">${project_7682}</text:p>
      <text:p text:style-name="P2"><text:soft-page-break/>${project_7683}</text:p>
      <text:p text:style-name="P2">${project_7684}</text:p>
      <text:p text:style-name="P2">${project_7685}</text:p>
      <text:p text:style-name="P2">${project_7686}</text:p>
      <text:p text:style-name="P2">${project_7687}</text:p>
      <text:p text:style-name="P2">${project_7688}</text:p>
      <text:p text:style-name="P2">${project_7689}</text:p>
      <text:p text:style-name="P2">${project_7690}</text:p>
      <text:p text:style-name="P2">${project_7691}</text:p>
      <text:p text:style-name="P2">${project_7692}</text:p>
      <text:p text:style-name="P2">${project_7693}</text:p>
      <text:p text:style-name="P2">${project_7694}</text:p>
      <text:p text:style-name="P2">${project_7695}</text:p>
      <text:p text:style-name="P2">${project_7696}</text:p>
      <text:p text:style-name="P2">${project_7697}</text:p>
      <text:p text:style-name="P2">${project_7698}</text:p>
      <text:p text:style-name="P2">${project_7699}</text:p>
      <text:p text:style-name="P2">${project_7700}</text:p>
      <text:p text:style-name="P2">${project_7701}</text:p>
      <text:p text:style-name="P2">${project_7702}</text:p>
      <text:p text:style-name="P2">${project_7703}</text:p>
      <text:p text:style-name="P2">${project_7704}</text:p>
      <text:p text:style-name="P2">${project_7705}</text:p>
      <text:p text:style-name="P2">${project_7706}</text:p>
      <text:p text:style-name="P2">${project_7707}</text:p>
      <text:p text:style-name="P2">${project_7708}</text:p>
      <text:p text:style-name="P2">${project_7709}</text:p>
      <text:p text:style-name="P2">${project_7710}</text:p>
      <text:p text:style-name="P2">${project_7711}</text:p>
      <text:p text:style-name="P2">${project_7712}</text:p>
      <text:p text:style-name="P2">${project_7713}</text:p>
      <text:p text:style-name="P2">${project_7714}</text:p>
      <text:p text:style-name="P2">${project_7715}</text:p>
      <text:p text:style-name="P2">${project_7716}</text:p>
      <text:p text:style-name="P2">${project_7717}</text:p>
      <text:p text:style-name="P2">${project_7718}</text:p>
      <text:p text:style-name="P2">${project_7719}</text:p>
      <text:p text:style-name="P2">${project_7720}</text:p>
      <text:p text:style-name="P2">${project_7721}</text:p>
      <text:p text:style-name="P2">${project_7722}</text:p>
      <text:p text:style-name="P2">${project_7723}</text:p>
      <text:p text:style-name="P2">${project_7724}</text:p>
      <text:p text:style-name="P2">${project_7725}</text:p>
      <text:p text:style-name="P2">${project_7726}</text:p>
      <text:p text:style-name="P2">${project_7727}</text:p>
      <text:p text:style-name="P2">${project_7728}</text:p>
      <text:p text:style-name="P2"><text:soft-page-break/>${project_7729}</text:p>
      <text:p text:style-name="P2">${project_7730}</text:p>
      <text:p text:style-name="P2">${project_7731}</text:p>
      <text:p text:style-name="P2">${project_7732}</text:p>
      <text:p text:style-name="P2">${project_7733}</text:p>
      <text:p text:style-name="P2">${project_7734}</text:p>
      <text:p text:style-name="P2">${project_7735}</text:p>
      <text:p text:style-name="P2">${project_7736}</text:p>
      <text:p text:style-name="P2">${project_7737}</text:p>
      <text:p text:style-name="P2">${project_7738}</text:p>
      <text:p text:style-name="P2">${project_7739}</text:p>
      <text:p text:style-name="P2">${project_7740}</text:p>
      <text:p text:style-name="P2">${project_7741}</text:p>
      <text:p text:style-name="P2">${project_7742}</text:p>
      <text:p text:style-name="P2">${project_7743}</text:p>
      <text:p text:style-name="P2">${project_7744}</text:p>
      <text:p text:style-name="P2">${project_7745}</text:p>
      <text:p text:style-name="P2">${project_7746}</text:p>
      <text:p text:style-name="P2">${project_7747}</text:p>
      <text:p text:style-name="P2">${project_7748}</text:p>
      <text:p text:style-name="P2">${project_7749}</text:p>
      <text:p text:style-name="P2">${project_7750}</text:p>
      <text:p text:style-name="P2">${project_7751}</text:p>
      <text:p text:style-name="P2">${project_7752}</text:p>
      <text:p text:style-name="P2">${project_7753}</text:p>
      <text:p text:style-name="P2">${project_7754}</text:p>
      <text:p text:style-name="P2">${project_7755}</text:p>
      <text:p text:style-name="P2">${project_7756}</text:p>
      <text:p text:style-name="P2">${project_7757}</text:p>
      <text:p text:style-name="P2">${project_7758}</text:p>
      <text:p text:style-name="P2">${project_7759}</text:p>
      <text:p text:style-name="P2">${project_7760}</text:p>
      <text:p text:style-name="P2">${project_7761}</text:p>
      <text:p text:style-name="P2">${project_7762}</text:p>
      <text:p text:style-name="P2">${project_7763}</text:p>
      <text:p text:style-name="P2">${project_7764}</text:p>
      <text:p text:style-name="P2">${project_7765}</text:p>
      <text:p text:style-name="P2">${project_7766}</text:p>
      <text:p text:style-name="P2">${project_7767}</text:p>
      <text:p text:style-name="P2">${project_7768}</text:p>
      <text:p text:style-name="P2">${project_7769}</text:p>
      <text:p text:style-name="P2">${project_7770}</text:p>
      <text:p text:style-name="P2">${project_7771}</text:p>
      <text:p text:style-name="P2">${project_7772}</text:p>
      <text:p text:style-name="P2">${project_7773}</text:p>
      <text:p text:style-name="P2">${project_7774}</text:p>
      <text:p text:style-name="P2"><text:soft-page-break/>${project_7775}</text:p>
      <text:p text:style-name="P2">${project_7776}</text:p>
      <text:p text:style-name="P2">${project_7777}</text:p>
      <text:p text:style-name="P2">${project_7778}</text:p>
      <text:p text:style-name="P2">${project_7779}</text:p>
      <text:p text:style-name="P2">${project_7780}</text:p>
      <text:p text:style-name="P2">${project_7781}</text:p>
      <text:p text:style-name="P2">${project_7782}</text:p>
      <text:p text:style-name="P2">${project_7783}</text:p>
      <text:p text:style-name="P2">${project_7784}</text:p>
      <text:p text:style-name="P2">${project_7785}</text:p>
      <text:p text:style-name="P2">${project_7786}</text:p>
      <text:p text:style-name="P2">${project_7787}</text:p>
      <text:p text:style-name="P2">${project_7788}</text:p>
      <text:p text:style-name="P2">${project_7789}</text:p>
      <text:p text:style-name="P2">${project_7790}</text:p>
      <text:p text:style-name="P2">${project_7791}</text:p>
      <text:p text:style-name="P2">${project_7792}</text:p>
      <text:p text:style-name="P2">${project_7793}</text:p>
      <text:p text:style-name="P2">${project_7794}</text:p>
      <text:p text:style-name="P2">${project_7795}</text:p>
      <text:p text:style-name="P2">${project_7796}</text:p>
      <text:p text:style-name="P2">${project_7797}</text:p>
      <text:p text:style-name="P2">${project_7798}</text:p>
      <text:p text:style-name="P2">${project_7799}</text:p>
      <text:p text:style-name="P2">${project_7800}</text:p>
      <text:p text:style-name="P2">${project_7801}</text:p>
      <text:p text:style-name="P2">${project_7802}</text:p>
      <text:p text:style-name="P2">${project_7803}</text:p>
      <text:p text:style-name="P2">${project_7804}</text:p>
      <text:p text:style-name="P2">${project_7805}</text:p>
      <text:p text:style-name="P2">${project_7806}</text:p>
      <text:p text:style-name="P2">${project_7807}</text:p>
      <text:p text:style-name="P2">${project_7808}</text:p>
      <text:p text:style-name="P2">${project_7809}</text:p>
      <text:p text:style-name="P2">${project_7810}</text:p>
      <text:p text:style-name="P2">${project_7811}</text:p>
      <text:p text:style-name="P2">${project_7812}</text:p>
      <text:p text:style-name="P2">${project_7813}</text:p>
      <text:p text:style-name="P2">${project_7814}</text:p>
      <text:p text:style-name="P2">${project_7815}</text:p>
      <text:p text:style-name="P2">${project_7816}</text:p>
      <text:p text:style-name="P2">${project_7817}</text:p>
      <text:p text:style-name="P2">${project_7818}</text:p>
      <text:p text:style-name="P2">${project_7819}</text:p>
      <text:p text:style-name="P2">${project_7820}</text:p>
      <text:p text:style-name="P2"><text:soft-page-break/>${project_7821}</text:p>
      <text:p text:style-name="P2">${project_7822}</text:p>
      <text:p text:style-name="P2">${project_7823}</text:p>
      <text:p text:style-name="P2">${project_7824}</text:p>
      <text:p text:style-name="P2">${project_7825}</text:p>
      <text:p text:style-name="P2">${project_7826}</text:p>
      <text:p text:style-name="P2">${project_7827}</text:p>
      <text:p text:style-name="P2">${project_7828}</text:p>
      <text:p text:style-name="P2">${project_7829}</text:p>
      <text:p text:style-name="P2">${project_7830}</text:p>
      <text:p text:style-name="P2">${project_7831}</text:p>
      <text:p text:style-name="P2">${project_7832}</text:p>
      <text:p text:style-name="P2">${project_7833}</text:p>
      <text:p text:style-name="P2">${project_7834}</text:p>
      <text:p text:style-name="P2">${project_7835}</text:p>
      <text:p text:style-name="P2">${project_7836}</text:p>
      <text:p text:style-name="P2">${project_7837}</text:p>
      <text:p text:style-name="P2">${project_7838}</text:p>
      <text:p text:style-name="P2">${project_7839}</text:p>
      <text:p text:style-name="P2">${project_7840}</text:p>
      <text:p text:style-name="P2">${project_7841}</text:p>
      <text:p text:style-name="P2">${project_7842}</text:p>
      <text:p text:style-name="P2">${project_7843}</text:p>
      <text:p text:style-name="P2">${project_7844}</text:p>
      <text:p text:style-name="P2">${project_7845}</text:p>
      <text:p text:style-name="P2">${project_7846}</text:p>
      <text:p text:style-name="P2">${project_7847}</text:p>
      <text:p text:style-name="P2">${project_7848}</text:p>
      <text:p text:style-name="P2">${project_7849}</text:p>
      <text:p text:style-name="P2">${project_7850}</text:p>
      <text:p text:style-name="P2">${project_7851}</text:p>
      <text:p text:style-name="P2">${project_7852}</text:p>
      <text:p text:style-name="P2">${project_7853}</text:p>
      <text:p text:style-name="P2">${project_7854}</text:p>
      <text:p text:style-name="P2">${project_7855}</text:p>
      <text:p text:style-name="P2">${project_7856}</text:p>
      <text:p text:style-name="P2">${project_7857}</text:p>
      <text:p text:style-name="P2">${project_7858}</text:p>
      <text:p text:style-name="P2">${project_7859}</text:p>
      <text:p text:style-name="P2">${project_7860}</text:p>
      <text:p text:style-name="P2">${project_7861}</text:p>
      <text:p text:style-name="P2">${project_7862}</text:p>
      <text:p text:style-name="P2">${project_7863}</text:p>
      <text:p text:style-name="P2">${project_7864}</text:p>
      <text:p text:style-name="P2">${project_7865}</text:p>
      <text:p text:style-name="P2">${project_7866}</text:p>
      <text:p text:style-name="P2"><text:soft-page-break/>${project_7867}</text:p>
      <text:p text:style-name="P2">${project_7868}</text:p>
      <text:p text:style-name="P2">${project_7869}</text:p>
      <text:p text:style-name="P2">${project_7870}</text:p>
      <text:p text:style-name="P2">${project_7871}</text:p>
      <text:p text:style-name="P2">${project_7872}</text:p>
      <text:p text:style-name="P2">${project_7873}</text:p>
      <text:p text:style-name="P2">${project_7874}</text:p>
      <text:p text:style-name="P2">${project_7875}</text:p>
      <text:p text:style-name="P2">${project_7876}</text:p>
      <text:p text:style-name="P2">${project_7877}</text:p>
      <text:p text:style-name="P2">${project_7878}</text:p>
      <text:p text:style-name="P2">${project_7879}</text:p>
      <text:p text:style-name="P2">${project_7880}</text:p>
      <text:p text:style-name="P2">${project_7881}</text:p>
      <text:p text:style-name="P2">${project_7882}</text:p>
      <text:p text:style-name="P2">${project_7883}</text:p>
      <text:p text:style-name="P2">${project_7884}</text:p>
      <text:p text:style-name="P2">${project_7885}</text:p>
      <text:p text:style-name="P2">${project_7886}</text:p>
      <text:p text:style-name="P2">${project_7887}</text:p>
      <text:p text:style-name="P2">${project_7888}</text:p>
      <text:p text:style-name="P2">${project_7889}</text:p>
      <text:p text:style-name="P2">${project_7890}</text:p>
      <text:p text:style-name="P2">${project_7891}</text:p>
      <text:p text:style-name="P2">${project_7892}</text:p>
      <text:p text:style-name="P2">${project_7893}</text:p>
      <text:p text:style-name="P2">${project_7894}</text:p>
      <text:p text:style-name="P2">${project_7895}</text:p>
      <text:p text:style-name="P2">${project_7896}</text:p>
      <text:p text:style-name="P2">${project_7897}</text:p>
      <text:p text:style-name="P2">${project_7898}</text:p>
      <text:p text:style-name="P2">${project_7899}</text:p>
      <text:p text:style-name="P2">${project_7900}</text:p>
      <text:p text:style-name="P2">${project_7901}</text:p>
      <text:p text:style-name="P2">${project_7902}</text:p>
      <text:p text:style-name="P2">${project_7903}</text:p>
      <text:p text:style-name="P2">${project_7904}</text:p>
      <text:p text:style-name="P2">${project_7905}</text:p>
      <text:p text:style-name="P2">${project_7906}</text:p>
      <text:p text:style-name="P2">${project_7907}</text:p>
      <text:p text:style-name="P2">${project_7908}</text:p>
      <text:p text:style-name="P2">${project_7909}</text:p>
      <text:p text:style-name="P2">${project_7910}</text:p>
      <text:p text:style-name="P2">${project_7911}</text:p>
      <text:p text:style-name="P2">${project_7912}</text:p>
      <text:p text:style-name="P2"><text:soft-page-break/>${project_7913}</text:p>
      <text:p text:style-name="P2">${project_7914}</text:p>
      <text:p text:style-name="P2">${project_7915}</text:p>
      <text:p text:style-name="P2">${project_7916}</text:p>
      <text:p text:style-name="P2">${project_7917}</text:p>
      <text:p text:style-name="P2">${project_7918}</text:p>
      <text:p text:style-name="P2">${project_7919}</text:p>
      <text:p text:style-name="P2">${project_7920}</text:p>
      <text:p text:style-name="P2">${project_7921}</text:p>
      <text:p text:style-name="P2">${project_7922}</text:p>
      <text:p text:style-name="P2">${project_7923}</text:p>
      <text:p text:style-name="P2">${project_7924}</text:p>
      <text:p text:style-name="P2">${project_7925}</text:p>
      <text:p text:style-name="P2">${project_7926}</text:p>
      <text:p text:style-name="P2">${project_7927}</text:p>
      <text:p text:style-name="P2">${project_7928}</text:p>
      <text:p text:style-name="P2">${project_7929}</text:p>
      <text:p text:style-name="P2">${project_7930}</text:p>
      <text:p text:style-name="P2">${project_7931}</text:p>
      <text:p text:style-name="P2">${project_7932}</text:p>
      <text:p text:style-name="P2">${project_7933}</text:p>
      <text:p text:style-name="P2">${project_7934}</text:p>
      <text:p text:style-name="P2">${project_7935}</text:p>
      <text:p text:style-name="P2">${project_7936}</text:p>
      <text:p text:style-name="P2">${project_7937}</text:p>
      <text:p text:style-name="P2">${project_7938}</text:p>
      <text:p text:style-name="P2">${project_7939}</text:p>
      <text:p text:style-name="P2">${project_7940}</text:p>
      <text:p text:style-name="P2">${project_7941}</text:p>
      <text:p text:style-name="P2">${project_7942}</text:p>
      <text:p text:style-name="P2">${project_7943}</text:p>
      <text:p text:style-name="P2">${project_7944}</text:p>
      <text:p text:style-name="P2">${project_7945}</text:p>
      <text:p text:style-name="P2">${project_7946}</text:p>
      <text:p text:style-name="P2">${project_7947}</text:p>
      <text:p text:style-name="P2">${project_7948}</text:p>
      <text:p text:style-name="P2">${project_7949}</text:p>
      <text:p text:style-name="P2">${project_7950}</text:p>
      <text:p text:style-name="P2">${project_7951}</text:p>
      <text:p text:style-name="P2">${project_7952}</text:p>
      <text:p text:style-name="P2">${project_7953}</text:p>
      <text:p text:style-name="P2">${project_7954}</text:p>
      <text:p text:style-name="P2">${project_7955}</text:p>
      <text:p text:style-name="P2">${project_7956}</text:p>
      <text:p text:style-name="P2">${project_7957}</text:p>
      <text:p text:style-name="P2">${project_7958}</text:p>
      <text:p text:style-name="P2"><text:soft-page-break/>${project_7959}</text:p>
      <text:p text:style-name="P2">${project_7960}</text:p>
      <text:p text:style-name="P2">${project_7961}</text:p>
      <text:p text:style-name="P2">${project_7962}</text:p>
      <text:p text:style-name="P2">${project_7963}</text:p>
      <text:p text:style-name="P2">${project_7964}</text:p>
      <text:p text:style-name="P2">${project_7965}</text:p>
      <text:p text:style-name="P2">${project_7966}</text:p>
      <text:p text:style-name="P2">${project_7967}</text:p>
      <text:p text:style-name="P2">${project_7968}</text:p>
      <text:p text:style-name="P2">${project_7969}</text:p>
      <text:p text:style-name="P2">${project_7970}</text:p>
      <text:p text:style-name="P2">${project_7971}</text:p>
      <text:p text:style-name="P2">${project_7972}</text:p>
      <text:p text:style-name="P2">${project_7973}</text:p>
      <text:p text:style-name="P2">${project_7974}</text:p>
      <text:p text:style-name="P2">${project_7975}</text:p>
      <text:p text:style-name="P2">${project_7976}</text:p>
      <text:p text:style-name="P2">${project_7977}</text:p>
      <text:p text:style-name="P2">${project_7978}</text:p>
      <text:p text:style-name="P2">${project_7979}</text:p>
      <text:p text:style-name="P2">${project_7980}</text:p>
      <text:p text:style-name="P2">${project_7981}</text:p>
      <text:p text:style-name="P2">${project_7982}</text:p>
      <text:p text:style-name="P2">${project_7983}</text:p>
      <text:p text:style-name="P2">${project_7984}</text:p>
      <text:p text:style-name="P2">${project_7985}</text:p>
      <text:p text:style-name="P2">${project_7986}</text:p>
      <text:p text:style-name="P2">${project_7987}</text:p>
      <text:p text:style-name="P2">${project_7988}</text:p>
      <text:p text:style-name="P2">${project_7989}</text:p>
      <text:p text:style-name="P2">${project_7990}</text:p>
      <text:p text:style-name="P2">${project_7991}</text:p>
      <text:p text:style-name="P2">${project_7992}</text:p>
      <text:p text:style-name="P2">${project_7993}</text:p>
      <text:p text:style-name="P2">${project_7994}</text:p>
      <text:p text:style-name="P2">${project_7995}</text:p>
      <text:p text:style-name="P2">${project_7996}</text:p>
      <text:p text:style-name="P2">${project_7997}</text:p>
      <text:p text:style-name="P2">${project_7998}</text:p>
      <text:p text:style-name="P2">${project_7999}</text:p>
      <text:p text:style-name="P2">${project_8000}</text:p>
      <text:p text:style-name="P2">${project_8001}</text:p>
      <text:p text:style-name="P2">${project_8002}</text:p>
      <text:p text:style-name="P2">${project_8003}</text:p>
      <text:p text:style-name="P2">${project_8004}</text:p>
      <text:p text:style-name="P2"><text:soft-page-break/>${project_8005}</text:p>
      <text:p text:style-name="P2">${project_8006}</text:p>
      <text:p text:style-name="P2">${project_8007}</text:p>
      <text:p text:style-name="P2">${project_8008}</text:p>
      <text:p text:style-name="P2">${project_8009}</text:p>
      <text:p text:style-name="P2">${project_8010}</text:p>
      <text:p text:style-name="P2">${project_8011}</text:p>
      <text:p text:style-name="P2">${project_8012}</text:p>
      <text:p text:style-name="P2">${project_8013}</text:p>
      <text:p text:style-name="P2">${project_8014}</text:p>
      <text:p text:style-name="P2">${project_8015}</text:p>
      <text:p text:style-name="P2">${project_8016}</text:p>
      <text:p text:style-name="P2">${project_8017}</text:p>
      <text:p text:style-name="P2">${project_8018}</text:p>
      <text:p text:style-name="P2">${project_8019}</text:p>
      <text:p text:style-name="P2">${project_8020}</text:p>
      <text:p text:style-name="P2">${project_8021}</text:p>
      <text:p text:style-name="P2">${project_8022}</text:p>
      <text:p text:style-name="P2">${project_8023}</text:p>
      <text:p text:style-name="P2">${project_8024}</text:p>
      <text:p text:style-name="P2">${project_8025}</text:p>
      <text:p text:style-name="P2">${project_8026}</text:p>
      <text:p text:style-name="P2">${project_8027}</text:p>
      <text:p text:style-name="P2">${project_8028}</text:p>
      <text:p text:style-name="P2">${project_8029}</text:p>
      <text:p text:style-name="P2">${project_8030}</text:p>
      <text:p text:style-name="P2">${project_8031}</text:p>
      <text:p text:style-name="P2">${project_8032}</text:p>
      <text:p text:style-name="P2">${project_8033}</text:p>
      <text:p text:style-name="P2">${project_8034}</text:p>
      <text:p text:style-name="P2">${project_8035}</text:p>
      <text:p text:style-name="P2">${project_8036}</text:p>
      <text:p text:style-name="P2">${project_8037}</text:p>
      <text:p text:style-name="P2">${project_8038}</text:p>
      <text:p text:style-name="P2">${project_8039}</text:p>
      <text:p text:style-name="P2">${project_8040}</text:p>
      <text:p text:style-name="P2">${project_8041}</text:p>
      <text:p text:style-name="P2">${project_8042}</text:p>
      <text:p text:style-name="P2">${project_8043}</text:p>
      <text:p text:style-name="P2">${project_8044}</text:p>
      <text:p text:style-name="P2">${project_8045}</text:p>
      <text:p text:style-name="P2">${project_8046}</text:p>
      <text:p text:style-name="P2">${project_8047}</text:p>
      <text:p text:style-name="P2">${project_8048}</text:p>
      <text:p text:style-name="P2">${project_8049}</text:p>
      <text:p text:style-name="P2">${project_8050}</text:p>
      <text:p text:style-name="P2"><text:soft-page-break/>${project_8051}</text:p>
      <text:p text:style-name="P2">${project_8052}</text:p>
      <text:p text:style-name="P2">${project_8053}</text:p>
      <text:p text:style-name="P2">${project_8054}</text:p>
      <text:p text:style-name="P2">${project_8055}</text:p>
      <text:p text:style-name="P2">${project_8056}</text:p>
      <text:p text:style-name="P2">${project_8057}</text:p>
      <text:p text:style-name="P2">${project_8058}</text:p>
      <text:p text:style-name="P2">${project_8059}</text:p>
      <text:p text:style-name="P2">${project_8060}</text:p>
      <text:p text:style-name="P2">${project_8061}</text:p>
      <text:p text:style-name="P2">${project_8062}</text:p>
      <text:p text:style-name="P2">${project_8063}</text:p>
      <text:p text:style-name="P2">${project_8064}</text:p>
      <text:p text:style-name="P2">${project_8065}</text:p>
      <text:p text:style-name="P2">${project_8066}</text:p>
      <text:p text:style-name="P2">${project_8067}</text:p>
      <text:p text:style-name="P2">${project_8068}</text:p>
      <text:p text:style-name="P2">${project_8069}</text:p>
      <text:p text:style-name="P2">${project_8070}</text:p>
      <text:p text:style-name="P2">${project_8071}</text:p>
      <text:p text:style-name="P2">${project_8072}</text:p>
      <text:p text:style-name="P2">${project_8073}</text:p>
      <text:p text:style-name="P2">${project_8074}</text:p>
      <text:p text:style-name="P2">${project_8075}</text:p>
      <text:p text:style-name="P2">${project_8076}</text:p>
      <text:p text:style-name="P2">${project_8077}</text:p>
      <text:p text:style-name="P2">${project_8078}</text:p>
      <text:p text:style-name="P2">${project_8079}</text:p>
      <text:p text:style-name="P2">${project_8080}</text:p>
      <text:p text:style-name="P2">${project_8081}</text:p>
      <text:p text:style-name="P2">${project_8082}</text:p>
      <text:p text:style-name="P2">${project_8083}</text:p>
      <text:p text:style-name="P2">${project_8084}</text:p>
      <text:p text:style-name="P2">${project_8085}</text:p>
      <text:p text:style-name="P2">${project_8086}</text:p>
      <text:p text:style-name="P2">${project_8087}</text:p>
      <text:p text:style-name="P2">${project_8088}</text:p>
      <text:p text:style-name="P2">${project_8089}</text:p>
      <text:p text:style-name="P2">${project_8090}</text:p>
      <text:p text:style-name="P2">${project_8091}</text:p>
      <text:p text:style-name="P2">${project_8092}</text:p>
      <text:p text:style-name="P2">${project_8093}</text:p>
      <text:p text:style-name="P2">${project_8094}</text:p>
      <text:p text:style-name="P2">${project_8095}</text:p>
      <text:p text:style-name="P2">${project_8096}</text:p>
      <text:p text:style-name="P2"><text:soft-page-break/>${project_8097}</text:p>
      <text:p text:style-name="P2">${project_8098}</text:p>
      <text:p text:style-name="P2">${project_8099}</text:p>
      <text:p text:style-name="P2">${project_8100}</text:p>
      <text:p text:style-name="P2">${project_8101}</text:p>
      <text:p text:style-name="P2">${project_8102}</text:p>
      <text:p text:style-name="P2">${project_8103}</text:p>
      <text:p text:style-name="P2">${project_8104}</text:p>
      <text:p text:style-name="P2">${project_8105}</text:p>
      <text:p text:style-name="P2">${project_8106}</text:p>
      <text:p text:style-name="P2">${project_8107}</text:p>
      <text:p text:style-name="P2">${project_8108}</text:p>
      <text:p text:style-name="P2">${project_8109}</text:p>
      <text:p text:style-name="P2">${project_8110}</text:p>
      <text:p text:style-name="P2">${project_8111}</text:p>
      <text:p text:style-name="P2">${project_8112}</text:p>
      <text:p text:style-name="P2">${project_8113}</text:p>
      <text:p text:style-name="P2">${project_8114}</text:p>
      <text:p text:style-name="P2">${project_8115}</text:p>
      <text:p text:style-name="P2">${project_8116}</text:p>
      <text:p text:style-name="P2">${project_8117}</text:p>
      <text:p text:style-name="P2">${project_8118}</text:p>
      <text:p text:style-name="P2">${project_8119}</text:p>
      <text:p text:style-name="P2">${project_8120}</text:p>
      <text:p text:style-name="P2">${project_8121}</text:p>
      <text:p text:style-name="P2">${project_8122}</text:p>
      <text:p text:style-name="P2">${project_8123}</text:p>
      <text:p text:style-name="P2">${project_8124}</text:p>
      <text:p text:style-name="P2">${project_8125}</text:p>
      <text:p text:style-name="P2">${project_8126}</text:p>
      <text:p text:style-name="P2">${project_8127}</text:p>
      <text:p text:style-name="P2">${project_8128}</text:p>
      <text:p text:style-name="P2">${project_8129}</text:p>
      <text:p text:style-name="P2">${project_8130}</text:p>
      <text:p text:style-name="P2">${project_8131}</text:p>
      <text:p text:style-name="P2">${project_8132}</text:p>
      <text:p text:style-name="P2">${project_8133}</text:p>
      <text:p text:style-name="P2">${project_8134}</text:p>
      <text:p text:style-name="P2">${project_8135}</text:p>
      <text:p text:style-name="P2">${project_8136}</text:p>
      <text:p text:style-name="P2">${project_8137}</text:p>
      <text:p text:style-name="P2">${project_8138}</text:p>
      <text:p text:style-name="P2">${project_8139}</text:p>
      <text:p text:style-name="P2">${project_8140}</text:p>
      <text:p text:style-name="P2">${project_8141}</text:p>
      <text:p text:style-name="P2">${project_8142}</text:p>
      <text:p text:style-name="P2"><text:soft-page-break/>${project_8143}</text:p>
      <text:p text:style-name="P2">${project_8144}</text:p>
      <text:p text:style-name="P2">${project_8145}</text:p>
      <text:p text:style-name="P2">${project_8146}</text:p>
      <text:p text:style-name="P2">${project_8147}</text:p>
      <text:p text:style-name="P2">${project_8148}</text:p>
      <text:p text:style-name="P2">${project_8149}</text:p>
      <text:p text:style-name="P2">${project_8150}</text:p>
      <text:p text:style-name="P2">${project_8151}</text:p>
      <text:p text:style-name="P2">${project_8152}</text:p>
      <text:p text:style-name="P2">${project_8153}</text:p>
      <text:p text:style-name="P2">${project_8154}</text:p>
      <text:p text:style-name="P2">${project_8155}</text:p>
      <text:p text:style-name="P2">${project_8156}</text:p>
      <text:p text:style-name="P2">${project_8157}</text:p>
      <text:p text:style-name="P2">${project_8158}</text:p>
      <text:p text:style-name="P2">${project_8159}</text:p>
      <text:p text:style-name="P2">${project_8160}</text:p>
      <text:p text:style-name="P2">${project_8161}</text:p>
      <text:p text:style-name="P2">${project_8162}</text:p>
      <text:p text:style-name="P2">${project_8163}</text:p>
      <text:p text:style-name="P2">${project_8164}</text:p>
      <text:p text:style-name="P2">${project_8165}</text:p>
      <text:p text:style-name="P2">${project_8166}</text:p>
      <text:p text:style-name="P2">${project_8167}</text:p>
      <text:p text:style-name="P2">${project_8168}</text:p>
      <text:p text:style-name="P2">${project_8169}</text:p>
      <text:p text:style-name="P2">${project_8170}</text:p>
      <text:p text:style-name="P2">${project_8171}</text:p>
      <text:p text:style-name="P2">${project_8172}</text:p>
      <text:p text:style-name="P2">${project_8173}</text:p>
      <text:p text:style-name="P2">${project_8174}</text:p>
      <text:p text:style-name="P2">${project_8175}</text:p>
      <text:p text:style-name="P2">${project_8176}</text:p>
      <text:p text:style-name="P2">${project_8177}</text:p>
      <text:p text:style-name="P2">${project_8178}</text:p>
      <text:p text:style-name="P2">${project_8179}</text:p>
      <text:p text:style-name="P2">${project_8180}</text:p>
      <text:p text:style-name="P2">${project_8181}</text:p>
      <text:p text:style-name="P2">${project_8182}</text:p>
      <text:p text:style-name="P2">${project_8183}</text:p>
      <text:p text:style-name="P2">${project_8184}</text:p>
      <text:p text:style-name="P2">${project_8185}</text:p>
      <text:p text:style-name="P2">${project_8186}</text:p>
      <text:p text:style-name="P2">${project_8187}</text:p>
      <text:p text:style-name="P2">${project_8188}</text:p>
      <text:p text:style-name="P2"><text:soft-page-break/>${project_8189}</text:p>
      <text:p text:style-name="P2">${project_8190}</text:p>
      <text:p text:style-name="P2">${project_8191}</text:p>
      <text:p text:style-name="P2">${project_8192}</text:p>
      <text:p text:style-name="P2">${project_8193}</text:p>
      <text:p text:style-name="P2">${project_8194}</text:p>
      <text:p text:style-name="P2">${project_8195}</text:p>
      <text:p text:style-name="P2">${project_8196}</text:p>
      <text:p text:style-name="P2">${project_8197}</text:p>
      <text:p text:style-name="P2">${project_8198}</text:p>
      <text:p text:style-name="P2">${project_8199}</text:p>
      <text:p text:style-name="P2">${project_8200}</text:p>
      <text:p text:style-name="P2">${project_8201}</text:p>
      <text:p text:style-name="P2">${project_8202}</text:p>
      <text:p text:style-name="P2">${project_8203}</text:p>
      <text:p text:style-name="P2">${project_8204}</text:p>
      <text:p text:style-name="P2">${project_8205}</text:p>
      <text:p text:style-name="P2">${project_8206}</text:p>
      <text:p text:style-name="P2">${project_8207}</text:p>
      <text:p text:style-name="P2">${project_8208}</text:p>
      <text:p text:style-name="P2">${project_8209}</text:p>
      <text:p text:style-name="P2">${project_8210}</text:p>
      <text:p text:style-name="P2">${project_8211}</text:p>
      <text:p text:style-name="P2">${project_8212}</text:p>
      <text:p text:style-name="P2">${project_8213}</text:p>
      <text:p text:style-name="P2">${project_8214}</text:p>
      <text:p text:style-name="P2">${project_8215}</text:p>
      <text:p text:style-name="P2">${project_8216}</text:p>
      <text:p text:style-name="P2">${project_8217}</text:p>
      <text:p text:style-name="P2">${project_8218}</text:p>
      <text:p text:style-name="P2">${project_8219}</text:p>
      <text:p text:style-name="P2">${project_8220}</text:p>
      <text:p text:style-name="P2">${project_8221}</text:p>
      <text:p text:style-name="P2">${project_8222}</text:p>
      <text:p text:style-name="P2">${project_8223}</text:p>
      <text:p text:style-name="P2">${project_8224}</text:p>
      <text:p text:style-name="P2">${project_8225}</text:p>
      <text:p text:style-name="P2">${project_8226}</text:p>
      <text:p text:style-name="P2">${project_8227}</text:p>
      <text:p text:style-name="P2">${project_8228}</text:p>
      <text:p text:style-name="P2">${project_8229}</text:p>
      <text:p text:style-name="P2">${project_8230}</text:p>
      <text:p text:style-name="P2">${project_8231}</text:p>
      <text:p text:style-name="P2">${project_8232}</text:p>
      <text:p text:style-name="P2">${project_8233}</text:p>
      <text:p text:style-name="P2">${project_8234}</text:p>
      <text:p text:style-name="P2"><text:soft-page-break/>${project_8235}</text:p>
      <text:p text:style-name="P2">${project_8236}</text:p>
      <text:p text:style-name="P2">${project_8237}</text:p>
      <text:p text:style-name="P2">${project_8238}</text:p>
      <text:p text:style-name="P2">${project_8239}</text:p>
      <text:p text:style-name="P2">${project_8240}</text:p>
      <text:p text:style-name="P2">${project_8241}</text:p>
      <text:p text:style-name="P2">${project_8242}</text:p>
      <text:p text:style-name="P2">${project_8243}</text:p>
      <text:p text:style-name="P2">${project_8244}</text:p>
      <text:p text:style-name="P2">${project_8245}</text:p>
      <text:p text:style-name="P2">${project_8246}</text:p>
      <text:p text:style-name="P2">${project_8247}</text:p>
      <text:p text:style-name="P2">${project_8248}</text:p>
      <text:p text:style-name="P2">${project_8249}</text:p>
      <text:p text:style-name="P2">${project_8250}</text:p>
      <text:p text:style-name="P2">${project_8251}</text:p>
      <text:p text:style-name="P2">${project_8252}</text:p>
      <text:p text:style-name="P2">${project_8253}</text:p>
      <text:p text:style-name="P2">${project_8254}</text:p>
      <text:p text:style-name="P2">${project_8255}</text:p>
      <text:p text:style-name="P2">${project_8256}</text:p>
      <text:p text:style-name="P2">${project_8257}</text:p>
      <text:p text:style-name="P2">${project_8258}</text:p>
      <text:p text:style-name="P2">${project_8259}</text:p>
      <text:p text:style-name="P2">${project_8260}</text:p>
      <text:p text:style-name="P2">${project_8261}</text:p>
      <text:p text:style-name="P2">${project_8262}</text:p>
      <text:p text:style-name="P2">${project_8263}</text:p>
      <text:p text:style-name="P2">${project_8264}</text:p>
      <text:p text:style-name="P2">${project_8265}</text:p>
      <text:p text:style-name="P2">${project_8266}</text:p>
      <text:p text:style-name="P2">${project_8267}</text:p>
      <text:p text:style-name="P2">${project_8268}</text:p>
      <text:p text:style-name="P2">${project_8269}</text:p>
      <text:p text:style-name="P2">${project_8270}</text:p>
      <text:p text:style-name="P2">${project_8271}</text:p>
      <text:p text:style-name="P2">${project_8272}</text:p>
      <text:p text:style-name="P2">${project_8273}</text:p>
      <text:p text:style-name="P2">${project_8274}</text:p>
      <text:p text:style-name="P2">${project_8275}</text:p>
      <text:p text:style-name="P2">${project_8276}</text:p>
      <text:p text:style-name="P2">${project_8277}</text:p>
      <text:p text:style-name="P2">${project_8278}</text:p>
      <text:p text:style-name="P2">${project_8279}</text:p>
      <text:p text:style-name="P2">${project_8280}</text:p>
      <text:p text:style-name="P2"><text:soft-page-break/>${project_8281}</text:p>
      <text:p text:style-name="P2">${project_8282}</text:p>
      <text:p text:style-name="P2">${project_8283}</text:p>
      <text:p text:style-name="P2">${project_8284}</text:p>
      <text:p text:style-name="P2">${project_8285}</text:p>
      <text:p text:style-name="P2">${project_8286}</text:p>
      <text:p text:style-name="P2">${project_8287}</text:p>
      <text:p text:style-name="P2">${project_8288}</text:p>
      <text:p text:style-name="P2">${project_8289}</text:p>
      <text:p text:style-name="P2">${project_8290}</text:p>
      <text:p text:style-name="P2">${project_8291}</text:p>
      <text:p text:style-name="P2">${project_8292}</text:p>
      <text:p text:style-name="P2">${project_8293}</text:p>
      <text:p text:style-name="P2">${project_8294}</text:p>
      <text:p text:style-name="P2">${project_8295}</text:p>
      <text:p text:style-name="P2">${project_8296}</text:p>
      <text:p text:style-name="P2">${project_8297}</text:p>
      <text:p text:style-name="P2">${project_8298}</text:p>
      <text:p text:style-name="P2">${project_8299}</text:p>
      <text:p text:style-name="P2">${project_8300}</text:p>
      <text:p text:style-name="P2">${project_8301}</text:p>
      <text:p text:style-name="P2">${project_8302}</text:p>
      <text:p text:style-name="P2">${project_8303}</text:p>
      <text:p text:style-name="P2">${project_8304}</text:p>
      <text:p text:style-name="P2">${project_8305}</text:p>
      <text:p text:style-name="P2">${project_8306}</text:p>
      <text:p text:style-name="P2">${project_8307}</text:p>
      <text:p text:style-name="P2">${project_8308}</text:p>
      <text:p text:style-name="P2">${project_8309}</text:p>
      <text:p text:style-name="P2">${project_8310}</text:p>
      <text:p text:style-name="P2">${project_8311}</text:p>
      <text:p text:style-name="P2">${project_8312}</text:p>
      <text:p text:style-name="P2">${project_8313}</text:p>
      <text:p text:style-name="P2">${project_8314}</text:p>
      <text:p text:style-name="P2">${project_8315}</text:p>
      <text:p text:style-name="P2">${project_8316}</text:p>
      <text:p text:style-name="P2">${project_8317}</text:p>
      <text:p text:style-name="P2">${project_8318}</text:p>
      <text:p text:style-name="P2">${project_8319}</text:p>
      <text:p text:style-name="P2">${project_8320}</text:p>
      <text:p text:style-name="P2">${project_8321}</text:p>
      <text:p text:style-name="P2">${project_8322}</text:p>
      <text:p text:style-name="P2">${project_8323}</text:p>
      <text:p text:style-name="P2">${project_8324}</text:p>
      <text:p text:style-name="P2">${project_8325}</text:p>
      <text:p text:style-name="P2">${project_8326}</text:p>
      <text:p text:style-name="P2"><text:soft-page-break/>${project_8327}</text:p>
      <text:p text:style-name="P2">${project_8328}</text:p>
      <text:p text:style-name="P2">${project_8329}</text:p>
      <text:p text:style-name="P2">${project_8330}</text:p>
      <text:p text:style-name="P2">${project_8331}</text:p>
      <text:p text:style-name="P2">${project_8332}</text:p>
      <text:p text:style-name="P2">${project_8333}</text:p>
      <text:p text:style-name="P2">${project_8334}</text:p>
      <text:p text:style-name="P2">${project_8335}</text:p>
      <text:p text:style-name="P2">${project_8336}</text:p>
      <text:p text:style-name="P2">${project_8337}</text:p>
      <text:p text:style-name="P2">${project_8338}</text:p>
      <text:p text:style-name="P2">${project_8339}</text:p>
      <text:p text:style-name="P2">${project_8340}</text:p>
      <text:p text:style-name="P2">${project_8341}</text:p>
      <text:p text:style-name="P2">${project_8342}</text:p>
      <text:p text:style-name="P2">${project_8343}</text:p>
      <text:p text:style-name="P2">${project_8344}</text:p>
      <text:p text:style-name="P2">${project_8345}</text:p>
      <text:p text:style-name="P2">${project_8346}</text:p>
      <text:p text:style-name="P2">${project_8347}</text:p>
      <text:p text:style-name="P2">${project_8348}</text:p>
      <text:p text:style-name="P2">${project_8349}</text:p>
      <text:p text:style-name="P2">${project_8350}</text:p>
      <text:p text:style-name="P2">${project_8351}</text:p>
      <text:p text:style-name="P2">${project_8352}</text:p>
      <text:p text:style-name="P2">${project_8353}</text:p>
      <text:p text:style-name="P2">${project_8354}</text:p>
      <text:p text:style-name="P2">${project_8355}</text:p>
      <text:p text:style-name="P2">${project_8356}</text:p>
      <text:p text:style-name="P2">${project_8357}</text:p>
      <text:p text:style-name="P2">${project_8358}</text:p>
      <text:p text:style-name="P2">${project_8359}</text:p>
      <text:p text:style-name="P2">${project_8360}</text:p>
      <text:p text:style-name="P2">${project_8361}</text:p>
      <text:p text:style-name="P2">${project_8362}</text:p>
      <text:p text:style-name="P2">${project_8363}</text:p>
      <text:p text:style-name="P2">${project_8364}</text:p>
      <text:p text:style-name="P2">${project_8365}</text:p>
      <text:p text:style-name="P2">${project_8366}</text:p>
      <text:p text:style-name="P2">${project_8367}</text:p>
      <text:p text:style-name="P2">${project_8368}</text:p>
      <text:p text:style-name="P2">${project_8369}</text:p>
      <text:p text:style-name="P2">${project_8370}</text:p>
      <text:p text:style-name="P2">${project_8371}</text:p>
      <text:p text:style-name="P2">${project_8372}</text:p>
      <text:p text:style-name="P2"><text:soft-page-break/>${project_8373}</text:p>
      <text:p text:style-name="P2">${project_8374}</text:p>
      <text:p text:style-name="P2">${project_8375}</text:p>
      <text:p text:style-name="P2">${project_8376}</text:p>
      <text:p text:style-name="P2">${project_8377}</text:p>
      <text:p text:style-name="P2">${project_8378}</text:p>
      <text:p text:style-name="P2">${project_8379}</text:p>
      <text:p text:style-name="P2">${project_8380}</text:p>
      <text:p text:style-name="P2">${project_8381}</text:p>
      <text:p text:style-name="P2">${project_8382}</text:p>
      <text:p text:style-name="P2">${project_8383}</text:p>
      <text:p text:style-name="P2">${project_8384}</text:p>
      <text:p text:style-name="P2">${project_8385}</text:p>
      <text:p text:style-name="P2">${project_8386}</text:p>
      <text:p text:style-name="P2">${project_8387}</text:p>
      <text:p text:style-name="P2">${project_8388}</text:p>
      <text:p text:style-name="P2">${project_8389}</text:p>
      <text:p text:style-name="P2">${project_8390}</text:p>
      <text:p text:style-name="P2">${project_8391}</text:p>
      <text:p text:style-name="P2">${project_8392}</text:p>
      <text:p text:style-name="P2">${project_8393}</text:p>
      <text:p text:style-name="P2">${project_8394}</text:p>
      <text:p text:style-name="P2">${project_8395}</text:p>
      <text:p text:style-name="P2">${project_8396}</text:p>
      <text:p text:style-name="P2">${project_8397}</text:p>
      <text:p text:style-name="P2">${project_8398}</text:p>
      <text:p text:style-name="P2">${project_8399}</text:p>
      <text:p text:style-name="P2">${project_8400}</text:p>
      <text:p text:style-name="P2">${project_8401}</text:p>
      <text:p text:style-name="P2">${project_8402}</text:p>
      <text:p text:style-name="P2">${project_8403}</text:p>
      <text:p text:style-name="P2">${project_8404}</text:p>
      <text:p text:style-name="P2">${project_8405}</text:p>
      <text:p text:style-name="P2">${project_8406}</text:p>
      <text:p text:style-name="P2">${project_8407}</text:p>
      <text:p text:style-name="P2">${project_8408}</text:p>
      <text:p text:style-name="P2">${project_8409}</text:p>
      <text:p text:style-name="P2">${project_8410}</text:p>
      <text:p text:style-name="P2">${project_8411}</text:p>
      <text:p text:style-name="P2">${project_8412}</text:p>
      <text:p text:style-name="P2">${project_8413}</text:p>
      <text:p text:style-name="P2">${project_8414}</text:p>
      <text:p text:style-name="P2">${project_8415}</text:p>
      <text:p text:style-name="P2">${project_8416}</text:p>
      <text:p text:style-name="P2">${project_8417}</text:p>
      <text:p text:style-name="P2">${project_8418}</text:p>
      <text:p text:style-name="P2"><text:soft-page-break/>${project_8419}</text:p>
      <text:p text:style-name="P2">${project_8420}</text:p>
      <text:p text:style-name="P2">${project_8421}</text:p>
      <text:p text:style-name="P2">${project_8422}</text:p>
      <text:p text:style-name="P2">${project_8423}</text:p>
      <text:p text:style-name="P2">${project_8424}</text:p>
      <text:p text:style-name="P2">${project_8425}</text:p>
      <text:p text:style-name="P2">${project_8426}</text:p>
      <text:p text:style-name="P2">${project_8427}</text:p>
      <text:p text:style-name="P2">${project_8428}</text:p>
      <text:p text:style-name="P2">${project_8429}</text:p>
      <text:p text:style-name="P2">${project_8430}</text:p>
      <text:p text:style-name="P2">${project_8431}</text:p>
      <text:p text:style-name="P2">${project_8432}</text:p>
      <text:p text:style-name="P2">${project_8433}</text:p>
      <text:p text:style-name="P2">${project_8434}</text:p>
      <text:p text:style-name="P2">${project_8435}</text:p>
      <text:p text:style-name="P2">${project_8436}</text:p>
      <text:p text:style-name="P2">${project_8437}</text:p>
      <text:p text:style-name="P2">${project_8438}</text:p>
      <text:p text:style-name="P2">${project_8439}</text:p>
      <text:p text:style-name="P2">${project_8440}</text:p>
      <text:p text:style-name="P2">${project_8441}</text:p>
      <text:p text:style-name="P2">${project_8442}</text:p>
      <text:p text:style-name="P2">${project_8443}</text:p>
      <text:p text:style-name="P2">${project_8444}</text:p>
      <text:p text:style-name="P2">${project_8445}</text:p>
      <text:p text:style-name="P2">${project_8446}</text:p>
      <text:p text:style-name="P2">${project_8447}</text:p>
      <text:p text:style-name="P2">${project_8448}</text:p>
      <text:p text:style-name="P2">${project_8449}</text:p>
      <text:p text:style-name="P2">${project_8450}</text:p>
      <text:p text:style-name="P2">${project_8451}</text:p>
      <text:p text:style-name="P2">${project_8452}</text:p>
      <text:p text:style-name="P2">${project_8453}</text:p>
      <text:p text:style-name="P2">${project_8454}</text:p>
      <text:p text:style-name="P2">${project_8455}</text:p>
      <text:p text:style-name="P2">${project_8456}</text:p>
      <text:p text:style-name="P2">${project_8457}</text:p>
      <text:p text:style-name="P2">${project_8458}</text:p>
      <text:p text:style-name="P2">${project_8459}</text:p>
      <text:p text:style-name="P2">${project_8460}</text:p>
      <text:p text:style-name="P2">${project_8461}</text:p>
      <text:p text:style-name="P2">${project_8462}</text:p>
      <text:p text:style-name="P2">${project_8463}</text:p>
      <text:p text:style-name="P2">${project_8464}</text:p>
      <text:p text:style-name="P2"><text:soft-page-break/>${project_8465}</text:p>
      <text:p text:style-name="P2">${project_8466}</text:p>
      <text:p text:style-name="P2">${project_8467}</text:p>
      <text:p text:style-name="P2">${project_8468}</text:p>
      <text:p text:style-name="P2">${project_8469}</text:p>
      <text:p text:style-name="P2">${project_8470}</text:p>
      <text:p text:style-name="P2">${project_8471}</text:p>
      <text:p text:style-name="P2">${project_8472}</text:p>
      <text:p text:style-name="P2">${project_8473}</text:p>
      <text:p text:style-name="P2">${project_8474}</text:p>
      <text:p text:style-name="P2">${project_8475}</text:p>
      <text:p text:style-name="P2">${project_8476}</text:p>
      <text:p text:style-name="P2">${project_8477}</text:p>
      <text:p text:style-name="P2">${project_8478}</text:p>
      <text:p text:style-name="P2">${project_8479}</text:p>
      <text:p text:style-name="P2">${project_8480}</text:p>
      <text:p text:style-name="P2">${project_8481}</text:p>
      <text:p text:style-name="P2">${project_8482}</text:p>
      <text:p text:style-name="P2">${project_8483}</text:p>
      <text:p text:style-name="P2">${project_8484}</text:p>
      <text:p text:style-name="P2">${project_8485}</text:p>
      <text:p text:style-name="P2">${project_8486}</text:p>
      <text:p text:style-name="P2">${project_8487}</text:p>
      <text:p text:style-name="P2">${project_8488}</text:p>
      <text:p text:style-name="P2">${project_8489}</text:p>
      <text:p text:style-name="P2">${project_8490}</text:p>
      <text:p text:style-name="P2">${project_8491}</text:p>
      <text:p text:style-name="P2">${project_8492}</text:p>
      <text:p text:style-name="P2">${project_8493}</text:p>
      <text:p text:style-name="P2">${project_8494}</text:p>
      <text:p text:style-name="P2">${project_8495}</text:p>
      <text:p text:style-name="P2">${project_8496}</text:p>
      <text:p text:style-name="P2">${project_8497}</text:p>
      <text:p text:style-name="P2">${project_8498}</text:p>
      <text:p text:style-name="P2">${project_8499}</text:p>
      <text:p text:style-name="P2">${project_8500}</text:p>
      <text:p text:style-name="P2">${project_8501}</text:p>
      <text:p text:style-name="P2">${project_8502}</text:p>
      <text:p text:style-name="P2">${project_8503}</text:p>
      <text:p text:style-name="P2">${project_8504}</text:p>
      <text:p text:style-name="P2">${project_8505}</text:p>
      <text:p text:style-name="P2">${project_8506}</text:p>
      <text:p text:style-name="P2">${project_8507}</text:p>
      <text:p text:style-name="P2">${project_8508}</text:p>
      <text:p text:style-name="P2">${project_8509}</text:p>
      <text:p text:style-name="P2">${project_8510}</text:p>
      <text:p text:style-name="P2"><text:soft-page-break/>${project_8511}</text:p>
      <text:p text:style-name="P2">${project_8512}</text:p>
      <text:p text:style-name="P2">${project_8513}</text:p>
      <text:p text:style-name="P2">${project_8514}</text:p>
      <text:p text:style-name="P2">${project_8515}</text:p>
      <text:p text:style-name="P2">${project_8516}</text:p>
      <text:p text:style-name="P2">${project_8517}</text:p>
      <text:p text:style-name="P2">${project_8518}</text:p>
      <text:p text:style-name="P2">${project_8519}</text:p>
      <text:p text:style-name="P2">${project_8520}</text:p>
      <text:p text:style-name="P2">${project_8521}</text:p>
      <text:p text:style-name="P2">${project_8522}</text:p>
      <text:p text:style-name="P2">${project_8523}</text:p>
      <text:p text:style-name="P2">${project_8524}</text:p>
      <text:p text:style-name="P2">${project_8525}</text:p>
      <text:p text:style-name="P2">${project_8526}</text:p>
      <text:p text:style-name="P2">${project_8527}</text:p>
      <text:p text:style-name="P2">${project_8528}</text:p>
      <text:p text:style-name="P2">${project_8529}</text:p>
      <text:p text:style-name="P2">${project_8530}</text:p>
      <text:p text:style-name="P2">${project_8531}</text:p>
      <text:p text:style-name="P2">${project_8532}</text:p>
      <text:p text:style-name="P2">${project_8533}</text:p>
      <text:p text:style-name="P2">${project_8534}</text:p>
      <text:p text:style-name="P2">${project_8535}</text:p>
      <text:p text:style-name="P2">${project_8536}</text:p>
      <text:p text:style-name="P2">${project_8537}</text:p>
      <text:p text:style-name="P2">${project_8538}</text:p>
      <text:p text:style-name="P2">${project_8539}</text:p>
      <text:p text:style-name="P2">${project_8540}</text:p>
      <text:p text:style-name="P2">${project_8541}</text:p>
      <text:p text:style-name="P2">${project_8542}</text:p>
      <text:p text:style-name="P2">${project_8543}</text:p>
      <text:p text:style-name="P2">${project_8544}</text:p>
      <text:p text:style-name="P2">${project_8545}</text:p>
      <text:p text:style-name="P2">${project_8546}</text:p>
      <text:p text:style-name="P2">${project_8547}</text:p>
      <text:p text:style-name="P2">${project_8548}</text:p>
      <text:p text:style-name="P2">${project_8549}</text:p>
      <text:p text:style-name="P2">${project_8550}</text:p>
      <text:p text:style-name="P2">${project_8551}</text:p>
      <text:p text:style-name="P2">${project_8552}</text:p>
      <text:p text:style-name="P2">${project_8553}</text:p>
      <text:p text:style-name="P2">${project_8554}</text:p>
      <text:p text:style-name="P2">${project_8555}</text:p>
      <text:p text:style-name="P2">${project_8556}</text:p>
      <text:p text:style-name="P2"><text:soft-page-break/>${project_8557}</text:p>
      <text:p text:style-name="P2">${project_8558}</text:p>
      <text:p text:style-name="P2">${project_8559}</text:p>
      <text:p text:style-name="P2">${project_8560}</text:p>
      <text:p text:style-name="P2">${project_8561}</text:p>
      <text:p text:style-name="P2">${project_8562}</text:p>
      <text:p text:style-name="P2">${project_8563}</text:p>
      <text:p text:style-name="P2">${project_8564}</text:p>
      <text:p text:style-name="P2">${project_8565}</text:p>
      <text:p text:style-name="P2">${project_8566}</text:p>
      <text:p text:style-name="P2">${project_8567}</text:p>
      <text:p text:style-name="P2">${project_8568}</text:p>
      <text:p text:style-name="P2">${project_8569}</text:p>
      <text:p text:style-name="P2">${project_8570}</text:p>
      <text:p text:style-name="P2">${project_8571}</text:p>
      <text:p text:style-name="P2">${project_8572}</text:p>
      <text:p text:style-name="P2">${project_8573}</text:p>
      <text:p text:style-name="P2">${project_8574}</text:p>
      <text:p text:style-name="P2">${project_8575}</text:p>
      <text:p text:style-name="P2">${project_8576}</text:p>
      <text:p text:style-name="P2">${project_8577}</text:p>
      <text:p text:style-name="P2">${project_8578}</text:p>
      <text:p text:style-name="P2">${project_8579}</text:p>
      <text:p text:style-name="P2">${project_8580}</text:p>
      <text:p text:style-name="P2">${project_8581}</text:p>
      <text:p text:style-name="P2">${project_8582}</text:p>
      <text:p text:style-name="P2">${project_8583}</text:p>
      <text:p text:style-name="P2">${project_8584}</text:p>
      <text:p text:style-name="P2">${project_8585}</text:p>
      <text:p text:style-name="P2">${project_8586}</text:p>
      <text:p text:style-name="P2">${project_8587}</text:p>
      <text:p text:style-name="P2">${project_8588}</text:p>
      <text:p text:style-name="P2">${project_8589}</text:p>
      <text:p text:style-name="P2">${project_8590}</text:p>
      <text:p text:style-name="P2">${project_8591}</text:p>
      <text:p text:style-name="P2">${project_8592}</text:p>
      <text:p text:style-name="P2">${project_8593}</text:p>
      <text:p text:style-name="P2">${project_8594}</text:p>
      <text:p text:style-name="P2">${project_8595}</text:p>
      <text:p text:style-name="P2">${project_8596}</text:p>
      <text:p text:style-name="P2">${project_8597}</text:p>
      <text:p text:style-name="P2">${project_8598}</text:p>
      <text:p text:style-name="P2">${project_8599}</text:p>
      <text:p text:style-name="P2">${project_8600}</text:p>
      <text:p text:style-name="P2">${project_8601}</text:p>
      <text:p text:style-name="P2">${project_8602}</text:p>
      <text:p text:style-name="P2"><text:soft-page-break/>${project_8603}</text:p>
      <text:p text:style-name="P2">${project_8604}</text:p>
      <text:p text:style-name="P2">${project_8605}</text:p>
      <text:p text:style-name="P2">${project_8606}</text:p>
      <text:p text:style-name="P2">${project_8607}</text:p>
      <text:p text:style-name="P2">${project_8608}</text:p>
      <text:p text:style-name="P2">${project_8609}</text:p>
      <text:p text:style-name="P2">${project_8610}</text:p>
      <text:p text:style-name="P2">${project_8611}</text:p>
      <text:p text:style-name="P2">${project_8612}</text:p>
      <text:p text:style-name="P2">${project_8613}</text:p>
      <text:p text:style-name="P2">${project_8614}</text:p>
      <text:p text:style-name="P2">${project_8615}</text:p>
      <text:p text:style-name="P2">${project_8616}</text:p>
      <text:p text:style-name="P2">${project_8617}</text:p>
      <text:p text:style-name="P2">${project_8618}</text:p>
      <text:p text:style-name="P2">${project_8619}</text:p>
      <text:p text:style-name="P2">${project_8620}</text:p>
      <text:p text:style-name="P2">${project_8621}</text:p>
      <text:p text:style-name="P2">${project_8622}</text:p>
      <text:p text:style-name="P2">${project_8623}</text:p>
      <text:p text:style-name="P2">${project_8624}</text:p>
      <text:p text:style-name="P2">${project_8625}</text:p>
      <text:p text:style-name="P2">${project_8626}</text:p>
      <text:p text:style-name="P2">${project_8627}</text:p>
      <text:p text:style-name="P2">${project_8628}</text:p>
      <text:p text:style-name="P2">${project_8629}</text:p>
      <text:p text:style-name="P2">${project_8630}</text:p>
      <text:p text:style-name="P2">${project_8631}</text:p>
      <text:p text:style-name="P2">${project_8632}</text:p>
      <text:p text:style-name="P2">${project_8633}</text:p>
      <text:p text:style-name="P2">${project_8634}</text:p>
      <text:p text:style-name="P2">${project_8635}</text:p>
      <text:p text:style-name="P2">${project_8636}</text:p>
      <text:p text:style-name="P2">${project_8637}</text:p>
      <text:p text:style-name="P2">${project_8638}</text:p>
      <text:p text:style-name="P2">${project_8639}</text:p>
      <text:p text:style-name="P2">${project_8640}</text:p>
      <text:p text:style-name="P2">${project_8641}</text:p>
      <text:p text:style-name="P2">${project_8642}</text:p>
      <text:p text:style-name="P2">${project_8643}</text:p>
      <text:p text:style-name="P2">${project_8644}</text:p>
      <text:p text:style-name="P2">${project_8645}</text:p>
      <text:p text:style-name="P2">${project_8646}</text:p>
      <text:p text:style-name="P2">${project_8647}</text:p>
      <text:p text:style-name="P2">${project_8648}</text:p>
      <text:p text:style-name="P2"><text:soft-page-break/>${project_8649}</text:p>
      <text:p text:style-name="P2">${project_8650}</text:p>
      <text:p text:style-name="P2">${project_8651}</text:p>
      <text:p text:style-name="P2">${project_8652}</text:p>
      <text:p text:style-name="P2">${project_8653}</text:p>
      <text:p text:style-name="P2">${project_8654}</text:p>
      <text:p text:style-name="P2">${project_8655}</text:p>
      <text:p text:style-name="P2">${project_8656}</text:p>
      <text:p text:style-name="P2">${project_8657}</text:p>
      <text:p text:style-name="P2">${project_8658}</text:p>
      <text:p text:style-name="P2">${project_8659}</text:p>
      <text:p text:style-name="P2">${project_8660}</text:p>
      <text:p text:style-name="P2">${project_8661}</text:p>
      <text:p text:style-name="P2">${project_8662}</text:p>
      <text:p text:style-name="P2">${project_8663}</text:p>
      <text:p text:style-name="P2">${project_8664}</text:p>
      <text:p text:style-name="P2">${project_8665}</text:p>
      <text:p text:style-name="P2">${project_8666}</text:p>
      <text:p text:style-name="P2">${project_8667}</text:p>
      <text:p text:style-name="P2">${project_8668}</text:p>
      <text:p text:style-name="P2">${project_8669}</text:p>
      <text:p text:style-name="P2">${project_8670}</text:p>
      <text:p text:style-name="P2">${project_8671}</text:p>
      <text:p text:style-name="P2">${project_8672}</text:p>
      <text:p text:style-name="P2">${project_8673}</text:p>
      <text:p text:style-name="P2">${project_8674}</text:p>
      <text:p text:style-name="P2">${project_8675}</text:p>
      <text:p text:style-name="P2">${project_8676}</text:p>
      <text:p text:style-name="P2">${project_8677}</text:p>
      <text:p text:style-name="P2">${project_8678}</text:p>
      <text:p text:style-name="P2">${project_8679}</text:p>
      <text:p text:style-name="P2">${project_8680}</text:p>
      <text:p text:style-name="P2">${project_8681}</text:p>
      <text:p text:style-name="P2">${project_8682}</text:p>
      <text:p text:style-name="P2">${project_8683}</text:p>
      <text:p text:style-name="P2">${project_8684}</text:p>
      <text:p text:style-name="P2">${project_8685}</text:p>
      <text:p text:style-name="P2">${project_8686}</text:p>
      <text:p text:style-name="P2">${project_8687}</text:p>
      <text:p text:style-name="P2">${project_8688}</text:p>
      <text:p text:style-name="P2">${project_8689}</text:p>
      <text:p text:style-name="P2">${project_8690}</text:p>
      <text:p text:style-name="P2">${project_8691}</text:p>
      <text:p text:style-name="P2">${project_8692}</text:p>
      <text:p text:style-name="P2">${project_8693}</text:p>
      <text:p text:style-name="P2">${project_8694}</text:p>
      <text:p text:style-name="P2"><text:soft-page-break/>${project_8695}</text:p>
      <text:p text:style-name="P2">${project_8696}</text:p>
      <text:p text:style-name="P2">${project_8697}</text:p>
      <text:p text:style-name="P2">${project_8698}</text:p>
      <text:p text:style-name="P2">${project_8699}</text:p>
      <text:p text:style-name="P2">${project_8700}</text:p>
      <text:p text:style-name="P2">${project_8701}</text:p>
      <text:p text:style-name="P2">${project_8702}</text:p>
      <text:p text:style-name="P2">${project_8703}</text:p>
      <text:p text:style-name="P2">${project_8704}</text:p>
      <text:p text:style-name="P2">${project_8705}</text:p>
      <text:p text:style-name="P2">${project_8706}</text:p>
      <text:p text:style-name="P2">${project_8707}</text:p>
      <text:p text:style-name="P2">${project_8708}</text:p>
      <text:p text:style-name="P2">${project_8709}</text:p>
      <text:p text:style-name="P2">${project_8710}</text:p>
      <text:p text:style-name="P2">${project_8711}</text:p>
      <text:p text:style-name="P2">${project_8712}</text:p>
      <text:p text:style-name="P2">${project_8713}</text:p>
      <text:p text:style-name="P2">${project_8714}</text:p>
      <text:p text:style-name="P2">${project_8715}</text:p>
      <text:p text:style-name="P2">${project_8716}</text:p>
      <text:p text:style-name="P2">${project_8717}</text:p>
      <text:p text:style-name="P2">${project_8718}</text:p>
      <text:p text:style-name="P2">${project_8719}</text:p>
      <text:p text:style-name="P2">${project_8720}</text:p>
      <text:p text:style-name="P2">${project_8721}</text:p>
      <text:p text:style-name="P2">${project_8722}</text:p>
      <text:p text:style-name="P2">${project_8723}</text:p>
      <text:p text:style-name="P2">${project_8724}</text:p>
      <text:p text:style-name="P2">${project_8725}</text:p>
      <text:p text:style-name="P2">${project_8726}</text:p>
      <text:p text:style-name="P2">${project_8727}</text:p>
      <text:p text:style-name="P2">${project_8728}</text:p>
      <text:p text:style-name="P2">${project_8729}</text:p>
      <text:p text:style-name="P2">${project_8730}</text:p>
      <text:p text:style-name="P2">${project_8731}</text:p>
      <text:p text:style-name="P2">${project_8732}</text:p>
      <text:p text:style-name="P2">${project_8733}</text:p>
      <text:p text:style-name="P2">${project_8734}</text:p>
      <text:p text:style-name="P2">${project_8735}</text:p>
      <text:p text:style-name="P2">${project_8736}</text:p>
      <text:p text:style-name="P2">${project_8737}</text:p>
      <text:p text:style-name="P2">${project_8738}</text:p>
      <text:p text:style-name="P2">${project_8739}</text:p>
      <text:p text:style-name="P2">${project_8740}</text:p>
      <text:p text:style-name="P2"><text:soft-page-break/>${project_8741}</text:p>
      <text:p text:style-name="P2">${project_8742}</text:p>
      <text:p text:style-name="P2">${project_8743}</text:p>
      <text:p text:style-name="P2">${project_8744}</text:p>
      <text:p text:style-name="P2">${project_8745}</text:p>
      <text:p text:style-name="P2">${project_8746}</text:p>
      <text:p text:style-name="P2">${project_8747}</text:p>
      <text:p text:style-name="P2">${project_8748}</text:p>
      <text:p text:style-name="P2">${project_8749}</text:p>
      <text:p text:style-name="P2">${project_8750}</text:p>
      <text:p text:style-name="P2">${project_8751}</text:p>
      <text:p text:style-name="P2">${project_8752}</text:p>
      <text:p text:style-name="P2">${project_8753}</text:p>
      <text:p text:style-name="P2">${project_8754}</text:p>
      <text:p text:style-name="P2">${project_8755}</text:p>
      <text:p text:style-name="P2">${project_8756}</text:p>
      <text:p text:style-name="P2">${project_8757}</text:p>
      <text:p text:style-name="P2">${project_8758}</text:p>
      <text:p text:style-name="P2">${project_8759}</text:p>
      <text:p text:style-name="P2">${project_8760}</text:p>
      <text:p text:style-name="P2">${project_8761}</text:p>
      <text:p text:style-name="P2">${project_8762}</text:p>
      <text:p text:style-name="P2">${project_8763}</text:p>
      <text:p text:style-name="P2">${project_8764}</text:p>
      <text:p text:style-name="P2">${project_8765}</text:p>
      <text:p text:style-name="P2">${project_8766}</text:p>
      <text:p text:style-name="P2">${project_8767}</text:p>
      <text:p text:style-name="P2">${project_8768}</text:p>
      <text:p text:style-name="P2">${project_8769}</text:p>
      <text:p text:style-name="P2">${project_8770}</text:p>
      <text:p text:style-name="P2">${project_8771}</text:p>
      <text:p text:style-name="P2">${project_8772}</text:p>
      <text:p text:style-name="P2">${project_8773}</text:p>
      <text:p text:style-name="P2">${project_8774}</text:p>
      <text:p text:style-name="P2">${project_8775}</text:p>
      <text:p text:style-name="P2">${project_8776}</text:p>
      <text:p text:style-name="P2">${project_8777}</text:p>
      <text:p text:style-name="P2">${project_8778}</text:p>
      <text:p text:style-name="P2">${project_8779}</text:p>
      <text:p text:style-name="P2">${project_8780}</text:p>
      <text:p text:style-name="P2">${project_8781}</text:p>
      <text:p text:style-name="P2">${project_8782}</text:p>
      <text:p text:style-name="P2">${project_8783}</text:p>
      <text:p text:style-name="P2">${project_8784}</text:p>
      <text:p text:style-name="P2">${project_8785}</text:p>
      <text:p text:style-name="P2">${project_8786}</text:p>
      <text:p text:style-name="P2"><text:soft-page-break/>${project_8787}</text:p>
      <text:p text:style-name="P2">${project_8788}</text:p>
      <text:p text:style-name="P2">${project_8789}</text:p>
      <text:p text:style-name="P2">${project_8790}</text:p>
      <text:p text:style-name="P2">${project_8791}</text:p>
      <text:p text:style-name="P2">${project_8792}</text:p>
      <text:p text:style-name="P2">${project_8793}</text:p>
      <text:p text:style-name="P2">${project_8794}</text:p>
      <text:p text:style-name="P2">${project_8795}</text:p>
      <text:p text:style-name="P2">${project_8796}</text:p>
      <text:p text:style-name="P2">${project_8797}</text:p>
      <text:p text:style-name="P2">${project_8798}</text:p>
      <text:p text:style-name="P2">${project_8799}</text:p>
      <text:p text:style-name="P2">${project_8800}</text:p>
      <text:p text:style-name="P2">${project_8801}</text:p>
      <text:p text:style-name="P2">${project_8802}</text:p>
      <text:p text:style-name="P2">${project_8803}</text:p>
      <text:p text:style-name="P2">${project_8804}</text:p>
      <text:p text:style-name="P2">${project_8805}</text:p>
      <text:p text:style-name="P2">${project_8806}</text:p>
      <text:p text:style-name="P2">${project_8807}</text:p>
      <text:p text:style-name="P2">${project_8808}</text:p>
      <text:p text:style-name="P2">${project_8809}</text:p>
      <text:p text:style-name="P2">${project_8810}</text:p>
      <text:p text:style-name="P2">${project_8811}</text:p>
      <text:p text:style-name="P2">${project_8812}</text:p>
      <text:p text:style-name="P2">${project_8813}</text:p>
      <text:p text:style-name="P2">${project_8814}</text:p>
      <text:p text:style-name="P2">${project_8815}</text:p>
      <text:p text:style-name="P2">${project_8816}</text:p>
      <text:p text:style-name="P2">${project_8817}</text:p>
      <text:p text:style-name="P2">${project_8818}</text:p>
      <text:p text:style-name="P2">${project_8819}</text:p>
      <text:p text:style-name="P2">${project_8820}</text:p>
      <text:p text:style-name="P2">${project_8821}</text:p>
      <text:p text:style-name="P2">${project_8822}</text:p>
      <text:p text:style-name="P2">${project_8823}</text:p>
      <text:p text:style-name="P2">${project_8824}</text:p>
      <text:p text:style-name="P2">${project_8825}</text:p>
      <text:p text:style-name="P2">${project_8826}</text:p>
      <text:p text:style-name="P2">${project_8827}</text:p>
      <text:p text:style-name="P2">${project_8828}</text:p>
      <text:p text:style-name="P2">${project_8829}</text:p>
      <text:p text:style-name="P2">${project_8830}</text:p>
      <text:p text:style-name="P2">${project_8831}</text:p>
      <text:p text:style-name="P2">${project_8832}</text:p>
      <text:p text:style-name="P2"><text:soft-page-break/>${project_8833}</text:p>
      <text:p text:style-name="P2">${project_8834}</text:p>
      <text:p text:style-name="P2">${project_8835}</text:p>
      <text:p text:style-name="P2">${project_8836}</text:p>
      <text:p text:style-name="P2">${project_8837}</text:p>
      <text:p text:style-name="P2">${project_8838}</text:p>
      <text:p text:style-name="P2">${project_8839}</text:p>
      <text:p text:style-name="P2">${project_8840}</text:p>
      <text:p text:style-name="P2">${project_8841}</text:p>
      <text:p text:style-name="P2">${project_8842}</text:p>
      <text:p text:style-name="P2">${project_8843}</text:p>
      <text:p text:style-name="P2">${project_8844}</text:p>
      <text:p text:style-name="P2">${project_8845}</text:p>
      <text:p text:style-name="P2">${project_8846}</text:p>
      <text:p text:style-name="P2">${project_8847}</text:p>
      <text:p text:style-name="P2">${project_8848}</text:p>
      <text:p text:style-name="P2">${project_8849}</text:p>
      <text:p text:style-name="P2">${project_8850}</text:p>
      <text:p text:style-name="P2">${project_8851}</text:p>
      <text:p text:style-name="P2">${project_8852}</text:p>
      <text:p text:style-name="P2">${project_8853}</text:p>
      <text:p text:style-name="P2">${project_8854}</text:p>
      <text:p text:style-name="P2">${project_8855}</text:p>
      <text:p text:style-name="P2">${project_8856}</text:p>
      <text:p text:style-name="P2">${project_8857}</text:p>
      <text:p text:style-name="P2">${project_8858}</text:p>
      <text:p text:style-name="P2">${project_8859}</text:p>
      <text:p text:style-name="P2">${project_8860}</text:p>
      <text:p text:style-name="P2">${project_8861}</text:p>
      <text:p text:style-name="P2">${project_8862}</text:p>
      <text:p text:style-name="P2">${project_8863}</text:p>
      <text:p text:style-name="P2">${project_8864}</text:p>
      <text:p text:style-name="P2">${project_8865}</text:p>
      <text:p text:style-name="P2">${project_8866}</text:p>
      <text:p text:style-name="P2">${project_8867}</text:p>
      <text:p text:style-name="P2">${project_8868}</text:p>
      <text:p text:style-name="P2">${project_8869}</text:p>
      <text:p text:style-name="P2">${project_8870}</text:p>
      <text:p text:style-name="P2">${project_8871}</text:p>
      <text:p text:style-name="P2">${project_8872}</text:p>
      <text:p text:style-name="P2">${project_8873}</text:p>
      <text:p text:style-name="P2">${project_8874}</text:p>
      <text:p text:style-name="P2">${project_8875}</text:p>
      <text:p text:style-name="P2">${project_8876}</text:p>
      <text:p text:style-name="P2">${project_8877}</text:p>
      <text:p text:style-name="P2">${project_8878}</text:p>
      <text:p text:style-name="P2"><text:soft-page-break/>${project_8879}</text:p>
      <text:p text:style-name="P2">${project_8880}</text:p>
      <text:p text:style-name="P2">${project_8881}</text:p>
      <text:p text:style-name="P2">${project_8882}</text:p>
      <text:p text:style-name="P2">${project_8883}</text:p>
      <text:p text:style-name="P2">${project_8884}</text:p>
      <text:p text:style-name="P2">${project_8885}</text:p>
      <text:p text:style-name="P2">${project_8886}</text:p>
      <text:p text:style-name="P2">${project_8887}</text:p>
      <text:p text:style-name="P2">${project_8888}</text:p>
      <text:p text:style-name="P2">${project_8889}</text:p>
      <text:p text:style-name="P2">${project_8890}</text:p>
      <text:p text:style-name="P2">${project_8891}</text:p>
      <text:p text:style-name="P2">${project_8892}</text:p>
      <text:p text:style-name="P2">${project_8893}</text:p>
      <text:p text:style-name="P2">${project_8894}</text:p>
      <text:p text:style-name="P2">${project_8895}</text:p>
      <text:p text:style-name="P2">${project_8896}</text:p>
      <text:p text:style-name="P2">${project_8897}</text:p>
      <text:p text:style-name="P2">${project_8898}</text:p>
      <text:p text:style-name="P2">${project_8899}</text:p>
      <text:p text:style-name="P2">${project_8900}</text:p>
      <text:p text:style-name="P2">${project_8901}</text:p>
      <text:p text:style-name="P2">${project_8902}</text:p>
      <text:p text:style-name="P2">${project_8903}</text:p>
      <text:p text:style-name="P2">${project_8904}</text:p>
      <text:p text:style-name="P2">${project_8905}</text:p>
      <text:p text:style-name="P2">${project_8906}</text:p>
      <text:p text:style-name="P2">${project_8907}</text:p>
      <text:p text:style-name="P2">${project_8908}</text:p>
      <text:p text:style-name="P2">${project_8909}</text:p>
      <text:p text:style-name="P2">${project_8910}</text:p>
      <text:p text:style-name="P2">${project_8911}</text:p>
      <text:p text:style-name="P2">${project_8912}</text:p>
      <text:p text:style-name="P2">${project_8913}</text:p>
      <text:p text:style-name="P2">${project_8914}</text:p>
      <text:p text:style-name="P2">${project_8915}</text:p>
      <text:p text:style-name="P2">${project_8916}</text:p>
      <text:p text:style-name="P2">${project_8917}</text:p>
      <text:p text:style-name="P2">${project_8918}</text:p>
      <text:p text:style-name="P2">${project_8919}</text:p>
      <text:p text:style-name="P2">${project_8920}</text:p>
      <text:p text:style-name="P2">${project_8921}</text:p>
      <text:p text:style-name="P2">${project_8922}</text:p>
      <text:p text:style-name="P2">${project_8923}</text:p>
      <text:p text:style-name="P2">${project_8924}</text:p>
      <text:p text:style-name="P2"><text:soft-page-break/>${project_8925}</text:p>
      <text:p text:style-name="P2">${project_8926}</text:p>
      <text:p text:style-name="P2">${project_8927}</text:p>
      <text:p text:style-name="P2">${project_8928}</text:p>
      <text:p text:style-name="P2">${project_8929}</text:p>
      <text:p text:style-name="P2">${project_8930}</text:p>
      <text:p text:style-name="P2">${project_8931}</text:p>
      <text:p text:style-name="P2">${project_8932}</text:p>
      <text:p text:style-name="P2">${project_8933}</text:p>
      <text:p text:style-name="P2">${project_8934}</text:p>
      <text:p text:style-name="P2">${project_8935}</text:p>
      <text:p text:style-name="P2">${project_8936}</text:p>
      <text:p text:style-name="P2">${project_8937}</text:p>
      <text:p text:style-name="P2">${project_8938}</text:p>
      <text:p text:style-name="P2">${project_8939}</text:p>
      <text:p text:style-name="P2">${project_8940}</text:p>
      <text:p text:style-name="P2">${project_8941}</text:p>
      <text:p text:style-name="P2">${project_8942}</text:p>
      <text:p text:style-name="P2">${project_8943}</text:p>
      <text:p text:style-name="P2">${project_8944}</text:p>
      <text:p text:style-name="P2">${project_8945}</text:p>
      <text:p text:style-name="P2">${project_8946}</text:p>
      <text:p text:style-name="P2">${project_8947}</text:p>
      <text:p text:style-name="P2">${project_8948}</text:p>
      <text:p text:style-name="P2">${project_8949}</text:p>
      <text:p text:style-name="P2">${project_8950}</text:p>
      <text:p text:style-name="P2">${project_8951}</text:p>
      <text:p text:style-name="P2">${project_8952}</text:p>
      <text:p text:style-name="P2">${project_8953}</text:p>
      <text:p text:style-name="P2">${project_8954}</text:p>
      <text:p text:style-name="P2">${project_8955}</text:p>
      <text:p text:style-name="P2">${project_8956}</text:p>
      <text:p text:style-name="P2">${project_8957}</text:p>
      <text:p text:style-name="P2">${project_8958}</text:p>
      <text:p text:style-name="P2">${project_8959}</text:p>
      <text:p text:style-name="P2">${project_8960}</text:p>
      <text:p text:style-name="P2">${project_8961}</text:p>
      <text:p text:style-name="P2">${project_8962}</text:p>
      <text:p text:style-name="P2">${project_8963}</text:p>
      <text:p text:style-name="P2">${project_8964}</text:p>
      <text:p text:style-name="P2">${project_8965}</text:p>
      <text:p text:style-name="P2">${project_8966}</text:p>
      <text:p text:style-name="P2">${project_8967}</text:p>
      <text:p text:style-name="P2">${project_8968}</text:p>
      <text:p text:style-name="P2">${project_8969}</text:p>
      <text:p text:style-name="P2">${project_8970}</text:p>
      <text:p text:style-name="P2"><text:soft-page-break/>${project_8971}</text:p>
      <text:p text:style-name="P2">${project_8972}</text:p>
      <text:p text:style-name="P2">${project_8973}</text:p>
      <text:p text:style-name="P2">${project_8974}</text:p>
      <text:p text:style-name="P2">${project_8975}</text:p>
      <text:p text:style-name="P2">${project_8976}</text:p>
      <text:p text:style-name="P2">${project_8977}</text:p>
      <text:p text:style-name="P2">${project_8978}</text:p>
      <text:p text:style-name="P2">${project_8979}</text:p>
      <text:p text:style-name="P2">${project_8980}</text:p>
      <text:p text:style-name="P2">${project_8981}</text:p>
      <text:p text:style-name="P2">${project_8982}</text:p>
      <text:p text:style-name="P2">${project_8983}</text:p>
      <text:p text:style-name="P2">${project_8984}</text:p>
      <text:p text:style-name="P2">${project_8985}</text:p>
      <text:p text:style-name="P2">${project_8986}</text:p>
      <text:p text:style-name="P2">${project_8987}</text:p>
      <text:p text:style-name="P2">${project_8988}</text:p>
      <text:p text:style-name="P2">${project_8989}</text:p>
      <text:p text:style-name="P2">${project_8990}</text:p>
      <text:p text:style-name="P2">${project_8991}</text:p>
      <text:p text:style-name="P2">${project_8992}</text:p>
      <text:p text:style-name="P2">${project_8993}</text:p>
      <text:p text:style-name="P2">${project_8994}</text:p>
      <text:p text:style-name="P2">${project_8995}</text:p>
      <text:p text:style-name="P2">${project_8996}</text:p>
      <text:p text:style-name="P2">${project_8997}</text:p>
      <text:p text:style-name="P2">${project_8998}</text:p>
      <text:p text:style-name="P2">${project_8999}</text:p>
      <text:p text:style-name="P2">${project_9000}</text:p>
      <text:p text:style-name="P2">${project_9001}</text:p>
      <text:p text:style-name="P2">${project_9002}</text:p>
      <text:p text:style-name="P2">${project_9003}</text:p>
      <text:p text:style-name="P2">${project_9004}</text:p>
      <text:p text:style-name="P2">${project_9005}</text:p>
      <text:p text:style-name="P2">${project_9006}</text:p>
      <text:p text:style-name="P2">${project_9007}</text:p>
      <text:p text:style-name="P2">${project_9008}</text:p>
      <text:p text:style-name="P2">${project_9009}</text:p>
      <text:p text:style-name="P2">${project_9010}</text:p>
      <text:p text:style-name="P2">${project_9011}</text:p>
      <text:p text:style-name="P2">${project_9012}</text:p>
      <text:p text:style-name="P2">${project_9013}</text:p>
      <text:p text:style-name="P2">${project_9014}</text:p>
      <text:p text:style-name="P2">${project_9015}</text:p>
      <text:p text:style-name="P2">${project_9016}</text:p>
      <text:p text:style-name="P2"><text:soft-page-break/>${project_9017}</text:p>
      <text:p text:style-name="P2">${project_9018}</text:p>
      <text:p text:style-name="P2">${project_9019}</text:p>
      <text:p text:style-name="P2">${project_9020}</text:p>
      <text:p text:style-name="P2">${project_9021}</text:p>
      <text:p text:style-name="P2">${project_9022}</text:p>
      <text:p text:style-name="P2">${project_9023}</text:p>
      <text:p text:style-name="P2">${project_9024}</text:p>
      <text:p text:style-name="P2">${project_9025}</text:p>
      <text:p text:style-name="P2">${project_9026}</text:p>
      <text:p text:style-name="P2">${project_9027}</text:p>
      <text:p text:style-name="P2">${project_9028}</text:p>
      <text:p text:style-name="P2">${project_9029}</text:p>
      <text:p text:style-name="P2">${project_9030}</text:p>
      <text:p text:style-name="P2">${project_9031}</text:p>
      <text:p text:style-name="P2">${project_9032}</text:p>
      <text:p text:style-name="P2">${project_9033}</text:p>
      <text:p text:style-name="P2">${project_9034}</text:p>
      <text:p text:style-name="P2">${project_9035}</text:p>
      <text:p text:style-name="P2">${project_9036}</text:p>
      <text:p text:style-name="P2">${project_9037}</text:p>
      <text:p text:style-name="P2">${project_9038}</text:p>
      <text:p text:style-name="P2">${project_9039}</text:p>
      <text:p text:style-name="P2">${project_9040}</text:p>
      <text:p text:style-name="P2">${project_9041}</text:p>
      <text:p text:style-name="P2">${project_9042}</text:p>
      <text:p text:style-name="P2">${project_9043}</text:p>
      <text:p text:style-name="P2">${project_9044}</text:p>
      <text:p text:style-name="P2">${project_9045}</text:p>
      <text:p text:style-name="P2">${project_9046}</text:p>
      <text:p text:style-name="P2">${project_9047}</text:p>
      <text:p text:style-name="P2">${project_9048}</text:p>
      <text:p text:style-name="P2">${project_9049}</text:p>
      <text:p text:style-name="P2">${project_9050}</text:p>
      <text:p text:style-name="P2">${project_9051}</text:p>
      <text:p text:style-name="P2">${project_9052}</text:p>
      <text:p text:style-name="P2">${project_9053}</text:p>
      <text:p text:style-name="P2">${project_9054}</text:p>
      <text:p text:style-name="P2">${project_9055}</text:p>
      <text:p text:style-name="P2">${project_9056}</text:p>
      <text:p text:style-name="P2">${project_9057}</text:p>
      <text:p text:style-name="P2">${project_9058}</text:p>
      <text:p text:style-name="P2">${project_9059}</text:p>
      <text:p text:style-name="P2">${project_9060}</text:p>
      <text:p text:style-name="P2">${project_9061}</text:p>
      <text:p text:style-name="P2">${project_9062}</text:p>
      <text:p text:style-name="P2"><text:soft-page-break/>${project_9063}</text:p>
      <text:p text:style-name="P2">${project_9064}</text:p>
      <text:p text:style-name="P2">${project_9065}</text:p>
      <text:p text:style-name="P2">${project_9066}</text:p>
      <text:p text:style-name="P2">${project_9067}</text:p>
      <text:p text:style-name="P2">${project_9068}</text:p>
      <text:p text:style-name="P2">${project_9069}</text:p>
      <text:p text:style-name="P2">${project_9070}</text:p>
      <text:p text:style-name="P2">${project_9071}</text:p>
      <text:p text:style-name="P2">${project_9072}</text:p>
      <text:p text:style-name="P2">${project_9073}</text:p>
      <text:p text:style-name="P2">${project_9074}</text:p>
      <text:p text:style-name="P2">${project_9075}</text:p>
      <text:p text:style-name="P2">${project_9076}</text:p>
      <text:p text:style-name="P2">${project_9077}</text:p>
      <text:p text:style-name="P2">${project_9078}</text:p>
      <text:p text:style-name="P2">${project_9079}</text:p>
      <text:p text:style-name="P2">${project_9080}</text:p>
      <text:p text:style-name="P2">${project_9081}</text:p>
      <text:p text:style-name="P2">${project_9082}</text:p>
      <text:p text:style-name="P2">${project_9083}</text:p>
      <text:p text:style-name="P2">${project_9084}</text:p>
      <text:p text:style-name="P2">${project_9085}</text:p>
      <text:p text:style-name="P2">${project_9086}</text:p>
      <text:p text:style-name="P2">${project_9087}</text:p>
      <text:p text:style-name="P2">${project_9088}</text:p>
      <text:p text:style-name="P2">${project_9089}</text:p>
      <text:p text:style-name="P2">${project_9090}</text:p>
      <text:p text:style-name="P2">${project_9091}</text:p>
      <text:p text:style-name="P2">${project_9092}</text:p>
      <text:p text:style-name="P2">${project_9093}</text:p>
      <text:p text:style-name="P2">${project_9094}</text:p>
      <text:p text:style-name="P2">${project_9095}</text:p>
      <text:p text:style-name="P2">${project_9096}</text:p>
      <text:p text:style-name="P2">${project_9097}</text:p>
      <text:p text:style-name="P2">${project_9098}</text:p>
      <text:p text:style-name="P2">${project_9099}</text:p>
      <text:p text:style-name="P2">${project_9100}</text:p>
      <text:p text:style-name="P2">${project_9101}</text:p>
      <text:p text:style-name="P2">${project_9102}</text:p>
      <text:p text:style-name="P2">${project_9103}</text:p>
      <text:p text:style-name="P2">${project_9104}</text:p>
      <text:p text:style-name="P2">${project_9105}</text:p>
      <text:p text:style-name="P2">${project_9106}</text:p>
      <text:p text:style-name="P2">${project_9107}</text:p>
      <text:p text:style-name="P2">${project_9108}</text:p>
      <text:p text:style-name="P2"><text:soft-page-break/>${project_9109}</text:p>
      <text:p text:style-name="P2">${project_9110}</text:p>
      <text:p text:style-name="P2">${project_9111}</text:p>
      <text:p text:style-name="P2">${project_9112}</text:p>
      <text:p text:style-name="P2">${project_9113}</text:p>
      <text:p text:style-name="P2">${project_9114}</text:p>
      <text:p text:style-name="P2">${project_9115}</text:p>
      <text:p text:style-name="P2">${project_9116}</text:p>
      <text:p text:style-name="P2">${project_9117}</text:p>
      <text:p text:style-name="P2">${project_9118}</text:p>
      <text:p text:style-name="P2">${project_9119}</text:p>
      <text:p text:style-name="P2">${project_9120}</text:p>
      <text:p text:style-name="P2">${project_9121}</text:p>
      <text:p text:style-name="P2">${project_9122}</text:p>
      <text:p text:style-name="P2">${project_9123}</text:p>
      <text:p text:style-name="P2">${project_9124}</text:p>
      <text:p text:style-name="P2">${project_9125}</text:p>
      <text:p text:style-name="P2">${project_9126}</text:p>
      <text:p text:style-name="P2">${project_9127}</text:p>
      <text:p text:style-name="P2">${project_9128}</text:p>
      <text:p text:style-name="P2">${project_9129}</text:p>
      <text:p text:style-name="P2">${project_9130}</text:p>
      <text:p text:style-name="P2">${project_9131}</text:p>
      <text:p text:style-name="P2">${project_9132}</text:p>
      <text:p text:style-name="P2">${project_9133}</text:p>
      <text:p text:style-name="P2">${project_9134}</text:p>
      <text:p text:style-name="P2">${project_9135}</text:p>
      <text:p text:style-name="P2">${project_9136}</text:p>
      <text:p text:style-name="P2">${project_9137}</text:p>
      <text:p text:style-name="P2">${project_9138}</text:p>
      <text:p text:style-name="P2">${project_9139}</text:p>
      <text:p text:style-name="P2">${project_9140}</text:p>
      <text:p text:style-name="P2">${project_9141}</text:p>
      <text:p text:style-name="P2">${project_9142}</text:p>
      <text:p text:style-name="P2">${project_9143}</text:p>
      <text:p text:style-name="P2">${project_9144}</text:p>
      <text:p text:style-name="P2">${project_9145}</text:p>
      <text:p text:style-name="P2">${project_9146}</text:p>
      <text:p text:style-name="P2">${project_9147}</text:p>
      <text:p text:style-name="P2">${project_9148}</text:p>
      <text:p text:style-name="P2">${project_9149}</text:p>
      <text:p text:style-name="P2">${project_9150}</text:p>
      <text:p text:style-name="P2">${project_9151}</text:p>
      <text:p text:style-name="P2">${project_9152}</text:p>
      <text:p text:style-name="P2">${project_9153}</text:p>
      <text:p text:style-name="P2">${project_9154}</text:p>
      <text:p text:style-name="P2"><text:soft-page-break/>${project_9155}</text:p>
      <text:p text:style-name="P2">${project_9156}</text:p>
      <text:p text:style-name="P2">${project_9157}</text:p>
      <text:p text:style-name="P2">${project_9158}</text:p>
      <text:p text:style-name="P2">${project_9159}</text:p>
      <text:p text:style-name="P2">${project_9160}</text:p>
      <text:p text:style-name="P2">${project_9161}</text:p>
      <text:p text:style-name="P2">${project_9162}</text:p>
      <text:p text:style-name="P2">${project_9163}</text:p>
      <text:p text:style-name="P2">${project_9164}</text:p>
      <text:p text:style-name="P2">${project_9165}</text:p>
      <text:p text:style-name="P2">${project_9166}</text:p>
      <text:p text:style-name="P2">${project_9167}</text:p>
      <text:p text:style-name="P2">${project_9168}</text:p>
      <text:p text:style-name="P2">${project_9169}</text:p>
      <text:p text:style-name="P2">${project_9170}</text:p>
      <text:p text:style-name="P2">${project_9171}</text:p>
      <text:p text:style-name="P2">${project_9172}</text:p>
      <text:p text:style-name="P2">${project_9173}</text:p>
      <text:p text:style-name="P2">${project_9174}</text:p>
      <text:p text:style-name="P2">${project_9175}</text:p>
      <text:p text:style-name="P2">${project_9176}</text:p>
      <text:p text:style-name="P2">${project_9177}</text:p>
      <text:p text:style-name="P2">${project_9178}</text:p>
      <text:p text:style-name="P2">${project_9179}</text:p>
      <text:p text:style-name="P2">${project_9180}</text:p>
      <text:p text:style-name="P2">${project_9181}</text:p>
      <text:p text:style-name="P2">${project_9182}</text:p>
      <text:p text:style-name="P2">${project_9183}</text:p>
      <text:p text:style-name="P2">${project_9184}</text:p>
      <text:p text:style-name="P2">${project_9185}</text:p>
      <text:p text:style-name="P2">${project_9186}</text:p>
      <text:p text:style-name="P2">${project_9187}</text:p>
      <text:p text:style-name="P2">${project_9188}</text:p>
      <text:p text:style-name="P2">${project_9189}</text:p>
      <text:p text:style-name="P2">${project_9190}</text:p>
      <text:p text:style-name="P2">${project_9191}</text:p>
      <text:p text:style-name="P2">${project_9192}</text:p>
      <text:p text:style-name="P2">${project_9193}</text:p>
      <text:p text:style-name="P2">${project_9194}</text:p>
      <text:p text:style-name="P2">${project_9195}</text:p>
      <text:p text:style-name="P2">${project_9196}</text:p>
      <text:p text:style-name="P2">${project_9197}</text:p>
      <text:p text:style-name="P2">${project_9198}</text:p>
      <text:p text:style-name="P2">${project_9199}</text:p>
      <text:p text:style-name="P2">${project_9200}</text:p>
      <text:p text:style-name="P2"><text:soft-page-break/>${project_9201}</text:p>
      <text:p text:style-name="P2">${project_9202}</text:p>
      <text:p text:style-name="P2">${project_9203}</text:p>
      <text:p text:style-name="P2">${project_9204}</text:p>
      <text:p text:style-name="P2">${project_9205}</text:p>
      <text:p text:style-name="P2">${project_9206}</text:p>
      <text:p text:style-name="P2">${project_9207}</text:p>
      <text:p text:style-name="P2">${project_9208}</text:p>
      <text:p text:style-name="P2">${project_9209}</text:p>
      <text:p text:style-name="P2">${project_9210}</text:p>
      <text:p text:style-name="P2">${project_9211}</text:p>
      <text:p text:style-name="P2">${project_9212}</text:p>
      <text:p text:style-name="P2">${project_9213}</text:p>
      <text:p text:style-name="P2">${project_9214}</text:p>
      <text:p text:style-name="P2">${project_9215}</text:p>
      <text:p text:style-name="P2">${project_9216}</text:p>
      <text:p text:style-name="P2">${project_9217}</text:p>
      <text:p text:style-name="P2">${project_9218}</text:p>
      <text:p text:style-name="P2">${project_9219}</text:p>
      <text:p text:style-name="P2">${project_9220}</text:p>
      <text:p text:style-name="P2">${project_9221}</text:p>
      <text:p text:style-name="P2">${project_9222}</text:p>
      <text:p text:style-name="P2">${project_9223}</text:p>
      <text:p text:style-name="P2">${project_9224}</text:p>
      <text:p text:style-name="P2">${project_9225}</text:p>
      <text:p text:style-name="P2">${project_9226}</text:p>
      <text:p text:style-name="P2">${project_9227}</text:p>
      <text:p text:style-name="P2">${project_9228}</text:p>
      <text:p text:style-name="P2">${project_9229}</text:p>
      <text:p text:style-name="P2">${project_9230}</text:p>
      <text:p text:style-name="P2">${project_9231}</text:p>
      <text:p text:style-name="P2">${project_9232}</text:p>
      <text:p text:style-name="P2">${project_9233}</text:p>
      <text:p text:style-name="P2">${project_9234}</text:p>
      <text:p text:style-name="P2">${project_9235}</text:p>
      <text:p text:style-name="P2">${project_9236}</text:p>
      <text:p text:style-name="P2">${project_9237}</text:p>
      <text:p text:style-name="P2">${project_9238}</text:p>
      <text:p text:style-name="P2">${project_9239}</text:p>
      <text:p text:style-name="P2">${project_9240}</text:p>
      <text:p text:style-name="P2">${project_9241}</text:p>
      <text:p text:style-name="P2">${project_9242}</text:p>
      <text:p text:style-name="P2">${project_9243}</text:p>
      <text:p text:style-name="P2">${project_9244}</text:p>
      <text:p text:style-name="P2">${project_9245}</text:p>
      <text:p text:style-name="P2">${project_9246}</text:p>
      <text:p text:style-name="P2"><text:soft-page-break/>${project_9247}</text:p>
      <text:p text:style-name="P2">${project_9248}</text:p>
      <text:p text:style-name="P2">${project_9249}</text:p>
      <text:p text:style-name="P2">${project_9250}</text:p>
      <text:p text:style-name="P2">${project_9251}</text:p>
      <text:p text:style-name="P2">${project_9252}</text:p>
      <text:p text:style-name="P2">${project_9253}</text:p>
      <text:p text:style-name="P2">${project_9254}</text:p>
      <text:p text:style-name="P2">${project_9255}</text:p>
      <text:p text:style-name="P2">${project_9256}</text:p>
      <text:p text:style-name="P2">${project_9257}</text:p>
      <text:p text:style-name="P2">${project_9258}</text:p>
      <text:p text:style-name="P2">${project_9259}</text:p>
      <text:p text:style-name="P2">${project_9260}</text:p>
      <text:p text:style-name="P2">${project_9261}</text:p>
      <text:p text:style-name="P2">${project_9262}</text:p>
      <text:p text:style-name="P2">${project_9263}</text:p>
      <text:p text:style-name="P2">${project_9264}</text:p>
      <text:p text:style-name="P2">${project_9265}</text:p>
      <text:p text:style-name="P2">${project_9266}</text:p>
      <text:p text:style-name="P2">${project_9267}</text:p>
      <text:p text:style-name="P2">${project_9268}</text:p>
      <text:p text:style-name="P2">${project_9269}</text:p>
      <text:p text:style-name="P2">${project_9270}</text:p>
      <text:p text:style-name="P2">${project_9271}</text:p>
      <text:p text:style-name="P2">${project_9272}</text:p>
      <text:p text:style-name="P2">${project_9273}</text:p>
      <text:p text:style-name="P2">${project_9274}</text:p>
      <text:p text:style-name="P2">${project_9275}</text:p>
      <text:p text:style-name="P2">${project_9276}</text:p>
      <text:p text:style-name="P2">${project_9277}</text:p>
      <text:p text:style-name="P2">${project_9278}</text:p>
      <text:p text:style-name="P2">${project_9279}</text:p>
      <text:p text:style-name="P2">${project_9280}</text:p>
      <text:p text:style-name="P2">${project_9281}</text:p>
      <text:p text:style-name="P2">${project_9282}</text:p>
      <text:p text:style-name="P2">${project_9283}</text:p>
      <text:p text:style-name="P2">${project_9284}</text:p>
      <text:p text:style-name="P2">${project_9285}</text:p>
      <text:p text:style-name="P2">${project_9286}</text:p>
      <text:p text:style-name="P2">${project_9287}</text:p>
      <text:p text:style-name="P2">${project_9288}</text:p>
      <text:p text:style-name="P2">${project_9289}</text:p>
      <text:p text:style-name="P2">${project_9290}</text:p>
      <text:p text:style-name="P2">${project_9291}</text:p>
      <text:p text:style-name="P2">${project_9292}</text:p>
      <text:p text:style-name="P2"><text:soft-page-break/>${project_9293}</text:p>
      <text:p text:style-name="P2">${project_9294}</text:p>
      <text:p text:style-name="P2">${project_9295}</text:p>
      <text:p text:style-name="P2">${project_9296}</text:p>
      <text:p text:style-name="P2">${project_9297}</text:p>
      <text:p text:style-name="P2">${project_9298}</text:p>
      <text:p text:style-name="P2">${project_9299}</text:p>
      <text:p text:style-name="P2">${project_9300}</text:p>
      <text:p text:style-name="P2">${project_9301}</text:p>
      <text:p text:style-name="P2">${project_9302}</text:p>
      <text:p text:style-name="P2">${project_9303}</text:p>
      <text:p text:style-name="P2">${project_9304}</text:p>
      <text:p text:style-name="P2">${project_9305}</text:p>
      <text:p text:style-name="P2">${project_9306}</text:p>
      <text:p text:style-name="P2">${project_9307}</text:p>
      <text:p text:style-name="P2">${project_9308}</text:p>
      <text:p text:style-name="P2">${project_9309}</text:p>
      <text:p text:style-name="P2">${project_9310}</text:p>
      <text:p text:style-name="P2">${project_9311}</text:p>
      <text:p text:style-name="P2">${project_9312}</text:p>
      <text:p text:style-name="P2">${project_9313}</text:p>
      <text:p text:style-name="P2">${project_9314}</text:p>
      <text:p text:style-name="P2">${project_9315}</text:p>
      <text:p text:style-name="P2">${project_9316}</text:p>
      <text:p text:style-name="P2">${project_9317}</text:p>
      <text:p text:style-name="P2">${project_9318}</text:p>
      <text:p text:style-name="P2">${project_9319}</text:p>
      <text:p text:style-name="P2">${project_9320}</text:p>
      <text:p text:style-name="P2">${project_9321}</text:p>
      <text:p text:style-name="P2">${project_9322}</text:p>
      <text:p text:style-name="P2">${project_9323}</text:p>
      <text:p text:style-name="P2">${project_9324}</text:p>
      <text:p text:style-name="P2">${project_9325}</text:p>
      <text:p text:style-name="P2">${project_9326}</text:p>
      <text:p text:style-name="P2">${project_9327}</text:p>
      <text:p text:style-name="P2">${project_9328}</text:p>
      <text:p text:style-name="P2">${project_9329}</text:p>
      <text:p text:style-name="P2">${project_9330}</text:p>
      <text:p text:style-name="P2">${project_9331}</text:p>
      <text:p text:style-name="P2">${project_9332}</text:p>
      <text:p text:style-name="P2">${project_9333}</text:p>
      <text:p text:style-name="P2">${project_9334}</text:p>
      <text:p text:style-name="P2">${project_9335}</text:p>
      <text:p text:style-name="P2">${project_9336}</text:p>
      <text:p text:style-name="P2">${project_9337}</text:p>
      <text:p text:style-name="P2">${project_9338}</text:p>
      <text:p text:style-name="P2"><text:soft-page-break/>${project_9339}</text:p>
      <text:p text:style-name="P2">${project_9340}</text:p>
      <text:p text:style-name="P2">${project_9341}</text:p>
      <text:p text:style-name="P2">${project_9342}</text:p>
      <text:p text:style-name="P2">${project_9343}</text:p>
      <text:p text:style-name="P2">${project_9344}</text:p>
      <text:p text:style-name="P2">${project_9345}</text:p>
      <text:p text:style-name="P2">${project_9346}</text:p>
      <text:p text:style-name="P2">${project_9347}</text:p>
      <text:p text:style-name="P2">${project_9348}</text:p>
      <text:p text:style-name="P2">${project_9349}</text:p>
      <text:p text:style-name="P2">${project_9350}</text:p>
      <text:p text:style-name="P2">${project_9351}</text:p>
      <text:p text:style-name="P2">${project_9352}</text:p>
      <text:p text:style-name="P2">${project_9353}</text:p>
      <text:p text:style-name="P2">${project_9354}</text:p>
      <text:p text:style-name="P2">${project_9355}</text:p>
      <text:p text:style-name="P2">${project_9356}</text:p>
      <text:p text:style-name="P2">${project_9357}</text:p>
      <text:p text:style-name="P2">${project_9358}</text:p>
      <text:p text:style-name="P2">${project_9359}</text:p>
      <text:p text:style-name="P2">${project_9360}</text:p>
      <text:p text:style-name="P2">${project_9361}</text:p>
      <text:p text:style-name="P2">${project_9362}</text:p>
      <text:p text:style-name="P2">${project_9363}</text:p>
      <text:p text:style-name="P2">${project_9364}</text:p>
      <text:p text:style-name="P2">${project_9365}</text:p>
      <text:p text:style-name="P2">${project_9366}</text:p>
      <text:p text:style-name="P2">${project_9367}</text:p>
      <text:p text:style-name="P2">${project_9368}</text:p>
      <text:p text:style-name="P2">${project_9369}</text:p>
      <text:p text:style-name="P2">${project_9370}</text:p>
      <text:p text:style-name="P2">${project_9371}</text:p>
      <text:p text:style-name="P2">${project_9372}</text:p>
      <text:p text:style-name="P2">${project_9373}</text:p>
      <text:p text:style-name="P2">${project_9374}</text:p>
      <text:p text:style-name="P2">${project_9375}</text:p>
      <text:p text:style-name="P2">${project_9376}</text:p>
      <text:p text:style-name="P2">${project_9377}</text:p>
      <text:p text:style-name="P2">${project_9378}</text:p>
      <text:p text:style-name="P2">${project_9379}</text:p>
      <text:p text:style-name="P2">${project_9380}</text:p>
      <text:p text:style-name="P2">${project_9381}</text:p>
      <text:p text:style-name="P2">${project_9382}</text:p>
      <text:p text:style-name="P2">${project_9383}</text:p>
      <text:p text:style-name="P2">${project_9384}</text:p>
      <text:p text:style-name="P2"><text:soft-page-break/>${project_9385}</text:p>
      <text:p text:style-name="P2">${project_9386}</text:p>
      <text:p text:style-name="P2">${project_9387}</text:p>
      <text:p text:style-name="P2">${project_9388}</text:p>
      <text:p text:style-name="P2">${project_9389}</text:p>
      <text:p text:style-name="P2">${project_9390}</text:p>
      <text:p text:style-name="P2">${project_9391}</text:p>
      <text:p text:style-name="P2">${project_9392}</text:p>
      <text:p text:style-name="P2">${project_9393}</text:p>
      <text:p text:style-name="P2">${project_9394}</text:p>
      <text:p text:style-name="P2">${project_9395}</text:p>
      <text:p text:style-name="P2">${project_9396}</text:p>
      <text:p text:style-name="P2">${project_9397}</text:p>
      <text:p text:style-name="P2">${project_9398}</text:p>
      <text:p text:style-name="P2">${project_9399}</text:p>
      <text:p text:style-name="P2">${project_9400}</text:p>
      <text:p text:style-name="P2">${project_9401}</text:p>
      <text:p text:style-name="P2">${project_9402}</text:p>
      <text:p text:style-name="P2">${project_9403}</text:p>
      <text:p text:style-name="P2">${project_9404}</text:p>
      <text:p text:style-name="P2">${project_9405}</text:p>
      <text:p text:style-name="P2">${project_9406}</text:p>
      <text:p text:style-name="P2">${project_9407}</text:p>
      <text:p text:style-name="P2">${project_9408}</text:p>
      <text:p text:style-name="P2">${project_9409}</text:p>
      <text:p text:style-name="P2">${project_9410}</text:p>
      <text:p text:style-name="P2">${project_9411}</text:p>
      <text:p text:style-name="P2">${project_9412}</text:p>
      <text:p text:style-name="P2">${project_9413}</text:p>
      <text:p text:style-name="P2">${project_9414}</text:p>
      <text:p text:style-name="P2">${project_9415}</text:p>
      <text:p text:style-name="P2">${project_9416}</text:p>
      <text:p text:style-name="P2">${project_9417}</text:p>
      <text:p text:style-name="P2">${project_9418}</text:p>
      <text:p text:style-name="P2">${project_9419}</text:p>
      <text:p text:style-name="P2">${project_9420}</text:p>
      <text:p text:style-name="P2">${project_9421}</text:p>
      <text:p text:style-name="P2">${project_9422}</text:p>
      <text:p text:style-name="P2">${project_9423}</text:p>
      <text:p text:style-name="P2">${project_9424}</text:p>
      <text:p text:style-name="P2">${project_9425}</text:p>
      <text:p text:style-name="P2">${project_9426}</text:p>
      <text:p text:style-name="P2">${project_9427}</text:p>
      <text:p text:style-name="P2">${project_9428}</text:p>
      <text:p text:style-name="P2">${project_9429}</text:p>
      <text:p text:style-name="P2">${project_9430}</text:p>
      <text:p text:style-name="P2"><text:soft-page-break/>${project_9431}</text:p>
      <text:p text:style-name="P2">${project_9432}</text:p>
      <text:p text:style-name="P2">${project_9433}</text:p>
      <text:p text:style-name="P2">${project_9434}</text:p>
      <text:p text:style-name="P2">${project_9435}</text:p>
      <text:p text:style-name="P2">${project_9436}</text:p>
      <text:p text:style-name="P2">${project_9437}</text:p>
      <text:p text:style-name="P2">${project_9438}</text:p>
      <text:p text:style-name="P2">${project_9439}</text:p>
      <text:p text:style-name="P2">${project_9440}</text:p>
      <text:p text:style-name="P2">${project_9441}</text:p>
      <text:p text:style-name="P2">${project_9442}</text:p>
      <text:p text:style-name="P2">${project_9443}</text:p>
      <text:p text:style-name="P2">${project_9444}</text:p>
      <text:p text:style-name="P2">${project_9445}</text:p>
      <text:p text:style-name="P2">${project_9446}</text:p>
      <text:p text:style-name="P2">${project_9447}</text:p>
      <text:p text:style-name="P2">${project_9448}</text:p>
      <text:p text:style-name="P2">${project_9449}</text:p>
      <text:p text:style-name="P2">${project_9450}</text:p>
      <text:p text:style-name="P2">${project_9451}</text:p>
      <text:p text:style-name="P2">${project_9452}</text:p>
      <text:p text:style-name="P2">${project_9453}</text:p>
      <text:p text:style-name="P2">${project_9454}</text:p>
      <text:p text:style-name="P2">${project_9455}</text:p>
      <text:p text:style-name="P2">${project_9456}</text:p>
      <text:p text:style-name="P2">${project_9457}</text:p>
      <text:p text:style-name="P2">${project_9458}</text:p>
      <text:p text:style-name="P2">${project_9459}</text:p>
      <text:p text:style-name="P2">${project_9460}</text:p>
      <text:p text:style-name="P2">${project_9461}</text:p>
      <text:p text:style-name="P2">${project_9462}</text:p>
      <text:p text:style-name="P2">${project_9463}</text:p>
      <text:p text:style-name="P2">${project_9464}</text:p>
      <text:p text:style-name="P2">${project_9465}</text:p>
      <text:p text:style-name="P2">${project_9466}</text:p>
      <text:p text:style-name="P2">${project_9467}</text:p>
      <text:p text:style-name="P2">${project_9468}</text:p>
      <text:p text:style-name="P2">${project_9469}</text:p>
      <text:p text:style-name="P2">${project_9470}</text:p>
      <text:p text:style-name="P2">${project_9471}</text:p>
      <text:p text:style-name="P2">${project_9472}</text:p>
      <text:p text:style-name="P2">${project_9473}</text:p>
      <text:p text:style-name="P2">${project_9474}</text:p>
      <text:p text:style-name="P2">${project_9475}</text:p>
      <text:p text:style-name="P2">${project_9476}</text:p>
      <text:p text:style-name="P2"><text:soft-page-break/>${project_9477}</text:p>
      <text:p text:style-name="P2">${project_9478}</text:p>
      <text:p text:style-name="P2">${project_9479}</text:p>
      <text:p text:style-name="P2">${project_9480}</text:p>
      <text:p text:style-name="P2">${project_9481}</text:p>
      <text:p text:style-name="P2">${project_9482}</text:p>
      <text:p text:style-name="P2">${project_9483}</text:p>
      <text:p text:style-name="P2">${project_9484}</text:p>
      <text:p text:style-name="P2">${project_9485}</text:p>
      <text:p text:style-name="P2">${project_9486}</text:p>
      <text:p text:style-name="P2">${project_9487}</text:p>
      <text:p text:style-name="P2">${project_9488}</text:p>
      <text:p text:style-name="P2">${project_9489}</text:p>
      <text:p text:style-name="P2">${project_9490}</text:p>
      <text:p text:style-name="P2">${project_9491}</text:p>
      <text:p text:style-name="P2">${project_9492}</text:p>
      <text:p text:style-name="P2">${project_9493}</text:p>
      <text:p text:style-name="P2">${project_9494}</text:p>
      <text:p text:style-name="P2">${project_9495}</text:p>
      <text:p text:style-name="P2">${project_9496}</text:p>
      <text:p text:style-name="P2">${project_9497}</text:p>
      <text:p text:style-name="P2">${project_9498}</text:p>
      <text:p text:style-name="P2">${project_9499}</text:p>
      <text:p text:style-name="P2">${project_9500}</text:p>
      <text:p text:style-name="P2">${project_9501}</text:p>
      <text:p text:style-name="P2">${project_9502}</text:p>
      <text:p text:style-name="P2">${project_9503}</text:p>
      <text:p text:style-name="P2">${project_9504}</text:p>
      <text:p text:style-name="P2">${project_9505}</text:p>
      <text:p text:style-name="P2">${project_9506}</text:p>
      <text:p text:style-name="P2">${project_9507}</text:p>
      <text:p text:style-name="P2">${project_9508}</text:p>
      <text:p text:style-name="P2">${project_9509}</text:p>
      <text:p text:style-name="P2">${project_9510}</text:p>
      <text:p text:style-name="P2">${project_9511}</text:p>
      <text:p text:style-name="P2">${project_9512}</text:p>
      <text:p text:style-name="P2">${project_9513}</text:p>
      <text:p text:style-name="P2">${project_9514}</text:p>
      <text:p text:style-name="P2">${project_9515}</text:p>
      <text:p text:style-name="P2">${project_9516}</text:p>
      <text:p text:style-name="P2">${project_9517}</text:p>
      <text:p text:style-name="P2">${project_9518}</text:p>
      <text:p text:style-name="P2">${project_9519}</text:p>
      <text:p text:style-name="P2">${project_9520}</text:p>
      <text:p text:style-name="P2">${project_9521}</text:p>
      <text:p text:style-name="P2">${project_9522}</text:p>
      <text:p text:style-name="P2"><text:soft-page-break/>${project_9523}</text:p>
      <text:p text:style-name="P2">${project_9524}</text:p>
      <text:p text:style-name="P2">${project_9525}</text:p>
      <text:p text:style-name="P2">${project_9526}</text:p>
      <text:p text:style-name="P2">${project_9527}</text:p>
      <text:p text:style-name="P2">${project_9528}</text:p>
      <text:p text:style-name="P2">${project_9529}</text:p>
      <text:p text:style-name="P2">${project_9530}</text:p>
      <text:p text:style-name="P2">${project_9531}</text:p>
      <text:p text:style-name="P2">${project_9532}</text:p>
      <text:p text:style-name="P2">${project_9533}</text:p>
      <text:p text:style-name="P2">${project_9534}</text:p>
      <text:p text:style-name="P2">${project_9535}</text:p>
      <text:p text:style-name="P2">${project_9536}</text:p>
      <text:p text:style-name="P2">${project_9537}</text:p>
      <text:p text:style-name="P2">${project_9538}</text:p>
      <text:p text:style-name="P2">${project_9539}</text:p>
      <text:p text:style-name="P2">${project_9540}</text:p>
      <text:p text:style-name="P2">${project_9541}</text:p>
      <text:p text:style-name="P2">${project_9542}</text:p>
      <text:p text:style-name="P2">${project_9543}</text:p>
      <text:p text:style-name="P2">${project_9544}</text:p>
      <text:p text:style-name="P2">${project_9545}</text:p>
      <text:p text:style-name="P2">${project_9546}</text:p>
      <text:p text:style-name="P2">${project_9547}</text:p>
      <text:p text:style-name="P2">${project_9548}</text:p>
      <text:p text:style-name="P2">${project_9549}</text:p>
      <text:p text:style-name="P2">${project_9550}</text:p>
      <text:p text:style-name="P2">${project_9551}</text:p>
      <text:p text:style-name="P2">${project_9552}</text:p>
      <text:p text:style-name="P2">${project_9553}</text:p>
      <text:p text:style-name="P2">${project_9554}</text:p>
      <text:p text:style-name="P2">${project_9555}</text:p>
      <text:p text:style-name="P2">${project_9556}</text:p>
      <text:p text:style-name="P2">${project_9557}</text:p>
      <text:p text:style-name="P2">${project_9558}</text:p>
      <text:p text:style-name="P2">${project_9559}</text:p>
      <text:p text:style-name="P2">${project_9560}</text:p>
      <text:p text:style-name="P2">${project_9561}</text:p>
      <text:p text:style-name="P2">${project_9562}</text:p>
      <text:p text:style-name="P2">${project_9563}</text:p>
      <text:p text:style-name="P2">${project_9564}</text:p>
      <text:p text:style-name="P2">${project_9565}</text:p>
      <text:p text:style-name="P2">${project_9566}</text:p>
      <text:p text:style-name="P2">${project_9567}</text:p>
      <text:p text:style-name="P2">${project_9568}</text:p>
      <text:p text:style-name="P2"><text:soft-page-break/>${project_9569}</text:p>
      <text:p text:style-name="P2">${project_9570}</text:p>
      <text:p text:style-name="P2">${project_9571}</text:p>
      <text:p text:style-name="P2">${project_9572}</text:p>
      <text:p text:style-name="P2">${project_9573}</text:p>
      <text:p text:style-name="P2">${project_9574}</text:p>
      <text:p text:style-name="P2">${project_9575}</text:p>
      <text:p text:style-name="P2">${project_9576}</text:p>
      <text:p text:style-name="P2">${project_9577}</text:p>
      <text:p text:style-name="P2">${project_9578}</text:p>
      <text:p text:style-name="P2">${project_9579}</text:p>
      <text:p text:style-name="P2">${project_9580}</text:p>
      <text:p text:style-name="P2">${project_9581}</text:p>
      <text:p text:style-name="P2">${project_9582}</text:p>
      <text:p text:style-name="P2">${project_9583}</text:p>
      <text:p text:style-name="P2">${project_9584}</text:p>
      <text:p text:style-name="P2">${project_9585}</text:p>
      <text:p text:style-name="P2">${project_9586}</text:p>
      <text:p text:style-name="P2">${project_9587}</text:p>
      <text:p text:style-name="P2">${project_9588}</text:p>
      <text:p text:style-name="P2">${project_9589}</text:p>
      <text:p text:style-name="P2">${project_9590}</text:p>
      <text:p text:style-name="P2">${project_9591}</text:p>
      <text:p text:style-name="P2">${project_9592}</text:p>
      <text:p text:style-name="P2">${project_9593}</text:p>
      <text:p text:style-name="P2">${project_9594}</text:p>
      <text:p text:style-name="P2">${project_9595}</text:p>
      <text:p text:style-name="P2">${project_9596}</text:p>
      <text:p text:style-name="P2">${project_9597}</text:p>
      <text:p text:style-name="P2">${project_9598}</text:p>
      <text:p text:style-name="P2">${project_9599}</text:p>
      <text:p text:style-name="P2">${project_9600}</text:p>
      <text:p text:style-name="P2">${project_9601}</text:p>
      <text:p text:style-name="P2">${project_9602}</text:p>
      <text:p text:style-name="P2">${project_9603}</text:p>
      <text:p text:style-name="P2">${project_9604}</text:p>
      <text:p text:style-name="P2">${project_9605}</text:p>
      <text:p text:style-name="P2">${project_9606}</text:p>
      <text:p text:style-name="P2">${project_9607}</text:p>
      <text:p text:style-name="P2">${project_9608}</text:p>
      <text:p text:style-name="P2">${project_9609}</text:p>
      <text:p text:style-name="P2">${project_9610}</text:p>
      <text:p text:style-name="P2">${project_9611}</text:p>
      <text:p text:style-name="P2">${project_9612}</text:p>
      <text:p text:style-name="P2">${project_9613}</text:p>
      <text:p text:style-name="P2">${project_9614}</text:p>
      <text:p text:style-name="P2"><text:soft-page-break/>${project_9615}</text:p>
      <text:p text:style-name="P2">${project_9616}</text:p>
      <text:p text:style-name="P2">${project_9617}</text:p>
      <text:p text:style-name="P2">${project_9618}</text:p>
      <text:p text:style-name="P2">${project_9619}</text:p>
      <text:p text:style-name="P2">${project_9620}</text:p>
      <text:p text:style-name="P2">${project_9621}</text:p>
      <text:p text:style-name="P2">${project_9622}</text:p>
      <text:p text:style-name="P2">${project_9623}</text:p>
      <text:p text:style-name="P2">${project_9624}</text:p>
      <text:p text:style-name="P2">${project_9625}</text:p>
      <text:p text:style-name="P2">${project_9626}</text:p>
      <text:p text:style-name="P2">${project_9627}</text:p>
      <text:p text:style-name="P2">${project_9628}</text:p>
      <text:p text:style-name="P2">${project_9629}</text:p>
      <text:p text:style-name="P2">${project_9630}</text:p>
      <text:p text:style-name="P2">${project_9631}</text:p>
      <text:p text:style-name="P2">${project_9632}</text:p>
      <text:p text:style-name="P2">${project_9633}</text:p>
      <text:p text:style-name="P2">${project_9634}</text:p>
      <text:p text:style-name="P2">${project_9635}</text:p>
      <text:p text:style-name="P2">${project_9636}</text:p>
      <text:p text:style-name="P2">${project_9637}</text:p>
      <text:p text:style-name="P2">${project_9638}</text:p>
      <text:p text:style-name="P2">${project_9639}</text:p>
      <text:p text:style-name="P2">${project_9640}</text:p>
      <text:p text:style-name="P2">${project_9641}</text:p>
      <text:p text:style-name="P2">${project_9642}</text:p>
      <text:p text:style-name="P2">${project_9643}</text:p>
      <text:p text:style-name="P2">${project_9644}</text:p>
      <text:p text:style-name="P2">${project_9645}</text:p>
      <text:p text:style-name="P2">${project_9646}</text:p>
      <text:p text:style-name="P2">${project_9647}</text:p>
      <text:p text:style-name="P2">${project_9648}</text:p>
      <text:p text:style-name="P2">${project_9649}</text:p>
      <text:p text:style-name="P2">${project_9650}</text:p>
      <text:p text:style-name="P2">${project_9651}</text:p>
      <text:p text:style-name="P2">${project_9652}</text:p>
      <text:p text:style-name="P2">${project_9653}</text:p>
      <text:p text:style-name="P2">${project_9654}</text:p>
      <text:p text:style-name="P2">${project_9655}</text:p>
      <text:p text:style-name="P2">${project_9656}</text:p>
      <text:p text:style-name="P2">${project_9657}</text:p>
      <text:p text:style-name="P2">${project_9658}</text:p>
      <text:p text:style-name="P2">${project_9659}</text:p>
      <text:p text:style-name="P2">${project_9660}</text:p>
      <text:p text:style-name="P2"><text:soft-page-break/>${project_9661}</text:p>
      <text:p text:style-name="P2">${project_9662}</text:p>
      <text:p text:style-name="P2">${project_9663}</text:p>
      <text:p text:style-name="P2">${project_9664}</text:p>
      <text:p text:style-name="P2">${project_9665}</text:p>
      <text:p text:style-name="P2">${project_9666}</text:p>
      <text:p text:style-name="P2">${project_9667}</text:p>
      <text:p text:style-name="P2">${project_9668}</text:p>
      <text:p text:style-name="P2">${project_9669}</text:p>
      <text:p text:style-name="P2">${project_9670}</text:p>
      <text:p text:style-name="P2">${project_9671}</text:p>
      <text:p text:style-name="P2">${project_9672}</text:p>
      <text:p text:style-name="P2">${project_9673}</text:p>
      <text:p text:style-name="P2">${project_9674}</text:p>
      <text:p text:style-name="P2">${project_9675}</text:p>
      <text:p text:style-name="P2">${project_9676}</text:p>
      <text:p text:style-name="P2">${project_9677}</text:p>
      <text:p text:style-name="P2">${project_9678}</text:p>
      <text:p text:style-name="P2">${project_9679}</text:p>
      <text:p text:style-name="P2">${project_9680}</text:p>
      <text:p text:style-name="P2">${project_9681}</text:p>
      <text:p text:style-name="P2">${project_9682}</text:p>
      <text:p text:style-name="P2">${project_9683}</text:p>
      <text:p text:style-name="P2">${project_9684}</text:p>
      <text:p text:style-name="P2">${project_9685}</text:p>
      <text:p text:style-name="P2">${project_9686}</text:p>
      <text:p text:style-name="P2">${project_9687}</text:p>
      <text:p text:style-name="P2">${project_9688}</text:p>
      <text:p text:style-name="P2">${project_9689}</text:p>
      <text:p text:style-name="P2">${project_9690}</text:p>
      <text:p text:style-name="P2">${project_9691}</text:p>
      <text:p text:style-name="P2">${project_9692}</text:p>
      <text:p text:style-name="P2">${project_9693}</text:p>
      <text:p text:style-name="P2">${project_9694}</text:p>
      <text:p text:style-name="P2">${project_9695}</text:p>
      <text:p text:style-name="P2">${project_9696}</text:p>
      <text:p text:style-name="P2">${project_9697}</text:p>
      <text:p text:style-name="P2">${project_9698}</text:p>
      <text:p text:style-name="P2">${project_9699}</text:p>
      <text:p text:style-name="P2">${project_9700}</text:p>
      <text:p text:style-name="P2">${project_9701}</text:p>
      <text:p text:style-name="P2">${project_9702}</text:p>
      <text:p text:style-name="P2">${project_9703}</text:p>
      <text:p text:style-name="P2">${project_9704}</text:p>
      <text:p text:style-name="P2">${project_9705}</text:p>
      <text:p text:style-name="P2">${project_9706}</text:p>
      <text:p text:style-name="P2"><text:soft-page-break/>${project_9707}</text:p>
      <text:p text:style-name="P2">${project_9708}</text:p>
      <text:p text:style-name="P2">${project_9709}</text:p>
      <text:p text:style-name="P2">${project_9710}</text:p>
      <text:p text:style-name="P2">${project_9711}</text:p>
      <text:p text:style-name="P2">${project_9712}</text:p>
      <text:p text:style-name="P2">${project_9713}</text:p>
      <text:p text:style-name="P2">${project_9714}</text:p>
      <text:p text:style-name="P2">${project_9715}</text:p>
      <text:p text:style-name="P2">${project_9716}</text:p>
      <text:p text:style-name="P2">${project_9717}</text:p>
      <text:p text:style-name="P2">${project_9718}</text:p>
      <text:p text:style-name="P2">${project_9719}</text:p>
      <text:p text:style-name="P2">${project_9720}</text:p>
      <text:p text:style-name="P2">${project_9721}</text:p>
      <text:p text:style-name="P2">${project_9722}</text:p>
      <text:p text:style-name="P2">${project_9723}</text:p>
      <text:p text:style-name="P2">${project_9724}</text:p>
      <text:p text:style-name="P2">${project_9725}</text:p>
      <text:p text:style-name="P2">${project_9726}</text:p>
      <text:p text:style-name="P2">${project_9727}</text:p>
      <text:p text:style-name="P2">${project_9728}</text:p>
      <text:p text:style-name="P2">${project_9729}</text:p>
      <text:p text:style-name="P2">${project_9730}</text:p>
      <text:p text:style-name="P2">${project_9731}</text:p>
      <text:p text:style-name="P2">${project_9732}</text:p>
      <text:p text:style-name="P2">${project_9733}</text:p>
      <text:p text:style-name="P2">${project_9734}</text:p>
      <text:p text:style-name="P2">${project_9735}</text:p>
      <text:p text:style-name="P2">${project_9736}</text:p>
      <text:p text:style-name="P2">${project_9737}</text:p>
      <text:p text:style-name="P2">${project_9738}</text:p>
      <text:p text:style-name="P2">${project_9739}</text:p>
      <text:p text:style-name="P2">${project_9740}</text:p>
      <text:p text:style-name="P2">${project_9741}</text:p>
      <text:p text:style-name="P2">${project_9742}</text:p>
      <text:p text:style-name="P2">${project_9743}</text:p>
      <text:p text:style-name="P2">${project_9744}</text:p>
      <text:p text:style-name="P2">${project_9745}</text:p>
      <text:p text:style-name="P2">${project_9746}</text:p>
      <text:p text:style-name="P2">${project_9747}</text:p>
      <text:p text:style-name="P2">${project_9748}</text:p>
      <text:p text:style-name="P2">${project_9749}</text:p>
      <text:p text:style-name="P2">${project_9750}</text:p>
      <text:p text:style-name="P2">${project_9751}</text:p>
      <text:p text:style-name="P2">${project_9752}</text:p>
      <text:p text:style-name="P2"><text:soft-page-break/>${project_9753}</text:p>
      <text:p text:style-name="P2">${project_9754}</text:p>
      <text:p text:style-name="P2">${project_9755}</text:p>
      <text:p text:style-name="P2">${project_9756}</text:p>
      <text:p text:style-name="P2">${project_9757}</text:p>
      <text:p text:style-name="P2">${project_9758}</text:p>
      <text:p text:style-name="P2">${project_9759}</text:p>
      <text:p text:style-name="P2">${project_9760}</text:p>
      <text:p text:style-name="P2">${project_9761}</text:p>
      <text:p text:style-name="P2">${project_9762}</text:p>
      <text:p text:style-name="P2">${project_9763}</text:p>
      <text:p text:style-name="P2">${project_9764}</text:p>
      <text:p text:style-name="P2">${project_9765}</text:p>
      <text:p text:style-name="P2">${project_9766}</text:p>
      <text:p text:style-name="P2">${project_9767}</text:p>
      <text:p text:style-name="P2">${project_9768}</text:p>
      <text:p text:style-name="P2">${project_9769}</text:p>
      <text:p text:style-name="P2">${project_9770}</text:p>
      <text:p text:style-name="P2">${project_9771}</text:p>
      <text:p text:style-name="P2">${project_9772}</text:p>
      <text:p text:style-name="P2">${project_9773}</text:p>
      <text:p text:style-name="P2">${project_9774}</text:p>
      <text:p text:style-name="P2">${project_9775}</text:p>
      <text:p text:style-name="P2">${project_9776}</text:p>
      <text:p text:style-name="P2">${project_9777}</text:p>
      <text:p text:style-name="P2">${project_9778}</text:p>
      <text:p text:style-name="P2">${project_9779}</text:p>
      <text:p text:style-name="P2">${project_9780}</text:p>
      <text:p text:style-name="P2">${project_9781}</text:p>
      <text:p text:style-name="P2">${project_9782}</text:p>
      <text:p text:style-name="P2">${project_9783}</text:p>
      <text:p text:style-name="P2">${project_9784}</text:p>
      <text:p text:style-name="P2">${project_9785}</text:p>
      <text:p text:style-name="P2">${project_9786}</text:p>
      <text:p text:style-name="P2">${project_9787}</text:p>
      <text:p text:style-name="P2">${project_9788}</text:p>
      <text:p text:style-name="P2">${project_9789}</text:p>
      <text:p text:style-name="P2">${project_9790}</text:p>
      <text:p text:style-name="P2">${project_9791}</text:p>
      <text:p text:style-name="P2">${project_9792}</text:p>
      <text:p text:style-name="P2">${project_9793}</text:p>
      <text:p text:style-name="P2">${project_9794}</text:p>
      <text:p text:style-name="P2">${project_9795}</text:p>
      <text:p text:style-name="P2">${project_9796}</text:p>
      <text:p text:style-name="P2">${project_9797}</text:p>
      <text:p text:style-name="P2">${project_9798}</text:p>
      <text:p text:style-name="P2"><text:soft-page-break/>${project_9799}</text:p>
      <text:p text:style-name="P2">${project_9800}</text:p>
      <text:p text:style-name="P2">${project_9801}</text:p>
      <text:p text:style-name="P2">${project_9802}</text:p>
      <text:p text:style-name="P2">${project_9803}</text:p>
      <text:p text:style-name="P2">${project_9804}</text:p>
      <text:p text:style-name="P2">${project_9805}</text:p>
      <text:p text:style-name="P2">${project_9806}</text:p>
      <text:p text:style-name="P2">${project_9807}</text:p>
      <text:p text:style-name="P2">${project_9808}</text:p>
      <text:p text:style-name="P2">${project_9809}</text:p>
      <text:p text:style-name="P2">${project_9810}</text:p>
      <text:p text:style-name="P2">${project_9811}</text:p>
      <text:p text:style-name="P2">${project_9812}</text:p>
      <text:p text:style-name="P2">${project_9813}</text:p>
      <text:p text:style-name="P2">${project_9814}</text:p>
      <text:p text:style-name="P2">${project_9815}</text:p>
      <text:p text:style-name="P2">${project_9816}</text:p>
      <text:p text:style-name="P2">${project_9817}</text:p>
      <text:p text:style-name="P2">${project_9818}</text:p>
      <text:p text:style-name="P2">${project_9819}</text:p>
      <text:p text:style-name="P2">${project_9820}</text:p>
      <text:p text:style-name="P2">${project_9821}</text:p>
      <text:p text:style-name="P2">${project_9822}</text:p>
      <text:p text:style-name="P2">${project_9823}</text:p>
      <text:p text:style-name="P2">${project_9824}</text:p>
      <text:p text:style-name="P2">${project_9825}</text:p>
      <text:p text:style-name="P2">${project_9826}</text:p>
      <text:p text:style-name="P2">${project_9827}</text:p>
      <text:p text:style-name="P2">${project_9828}</text:p>
      <text:p text:style-name="P2">${project_9829}</text:p>
      <text:p text:style-name="P2">${project_9830}</text:p>
      <text:p text:style-name="P2">${project_9831}</text:p>
      <text:p text:style-name="P2">${project_9832}</text:p>
      <text:p text:style-name="P2">${project_9833}</text:p>
      <text:p text:style-name="P2">${project_9834}</text:p>
      <text:p text:style-name="P2">${project_9835}</text:p>
      <text:p text:style-name="P2">${project_9836}</text:p>
      <text:p text:style-name="P2">${project_9837}</text:p>
      <text:p text:style-name="P2">${project_9838}</text:p>
      <text:p text:style-name="P2">${project_9839}</text:p>
      <text:p text:style-name="P2">${project_9840}</text:p>
      <text:p text:style-name="P2">${project_9841}</text:p>
      <text:p text:style-name="P2">${project_9842}</text:p>
      <text:p text:style-name="P2">${project_9843}</text:p>
      <text:p text:style-name="P2">${project_9844}</text:p>
      <text:p text:style-name="P2"><text:soft-page-break/>${project_9845}</text:p>
      <text:p text:style-name="P2">${project_9846}</text:p>
      <text:p text:style-name="P2">${project_9847}</text:p>
      <text:p text:style-name="P2">${project_9848}</text:p>
      <text:p text:style-name="P2">${project_9849}</text:p>
      <text:p text:style-name="P2">${project_9850}</text:p>
      <text:p text:style-name="P2">${project_9851}</text:p>
      <text:p text:style-name="P2">${project_9852}</text:p>
      <text:p text:style-name="P2">${project_9853}</text:p>
      <text:p text:style-name="P2">${project_9854}</text:p>
      <text:p text:style-name="P2">${project_9855}</text:p>
      <text:p text:style-name="P2">${project_9856}</text:p>
      <text:p text:style-name="P2">${project_9857}</text:p>
      <text:p text:style-name="P2">${project_9858}</text:p>
      <text:p text:style-name="P2">${project_9859}</text:p>
      <text:p text:style-name="P2">${project_9860}</text:p>
      <text:p text:style-name="P2">${project_9861}</text:p>
      <text:p text:style-name="P2">${project_9862}</text:p>
      <text:p text:style-name="P2">${project_9863}</text:p>
      <text:p text:style-name="P2">${project_9864}</text:p>
      <text:p text:style-name="P2">${project_9865}</text:p>
      <text:p text:style-name="P2">${project_9866}</text:p>
      <text:p text:style-name="P2">${project_9867}</text:p>
      <text:p text:style-name="P2">${project_9868}</text:p>
      <text:p text:style-name="P2">${project_9869}</text:p>
      <text:p text:style-name="P2">${project_9870}</text:p>
      <text:p text:style-name="P2">${project_9871}</text:p>
      <text:p text:style-name="P2">${project_9872}</text:p>
      <text:p text:style-name="P2">${project_9873}</text:p>
      <text:p text:style-name="P2">${project_9874}</text:p>
      <text:p text:style-name="P2">${project_9875}</text:p>
      <text:p text:style-name="P2">${project_9876}</text:p>
      <text:p text:style-name="P2">${project_9877}</text:p>
      <text:p text:style-name="P2">${project_9878}</text:p>
      <text:p text:style-name="P2">${project_9879}</text:p>
      <text:p text:style-name="P2">${project_9880}</text:p>
      <text:p text:style-name="P2">${project_9881}</text:p>
      <text:p text:style-name="P2">${project_9882}</text:p>
      <text:p text:style-name="P2">${project_9883}</text:p>
      <text:p text:style-name="P2">${project_9884}</text:p>
      <text:p text:style-name="P2">${project_9885}</text:p>
      <text:p text:style-name="P2">${project_9886}</text:p>
      <text:p text:style-name="P2">${project_9887}</text:p>
      <text:p text:style-name="P2">${project_9888}</text:p>
      <text:p text:style-name="P2">${project_9889}</text:p>
      <text:p text:style-name="P2">${project_9890}</text:p>
      <text:p text:style-name="P2"><text:soft-page-break/>${project_9891}</text:p>
      <text:p text:style-name="P2">${project_9892}</text:p>
      <text:p text:style-name="P2">${project_9893}</text:p>
      <text:p text:style-name="P2">${project_9894}</text:p>
      <text:p text:style-name="P2">${project_9895}</text:p>
      <text:p text:style-name="P2">${project_9896}</text:p>
      <text:p text:style-name="P2">${project_9897}</text:p>
      <text:p text:style-name="P2">${project_9898}</text:p>
      <text:p text:style-name="P2">${project_9899}</text:p>
      <text:p text:style-name="P2">${project_9900}</text:p>
      <text:p text:style-name="P2">${project_9901}</text:p>
      <text:p text:style-name="P2">${project_9902}</text:p>
      <text:p text:style-name="P2">${project_9903}</text:p>
      <text:p text:style-name="P2">${project_9904}</text:p>
      <text:p text:style-name="P2">${project_9905}</text:p>
      <text:p text:style-name="P2">${project_9906}</text:p>
      <text:p text:style-name="P2">${project_9907}</text:p>
      <text:p text:style-name="P2">${project_9908}</text:p>
      <text:p text:style-name="P2">${project_9909}</text:p>
      <text:p text:style-name="P2">${project_9910}</text:p>
      <text:p text:style-name="P2">${project_9911}</text:p>
      <text:p text:style-name="P2">${project_9912}</text:p>
      <text:p text:style-name="P2">${project_9913}</text:p>
      <text:p text:style-name="P2">${project_9914}</text:p>
      <text:p text:style-name="P2">${project_9915}</text:p>
      <text:p text:style-name="P2">${project_9916}</text:p>
      <text:p text:style-name="P2">${project_9917}</text:p>
      <text:p text:style-name="P2">${project_9918}</text:p>
      <text:p text:style-name="P2">${project_9919}</text:p>
      <text:p text:style-name="P2">${project_9920}</text:p>
      <text:p text:style-name="P2">${project_9921}</text:p>
      <text:p text:style-name="P2">${project_9922}</text:p>
      <text:p text:style-name="P2">${project_9923}</text:p>
      <text:p text:style-name="P2">${project_9924}</text:p>
      <text:p text:style-name="P2">${project_9925}</text:p>
      <text:p text:style-name="P2">${project_9926}</text:p>
      <text:p text:style-name="P2">${project_9927}</text:p>
      <text:p text:style-name="P2">${project_9928}</text:p>
      <text:p text:style-name="P2">${project_9929}</text:p>
      <text:p text:style-name="P2">${project_9930}</text:p>
      <text:p text:style-name="P2">${project_9931}</text:p>
      <text:p text:style-name="P2">${project_9932}</text:p>
      <text:p text:style-name="P2">${project_9933}</text:p>
      <text:p text:style-name="P2">${project_9934}</text:p>
      <text:p text:style-name="P2">${project_9935}</text:p>
      <text:p text:style-name="P2">${project_9936}</text:p>
      <text:p text:style-name="P2"><text:soft-page-break/>${project_9937}</text:p>
      <text:p text:style-name="P2">${project_9938}</text:p>
      <text:p text:style-name="P2">${project_9939}</text:p>
      <text:p text:style-name="P2">${project_9940}</text:p>
      <text:p text:style-name="P2">${project_9941}</text:p>
      <text:p text:style-name="P2">${project_9942}</text:p>
      <text:p text:style-name="P2">${project_9943}</text:p>
      <text:p text:style-name="P2">${project_9944}</text:p>
      <text:p text:style-name="P2">${project_9945}</text:p>
      <text:p text:style-name="P2">${project_9946}</text:p>
      <text:p text:style-name="P2">${project_9947}</text:p>
      <text:p text:style-name="P2">${project_9948}</text:p>
      <text:p text:style-name="P2">${project_9949}</text:p>
      <text:p text:style-name="P2">${project_9950}</text:p>
      <text:p text:style-name="P2">${project_9951}</text:p>
      <text:p text:style-name="P2">${project_9952}</text:p>
      <text:p text:style-name="P2">${project_9953}</text:p>
      <text:p text:style-name="P2">${project_9954}</text:p>
      <text:p text:style-name="P2">${project_9955}</text:p>
      <text:p text:style-name="P2">${project_9956}</text:p>
      <text:p text:style-name="P2">${project_9957}</text:p>
      <text:p text:style-name="P2">${project_9958}</text:p>
      <text:p text:style-name="P2">${project_9959}</text:p>
      <text:p text:style-name="P2">${project_9960}</text:p>
      <text:p text:style-name="P2">${project_9961}</text:p>
      <text:p text:style-name="P2">${project_9962}</text:p>
      <text:p text:style-name="P2">${project_9963}</text:p>
      <text:p text:style-name="P2">${project_9964}</text:p>
      <text:p text:style-name="P2">${project_9965}</text:p>
      <text:p text:style-name="P2">${project_9966}</text:p>
      <text:p text:style-name="P2">${project_9967}</text:p>
      <text:p text:style-name="P2">${project_9968}</text:p>
      <text:p text:style-name="P2">${project_9969}</text:p>
      <text:p text:style-name="P2">${project_9970}</text:p>
      <text:p text:style-name="P2">${project_9971}</text:p>
      <text:p text:style-name="P2">${project_9972}</text:p>
      <text:p text:style-name="P2">${project_9973}</text:p>
      <text:p text:style-name="P2">${project_9974}</text:p>
      <text:p text:style-name="P2">${project_9975}</text:p>
      <text:p text:style-name="P2">${project_9976}</text:p>
      <text:p text:style-name="P2">${project_9977}</text:p>
      <text:p text:style-name="P2">${project_9978}</text:p>
      <text:p text:style-name="P2">${project_9979}</text:p>
      <text:p text:style-name="P2">${project_9980}</text:p>
      <text:p text:style-name="P2">${project_9981}</text:p>
      <text:p text:style-name="P2">${project_9982}</text:p>
      <text:p text:style-name="P2"><text:soft-page-break/>${project_9983}</text:p>
      <text:p text:style-name="P2">${project_9984}</text:p>
      <text:p text:style-name="P2">${project_9985}</text:p>
      <text:p text:style-name="P2">${project_9986}</text:p>
      <text:p text:style-name="P2">${project_9987}</text:p>
      <text:p text:style-name="P2">${project_9988}</text:p>
      <text:p text:style-name="P2">${project_9989}</text:p>
      <text:p text:style-name="P2">${project_9990}</text:p>
      <text:p text:style-name="P2">${project_9991}</text:p>
      <text:p text:style-name="P2">${project_9992}</text:p>
      <text:p text:style-name="P2">${project_9993}</text:p>
      <text:p text:style-name="P2">${project_9994}</text:p>
      <text:p text:style-name="P2">${project_9995}</text:p>
      <text:p text:style-name="P2">${project_9996}</text:p>
      <text:p text:style-name="P2">${project_9997}</text:p>
      <text:p text:style-name="P2">${project_9998}</text:p>
      <text:p text:style-name="P2">${project_9999}</text:p>
      <text:p text:style-name="P2">${project_10000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7:01:30.049000000</meta:creation-date>
    <meta:generator>LibreOffice/7.2.2.2$Windows_X86_64 LibreOffice_project/02b2acce88a210515b4a5bb2e46cbfb63fe97d56</meta:generator>
    <dc:date>2021-12-02T12:48:35.118000000</dc:date>
    <meta:editing-duration>PT9M7S</meta:editing-duration>
    <meta:editing-cycles>15</meta:editing-cycles>
    <meta:document-statistic meta:table-count="0" meta:image-count="0" meta:object-count="0" meta:page-count="218" meta:paragraph-count="10000" meta:word-count="10000" meta:character-count="148894" meta:non-whitespace-character-count="148894"/>
  </office:meta>
</office:document-meta>
</file>